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9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2.05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533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4.038cm"/>
    </style:style>
    <style:style style:name="co12" style:family="table-column">
      <style:table-column-properties fo:break-before="auto" style:column-width="3.902cm"/>
    </style:style>
    <style:style style:name="co13" style:family="table-column">
      <style:table-column-properties fo:break-before="auto" style:column-width="3.521cm"/>
    </style:style>
    <style:style style:name="co14" style:family="table-column">
      <style:table-column-properties fo:break-before="auto" style:column-width="3.385cm"/>
    </style:style>
    <style:style style:name="co15" style:family="table-column">
      <style:table-column-properties fo:break-before="auto" style:column-width="3.221cm"/>
    </style:style>
    <style:style style:name="co16" style:family="table-column">
      <style:table-column-properties fo:break-before="auto" style:column-width="2.731cm"/>
    </style:style>
    <style:style style:name="co17" style:family="table-column">
      <style:table-column-properties fo:break-before="auto" style:column-width="4.392cm"/>
    </style:style>
    <style:style style:name="co18" style:family="table-column">
      <style:table-column-properties fo:break-before="auto" style:column-width="4.256cm"/>
    </style:style>
    <style:style style:name="co19" style:family="table-column">
      <style:table-column-properties fo:break-before="auto" style:column-width="4.337cm"/>
    </style:style>
    <style:style style:name="co20" style:family="table-column">
      <style:table-column-properties fo:break-before="auto" style:column-width="4.202cm"/>
    </style:style>
    <style:style style:name="co21" style:family="table-column">
      <style:table-column-properties fo:break-before="auto" style:column-width="3.44cm"/>
    </style:style>
    <style:style style:name="co22" style:family="table-column">
      <style:table-column-properties fo:break-before="auto" style:column-width="4.747cm"/>
    </style:style>
    <style:style style:name="co23" style:family="table-column">
      <style:table-column-properties fo:break-before="auto" style:column-width="4.611cm"/>
    </style:style>
    <style:style style:name="co24" style:family="table-column">
      <style:table-column-properties fo:break-before="auto" style:column-width="4.583cm"/>
    </style:style>
    <style:style style:name="co25" style:family="table-column">
      <style:table-column-properties fo:break-before="auto" style:column-width="4.447cm"/>
    </style:style>
    <style:style style:name="co26" style:family="table-column">
      <style:table-column-properties fo:break-before="auto" style:column-width="4.228cm"/>
    </style:style>
    <style:style style:name="co27" style:family="table-column">
      <style:table-column-properties fo:break-before="auto" style:column-width="4.092cm"/>
    </style:style>
    <style:style style:name="co28" style:family="table-column">
      <style:table-column-properties fo:break-before="auto" style:column-width="3.685cm"/>
    </style:style>
    <style:style style:name="co29" style:family="table-column">
      <style:table-column-properties fo:break-before="auto" style:column-width="3.711cm"/>
    </style:style>
    <style:style style:name="co30" style:family="table-column">
      <style:table-column-properties fo:break-before="auto" style:column-width="2.485cm"/>
    </style:style>
    <style:style style:name="co31" style:family="table-column">
      <style:table-column-properties fo:break-before="auto" style:column-width="1.887cm"/>
    </style:style>
    <style:style style:name="co32" style:family="table-column">
      <style:table-column-properties fo:break-before="auto" style:column-width="1.752cm"/>
    </style:style>
    <style:style style:name="co33" style:family="table-column">
      <style:table-column-properties fo:break-before="auto" style:column-width="3.304cm"/>
    </style:style>
    <style:style style:name="co34" style:family="table-column">
      <style:table-column-properties fo:break-before="auto" style:column-width="3.166cm"/>
    </style:style>
    <style:style style:name="co35" style:family="table-column">
      <style:table-column-properties fo:break-before="auto" style:column-width="3.276cm"/>
    </style:style>
    <style:style style:name="co36" style:family="table-column">
      <style:table-column-properties fo:break-before="auto" style:column-width="2.514cm"/>
    </style:style>
    <style:style style:name="co37" style:family="table-column">
      <style:table-column-properties fo:break-before="auto" style:column-width="4.175cm"/>
    </style:style>
    <style:style style:name="co38" style:family="table-column">
      <style:table-column-properties fo:break-before="auto" style:column-width="3.194cm"/>
    </style:style>
    <style:style style:name="co39" style:family="table-column">
      <style:table-column-properties fo:break-before="auto" style:column-width="3.494cm"/>
    </style:style>
    <style:style style:name="co40" style:family="table-column">
      <style:table-column-properties fo:break-before="auto" style:column-width="2.023cm"/>
    </style:style>
    <style:style style:name="co41" style:family="table-column">
      <style:table-column-properties fo:break-before="auto" style:column-width="3.985cm"/>
    </style:style>
    <style:style style:name="co42" style:family="table-column">
      <style:table-column-properties fo:break-before="auto" style:column-width="3.03cm"/>
    </style:style>
    <style:style style:name="co43" style:family="table-column">
      <style:table-column-properties fo:break-before="auto" style:column-width="2.24cm"/>
    </style:style>
    <style:style style:name="co44" style:family="table-column">
      <style:table-column-properties fo:break-before="auto" style:column-width="2.759cm"/>
    </style:style>
    <style:style style:name="co4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7" style:family="table-cell" style:parent-style-name="Default" style:data-style-name="N49"/>
    <style:style style:name="ce8" style:family="table-cell" style:parent-style-name="Default" style:data-style-name="N2"/>
    <style:style style:name="ce9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vil_twi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6" table:default-cell-style-name="Default"/>
        <table:table-column table:style-name="co30" table:default-cell-style-name="Default"/>
        <table:table-column table:style-name="co31" table:number-columns-repeated="2" table:default-cell-style-name="ce8"/>
        <table:table-column table:style-name="co32" table:default-cell-style-name="ce8"/>
        <table:table-column table:style-name="co33" table:default-cell-style-name="ce8"/>
        <table:table-column table:style-name="co34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15" table:default-cell-style-name="ce8"/>
        <table:table-column table:style-name="co36" table:default-cell-style-name="ce8"/>
        <table:table-column table:style-name="co38" table:default-cell-style-name="ce8"/>
        <table:table-column table:style-name="co20" table:default-cell-style-name="ce8"/>
        <table:table-column table:style-name="co39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43" table:default-cell-style-name="ce8"/>
        <table:table-column table:style-name="co31" table:default-cell-style-name="ce8"/>
        <table:table-column table:style-name="co44" table:default-cell-style-name="Default"/>
        <table:table-column table:style-name="co10" table:default-cell-style-name="Default"/>
        <table:table-column table:style-name="co7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scope</text:p>
          </table:table-cell>
          <table:table-cell office:value-type="string" calcext:value-type="string">
            <text:p>stock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hypoxia</text:p>
          </table:table-cell>
          <table:table-cell office:value-type="string" calcext:value-type="string">
            <text:p>normoxia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timestep</text:p>
          </table:table-cell>
          <table:table-cell office:value-type="string" calcext:value-type="string">
            <text:p>frame_experiment_start</text:p>
          </table:table-cell>
          <table:table-cell office:value-type="string" calcext:value-type="string">
            <text:p>frame_experiment_end</text:p>
          </table:table-cell>
          <table:table-cell office:value-type="string" calcext:value-type="string">
            <text:p>frame_hypoxia_start</text:p>
          </table:table-cell>
          <table:table-cell office:value-type="string" calcext:value-type="string">
            <text:p>frame_hypoxia_end</text:p>
          </table:table-cell>
          <table:table-cell office:value-type="string" calcext:value-type="string">
            <text:p>frame_gastrulation</text:p>
          </table:table-cell>
          <table:table-cell office:value-type="string" calcext:value-type="string">
            <text:p>frame_folding</text:p>
          </table:table-cell>
          <table:table-cell office:value-type="string" calcext:value-type="string">
            <text:p>frame_gb_extension_start</text:p>
          </table:table-cell>
          <table:table-cell office:value-type="string" calcext:value-type="string">
            <text:p>frame_gb_extension_end</text:p>
          </table:table-cell>
          <table:table-cell office:value-type="string" calcext:value-type="string">
            <text:p>frame_gb_retraction_start</text:p>
          </table:table-cell>
          <table:table-cell office:value-type="string" calcext:value-type="string">
            <text:p>frame_gb_retraction_end</text:p>
          </table:table-cell>
          <table:table-cell office:value-type="string" calcext:value-type="string">
            <text:p>frame_gb_retraction</text:p>
          </table:table-cell>
          <table:table-cell office:value-type="string" calcext:value-type="string">
            <text:p>frame_head_involution_start</text:p>
          </table:table-cell>
          <table:table-cell office:value-type="string" calcext:value-type="string">
            <text:p>frame_head_involution_end</text:p>
          </table:table-cell>
          <table:table-cell office:value-type="string" calcext:value-type="string">
            <text:p>frame_dorsal_closure_start</text:p>
          </table:table-cell>
          <table:table-cell office:value-type="string" calcext:value-type="string">
            <text:p>frame_dorsal_closure_end</text:p>
          </table:table-cell>
          <table:table-cell office:value-type="string" calcext:value-type="string">
            <text:p>frame_gut_partition_start</text:p>
          </table:table-cell>
          <table:table-cell office:value-type="string" calcext:value-type="string">
            <text:p>frame_gut_partition_end</text:p>
          </table:table-cell>
          <table:table-cell office:value-type="string" calcext:value-type="string">
            <text:p>frame_twitching_start</text:p>
          </table:table-cell>
          <table:table-cell office:value-type="string" calcext:value-type="string">
            <text:p>frame_tracheae_open</text:p>
          </table:table-cell>
          <table:table-cell office:value-type="string" calcext:value-type="string">
            <text:p>frame_hatching</text:p>
          </table:table-cell>
          <table:table-cell office:value-type="string" calcext:value-type="string">
            <text:p>time_plucking</text:p>
          </table:table-cell>
          <table:table-cell office:value-type="string" calcext:value-type="string">
            <text:p>time_total</text:p>
          </table:table-cell>
          <table:table-cell office:value-type="string" calcext:value-type="string">
            <text:p>time_start</text:p>
          </table:table-cell>
          <table:table-cell office:value-type="string" calcext:value-type="string">
            <text:p>time_end</text:p>
          </table:table-cell>
          <table:table-cell office:value-type="string" calcext:value-type="string">
            <text:p>time_hypoxia_start</text:p>
          </table:table-cell>
          <table:table-cell office:value-type="string" calcext:value-type="string">
            <text:p>time_hypoxia_end</text:p>
          </table:table-cell>
          <table:table-cell office:value-type="string" calcext:value-type="string">
            <text:p>time_hypoxia_total</text:p>
          </table:table-cell>
          <table:table-cell office:value-type="string" calcext:value-type="string">
            <text:p>time_folding</text:p>
          </table:table-cell>
          <table:table-cell office:value-type="string" calcext:value-type="string">
            <text:p>time_gb_extension_start</text:p>
          </table:table-cell>
          <table:table-cell table:style-name="Default" office:value-type="string" calcext:value-type="string">
            <text:p>time_gb_retraction</text:p>
          </table:table-cell>
          <table:table-cell office:value-type="string" calcext:value-type="string">
            <text:p>time_hatching</text:p>
          </table:table-cell>
          <table:table-cell office:value-type="string" calcext:value-type="string">
            <text:p>time_folding_norm</text:p>
          </table:table-cell>
          <table:table-cell table:style-name="Default" office:value-type="string" calcext:value-type="string">
            <text:p>time_gb_retraction_norm</text:p>
          </table:table-cell>
          <table:table-cell office:value-type="string" calcext:value-type="string">
            <text:p>time_hatching_norm</text:p>
          </table:table-cell>
          <table:table-cell office:value-type="string" calcext:value-type="string">
            <text:p>pct_folding</text:p>
          </table:table-cell>
          <table:table-cell office:value-type="string" calcext:value-type="string">
            <text:p>pct_gb_extension_start</text:p>
          </table:table-cell>
          <table:table-cell table:style-name="Default" office:value-type="string" calcext:value-type="string">
            <text:p>pct_gb_retraction</text:p>
          </table:table-cell>
          <table:table-cell office:value-type="string" calcext:value-type="string">
            <text:p>bad_embryo</text:p>
          </table:table-cell>
          <table:table-cell office:value-type="string" calcext:value-type="string">
            <text:p>bad_twins</text:p>
          </table:table-cell>
          <table:table-cell office:value-type="string" calcext:value-type="string">
            <text:p>cephalic_furrow</text:p>
          </table:table-cell>
          <table:table-cell office:value-type="string" calcext:value-type="string">
            <text:p>hatched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float" office:value="147" calcext:value-type="float">
            <text:p>147</text:p>
          </table:table-cell>
          <table:table-cell table:number-columns-repeated="9"/>
          <table:table-cell office:value-type="float" office:value="17" calcext:value-type="float">
            <text:p>17</text:p>
          </table:table-cell>
          <table:table-cell table:formula="of:=(([.M2]*[.K2])+[.AF2])/60" office:value-type="float" office:value="22.7333333333333" calcext:value-type="float">
            <text:p>22.73</text:p>
          </table:table-cell>
          <table:table-cell table:formula="of:=(([.L2]-[.P2])*[.K2])/60" office:value-type="float" office:value="-1.25" calcext:value-type="float">
            <text:p>-1.25</text:p>
          </table:table-cell>
          <table:table-cell table:formula="of:=((([.M2]-[.P2])*[.K2])+[.AF2])/60" office:value-type="float" office:value="21.4333333333333" calcext:value-type="float">
            <text:p>21.43</text:p>
          </table:table-cell>
          <table:table-cell table:formula="of:=(([.N2]-[.P2])*[.K2])/60" office:value-type="float" office:value="-1.45" calcext:value-type="float">
            <text:p>-1.45</text:p>
          </table:table-cell>
          <table:table-cell table:formula="of:=(([.O2]-[.P2])*[.K2])/60" office:value-type="float" office:value="0.4" calcext:value-type="float">
            <text:p>0.40</text:p>
          </table:table-cell>
          <table:table-cell table:formula="of:=[.AK2]-[.AJ2]" office:value-type="float" office:value="1.85" calcext:value-type="float">
            <text:p>1.85</text:p>
          </table:table-cell>
          <table:table-cell table:formula="of:=((([.Q2]-[.P2])*[.K2])+IF([.Q2]&gt;[.O2]; [.AF2]; 0))/60" office:value-type="float" office:value="0.3" calcext:value-type="float">
            <text:p>0.30</text:p>
          </table:table-cell>
          <table:table-cell/>
          <table:table-cell table:formula="of:=((([.V2]-[.P2])*[.K2])+[.AF2])/60" office:value-type="float" office:value="6.33333333333333" calcext:value-type="float">
            <text:p>6.33</text:p>
          </table:table-cell>
          <table:table-cell table:number-columns-repeated="2"/>
          <table:table-cell table:formula="of:=(([.AO2]/6.244286)-1)*100" office:value-type="float" office:value="1.42606109542918" calcext:value-type="float">
            <text:p>1.43</text:p>
          </table:table-cell>
          <table:table-cell table:number-columns-repeated="4"/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rame of hypoxia start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table:number-columns-repeated="2" office:value-type="float" office:value="145" calcext:value-type="float">
            <text:p>145</text:p>
          </table:table-cell>
          <table:table-cell table:number-columns-repeated="8"/>
          <table:table-cell office:value-type="float" office:value="361" calcext:value-type="float">
            <text:p>361</text:p>
          </table:table-cell>
          <table:table-cell office:value-type="float" office:value="17" calcext:value-type="float">
            <text:p>17</text:p>
          </table:table-cell>
          <table:table-cell table:formula="of:=(([.M3]*[.K3])+[.AF3])/60" office:value-type="float" office:value="22.7333333333333" calcext:value-type="float">
            <text:p>22.73</text:p>
          </table:table-cell>
          <table:table-cell table:formula="of:=(([.L3]-[.P3])*[.K3])/60" office:value-type="float" office:value="-0.85" calcext:value-type="float">
            <text:p>-0.85</text:p>
          </table:table-cell>
          <table:table-cell table:formula="of:=((([.M3]-[.P3])*[.K3])+[.AF3])/60" office:value-type="float" office:value="21.8333333333333" calcext:value-type="float">
            <text:p>21.83</text:p>
          </table:table-cell>
          <table:table-cell table:formula="of:=(([.N3]-[.P3])*[.K3])/60" office:value-type="float" office:value="-1.05" calcext:value-type="float">
            <text:p>-1.05</text:p>
          </table:table-cell>
          <table:table-cell table:formula="of:=(([.O3]-[.P3])*[.K3])/60" office:value-type="float" office:value="0.8" calcext:value-type="float">
            <text:p>0.80</text:p>
          </table:table-cell>
          <table:table-cell table:formula="of:=[.AK3]-[.AJ3]" office:value-type="float" office:value="1.85" calcext:value-type="float">
            <text:p>1.85</text:p>
          </table:table-cell>
          <table:table-cell table:formula="of:=((([.Q3]-[.P3])*[.K3])+IF([.Q3]&gt;[.O3]; [.AF3]; 0))/60" office:value-type="float" office:value="0.5" calcext:value-type="float">
            <text:p>0.50</text:p>
          </table:table-cell>
          <table:table-cell/>
          <table:table-cell table:formula="of:=((([.V3]-[.P3])*[.K3])+[.AF3])/60" office:value-type="float" office:value="6.63333333333333" calcext:value-type="float">
            <text:p>6.63</text:p>
          </table:table-cell>
          <table:table-cell table:formula="of:=((([.AE3]-[.P3])*[.K3])+[.AF3])/60" office:value-type="float" office:value="17.4333333333333" calcext:value-type="float">
            <text:p>17.43</text:p>
          </table:table-cell>
          <table:table-cell/>
          <table:table-cell table:formula="of:=(([.AO3]/6.244286)-1)*100" office:value-type="float" office:value="6.2304534631074" calcext:value-type="float">
            <text:p>6.23</text:p>
          </table:table-cell>
          <table:table-cell table:formula="of:=(([.AP3]/16.76077)-1)*100" office:value-type="float" office:value="4.0127233613571" calcext:value-type="float">
            <text:p>4.01</text:p>
          </table:table-cell>
          <table:table-cell table:formula="of:=([.AM3]*100)/[.AP3]" office:value-type="float" office:value="2.86806883365201" calcext:value-type="float">
            <text:p>2.87</text:p>
          </table:table-cell>
          <table:table-cell/>
          <table:table-cell table:formula="of:=([.AO3]*100)/[.AP3]" office:value-type="float" office:value="38.0497131931167" calcext:value-type="float">
            <text:p>38.0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3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142" calcext:value-type="float">
            <text:p>142</text:p>
          </table:table-cell>
          <table:table-cell table:number-columns-repeated="8"/>
          <table:table-cell office:value-type="float" office:value="356" calcext:value-type="float">
            <text:p>356</text:p>
          </table:table-cell>
          <table:table-cell office:value-type="float" office:value="17" calcext:value-type="float">
            <text:p>17</text:p>
          </table:table-cell>
          <table:table-cell table:formula="of:=(([.M4]*[.K4])+[.AF4])/60" office:value-type="float" office:value="22.7333333333333" calcext:value-type="float">
            <text:p>22.73</text:p>
          </table:table-cell>
          <table:table-cell table:formula="of:=(([.L4]-[.P4])*[.K4])/60" office:value-type="float" office:value="-1.15" calcext:value-type="float">
            <text:p>-1.15</text:p>
          </table:table-cell>
          <table:table-cell table:formula="of:=((([.M4]-[.P4])*[.K4])+[.AF4])/60" office:value-type="float" office:value="21.5333333333333" calcext:value-type="float">
            <text:p>21.53</text:p>
          </table:table-cell>
          <table:table-cell table:formula="of:=(([.N4]-[.P4])*[.K4])/60" office:value-type="float" office:value="-1.35" calcext:value-type="float">
            <text:p>-1.35</text:p>
          </table:table-cell>
          <table:table-cell table:formula="of:=(([.O4]-[.P4])*[.K4])/60" office:value-type="float" office:value="0.5" calcext:value-type="float">
            <text:p>0.50</text:p>
          </table:table-cell>
          <table:table-cell table:formula="of:=[.AK4]-[.AJ4]" office:value-type="float" office:value="1.85" calcext:value-type="float">
            <text:p>1.85</text:p>
          </table:table-cell>
          <table:table-cell table:formula="of:=((([.Q4]-[.P4])*[.K4])+IF([.Q4]&gt;[.O4]; [.AF4]; 0))/60" office:value-type="float" office:value="0.05" calcext:value-type="float">
            <text:p>0.05</text:p>
          </table:table-cell>
          <table:table-cell/>
          <table:table-cell table:formula="of:=((([.V4]-[.P4])*[.K4])+[.AF4])/60" office:value-type="float" office:value="6.18333333333333" calcext:value-type="float">
            <text:p>6.18</text:p>
          </table:table-cell>
          <table:table-cell table:formula="of:=((([.AE4]-[.P4])*[.K4])+[.AF4])/60" office:value-type="float" office:value="16.8833333333333" calcext:value-type="float">
            <text:p>16.88</text:p>
          </table:table-cell>
          <table:table-cell/>
          <table:table-cell table:formula="of:=(([.AO4]/6.244286)-1)*100" office:value-type="float" office:value="-0.976135088409946" calcext:value-type="float">
            <text:p>-0.98</text:p>
          </table:table-cell>
          <table:table-cell table:formula="of:=(([.AP4]/16.76077)-1)*100" office:value-type="float" office:value="0.731251209421346" calcext:value-type="float">
            <text:p>0.73</text:p>
          </table:table-cell>
          <table:table-cell table:formula="of:=([.AM4]*100)/[.AP4]" office:value-type="float" office:value="0.296150049358342" calcext:value-type="float">
            <text:p>0.30</text:p>
          </table:table-cell>
          <table:table-cell/>
          <table:table-cell table:formula="of:=([.AO4]*100)/[.AP4]" office:value-type="float" office:value="36.6238894373149" calcext:value-type="float">
            <text:p>36.6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4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2" office:value-type="float" office:value="159" calcext:value-type="float">
            <text:p>159</text:p>
          </table:table-cell>
          <table:table-cell table:number-columns-repeated="8"/>
          <table:table-cell office:value-type="float" office:value="403" calcext:value-type="float">
            <text:p>403</text:p>
          </table:table-cell>
          <table:table-cell office:value-type="float" office:value="17" calcext:value-type="float">
            <text:p>17</text:p>
          </table:table-cell>
          <table:table-cell table:formula="of:=(([.M5]*[.K5])+[.AF5])/60" office:value-type="float" office:value="22.7333333333333" calcext:value-type="float">
            <text:p>22.73</text:p>
          </table:table-cell>
          <table:table-cell table:formula="of:=(([.L5]-[.P5])*[.K5])/60" office:value-type="float" office:value="-1.7" calcext:value-type="float">
            <text:p>-1.70</text:p>
          </table:table-cell>
          <table:table-cell table:formula="of:=((([.M5]-[.P5])*[.K5])+[.AF5])/60" office:value-type="float" office:value="20.9833333333333" calcext:value-type="float">
            <text:p>20.98</text:p>
          </table:table-cell>
          <table:table-cell table:formula="of:=(([.N5]-[.P5])*[.K5])/60" office:value-type="float" office:value="-1.9" calcext:value-type="float">
            <text:p>-1.90</text:p>
          </table:table-cell>
          <table:table-cell table:formula="of:=(([.O5]-[.P5])*[.K5])/60" office:value-type="float" office:value="-0.05" calcext:value-type="float">
            <text:p>-0.05</text:p>
          </table:table-cell>
          <table:table-cell table:formula="of:=[.AK5]-[.AJ5]" office:value-type="float" office:value="1.85" calcext:value-type="float">
            <text:p>1.85</text:p>
          </table:table-cell>
          <table:table-cell table:formula="of:=((([.Q5]-[.P5])*[.K5])+IF([.Q5]&gt;[.O5]; [.AF5]; 0))/60" office:value-type="float" office:value="0.583333333333333" calcext:value-type="float">
            <text:p>0.58</text:p>
          </table:table-cell>
          <table:table-cell/>
          <table:table-cell table:formula="of:=((([.V5]-[.P5])*[.K5])+[.AF5])/60" office:value-type="float" office:value="6.48333333333333" calcext:value-type="float">
            <text:p>6.48</text:p>
          </table:table-cell>
          <table:table-cell table:formula="of:=((([.AE5]-[.P5])*[.K5])+[.AF5])/60" office:value-type="float" office:value="18.6833333333333" calcext:value-type="float">
            <text:p>18.68</text:p>
          </table:table-cell>
          <table:table-cell/>
          <table:table-cell table:formula="of:=(([.AO5]/6.244286)-1)*100" office:value-type="float" office:value="3.82825727926828" calcext:value-type="float">
            <text:p>3.83</text:p>
          </table:table-cell>
          <table:table-cell table:formula="of:=(([.AP5]/16.76077)-1)*100" office:value-type="float" office:value="11.4706146157565" calcext:value-type="float">
            <text:p>11.47</text:p>
          </table:table-cell>
          <table:table-cell table:formula="of:=([.AM5]*100)/[.AP5]" office:value-type="float" office:value="3.12221231043712" calcext:value-type="float">
            <text:p>3.12</text:p>
          </table:table-cell>
          <table:table-cell/>
          <table:table-cell table:formula="of:=([.AO5]*100)/[.AP5]" office:value-type="float" office:value="34.7011596788581" calcext:value-type="float">
            <text:p>34.7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Too early. Gastrulation happened during plucking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5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38" calcext:value-type="float">
            <text:p>138</text:p>
          </table:table-cell>
          <table:table-cell table:number-columns-repeated="8"/>
          <table:table-cell office:value-type="float" office:value="345" calcext:value-type="float">
            <text:p>345</text:p>
          </table:table-cell>
          <table:table-cell office:value-type="float" office:value="17" calcext:value-type="float">
            <text:p>17</text:p>
          </table:table-cell>
          <table:table-cell table:formula="of:=(([.M6]*[.K6])+[.AF6])/60" office:value-type="float" office:value="22.7333333333333" calcext:value-type="float">
            <text:p>22.73</text:p>
          </table:table-cell>
          <table:table-cell table:formula="of:=(([.L6]-[.P6])*[.K6])/60" office:value-type="float" office:value="-1" calcext:value-type="float">
            <text:p>-1.00</text:p>
          </table:table-cell>
          <table:table-cell table:formula="of:=((([.M6]-[.P6])*[.K6])+[.AF6])/60" office:value-type="float" office:value="21.6833333333333" calcext:value-type="float">
            <text:p>21.68</text:p>
          </table:table-cell>
          <table:table-cell table:formula="of:=(([.N6]-[.P6])*[.K6])/60" office:value-type="float" office:value="-1.2" calcext:value-type="float">
            <text:p>-1.20</text:p>
          </table:table-cell>
          <table:table-cell table:formula="of:=(([.O6]-[.P6])*[.K6])/60" office:value-type="float" office:value="0.65" calcext:value-type="float">
            <text:p>0.65</text:p>
          </table:table-cell>
          <table:table-cell table:formula="of:=[.AK6]-[.AJ6]" office:value-type="float" office:value="1.85" calcext:value-type="float">
            <text:p>1.85</text:p>
          </table:table-cell>
          <table:table-cell table:formula="of:=((([.Q6]-[.P6])*[.K6])+IF([.Q6]&gt;[.O6]; [.AF6]; 0))/60" office:value-type="float" office:value="-0.05" calcext:value-type="float">
            <text:p>-0.05</text:p>
          </table:table-cell>
          <table:table-cell/>
          <table:table-cell table:formula="of:=((([.V6]-[.P6])*[.K6])+[.AF6])/60" office:value-type="float" office:value="6.13333333333333" calcext:value-type="float">
            <text:p>6.13</text:p>
          </table:table-cell>
          <table:table-cell table:formula="of:=((([.AE6]-[.P6])*[.K6])+[.AF6])/60" office:value-type="float" office:value="16.4833333333333" calcext:value-type="float">
            <text:p>16.48</text:p>
          </table:table-cell>
          <table:table-cell/>
          <table:table-cell table:formula="of:=(([.AO6]/6.244286)-1)*100" office:value-type="float" office:value="-1.77686714968964" calcext:value-type="float">
            <text:p>-1.78</text:p>
          </table:table-cell>
          <table:table-cell table:formula="of:=(([.AP6]/16.76077)-1)*100" office:value-type="float" office:value="-1.65527399198645" calcext:value-type="float">
            <text:p>-1.66</text:p>
          </table:table-cell>
          <table:table-cell table:formula="of:=([.AM6]*100)/[.AP6]" office:value-type="float" office:value="-0.303336703741153" calcext:value-type="float">
            <text:p>-0.30</text:p>
          </table:table-cell>
          <table:table-cell/>
          <table:table-cell table:formula="of:=([.AO6]*100)/[.AP6]" office:value-type="float" office:value="37.2093023255814" calcext:value-type="float">
            <text:p>37.2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6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144" calcext:value-type="float">
            <text:p>144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table:formula="of:=(([.M7]*[.K7])+[.AF7])/60" office:value-type="float" office:value="22.7333333333333" calcext:value-type="float">
            <text:p>22.73</text:p>
          </table:table-cell>
          <table:table-cell table:formula="of:=(([.L7]-[.P7])*[.K7])/60" office:value-type="float" office:value="-0.9" calcext:value-type="float">
            <text:p>-0.90</text:p>
          </table:table-cell>
          <table:table-cell table:formula="of:=((([.M7]-[.P7])*[.K7])+[.AF7])/60" office:value-type="float" office:value="21.7833333333333" calcext:value-type="float">
            <text:p>21.78</text:p>
          </table:table-cell>
          <table:table-cell table:formula="of:=(([.N7]-[.P7])*[.K7])/60" office:value-type="float" office:value="-1.1" calcext:value-type="float">
            <text:p>-1.10</text:p>
          </table:table-cell>
          <table:table-cell table:formula="of:=(([.O7]-[.P7])*[.K7])/60" office:value-type="float" office:value="0.75" calcext:value-type="float">
            <text:p>0.75</text:p>
          </table:table-cell>
          <table:table-cell table:formula="of:=[.AK7]-[.AJ7]" office:value-type="float" office:value="1.85" calcext:value-type="float">
            <text:p>1.85</text:p>
          </table:table-cell>
          <table:table-cell table:formula="of:=((([.Q7]-[.P7])*[.K7])+IF([.Q7]&gt;[.O7]; [.AF7]; 0))/60" office:value-type="float" office:value="0.7" calcext:value-type="float">
            <text:p>0.70</text:p>
          </table:table-cell>
          <table:table-cell/>
          <table:table-cell table:formula="of:=((([.V7]-[.P7])*[.K7])+[.AF7])/60" office:value-type="float" office:value="6.53333333333333" calcext:value-type="float">
            <text:p>6.53</text:p>
          </table:table-cell>
          <table:table-cell table:formula="of:=((([.AE7]-[.P7])*[.K7])+[.AF7])/60" office:value-type="float" office:value="17.4833333333333" calcext:value-type="float">
            <text:p>17.48</text:p>
          </table:table-cell>
          <table:table-cell/>
          <table:table-cell table:formula="of:=(([.AO7]/6.244286)-1)*100" office:value-type="float" office:value="4.62898934054798" calcext:value-type="float">
            <text:p>4.63</text:p>
          </table:table-cell>
          <table:table-cell table:formula="of:=(([.AP7]/16.76077)-1)*100" office:value-type="float" office:value="4.31103901153309" calcext:value-type="float">
            <text:p>4.31</text:p>
          </table:table-cell>
          <table:table-cell table:formula="of:=([.AM7]*100)/[.AP7]" office:value-type="float" office:value="4.00381315538609" calcext:value-type="float">
            <text:p>4.00</text:p>
          </table:table-cell>
          <table:table-cell/>
          <table:table-cell table:formula="of:=([.AO7]*100)/[.AP7]" office:value-type="float" office:value="37.3689227836034" calcext:value-type="float">
            <text:p>37.3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7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float" office:value="146" calcext:value-type="float">
            <text:p>146</text:p>
          </table:table-cell>
          <table:table-cell table:number-columns-repeated="8"/>
          <table:table-cell office:value-type="float" office:value="354" calcext:value-type="float">
            <text:p>354</text:p>
          </table:table-cell>
          <table:table-cell office:value-type="float" office:value="17" calcext:value-type="float">
            <text:p>17</text:p>
          </table:table-cell>
          <table:table-cell table:formula="of:=(([.M8]*[.K8])+[.AF8])/60" office:value-type="float" office:value="22.7333333333333" calcext:value-type="float">
            <text:p>22.73</text:p>
          </table:table-cell>
          <table:table-cell table:formula="of:=(([.L8]-[.P8])*[.K8])/60" office:value-type="float" office:value="-1.35" calcext:value-type="float">
            <text:p>-1.35</text:p>
          </table:table-cell>
          <table:table-cell table:formula="of:=((([.M8]-[.P8])*[.K8])+[.AF8])/60" office:value-type="float" office:value="21.3333333333333" calcext:value-type="float">
            <text:p>21.33</text:p>
          </table:table-cell>
          <table:table-cell table:formula="of:=(([.N8]-[.P8])*[.K8])/60" office:value-type="float" office:value="-1.55" calcext:value-type="float">
            <text:p>-1.55</text:p>
          </table:table-cell>
          <table:table-cell table:formula="of:=(([.O8]-[.P8])*[.K8])/60" office:value-type="float" office:value="0.3" calcext:value-type="float">
            <text:p>0.30</text:p>
          </table:table-cell>
          <table:table-cell table:formula="of:=[.AK8]-[.AJ8]" office:value-type="float" office:value="1.85" calcext:value-type="float">
            <text:p>1.85</text:p>
          </table:table-cell>
          <table:table-cell table:formula="of:=((([.Q8]-[.P8])*[.K8])+IF([.Q8]&gt;[.O8]; [.AF8]; 0))/60" office:value-type="float" office:value="0.15" calcext:value-type="float">
            <text:p>0.15</text:p>
          </table:table-cell>
          <table:table-cell/>
          <table:table-cell table:formula="of:=((([.V8]-[.P8])*[.K8])+[.AF8])/60" office:value-type="float" office:value="6.18333333333333" calcext:value-type="float">
            <text:p>6.18</text:p>
          </table:table-cell>
          <table:table-cell table:formula="of:=((([.AE8]-[.P8])*[.K8])+[.AF8])/60" office:value-type="float" office:value="16.5833333333333" calcext:value-type="float">
            <text:p>16.58</text:p>
          </table:table-cell>
          <table:table-cell/>
          <table:table-cell table:formula="of:=(([.AO8]/6.244286)-1)*100" office:value-type="float" office:value="-0.976135088409946" calcext:value-type="float">
            <text:p>-0.98</text:p>
          </table:table-cell>
          <table:table-cell table:formula="of:=(([.AP8]/16.76077)-1)*100" office:value-type="float" office:value="-1.0586426916345" calcext:value-type="float">
            <text:p>-1.06</text:p>
          </table:table-cell>
          <table:table-cell table:formula="of:=([.AM8]*100)/[.AP8]" office:value-type="float" office:value="0.904522613065328" calcext:value-type="float">
            <text:p>0.90</text:p>
          </table:table-cell>
          <table:table-cell/>
          <table:table-cell table:formula="of:=([.AO8]*100)/[.AP8]" office:value-type="float" office:value="37.286432160804" calcext:value-type="float">
            <text:p>37.2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8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table:number-columns-repeated="2" office:value-type="float" office:value="151" calcext:value-type="float">
            <text:p>151</text:p>
          </table:table-cell>
          <table:table-cell table:number-columns-repeated="8"/>
          <table:table-cell office:value-type="float" office:value="365" calcext:value-type="float">
            <text:p>365</text:p>
          </table:table-cell>
          <table:table-cell office:value-type="float" office:value="17" calcext:value-type="float">
            <text:p>17</text:p>
          </table:table-cell>
          <table:table-cell table:formula="of:=(([.M9]*[.K9])+[.AF9])/60" office:value-type="float" office:value="22.7333333333333" calcext:value-type="float">
            <text:p>22.73</text:p>
          </table:table-cell>
          <table:table-cell table:formula="of:=(([.L9]-[.P9])*[.K9])/60" office:value-type="float" office:value="-1.5" calcext:value-type="float">
            <text:p>-1.50</text:p>
          </table:table-cell>
          <table:table-cell table:formula="of:=((([.M9]-[.P9])*[.K9])+[.AF9])/60" office:value-type="float" office:value="21.1833333333333" calcext:value-type="float">
            <text:p>21.18</text:p>
          </table:table-cell>
          <table:table-cell table:formula="of:=(([.N9]-[.P9])*[.K9])/60" office:value-type="float" office:value="-1.7" calcext:value-type="float">
            <text:p>-1.70</text:p>
          </table:table-cell>
          <table:table-cell table:formula="of:=(([.O9]-[.P9])*[.K9])/60" office:value-type="float" office:value="0.15" calcext:value-type="float">
            <text:p>0.15</text:p>
          </table:table-cell>
          <table:table-cell table:formula="of:=[.AK9]-[.AJ9]" office:value-type="float" office:value="1.85" calcext:value-type="float">
            <text:p>1.85</text:p>
          </table:table-cell>
          <table:table-cell table:formula="of:=((([.Q9]-[.P9])*[.K9])+IF([.Q9]&gt;[.O9]; [.AF9]; 0))/60" office:value-type="float" office:value="0.633333333333333" calcext:value-type="float">
            <text:p>0.63</text:p>
          </table:table-cell>
          <table:table-cell/>
          <table:table-cell table:formula="of:=((([.V9]-[.P9])*[.K9])+[.AF9])/60" office:value-type="float" office:value="6.28333333333333" calcext:value-type="float">
            <text:p>6.28</text:p>
          </table:table-cell>
          <table:table-cell table:formula="of:=((([.AE9]-[.P9])*[.K9])+[.AF9])/60" office:value-type="float" office:value="16.9833333333333" calcext:value-type="float">
            <text:p>16.98</text:p>
          </table:table-cell>
          <table:table-cell/>
          <table:table-cell table:formula="of:=(([.AO9]/6.244286)-1)*100" office:value-type="float" office:value="0.625329034149469" calcext:value-type="float">
            <text:p>0.63</text:p>
          </table:table-cell>
          <table:table-cell table:formula="of:=(([.AP9]/16.76077)-1)*100" office:value-type="float" office:value="1.32788250977332" calcext:value-type="float">
            <text:p>1.33</text:p>
          </table:table-cell>
          <table:table-cell table:formula="of:=([.AM9]*100)/[.AP9]" office:value-type="float" office:value="3.72914622178607" calcext:value-type="float">
            <text:p>3.73</text:p>
          </table:table-cell>
          <table:table-cell/>
          <table:table-cell table:formula="of:=([.AO9]*100)/[.AP9]" office:value-type="float" office:value="36.9970559371933" calcext:value-type="float">
            <text:p>37.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ay if normal CF or EF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9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42" calcext:value-type="float">
            <text:p>142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table:formula="of:=(([.M10]*[.K10])+[.AF10])/60" office:value-type="float" office:value="22.7333333333333" calcext:value-type="float">
            <text:p>22.73</text:p>
          </table:table-cell>
          <table:table-cell table:formula="of:=(([.L10]-[.P10])*[.K10])/60" office:value-type="float" office:value="-1.15" calcext:value-type="float">
            <text:p>-1.15</text:p>
          </table:table-cell>
          <table:table-cell table:formula="of:=((([.M10]-[.P10])*[.K10])+[.AF10])/60" office:value-type="float" office:value="21.5333333333333" calcext:value-type="float">
            <text:p>21.53</text:p>
          </table:table-cell>
          <table:table-cell table:formula="of:=(([.N10]-[.P10])*[.K10])/60" office:value-type="float" office:value="-1.35" calcext:value-type="float">
            <text:p>-1.35</text:p>
          </table:table-cell>
          <table:table-cell table:formula="of:=(([.O10]-[.P10])*[.K10])/60" office:value-type="float" office:value="0.5" calcext:value-type="float">
            <text:p>0.50</text:p>
          </table:table-cell>
          <table:table-cell table:formula="of:=[.AK10]-[.AJ10]" office:value-type="float" office:value="1.85" calcext:value-type="float">
            <text:p>1.85</text:p>
          </table:table-cell>
          <table:table-cell table:formula="of:=((([.Q10]-[.P10])*[.K10])+IF([.Q10]&gt;[.O10]; [.AF10]; 0))/60" office:value-type="float" office:value="0" calcext:value-type="float">
            <text:p>0.00</text:p>
          </table:table-cell>
          <table:table-cell/>
          <table:table-cell table:formula="of:=((([.V10]-[.P10])*[.K10])+[.AF10])/60" office:value-type="float" office:value="6.18333333333333" calcext:value-type="float">
            <text:p>6.18</text:p>
          </table:table-cell>
          <table:table-cell table:formula="of:=((([.AE10]-[.P10])*[.K10])+[.AF10])/60" office:value-type="float" office:value="17.2333333333333" calcext:value-type="float">
            <text:p>17.23</text:p>
          </table:table-cell>
          <table:table-cell/>
          <table:table-cell table:formula="of:=(([.AO10]/6.244286)-1)*100" office:value-type="float" office:value="-0.976135088409946" calcext:value-type="float">
            <text:p>-0.98</text:p>
          </table:table-cell>
          <table:table-cell table:formula="of:=(([.AP10]/16.76077)-1)*100" office:value-type="float" office:value="2.8194607606532" calcext:value-type="float">
            <text:p>2.82</text:p>
          </table:table-cell>
          <table:table-cell table:formula="of:=([.AM10]*100)/[.AP10]" office:value-type="float" office:value="0" calcext:value-type="float">
            <text:p>0.00</text:p>
          </table:table-cell>
          <table:table-cell/>
          <table:table-cell table:formula="of:=([.AO10]*100)/[.AP10]" office:value-type="float" office:value="35.8800773694391" calcext:value-type="float">
            <text:p>35.8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0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140" calcext:value-type="float">
            <text:p>140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table:formula="of:=(([.M11]*[.K11])+[.AF11])/60" office:value-type="float" office:value="22.7333333333333" calcext:value-type="float">
            <text:p>22.73</text:p>
          </table:table-cell>
          <table:table-cell table:formula="of:=(([.L11]-[.P11])*[.K11])/60" office:value-type="float" office:value="-0.6" calcext:value-type="float">
            <text:p>-0.60</text:p>
          </table:table-cell>
          <table:table-cell table:formula="of:=((([.M11]-[.P11])*[.K11])+[.AF11])/60" office:value-type="float" office:value="22.0833333333333" calcext:value-type="float">
            <text:p>22.08</text:p>
          </table:table-cell>
          <table:table-cell table:formula="of:=(([.N11]-[.P11])*[.K11])/60" office:value-type="float" office:value="-0.8" calcext:value-type="float">
            <text:p>-0.80</text:p>
          </table:table-cell>
          <table:table-cell table:formula="of:=(([.O11]-[.P11])*[.K11])/60" office:value-type="float" office:value="1.05" calcext:value-type="float">
            <text:p>1.05</text:p>
          </table:table-cell>
          <table:table-cell table:formula="of:=[.AK11]-[.AJ11]" office:value-type="float" office:value="1.85" calcext:value-type="float">
            <text:p>1.85</text:p>
          </table:table-cell>
          <table:table-cell table:formula="of:=((([.Q11]-[.P11])*[.K11])+IF([.Q11]&gt;[.O11]; [.AF11]; 0))/60" office:value-type="float" office:value="0.45" calcext:value-type="float">
            <text:p>0.45</text:p>
          </table:table-cell>
          <table:table-cell/>
          <table:table-cell table:formula="of:=((([.V11]-[.P11])*[.K11])+[.AF11])/60" office:value-type="float" office:value="6.63333333333333" calcext:value-type="float">
            <text:p>6.63</text:p>
          </table:table-cell>
          <table:table-cell table:formula="of:=((([.AE11]-[.P11])*[.K11])+[.AF11])/60" office:value-type="float" office:value="16.7333333333333" calcext:value-type="float">
            <text:p>16.73</text:p>
          </table:table-cell>
          <table:table-cell/>
          <table:table-cell table:formula="of:=(([.AO11]/6.244286)-1)*100" office:value-type="float" office:value="6.2304534631074" calcext:value-type="float">
            <text:p>6.23</text:p>
          </table:table-cell>
          <table:table-cell table:formula="of:=(([.AP11]/16.76077)-1)*100" office:value-type="float" office:value="-0.163695741106562" calcext:value-type="float">
            <text:p>-0.16</text:p>
          </table:table-cell>
          <table:table-cell table:formula="of:=([.AM11]*100)/[.AP11]" office:value-type="float" office:value="2.68924302788845" calcext:value-type="float">
            <text:p>2.69</text:p>
          </table:table-cell>
          <table:table-cell/>
          <table:table-cell table:formula="of:=([.AO11]*100)/[.AP11]" office:value-type="float" office:value="39.6414342629482" calcext:value-type="float">
            <text:p>39.6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1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float" office:value="146" calcext:value-type="float">
            <text:p>146</text:p>
          </table:table-cell>
          <table:table-cell table:number-columns-repeated="8"/>
          <table:table-cell office:value-type="float" office:value="355" calcext:value-type="float">
            <text:p>355</text:p>
          </table:table-cell>
          <table:table-cell office:value-type="float" office:value="17" calcext:value-type="float">
            <text:p>17</text:p>
          </table:table-cell>
          <table:table-cell table:formula="of:=(([.M12]*[.K12])+[.AF12])/60" office:value-type="float" office:value="22.7333333333333" calcext:value-type="float">
            <text:p>22.73</text:p>
          </table:table-cell>
          <table:table-cell table:formula="of:=(([.L12]-[.P12])*[.K12])/60" office:value-type="float" office:value="-1.35" calcext:value-type="float">
            <text:p>-1.35</text:p>
          </table:table-cell>
          <table:table-cell table:formula="of:=((([.M12]-[.P12])*[.K12])+[.AF12])/60" office:value-type="float" office:value="21.3333333333333" calcext:value-type="float">
            <text:p>21.33</text:p>
          </table:table-cell>
          <table:table-cell table:formula="of:=(([.N12]-[.P12])*[.K12])/60" office:value-type="float" office:value="-1.55" calcext:value-type="float">
            <text:p>-1.55</text:p>
          </table:table-cell>
          <table:table-cell table:formula="of:=(([.O12]-[.P12])*[.K12])/60" office:value-type="float" office:value="0.3" calcext:value-type="float">
            <text:p>0.30</text:p>
          </table:table-cell>
          <table:table-cell table:formula="of:=[.AK12]-[.AJ12]" office:value-type="float" office:value="1.85" calcext:value-type="float">
            <text:p>1.85</text:p>
          </table:table-cell>
          <table:table-cell table:formula="of:=((([.Q12]-[.P12])*[.K12])+IF([.Q12]&gt;[.O12]; [.AF12]; 0))/60" office:value-type="float" office:value="0.05" calcext:value-type="float">
            <text:p>0.05</text:p>
          </table:table-cell>
          <table:table-cell/>
          <table:table-cell table:formula="of:=((([.V12]-[.P12])*[.K12])+[.AF12])/60" office:value-type="float" office:value="6.18333333333333" calcext:value-type="float">
            <text:p>6.18</text:p>
          </table:table-cell>
          <table:table-cell table:formula="of:=((([.AE12]-[.P12])*[.K12])+[.AF12])/60" office:value-type="float" office:value="16.6333333333333" calcext:value-type="float">
            <text:p>16.63</text:p>
          </table:table-cell>
          <table:table-cell/>
          <table:table-cell table:formula="of:=(([.AO12]/6.244286)-1)*100" office:value-type="float" office:value="-0.976135088409946" calcext:value-type="float">
            <text:p>-0.98</text:p>
          </table:table-cell>
          <table:table-cell table:formula="of:=(([.AP12]/16.76077)-1)*100" office:value-type="float" office:value="-0.76032704145852" calcext:value-type="float">
            <text:p>-0.76</text:p>
          </table:table-cell>
          <table:table-cell table:formula="of:=([.AM12]*100)/[.AP12]" office:value-type="float" office:value="0.30060120240481" calcext:value-type="float">
            <text:p>0.30</text:p>
          </table:table-cell>
          <table:table-cell/>
          <table:table-cell table:formula="of:=([.AO12]*100)/[.AP12]" office:value-type="float" office:value="37.1743486973948" calcext:value-type="float">
            <text:p>37.1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2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45" calcext:value-type="float">
            <text:p>145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17" calcext:value-type="float">
            <text:p>17</text:p>
          </table:table-cell>
          <table:table-cell table:formula="of:=(([.M13]*[.K13])+[.AF13])/60" office:value-type="float" office:value="22.7333333333333" calcext:value-type="float">
            <text:p>22.73</text:p>
          </table:table-cell>
          <table:table-cell table:formula="of:=(([.L13]-[.P13])*[.K13])/60" office:value-type="float" office:value="-0.6" calcext:value-type="float">
            <text:p>-0.60</text:p>
          </table:table-cell>
          <table:table-cell table:formula="of:=((([.M13]-[.P13])*[.K13])+[.AF13])/60" office:value-type="float" office:value="22.0833333333333" calcext:value-type="float">
            <text:p>22.08</text:p>
          </table:table-cell>
          <table:table-cell table:formula="of:=(([.N13]-[.P13])*[.K13])/60" office:value-type="float" office:value="-0.8" calcext:value-type="float">
            <text:p>-0.80</text:p>
          </table:table-cell>
          <table:table-cell table:formula="of:=(([.O13]-[.P13])*[.K13])/60" office:value-type="float" office:value="1.05" calcext:value-type="float">
            <text:p>1.05</text:p>
          </table:table-cell>
          <table:table-cell table:formula="of:=[.AK13]-[.AJ13]" office:value-type="float" office:value="1.85" calcext:value-type="float">
            <text:p>1.85</text:p>
          </table:table-cell>
          <table:table-cell table:formula="of:=((([.Q13]-[.P13])*[.K13])+IF([.Q13]&gt;[.O13]; [.AF13]; 0))/60" office:value-type="float" office:value="0.35" calcext:value-type="float">
            <text:p>0.35</text:p>
          </table:table-cell>
          <table:table-cell/>
          <table:table-cell table:formula="of:=((([.V13]-[.P13])*[.K13])+[.AF13])/60" office:value-type="float" office:value="6.88333333333333" calcext:value-type="float">
            <text:p>6.88</text:p>
          </table:table-cell>
          <table:table-cell table:formula="of:=((([.AE13]-[.P13])*[.K13])+[.AF13])/60" office:value-type="float" office:value="17.7333333333333" calcext:value-type="float">
            <text:p>17.73</text:p>
          </table:table-cell>
          <table:table-cell/>
          <table:table-cell table:formula="of:=(([.AO13]/6.244286)-1)*100" office:value-type="float" office:value="10.2341137695059" calcext:value-type="float">
            <text:p>10.23</text:p>
          </table:table-cell>
          <table:table-cell table:formula="of:=(([.AP13]/16.76077)-1)*100" office:value-type="float" office:value="5.80261726241296" calcext:value-type="float">
            <text:p>5.80</text:p>
          </table:table-cell>
          <table:table-cell table:formula="of:=([.AM13]*100)/[.AP13]" office:value-type="float" office:value="1.97368421052632" calcext:value-type="float">
            <text:p>1.97</text:p>
          </table:table-cell>
          <table:table-cell/>
          <table:table-cell table:formula="of:=([.AO13]*100)/[.AP13]" office:value-type="float" office:value="38.8157894736842" calcext:value-type="float">
            <text:p>38.82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n the limit of CF/EF?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3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147" calcext:value-type="float">
            <text:p>147</text:p>
          </table:table-cell>
          <table:table-cell table:number-columns-repeated="8"/>
          <table:table-cell office:value-type="float" office:value="342" calcext:value-type="float">
            <text:p>342</text:p>
          </table:table-cell>
          <table:table-cell office:value-type="float" office:value="17" calcext:value-type="float">
            <text:p>17</text:p>
          </table:table-cell>
          <table:table-cell table:formula="of:=(([.M14]*[.K14])+[.AF14])/60" office:value-type="float" office:value="22.7333333333333" calcext:value-type="float">
            <text:p>22.73</text:p>
          </table:table-cell>
          <table:table-cell table:formula="of:=(([.L14]-[.P14])*[.K14])/60" office:value-type="float" office:value="-1.4" calcext:value-type="float">
            <text:p>-1.40</text:p>
          </table:table-cell>
          <table:table-cell table:formula="of:=((([.M14]-[.P14])*[.K14])+[.AF14])/60" office:value-type="float" office:value="21.2833333333333" calcext:value-type="float">
            <text:p>21.28</text:p>
          </table:table-cell>
          <table:table-cell table:formula="of:=(([.N14]-[.P14])*[.K14])/60" office:value-type="float" office:value="-1.6" calcext:value-type="float">
            <text:p>-1.60</text:p>
          </table:table-cell>
          <table:table-cell table:formula="of:=(([.O14]-[.P14])*[.K14])/60" office:value-type="float" office:value="0.25" calcext:value-type="float">
            <text:p>0.25</text:p>
          </table:table-cell>
          <table:table-cell table:formula="of:=[.AK14]-[.AJ14]" office:value-type="float" office:value="1.85" calcext:value-type="float">
            <text:p>1.85</text:p>
          </table:table-cell>
          <table:table-cell table:formula="of:=((([.Q14]-[.P14])*[.K14])+IF([.Q14]&gt;[.O14]; [.AF14]; 0))/60" office:value-type="float" office:value="0.05" calcext:value-type="float">
            <text:p>0.05</text:p>
          </table:table-cell>
          <table:table-cell/>
          <table:table-cell table:formula="of:=((([.V14]-[.P14])*[.K14])+[.AF14])/60" office:value-type="float" office:value="6.18333333333333" calcext:value-type="float">
            <text:p>6.18</text:p>
          </table:table-cell>
          <table:table-cell table:formula="of:=((([.AE14]-[.P14])*[.K14])+[.AF14])/60" office:value-type="float" office:value="15.9333333333333" calcext:value-type="float">
            <text:p>15.93</text:p>
          </table:table-cell>
          <table:table-cell/>
          <table:table-cell table:formula="of:=(([.AO14]/6.244286)-1)*100" office:value-type="float" office:value="-0.976135088409946" calcext:value-type="float">
            <text:p>-0.98</text:p>
          </table:table-cell>
          <table:table-cell table:formula="of:=(([.AP14]/16.76077)-1)*100" office:value-type="float" office:value="-4.93674614392219" calcext:value-type="float">
            <text:p>-4.94</text:p>
          </table:table-cell>
          <table:table-cell table:formula="of:=([.AM14]*100)/[.AP14]" office:value-type="float" office:value="0.313807531380754" calcext:value-type="float">
            <text:p>0.31</text:p>
          </table:table-cell>
          <table:table-cell/>
          <table:table-cell table:formula="of:=([.AO14]*100)/[.AP14]" office:value-type="float" office:value="38.8075313807531" calcext:value-type="float">
            <text:p>38.8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4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1" calcext:value-type="float">
            <text:p>-1</text:p>
          </table:table-cell>
          <table:table-cell table:number-columns-repeated="3"/>
          <table:table-cell table:number-columns-repeated="2" office:value-type="float" office:value="121" calcext:value-type="float">
            <text:p>121</text:p>
          </table:table-cell>
          <table:table-cell table:number-columns-repeated="8"/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table:formula="of:=(([.M15]*[.K15])+[.AF15])/60" office:value-type="float" office:value="22.7333333333333" calcext:value-type="float">
            <text:p>22.73</text:p>
          </table:table-cell>
          <table:table-cell table:formula="of:=(([.L15]-[.P15])*[.K15])/60" office:value-type="float" office:value="0.1" calcext:value-type="float">
            <text:p>0.10</text:p>
          </table:table-cell>
          <table:table-cell table:formula="of:=((([.M15]-[.P15])*[.K15])+[.AF15])/60" office:value-type="float" office:value="22.7833333333333" calcext:value-type="float">
            <text:p>22.78</text:p>
          </table:table-cell>
          <table:table-cell table:formula="of:=(([.N15]-[.P15])*[.K15])/60" office:value-type="float" office:value="-0.1" calcext:value-type="float">
            <text:p>-0.10</text:p>
          </table:table-cell>
          <table:table-cell table:formula="of:=(([.O15]-[.P15])*[.K15])/60" office:value-type="float" office:value="1.75" calcext:value-type="float">
            <text:p>1.75</text:p>
          </table:table-cell>
          <table:table-cell table:formula="of:=[.AK15]-[.AJ15]" office:value-type="float" office:value="1.85" calcext:value-type="float">
            <text:p>1.85</text:p>
          </table:table-cell>
          <table:table-cell table:formula="of:=((([.Q15]-[.P15])*[.K15])+IF([.Q15]&gt;[.O15]; [.AF15]; 0))/60" office:value-type="float" office:value="0" calcext:value-type="float">
            <text:p>0.00</text:p>
          </table:table-cell>
          <table:table-cell/>
          <table:table-cell table:formula="of:=((([.V15]-[.P15])*[.K15])+[.AF15])/60" office:value-type="float" office:value="6.38333333333333" calcext:value-type="float">
            <text:p>6.38</text:p>
          </table:table-cell>
          <table:table-cell table:formula="of:=((([.AE15]-[.P15])*[.K15])+[.AF15])/60" office:value-type="float" office:value="16.4333333333333" calcext:value-type="float">
            <text:p>16.43</text:p>
          </table:table-cell>
          <table:table-cell/>
          <table:table-cell table:formula="of:=(([.AO15]/6.244286)-1)*100" office:value-type="float" office:value="2.22679315670888" calcext:value-type="float">
            <text:p>2.23</text:p>
          </table:table-cell>
          <table:table-cell table:formula="of:=(([.AP15]/16.76077)-1)*100" office:value-type="float" office:value="-1.95358964216242" calcext:value-type="float">
            <text:p>-1.95</text:p>
          </table:table-cell>
          <table:table-cell table:formula="of:=([.AM15]*100)/[.AP15]" office:value-type="float" office:value="0" calcext:value-type="float">
            <text:p>0.00</text:p>
          </table:table-cell>
          <table:table-cell/>
          <table:table-cell table:formula="of:=([.AO15]*100)/[.AP15]" office:value-type="float" office:value="38.8438133874239" calcext:value-type="float">
            <text:p>38.8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and folding frame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5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17" calcext:value-type="float">
            <text:p>17</text:p>
          </table:table-cell>
          <table:table-cell table:formula="of:=(([.M16]*[.K16])+[.AF16])/60" office:value-type="float" office:value="22.7333333333333" calcext:value-type="float">
            <text:p>22.73</text:p>
          </table:table-cell>
          <table:table-cell table:formula="of:=(([.L16]-[.P16])*[.K16])/60" office:value-type="float" office:value="-0.5" calcext:value-type="float">
            <text:p>-0.50</text:p>
          </table:table-cell>
          <table:table-cell table:formula="of:=((([.M16]-[.P16])*[.K16])+[.AF16])/60" office:value-type="float" office:value="22.1833333333333" calcext:value-type="float">
            <text:p>22.18</text:p>
          </table:table-cell>
          <table:table-cell table:formula="of:=(([.N16]-[.P16])*[.K16])/60" office:value-type="float" office:value="-0.7" calcext:value-type="float">
            <text:p>-0.70</text:p>
          </table:table-cell>
          <table:table-cell table:formula="of:=(([.O16]-[.P16])*[.K16])/60" office:value-type="float" office:value="1.15" calcext:value-type="float">
            <text:p>1.15</text:p>
          </table:table-cell>
          <table:table-cell table:formula="of:=[.AK16]-[.AJ16]" office:value-type="float" office:value="1.85" calcext:value-type="float">
            <text:p>1.85</text:p>
          </table:table-cell>
          <table:table-cell table:formula="of:=((([.Q16]-[.P16])*[.K16])+IF([.Q16]&gt;[.O16]; [.AF16]; 0))/60" office:value-type="float" office:value="0.45" calcext:value-type="float">
            <text:p>0.45</text:p>
          </table:table-cell>
          <table:table-cell/>
          <table:table-cell table:formula="of:=((([.V16]-[.P16])*[.K16])+[.AF16])/60" office:value-type="float" office:value="6.78333333333333" calcext:value-type="float">
            <text:p>6.78</text:p>
          </table:table-cell>
          <table:table-cell table:formula="of:=((([.AE16]-[.P16])*[.K16])+[.AF16])/60" office:value-type="float" office:value="18.2333333333333" calcext:value-type="float">
            <text:p>18.23</text:p>
          </table:table-cell>
          <table:table-cell/>
          <table:table-cell table:formula="of:=(([.AO16]/6.244286)-1)*100" office:value-type="float" office:value="8.6326496469465" calcext:value-type="float">
            <text:p>8.63</text:p>
          </table:table-cell>
          <table:table-cell table:formula="of:=(([.AP16]/16.76077)-1)*100" office:value-type="float" office:value="8.78577376417273" calcext:value-type="float">
            <text:p>8.79</text:p>
          </table:table-cell>
          <table:table-cell table:formula="of:=([.AM16]*100)/[.AP16]" office:value-type="float" office:value="2.46800731261426" calcext:value-type="float">
            <text:p>2.47</text:p>
          </table:table-cell>
          <table:table-cell/>
          <table:table-cell table:formula="of:=([.AO16]*100)/[.AP16]" office:value-type="float" office:value="37.2029250457038" calcext:value-type="float">
            <text:p>37.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6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7" calcext:value-type="float">
            <text:p>-7</text:p>
          </table:table-cell>
          <table:table-cell table:number-columns-repeated="3"/>
          <table:table-cell table:number-columns-repeated="2" office:value-type="float" office:value="119" calcext:value-type="float">
            <text:p>119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7" calcext:value-type="float">
            <text:p>17</text:p>
          </table:table-cell>
          <table:table-cell table:formula="of:=(([.M17]*[.K17])+[.AF17])/60" office:value-type="float" office:value="22.7333333333333" calcext:value-type="float">
            <text:p>22.73</text:p>
          </table:table-cell>
          <table:table-cell table:formula="of:=(([.L17]-[.P17])*[.K17])/60" office:value-type="float" office:value="0.4" calcext:value-type="float">
            <text:p>0.40</text:p>
          </table:table-cell>
          <table:table-cell table:formula="of:=((([.M17]-[.P17])*[.K17])+[.AF17])/60" office:value-type="float" office:value="23.0833333333333" calcext:value-type="float">
            <text:p>23.08</text:p>
          </table:table-cell>
          <table:table-cell table:formula="of:=(([.N17]-[.P17])*[.K17])/60" office:value-type="float" office:value="0.2" calcext:value-type="float">
            <text:p>0.20</text:p>
          </table:table-cell>
          <table:table-cell table:formula="of:=(([.O17]-[.P17])*[.K17])/60" office:value-type="float" office:value="2.05" calcext:value-type="float">
            <text:p>2.05</text:p>
          </table:table-cell>
          <table:table-cell table:formula="of:=[.AK17]-[.AJ17]" office:value-type="float" office:value="1.85" calcext:value-type="float">
            <text:p>1.85</text:p>
          </table:table-cell>
          <table:table-cell table:formula="of:=((([.Q17]-[.P17])*[.K17])+IF([.Q17]&gt;[.O17]; [.AF17]; 0))/60" office:value-type="float" office:value="0" calcext:value-type="float">
            <text:p>0.00</text:p>
          </table:table-cell>
          <table:table-cell/>
          <table:table-cell table:formula="of:=((([.V17]-[.P17])*[.K17])+[.AF17])/60" office:value-type="float" office:value="6.58333333333333" calcext:value-type="float">
            <text:p>6.58</text:p>
          </table:table-cell>
          <table:table-cell table:formula="of:=((([.AE17]-[.P17])*[.K17])+[.AF17])/60" office:value-type="float" office:value="16.9333333333333" calcext:value-type="float">
            <text:p>16.93</text:p>
          </table:table-cell>
          <table:table-cell/>
          <table:table-cell table:formula="of:=(([.AO17]/6.244286)-1)*100" office:value-type="float" office:value="5.42972140182769" calcext:value-type="float">
            <text:p>5.43</text:p>
          </table:table-cell>
          <table:table-cell table:formula="of:=(([.AP17]/16.76077)-1)*100" office:value-type="float" office:value="1.02956685959734" calcext:value-type="float">
            <text:p>1.03</text:p>
          </table:table-cell>
          <table:table-cell table:formula="of:=([.AM17]*100)/[.AP17]" office:value-type="float" office:value="0" calcext:value-type="float">
            <text:p>0.00</text:p>
          </table:table-cell>
          <table:table-cell/>
          <table:table-cell table:formula="of:=([.AO17]*100)/[.AP17]" office:value-type="float" office:value="38.8779527559055" calcext:value-type="float">
            <text:p>38.8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and folding frame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7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table:number-columns-repeated="2" office:value-type="float" office:value="143" calcext:value-type="float">
            <text:p>143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table:formula="of:=(([.M18]*[.K18])+[.AF18])/60" office:value-type="float" office:value="22.7333333333333" calcext:value-type="float">
            <text:p>22.73</text:p>
          </table:table-cell>
          <table:table-cell table:formula="of:=(([.L18]-[.P18])*[.K18])/60" office:value-type="float" office:value="-1.35" calcext:value-type="float">
            <text:p>-1.35</text:p>
          </table:table-cell>
          <table:table-cell table:formula="of:=((([.M18]-[.P18])*[.K18])+[.AF18])/60" office:value-type="float" office:value="21.3333333333333" calcext:value-type="float">
            <text:p>21.33</text:p>
          </table:table-cell>
          <table:table-cell table:formula="of:=(([.N18]-[.P18])*[.K18])/60" office:value-type="float" office:value="-1.55" calcext:value-type="float">
            <text:p>-1.55</text:p>
          </table:table-cell>
          <table:table-cell table:formula="of:=(([.O18]-[.P18])*[.K18])/60" office:value-type="float" office:value="0.3" calcext:value-type="float">
            <text:p>0.30</text:p>
          </table:table-cell>
          <table:table-cell table:formula="of:=[.AK18]-[.AJ18]" office:value-type="float" office:value="1.85" calcext:value-type="float">
            <text:p>1.85</text:p>
          </table:table-cell>
          <table:table-cell table:formula="of:=((([.Q18]-[.P18])*[.K18])+IF([.Q18]&gt;[.O18]; [.AF18]; 0))/60" office:value-type="float" office:value="0.05" calcext:value-type="float">
            <text:p>0.05</text:p>
          </table:table-cell>
          <table:table-cell/>
          <table:table-cell table:formula="of:=((([.V18]-[.P18])*[.K18])+[.AF18])/60" office:value-type="float" office:value="6.03333333333333" calcext:value-type="float">
            <text:p>6.03</text:p>
          </table:table-cell>
          <table:table-cell table:formula="of:=((([.AE18]-[.P18])*[.K18])+[.AF18])/60" office:value-type="float" office:value="16.7833333333333" calcext:value-type="float">
            <text:p>16.78</text:p>
          </table:table-cell>
          <table:table-cell/>
          <table:table-cell table:formula="of:=(([.AO18]/6.244286)-1)*100" office:value-type="float" office:value="-3.37833127224906" calcext:value-type="float">
            <text:p>-3.38</text:p>
          </table:table-cell>
          <table:table-cell table:formula="of:=(([.AP18]/16.76077)-1)*100" office:value-type="float" office:value="0.134619909069422" calcext:value-type="float">
            <text:p>0.13</text:p>
          </table:table-cell>
          <table:table-cell table:formula="of:=([.AM18]*100)/[.AP18]" office:value-type="float" office:value="0.297914597815294" calcext:value-type="float">
            <text:p>0.30</text:p>
          </table:table-cell>
          <table:table-cell/>
          <table:table-cell table:formula="of:=([.AO18]*100)/[.AP18]" office:value-type="float" office:value="35.948361469712" calcext:value-type="float">
            <text:p>35.9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8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8" calcext:value-type="float">
            <text:p>-8</text:p>
          </table:table-cell>
          <table:table-cell table:number-columns-repeated="3"/>
          <table:table-cell table:number-columns-repeated="2" office:value-type="float" office:value="113" calcext:value-type="float">
            <text:p>113</text:p>
          </table:table-cell>
          <table:table-cell table:number-columns-repeated="8"/>
          <table:table-cell office:value-type="float" office:value="332" calcext:value-type="float">
            <text:p>332</text:p>
          </table:table-cell>
          <table:table-cell office:value-type="float" office:value="17" calcext:value-type="float">
            <text:p>17</text:p>
          </table:table-cell>
          <table:table-cell table:formula="of:=(([.M19]*[.K19])+[.AF19])/60" office:value-type="float" office:value="22.7333333333333" calcext:value-type="float">
            <text:p>22.73</text:p>
          </table:table-cell>
          <table:table-cell table:formula="of:=(([.L19]-[.P19])*[.K19])/60" office:value-type="float" office:value="0.45" calcext:value-type="float">
            <text:p>0.45</text:p>
          </table:table-cell>
          <table:table-cell table:formula="of:=((([.M19]-[.P19])*[.K19])+[.AF19])/60" office:value-type="float" office:value="23.1333333333333" calcext:value-type="float">
            <text:p>23.13</text:p>
          </table:table-cell>
          <table:table-cell table:formula="of:=(([.N19]-[.P19])*[.K19])/60" office:value-type="float" office:value="0.25" calcext:value-type="float">
            <text:p>0.25</text:p>
          </table:table-cell>
          <table:table-cell table:formula="of:=(([.O19]-[.P19])*[.K19])/60" office:value-type="float" office:value="2.1" calcext:value-type="float">
            <text:p>2.10</text:p>
          </table:table-cell>
          <table:table-cell table:formula="of:=[.AK19]-[.AJ19]" office:value-type="float" office:value="1.85" calcext:value-type="float">
            <text:p>1.85</text:p>
          </table:table-cell>
          <table:table-cell table:formula="of:=((([.Q19]-[.P19])*[.K19])+IF([.Q19]&gt;[.O19]; [.AF19]; 0))/60" office:value-type="float" office:value="0" calcext:value-type="float">
            <text:p>0.00</text:p>
          </table:table-cell>
          <table:table-cell/>
          <table:table-cell table:formula="of:=((([.V19]-[.P19])*[.K19])+[.AF19])/60" office:value-type="float" office:value="6.33333333333333" calcext:value-type="float">
            <text:p>6.33</text:p>
          </table:table-cell>
          <table:table-cell table:formula="of:=((([.AE19]-[.P19])*[.K19])+[.AF19])/60" office:value-type="float" office:value="17.2833333333333" calcext:value-type="float">
            <text:p>17.28</text:p>
          </table:table-cell>
          <table:table-cell/>
          <table:table-cell table:formula="of:=(([.AO19]/6.244286)-1)*100" office:value-type="float" office:value="1.42606109542918" calcext:value-type="float">
            <text:p>1.43</text:p>
          </table:table-cell>
          <table:table-cell table:formula="of:=(([.AP19]/16.76077)-1)*100" office:value-type="float" office:value="3.11777641082918" calcext:value-type="float">
            <text:p>3.12</text:p>
          </table:table-cell>
          <table:table-cell table:formula="of:=([.AM19]*100)/[.AP19]" office:value-type="float" office:value="0" calcext:value-type="float">
            <text:p>0.00</text:p>
          </table:table-cell>
          <table:table-cell/>
          <table:table-cell table:formula="of:=([.AO19]*100)/[.AP19]" office:value-type="float" office:value="36.6441658630665" calcext:value-type="float">
            <text:p>36.6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and folding frame was estimated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19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144" calcext:value-type="float">
            <text:p>144</text:p>
          </table:table-cell>
          <table:table-cell table:number-columns-repeated="8"/>
          <table:table-cell office:value-type="float" office:value="358" calcext:value-type="float">
            <text:p>358</text:p>
          </table:table-cell>
          <table:table-cell office:value-type="float" office:value="17" calcext:value-type="float">
            <text:p>17</text:p>
          </table:table-cell>
          <table:table-cell table:formula="of:=(([.M20]*[.K20])+[.AF20])/60" office:value-type="float" office:value="22.7333333333333" calcext:value-type="float">
            <text:p>22.73</text:p>
          </table:table-cell>
          <table:table-cell table:formula="of:=(([.L20]-[.P20])*[.K20])/60" office:value-type="float" office:value="-1.15" calcext:value-type="float">
            <text:p>-1.15</text:p>
          </table:table-cell>
          <table:table-cell table:formula="of:=((([.M20]-[.P20])*[.K20])+[.AF20])/60" office:value-type="float" office:value="21.5333333333333" calcext:value-type="float">
            <text:p>21.53</text:p>
          </table:table-cell>
          <table:table-cell table:formula="of:=(([.N20]-[.P20])*[.K20])/60" office:value-type="float" office:value="-1.35" calcext:value-type="float">
            <text:p>-1.35</text:p>
          </table:table-cell>
          <table:table-cell table:formula="of:=(([.O20]-[.P20])*[.K20])/60" office:value-type="float" office:value="0.5" calcext:value-type="float">
            <text:p>0.50</text:p>
          </table:table-cell>
          <table:table-cell table:formula="of:=[.AK20]-[.AJ20]" office:value-type="float" office:value="1.85" calcext:value-type="float">
            <text:p>1.85</text:p>
          </table:table-cell>
          <table:table-cell table:formula="of:=((([.Q20]-[.P20])*[.K20])+IF([.Q20]&gt;[.O20]; [.AF20]; 0))/60" office:value-type="float" office:value="0.5" calcext:value-type="float">
            <text:p>0.50</text:p>
          </table:table-cell>
          <table:table-cell/>
          <table:table-cell table:formula="of:=((([.V20]-[.P20])*[.K20])+[.AF20])/60" office:value-type="float" office:value="6.28333333333333" calcext:value-type="float">
            <text:p>6.28</text:p>
          </table:table-cell>
          <table:table-cell table:formula="of:=((([.AE20]-[.P20])*[.K20])+[.AF20])/60" office:value-type="float" office:value="16.9833333333333" calcext:value-type="float">
            <text:p>16.98</text:p>
          </table:table-cell>
          <table:table-cell/>
          <table:table-cell table:formula="of:=(([.AO20]/6.244286)-1)*100" office:value-type="float" office:value="0.625329034149469" calcext:value-type="float">
            <text:p>0.63</text:p>
          </table:table-cell>
          <table:table-cell table:formula="of:=(([.AP20]/16.76077)-1)*100" office:value-type="float" office:value="1.32788250977332" calcext:value-type="float">
            <text:p>1.33</text:p>
          </table:table-cell>
          <table:table-cell table:formula="of:=([.AM20]*100)/[.AP20]" office:value-type="float" office:value="2.94406280667321" calcext:value-type="float">
            <text:p>2.94</text:p>
          </table:table-cell>
          <table:table-cell/>
          <table:table-cell table:formula="of:=([.AO20]*100)/[.AP20]" office:value-type="float" office:value="36.9970559371933" calcext:value-type="float">
            <text:p>37.0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0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0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table:number-columns-repeated="2" office:value-type="float" office:value="136" calcext:value-type="float">
            <text:p>136</text:p>
          </table:table-cell>
          <table:table-cell table:number-columns-repeated="8"/>
          <table:table-cell office:value-type="float" office:value="363" calcext:value-type="float">
            <text:p>363</text:p>
          </table:table-cell>
          <table:table-cell office:value-type="float" office:value="17" calcext:value-type="float">
            <text:p>17</text:p>
          </table:table-cell>
          <table:table-cell table:formula="of:=(([.M21]*[.K21])+[.AF21])/60" office:value-type="float" office:value="22.7333333333333" calcext:value-type="float">
            <text:p>22.73</text:p>
          </table:table-cell>
          <table:table-cell table:formula="of:=(([.L21]-[.P21])*[.K21])/60" office:value-type="float" office:value="-0.95" calcext:value-type="float">
            <text:p>-0.95</text:p>
          </table:table-cell>
          <table:table-cell table:formula="of:=((([.M21]-[.P21])*[.K21])+[.AF21])/60" office:value-type="float" office:value="21.7333333333333" calcext:value-type="float">
            <text:p>21.73</text:p>
          </table:table-cell>
          <table:table-cell table:formula="of:=(([.N21]-[.P21])*[.K21])/60" office:value-type="float" office:value="-1.15" calcext:value-type="float">
            <text:p>-1.15</text:p>
          </table:table-cell>
          <table:table-cell table:formula="of:=(([.O21]-[.P21])*[.K21])/60" office:value-type="float" office:value="0.7" calcext:value-type="float">
            <text:p>0.70</text:p>
          </table:table-cell>
          <table:table-cell table:formula="of:=[.AK21]-[.AJ21]" office:value-type="float" office:value="1.85" calcext:value-type="float">
            <text:p>1.85</text:p>
          </table:table-cell>
          <table:table-cell table:formula="of:=((([.Q21]-[.P21])*[.K21])+IF([.Q21]&gt;[.O21]; [.AF21]; 0))/60" office:value-type="float" office:value="-0.05" calcext:value-type="float">
            <text:p>-0.05</text:p>
          </table:table-cell>
          <table:table-cell/>
          <table:table-cell table:formula="of:=((([.V21]-[.P21])*[.K21])+[.AF21])/60" office:value-type="float" office:value="6.08333333333333" calcext:value-type="float">
            <text:p>6.08</text:p>
          </table:table-cell>
          <table:table-cell table:formula="of:=((([.AE21]-[.P21])*[.K21])+[.AF21])/60" office:value-type="float" office:value="17.4333333333333" calcext:value-type="float">
            <text:p>17.43</text:p>
          </table:table-cell>
          <table:table-cell/>
          <table:table-cell table:formula="of:=(([.AO21]/6.244286)-1)*100" office:value-type="float" office:value="-2.57759921096935" calcext:value-type="float">
            <text:p>-2.58</text:p>
          </table:table-cell>
          <table:table-cell table:formula="of:=(([.AP21]/16.76077)-1)*100" office:value-type="float" office:value="4.0127233613571" calcext:value-type="float">
            <text:p>4.01</text:p>
          </table:table-cell>
          <table:table-cell table:formula="of:=([.AM21]*100)/[.AP21]" office:value-type="float" office:value="-0.286806883365201" calcext:value-type="float">
            <text:p>-0.29</text:p>
          </table:table-cell>
          <table:table-cell/>
          <table:table-cell table:formula="of:=([.AO21]*100)/[.AP21]" office:value-type="float" office:value="34.8948374760994" calcext:value-type="float">
            <text:p>34.8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1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151" calcext:value-type="float">
            <text:p>151</text:p>
          </table:table-cell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17" calcext:value-type="float">
            <text:p>17</text:p>
          </table:table-cell>
          <table:table-cell table:formula="of:=(([.M22]*[.K22])+[.AF22])/60" office:value-type="float" office:value="22.7333333333333" calcext:value-type="float">
            <text:p>22.73</text:p>
          </table:table-cell>
          <table:table-cell table:formula="of:=(([.L22]-[.P22])*[.K22])/60" office:value-type="float" office:value="-1.3" calcext:value-type="float">
            <text:p>-1.30</text:p>
          </table:table-cell>
          <table:table-cell table:formula="of:=((([.M22]-[.P22])*[.K22])+[.AF22])/60" office:value-type="float" office:value="21.3833333333333" calcext:value-type="float">
            <text:p>21.38</text:p>
          </table:table-cell>
          <table:table-cell table:formula="of:=(([.N22]-[.P22])*[.K22])/60" office:value-type="float" office:value="-1.5" calcext:value-type="float">
            <text:p>-1.50</text:p>
          </table:table-cell>
          <table:table-cell table:formula="of:=(([.O22]-[.P22])*[.K22])/60" office:value-type="float" office:value="0.35" calcext:value-type="float">
            <text:p>0.35</text:p>
          </table:table-cell>
          <table:table-cell table:formula="of:=[.AK22]-[.AJ22]" office:value-type="float" office:value="1.85" calcext:value-type="float">
            <text:p>1.85</text:p>
          </table:table-cell>
          <table:table-cell table:formula="of:=((([.Q22]-[.P22])*[.K22])+IF([.Q22]&gt;[.O22]; [.AF22]; 0))/60" office:value-type="float" office:value="0.683333333333333" calcext:value-type="float">
            <text:p>0.68</text:p>
          </table:table-cell>
          <table:table-cell/>
          <table:table-cell table:formula="of:=((([.V22]-[.P22])*[.K22])+[.AF22])/60" office:value-type="float" office:value="6.48333333333333" calcext:value-type="float">
            <text:p>6.48</text:p>
          </table:table-cell>
          <table:table-cell table:formula="of:=((([.AE22]-[.P22])*[.K22])+[.AF22])/60" office:value-type="float" office:value="17.2833333333333" calcext:value-type="float">
            <text:p>17.28</text:p>
          </table:table-cell>
          <table:table-cell/>
          <table:table-cell table:formula="of:=(([.AO22]/6.244286)-1)*100" office:value-type="float" office:value="3.82825727926828" calcext:value-type="float">
            <text:p>3.83</text:p>
          </table:table-cell>
          <table:table-cell table:formula="of:=(([.AP22]/16.76077)-1)*100" office:value-type="float" office:value="3.11777641082918" calcext:value-type="float">
            <text:p>3.12</text:p>
          </table:table-cell>
          <table:table-cell table:formula="of:=([.AM22]*100)/[.AP22]" office:value-type="float" office:value="3.95371263259403" calcext:value-type="float">
            <text:p>3.95</text:p>
          </table:table-cell>
          <table:table-cell/>
          <table:table-cell table:formula="of:=([.AO22]*100)/[.AP22]" office:value-type="float" office:value="37.5120540019286" calcext:value-type="float">
            <text:p>37.51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<text:span text:style-name="T1">Hard to say if normal CF or EF because f</text:span>olding occurred during plucking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2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8"/>
          <table:table-cell office:value-type="float" office:value="348" calcext:value-type="float">
            <text:p>348</text:p>
          </table:table-cell>
          <table:table-cell office:value-type="float" office:value="17" calcext:value-type="float">
            <text:p>17</text:p>
          </table:table-cell>
          <table:table-cell table:formula="of:=(([.M23]*[.K23])+[.AF23])/60" office:value-type="float" office:value="22.7333333333333" calcext:value-type="float">
            <text:p>22.73</text:p>
          </table:table-cell>
          <table:table-cell table:formula="of:=(([.L23]-[.P23])*[.K23])/60" office:value-type="float" office:value="-1" calcext:value-type="float">
            <text:p>-1.00</text:p>
          </table:table-cell>
          <table:table-cell table:formula="of:=((([.M23]-[.P23])*[.K23])+[.AF23])/60" office:value-type="float" office:value="21.6833333333333" calcext:value-type="float">
            <text:p>21.68</text:p>
          </table:table-cell>
          <table:table-cell table:formula="of:=(([.N23]-[.P23])*[.K23])/60" office:value-type="float" office:value="-1.2" calcext:value-type="float">
            <text:p>-1.20</text:p>
          </table:table-cell>
          <table:table-cell table:formula="of:=(([.O23]-[.P23])*[.K23])/60" office:value-type="float" office:value="0.65" calcext:value-type="float">
            <text:p>0.65</text:p>
          </table:table-cell>
          <table:table-cell table:formula="of:=[.AK23]-[.AJ23]" office:value-type="float" office:value="1.85" calcext:value-type="float">
            <text:p>1.85</text:p>
          </table:table-cell>
          <table:table-cell table:formula="of:=((([.Q23]-[.P23])*[.K23])+IF([.Q23]&gt;[.O23]; [.AF23]; 0))/60" office:value-type="float" office:value="0" calcext:value-type="float">
            <text:p>0.00</text:p>
          </table:table-cell>
          <table:table-cell/>
          <table:table-cell table:formula="of:=((([.V23]-[.P23])*[.K23])+[.AF23])/60" office:value-type="float" office:value="5.98333333333333" calcext:value-type="float">
            <text:p>5.98</text:p>
          </table:table-cell>
          <table:table-cell table:formula="of:=((([.AE23]-[.P23])*[.K23])+[.AF23])/60" office:value-type="float" office:value="16.6333333333333" calcext:value-type="float">
            <text:p>16.63</text:p>
          </table:table-cell>
          <table:table-cell/>
          <table:table-cell table:formula="of:=(([.AO23]/6.244286)-1)*100" office:value-type="float" office:value="-4.17906333352877" calcext:value-type="float">
            <text:p>-4.18</text:p>
          </table:table-cell>
          <table:table-cell table:formula="of:=(([.AP23]/16.76077)-1)*100" office:value-type="float" office:value="-0.76032704145852" calcext:value-type="float">
            <text:p>-0.76</text:p>
          </table:table-cell>
          <table:table-cell table:formula="of:=([.AM23]*100)/[.AP23]" office:value-type="float" office:value="0" calcext:value-type="float">
            <text:p>0.00</text:p>
          </table:table-cell>
          <table:table-cell/>
          <table:table-cell table:formula="of:=([.AO23]*100)/[.AP23]" office:value-type="float" office:value="35.9719438877755" calcext:value-type="float">
            <text:p>35.9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ee the membrane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3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139" calcext:value-type="float">
            <text:p>139</text:p>
          </table:table-cell>
          <table:table-cell table:number-columns-repeated="8"/>
          <table:table-cell office:value-type="float" office:value="336" calcext:value-type="float">
            <text:p>336</text:p>
          </table:table-cell>
          <table:table-cell office:value-type="float" office:value="17" calcext:value-type="float">
            <text:p>17</text:p>
          </table:table-cell>
          <table:table-cell table:formula="of:=(([.M24]*[.K24])+[.AF24])/60" office:value-type="float" office:value="22.7333333333333" calcext:value-type="float">
            <text:p>22.73</text:p>
          </table:table-cell>
          <table:table-cell table:formula="of:=(([.L24]-[.P24])*[.K24])/60" office:value-type="float" office:value="-0.65" calcext:value-type="float">
            <text:p>-0.65</text:p>
          </table:table-cell>
          <table:table-cell table:formula="of:=((([.M24]-[.P24])*[.K24])+[.AF24])/60" office:value-type="float" office:value="22.0333333333333" calcext:value-type="float">
            <text:p>22.03</text:p>
          </table:table-cell>
          <table:table-cell table:formula="of:=(([.N24]-[.P24])*[.K24])/60" office:value-type="float" office:value="-0.85" calcext:value-type="float">
            <text:p>-0.85</text:p>
          </table:table-cell>
          <table:table-cell table:formula="of:=(([.O24]-[.P24])*[.K24])/60" office:value-type="float" office:value="1" calcext:value-type="float">
            <text:p>1.00</text:p>
          </table:table-cell>
          <table:table-cell table:formula="of:=[.AK24]-[.AJ24]" office:value-type="float" office:value="1.85" calcext:value-type="float">
            <text:p>1.85</text:p>
          </table:table-cell>
          <table:table-cell table:formula="of:=((([.Q24]-[.P24])*[.K24])+IF([.Q24]&gt;[.O24]; [.AF24]; 0))/60" office:value-type="float" office:value="0.15" calcext:value-type="float">
            <text:p>0.15</text:p>
          </table:table-cell>
          <table:table-cell/>
          <table:table-cell table:formula="of:=((([.V24]-[.P24])*[.K24])+[.AF24])/60" office:value-type="float" office:value="6.53333333333333" calcext:value-type="float">
            <text:p>6.53</text:p>
          </table:table-cell>
          <table:table-cell table:formula="of:=((([.AE24]-[.P24])*[.K24])+[.AF24])/60" office:value-type="float" office:value="16.3833333333333" calcext:value-type="float">
            <text:p>16.38</text:p>
          </table:table-cell>
          <table:table-cell/>
          <table:table-cell table:formula="of:=(([.AO24]/6.244286)-1)*100" office:value-type="float" office:value="4.62898934054798" calcext:value-type="float">
            <text:p>4.63</text:p>
          </table:table-cell>
          <table:table-cell table:formula="of:=(([.AP24]/16.76077)-1)*100" office:value-type="float" office:value="-2.25190529233841" calcext:value-type="float">
            <text:p>-2.25</text:p>
          </table:table-cell>
          <table:table-cell table:formula="of:=([.AM24]*100)/[.AP24]" office:value-type="float" office:value="0.915564598168873" calcext:value-type="float">
            <text:p>0.92</text:p>
          </table:table-cell>
          <table:table-cell/>
          <table:table-cell table:formula="of:=([.AO24]*100)/[.AP24]" office:value-type="float" office:value="39.8779247202441" calcext:value-type="float">
            <text:p>39.88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Only a single-sided twin.</text:p>
          </table:table-cell>
        </table:table-row>
        <table:table-row table:style-name="ro1">
          <table:table-cell office:value-type="string" calcext:value-type="string">
            <text:p>2024-07-18_L2_RGap_H200_10pct_oxygen_t3min_evil_twins_pluck</text:p>
          </table:table-cell>
          <table:table-cell office:value-type="string" calcext:value-type="string">
            <text:p>CROP_2024-07-18_L2_RGap_H200_10pct_oxygen_t3min_evil_twins_pluck_1_2_Pos24_RGB.tif</text:p>
          </table:table-cell>
          <table:table-cell table:style-name="ce7" office:value-type="date" office:date-value="2024-07-18" calcext:value-type="date">
            <text:p>2024-07-18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9" calcext:value-type="float">
            <text:p>449</text:p>
          </table:table-cell>
          <table:table-cell office:value-type="float" office:value="-3" calcext:value-type="float">
            <text:p>-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-2" calcext:value-type="float">
            <text:p>-2</text:p>
          </table:table-cell>
          <table:table-cell table:number-columns-repeated="3"/>
          <table:table-cell table:number-columns-repeated="2" office:value-type="float" office:value="126" calcext:value-type="float">
            <text:p>126</text:p>
          </table:table-cell>
          <table:table-cell table:number-columns-repeated="8"/>
          <table:table-cell office:value-type="float" office:value="326" calcext:value-type="float">
            <text:p>326</text:p>
          </table:table-cell>
          <table:table-cell office:value-type="float" office:value="17" calcext:value-type="float">
            <text:p>17</text:p>
          </table:table-cell>
          <table:table-cell table:formula="of:=(([.M25]*[.K25])+[.AF25])/60" office:value-type="float" office:value="22.7333333333333" calcext:value-type="float">
            <text:p>22.73</text:p>
          </table:table-cell>
          <table:table-cell table:formula="of:=(([.L25]-[.P25])*[.K25])/60" office:value-type="float" office:value="0.15" calcext:value-type="float">
            <text:p>0.15</text:p>
          </table:table-cell>
          <table:table-cell table:formula="of:=((([.M25]-[.P25])*[.K25])+[.AF25])/60" office:value-type="float" office:value="22.8333333333333" calcext:value-type="float">
            <text:p>22.83</text:p>
          </table:table-cell>
          <table:table-cell table:formula="of:=(([.N25]-[.P25])*[.K25])/60" office:value-type="float" office:value="-0.05" calcext:value-type="float">
            <text:p>-0.05</text:p>
          </table:table-cell>
          <table:table-cell table:formula="of:=(([.O25]-[.P25])*[.K25])/60" office:value-type="float" office:value="1.8" calcext:value-type="float">
            <text:p>1.80</text:p>
          </table:table-cell>
          <table:table-cell table:formula="of:=[.AK25]-[.AJ25]" office:value-type="float" office:value="1.85" calcext:value-type="float">
            <text:p>1.85</text:p>
          </table:table-cell>
          <table:table-cell table:formula="of:=((([.Q25]-[.P25])*[.K25])+IF([.Q25]&gt;[.O25]; [.AF25]; 0))/60" office:value-type="float" office:value="0" calcext:value-type="float">
            <text:p>0.00</text:p>
          </table:table-cell>
          <table:table-cell/>
          <table:table-cell table:formula="of:=((([.V25]-[.P25])*[.K25])+[.AF25])/60" office:value-type="float" office:value="6.68333333333333" calcext:value-type="float">
            <text:p>6.68</text:p>
          </table:table-cell>
          <table:table-cell table:formula="of:=((([.AE25]-[.P25])*[.K25])+[.AF25])/60" office:value-type="float" office:value="16.6833333333333" calcext:value-type="float">
            <text:p>16.68</text:p>
          </table:table-cell>
          <table:table-cell/>
          <table:table-cell table:formula="of:=(([.AO25]/6.244286)-1)*100" office:value-type="float" office:value="7.03118552438711" calcext:value-type="float">
            <text:p>7.03</text:p>
          </table:table-cell>
          <table:table-cell table:formula="of:=(([.AP25]/16.76077)-1)*100" office:value-type="float" office:value="-0.462011391282546" calcext:value-type="float">
            <text:p>-0.46</text:p>
          </table:table-cell>
          <table:table-cell table:formula="of:=([.AM25]*100)/[.AP25]" office:value-type="float" office:value="0" calcext:value-type="float">
            <text:p>0.00</text:p>
          </table:table-cell>
          <table:table-cell/>
          <table:table-cell table:formula="of:=([.AO25]*100)/[.AP25]" office:value-type="float" office:value="40.05994005994" calcext:value-type="float">
            <text:p>40.0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/>
          <table:table-cell table:number-columns-repeated="2" office:value-type="float" office:value="134" calcext:value-type="float">
            <text:p>134</text:p>
          </table:table-cell>
          <table:table-cell table:number-columns-repeated="8"/>
          <table:table-cell office:value-type="float" office:value="369" calcext:value-type="float">
            <text:p>369</text:p>
          </table:table-cell>
          <table:table-cell office:value-type="float" office:value="25" calcext:value-type="float">
            <text:p>25</text:p>
          </table:table-cell>
          <table:table-cell table:formula="of:=(([.M26]*[.K26])+[.AF26])/60" office:value-type="float" office:value="24.5666666666667" calcext:value-type="float">
            <text:p>24.57</text:p>
          </table:table-cell>
          <table:table-cell table:formula="of:=(([.L26]-[.P26])*[.K26])/60" office:value-type="float" office:value="-0.85" calcext:value-type="float">
            <text:p>-0.85</text:p>
          </table:table-cell>
          <table:table-cell table:formula="of:=((([.M26]-[.P26])*[.K26])+[.AF26])/60" office:value-type="float" office:value="23.6666666666667" calcext:value-type="float">
            <text:p>23.67</text:p>
          </table:table-cell>
          <table:table-cell table:formula="of:=(([.N26]-[.P26])*[.K26])/60" office:value-type="float" office:value="-0.4" calcext:value-type="float">
            <text:p>-0.40</text:p>
          </table:table-cell>
          <table:table-cell table:formula="of:=(([.O26]-[.P26])*[.K26])/60" office:value-type="float" office:value="1.15" calcext:value-type="float">
            <text:p>1.15</text:p>
          </table:table-cell>
          <table:table-cell table:formula="of:=[.AK26]-[.AJ26]" office:value-type="float" office:value="1.55" calcext:value-type="float">
            <text:p>1.55</text:p>
          </table:table-cell>
          <table:table-cell table:formula="of:=((([.Q26]-[.P26])*[.K26])+IF([.Q26]&gt;[.O26]; [.AF26]; 0))/60" office:value-type="float" office:value="0" calcext:value-type="float">
            <text:p>0.00</text:p>
          </table:table-cell>
          <table:table-cell/>
          <table:table-cell table:formula="of:=((([.V26]-[.P26])*[.K26])+[.AF26])/60" office:value-type="float" office:value="6.21666666666667" calcext:value-type="float">
            <text:p>6.22</text:p>
          </table:table-cell>
          <table:table-cell table:formula="of:=((([.AE26]-[.P26])*[.K26])+[.AF26])/60" office:value-type="float" office:value="17.9666666666667" calcext:value-type="float">
            <text:p>17.97</text:p>
          </table:table-cell>
          <table:table-cell/>
          <table:table-cell table:formula="of:=(([.AO26]/6.155714)-1)*100" office:value-type="float" office:value="0.99018028886122" calcext:value-type="float">
            <text:p>0.99</text:p>
          </table:table-cell>
          <table:table-cell table:formula="of:=(([.AP26]/18.61286)-1)*100" office:value-type="float" office:value="-3.47175734053411" calcext:value-type="float">
            <text:p>-3.47</text:p>
          </table:table-cell>
          <table:table-cell table:formula="of:=([.AM26]*100)/[.AP26]" office:value-type="float" office:value="0" calcext:value-type="float">
            <text:p>0.00</text:p>
          </table:table-cell>
          <table:table-cell/>
          <table:table-cell table:formula="of:=([.AO26]*100)/[.AP26]" office:value-type="float" office:value="34.6011131725417" calcext:value-type="float">
            <text:p>34.6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number-columns-repeated="2" office:value-type="float" office:value="143" calcext:value-type="float">
            <text:p>143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25" calcext:value-type="float">
            <text:p>25</text:p>
          </table:table-cell>
          <table:table-cell table:formula="of:=(([.M27]*[.K27])+[.AF27])/60" office:value-type="float" office:value="24.5666666666667" calcext:value-type="float">
            <text:p>24.57</text:p>
          </table:table-cell>
          <table:table-cell table:formula="of:=(([.L27]-[.P27])*[.K27])/60" office:value-type="float" office:value="-0.9" calcext:value-type="float">
            <text:p>-0.90</text:p>
          </table:table-cell>
          <table:table-cell table:formula="of:=((([.M27]-[.P27])*[.K27])+[.AF27])/60" office:value-type="float" office:value="23.6166666666667" calcext:value-type="float">
            <text:p>23.62</text:p>
          </table:table-cell>
          <table:table-cell table:formula="of:=(([.N27]-[.P27])*[.K27])/60" office:value-type="float" office:value="-0.45" calcext:value-type="float">
            <text:p>-0.45</text:p>
          </table:table-cell>
          <table:table-cell table:formula="of:=(([.O27]-[.P27])*[.K27])/60" office:value-type="float" office:value="1.1" calcext:value-type="float">
            <text:p>1.10</text:p>
          </table:table-cell>
          <table:table-cell table:formula="of:=[.AK27]-[.AJ27]" office:value-type="float" office:value="1.55" calcext:value-type="float">
            <text:p>1.55</text:p>
          </table:table-cell>
          <table:table-cell table:formula="of:=((([.Q27]-[.P27])*[.K27])+IF([.Q27]&gt;[.O27]; [.AF27]; 0))/60" office:value-type="float" office:value="0.3" calcext:value-type="float">
            <text:p>0.30</text:p>
          </table:table-cell>
          <table:table-cell/>
          <table:table-cell table:formula="of:=((([.V27]-[.P27])*[.K27])+[.AF27])/60" office:value-type="float" office:value="6.61666666666667" calcext:value-type="float">
            <text:p>6.62</text:p>
          </table:table-cell>
          <table:table-cell table:formula="of:=((([.AE27]-[.P27])*[.K27])+[.AF27])/60" office:value-type="float" office:value="21.3166666666667" calcext:value-type="float">
            <text:p>21.32</text:p>
          </table:table-cell>
          <table:table-cell/>
          <table:table-cell table:formula="of:=(([.AO27]/6.155714)-1)*100" office:value-type="float" office:value="7.48820797500778" calcext:value-type="float">
            <text:p>7.49</text:p>
          </table:table-cell>
          <table:table-cell table:formula="of:=(([.AP27]/18.61286)-1)*100" office:value-type="float" office:value="14.5265513557114" calcext:value-type="float">
            <text:p>14.53</text:p>
          </table:table-cell>
          <table:table-cell table:formula="of:=([.AM27]*100)/[.AP27]" office:value-type="float" office:value="1.40734949179046" calcext:value-type="float">
            <text:p>1.41</text:p>
          </table:table-cell>
          <table:table-cell/>
          <table:table-cell table:formula="of:=([.AO27]*100)/[.AP27]" office:value-type="float" office:value="31.0398749022674" calcext:value-type="float">
            <text:p>31.0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3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office:value-type="float" office:value="25" calcext:value-type="float">
            <text:p>25</text:p>
          </table:table-cell>
          <table:table-cell table:formula="of:=(([.M28]*[.K28])+[.AF28])/60" office:value-type="float" office:value="24.5666666666667" calcext:value-type="float">
            <text:p>24.57</text:p>
          </table:table-cell>
          <table:table-cell table:formula="of:=(([.L28]-[.P28])*[.K28])/60" office:value-type="float" office:value="-0.85" calcext:value-type="float">
            <text:p>-0.85</text:p>
          </table:table-cell>
          <table:table-cell table:formula="of:=((([.M28]-[.P28])*[.K28])+[.AF28])/60" office:value-type="float" office:value="23.6666666666667" calcext:value-type="float">
            <text:p>23.67</text:p>
          </table:table-cell>
          <table:table-cell table:formula="of:=(([.N28]-[.P28])*[.K28])/60" office:value-type="float" office:value="-0.4" calcext:value-type="float">
            <text:p>-0.40</text:p>
          </table:table-cell>
          <table:table-cell table:formula="of:=(([.O28]-[.P28])*[.K28])/60" office:value-type="float" office:value="1.15" calcext:value-type="float">
            <text:p>1.15</text:p>
          </table:table-cell>
          <table:table-cell table:formula="of:=[.AK28]-[.AJ28]" office:value-type="float" office:value="1.55" calcext:value-type="float">
            <text:p>1.55</text:p>
          </table:table-cell>
          <table:table-cell table:formula="of:=((([.Q28]-[.P28])*[.K28])+IF([.Q28]&gt;[.O28]; [.AF28]; 0))/60" office:value-type="float" office:value="-0.05" calcext:value-type="float">
            <text:p>-0.05</text:p>
          </table:table-cell>
          <table:table-cell/>
          <table:table-cell table:formula="of:=((([.V28]-[.P28])*[.K28])+[.AF28])/60" office:value-type="float" office:value="6.26666666666667" calcext:value-type="float">
            <text:p>6.27</text:p>
          </table:table-cell>
          <table:table-cell table:formula="of:=((([.AE28]-[.P28])*[.K28])+[.AF28])/60" office:value-type="float" office:value="19.7666666666667" calcext:value-type="float">
            <text:p>19.77</text:p>
          </table:table-cell>
          <table:table-cell/>
          <table:table-cell table:formula="of:=(([.AO28]/6.155714)-1)*100" office:value-type="float" office:value="1.80243374962954" calcext:value-type="float">
            <text:p>1.80</text:p>
          </table:table-cell>
          <table:table-cell table:formula="of:=(([.AP28]/18.61286)-1)*100" office:value-type="float" office:value="6.19897569028438" calcext:value-type="float">
            <text:p>6.20</text:p>
          </table:table-cell>
          <table:table-cell table:formula="of:=([.AM28]*100)/[.AP28]" office:value-type="float" office:value="-0.252951096121416" calcext:value-type="float">
            <text:p>-0.25</text:p>
          </table:table-cell>
          <table:table-cell/>
          <table:table-cell table:formula="of:=([.AO28]*100)/[.AP28]" office:value-type="float" office:value="31.7032040472175" calcext:value-type="float">
            <text:p>31.7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4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table:number-columns-repeated="2" office:value-type="float" office:value="148" calcext:value-type="float">
            <text:p>148</text:p>
          </table:table-cell>
          <table:table-cell table:number-columns-repeated="8"/>
          <table:table-cell office:value-type="float" office:value="404" calcext:value-type="float">
            <text:p>404</text:p>
          </table:table-cell>
          <table:table-cell office:value-type="float" office:value="25" calcext:value-type="float">
            <text:p>25</text:p>
          </table:table-cell>
          <table:table-cell table:formula="of:=(([.M29]*[.K29])+[.AF29])/60" office:value-type="float" office:value="24.5666666666667" calcext:value-type="float">
            <text:p>24.57</text:p>
          </table:table-cell>
          <table:table-cell table:formula="of:=(([.L29]-[.P29])*[.K29])/60" office:value-type="float" office:value="-1.1" calcext:value-type="float">
            <text:p>-1.10</text:p>
          </table:table-cell>
          <table:table-cell table:formula="of:=((([.M29]-[.P29])*[.K29])+[.AF29])/60" office:value-type="float" office:value="23.4166666666667" calcext:value-type="float">
            <text:p>23.42</text:p>
          </table:table-cell>
          <table:table-cell table:formula="of:=(([.N29]-[.P29])*[.K29])/60" office:value-type="float" office:value="-0.65" calcext:value-type="float">
            <text:p>-0.65</text:p>
          </table:table-cell>
          <table:table-cell table:formula="of:=(([.O29]-[.P29])*[.K29])/60" office:value-type="float" office:value="0.9" calcext:value-type="float">
            <text:p>0.90</text:p>
          </table:table-cell>
          <table:table-cell table:formula="of:=[.AK29]-[.AJ29]" office:value-type="float" office:value="1.55" calcext:value-type="float">
            <text:p>1.55</text:p>
          </table:table-cell>
          <table:table-cell table:formula="of:=((([.Q29]-[.P29])*[.K29])+IF([.Q29]&gt;[.O29]; [.AF29]; 0))/60" office:value-type="float" office:value="0.65" calcext:value-type="float">
            <text:p>0.65</text:p>
          </table:table-cell>
          <table:table-cell/>
          <table:table-cell table:formula="of:=((([.V29]-[.P29])*[.K29])+[.AF29])/60" office:value-type="float" office:value="6.66666666666667" calcext:value-type="float">
            <text:p>6.67</text:p>
          </table:table-cell>
          <table:table-cell table:formula="of:=((([.AE29]-[.P29])*[.K29])+[.AF29])/60" office:value-type="float" office:value="19.4666666666667" calcext:value-type="float">
            <text:p>19.47</text:p>
          </table:table-cell>
          <table:table-cell/>
          <table:table-cell table:formula="of:=(([.AO29]/6.155714)-1)*100" office:value-type="float" office:value="8.3004614357761" calcext:value-type="float">
            <text:p>8.30</text:p>
          </table:table-cell>
          <table:table-cell table:formula="of:=(([.AP29]/18.61286)-1)*100" office:value-type="float" office:value="4.58718685181463" calcext:value-type="float">
            <text:p>4.59</text:p>
          </table:table-cell>
          <table:table-cell table:formula="of:=([.AM29]*100)/[.AP29]" office:value-type="float" office:value="3.33904109589041" calcext:value-type="float">
            <text:p>3.34</text:p>
          </table:table-cell>
          <table:table-cell/>
          <table:table-cell table:formula="of:=([.AO29]*100)/[.AP29]" office:value-type="float" office:value="34.2465753424657" calcext:value-type="float">
            <text:p>34.2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ee the hatching frame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5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131" calcext:value-type="float">
            <text:p>131</text:p>
          </table:table-cell>
          <table:table-cell table:number-columns-repeated="8"/>
          <table:table-cell office:value-type="float" office:value="411" calcext:value-type="float">
            <text:p>411</text:p>
          </table:table-cell>
          <table:table-cell office:value-type="float" office:value="25" calcext:value-type="float">
            <text:p>25</text:p>
          </table:table-cell>
          <table:table-cell table:formula="of:=(([.M30]*[.K30])+[.AF30])/60" office:value-type="float" office:value="24.5666666666667" calcext:value-type="float">
            <text:p>24.57</text:p>
          </table:table-cell>
          <table:table-cell table:formula="of:=(([.L30]-[.P30])*[.K30])/60" office:value-type="float" office:value="-0.55" calcext:value-type="float">
            <text:p>-0.55</text:p>
          </table:table-cell>
          <table:table-cell table:formula="of:=((([.M30]-[.P30])*[.K30])+[.AF30])/60" office:value-type="float" office:value="23.9666666666667" calcext:value-type="float">
            <text:p>23.97</text:p>
          </table:table-cell>
          <table:table-cell table:formula="of:=(([.N30]-[.P30])*[.K30])/60" office:value-type="float" office:value="-0.1" calcext:value-type="float">
            <text:p>-0.10</text:p>
          </table:table-cell>
          <table:table-cell table:formula="of:=(([.O30]-[.P30])*[.K30])/60" office:value-type="float" office:value="1.45" calcext:value-type="float">
            <text:p>1.45</text:p>
          </table:table-cell>
          <table:table-cell table:formula="of:=[.AK30]-[.AJ30]" office:value-type="float" office:value="1.55" calcext:value-type="float">
            <text:p>1.55</text:p>
          </table:table-cell>
          <table:table-cell table:formula="of:=((([.Q30]-[.P30])*[.K30])+IF([.Q30]&gt;[.O30]; [.AF30]; 0))/60" office:value-type="float" office:value="0.15" calcext:value-type="float">
            <text:p>0.15</text:p>
          </table:table-cell>
          <table:table-cell/>
          <table:table-cell table:formula="of:=((([.V30]-[.P30])*[.K30])+[.AF30])/60" office:value-type="float" office:value="6.36666666666667" calcext:value-type="float">
            <text:p>6.37</text:p>
          </table:table-cell>
          <table:table-cell table:formula="of:=((([.AE30]-[.P30])*[.K30])+[.AF30])/60" office:value-type="float" office:value="20.3666666666667" calcext:value-type="float">
            <text:p>20.37</text:p>
          </table:table-cell>
          <table:table-cell/>
          <table:table-cell table:formula="of:=(([.AO30]/6.155714)-1)*100" office:value-type="float" office:value="3.42694067116618" calcext:value-type="float">
            <text:p>3.43</text:p>
          </table:table-cell>
          <table:table-cell table:formula="of:=(([.AP30]/18.61286)-1)*100" office:value-type="float" office:value="9.42255336722388" calcext:value-type="float">
            <text:p>9.42</text:p>
          </table:table-cell>
          <table:table-cell table:formula="of:=([.AM30]*100)/[.AP30]" office:value-type="float" office:value="0.736497545008182" calcext:value-type="float">
            <text:p>0.74</text:p>
          </table:table-cell>
          <table:table-cell/>
          <table:table-cell table:formula="of:=([.AO30]*100)/[.AP30]" office:value-type="float" office:value="31.2602291325695" calcext:value-type="float">
            <text:p>31.2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rely forms the CF, on the limit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6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3"/>
          <table:table-cell table:number-columns-repeated="2" office:value-type="float" office:value="133" calcext:value-type="float">
            <text:p>133</text:p>
          </table:table-cell>
          <table:table-cell table:number-columns-repeated="8"/>
          <table:table-cell office:value-type="float" office:value="390" calcext:value-type="float">
            <text:p>390</text:p>
          </table:table-cell>
          <table:table-cell office:value-type="float" office:value="25" calcext:value-type="float">
            <text:p>25</text:p>
          </table:table-cell>
          <table:table-cell table:formula="of:=(([.M31]*[.K31])+[.AF31])/60" office:value-type="float" office:value="24.5666666666667" calcext:value-type="float">
            <text:p>24.57</text:p>
          </table:table-cell>
          <table:table-cell table:formula="of:=(([.L31]-[.P31])*[.K31])/60" office:value-type="float" office:value="-0.55" calcext:value-type="float">
            <text:p>-0.55</text:p>
          </table:table-cell>
          <table:table-cell table:formula="of:=((([.M31]-[.P31])*[.K31])+[.AF31])/60" office:value-type="float" office:value="23.9666666666667" calcext:value-type="float">
            <text:p>23.97</text:p>
          </table:table-cell>
          <table:table-cell table:formula="of:=(([.N31]-[.P31])*[.K31])/60" office:value-type="float" office:value="-0.1" calcext:value-type="float">
            <text:p>-0.10</text:p>
          </table:table-cell>
          <table:table-cell table:formula="of:=(([.O31]-[.P31])*[.K31])/60" office:value-type="float" office:value="1.45" calcext:value-type="float">
            <text:p>1.45</text:p>
          </table:table-cell>
          <table:table-cell table:formula="of:=[.AK31]-[.AJ31]" office:value-type="float" office:value="1.55" calcext:value-type="float">
            <text:p>1.55</text:p>
          </table:table-cell>
          <table:table-cell table:formula="of:=((([.Q31]-[.P31])*[.K31])+IF([.Q31]&gt;[.O31]; [.AF31]; 0))/60" office:value-type="float" office:value="0" calcext:value-type="float">
            <text:p>0.00</text:p>
          </table:table-cell>
          <table:table-cell/>
          <table:table-cell table:formula="of:=((([.V31]-[.P31])*[.K31])+[.AF31])/60" office:value-type="float" office:value="6.46666666666667" calcext:value-type="float">
            <text:p>6.47</text:p>
          </table:table-cell>
          <table:table-cell table:formula="of:=((([.AE31]-[.P31])*[.K31])+[.AF31])/60" office:value-type="float" office:value="19.3166666666667" calcext:value-type="float">
            <text:p>19.32</text:p>
          </table:table-cell>
          <table:table-cell/>
          <table:table-cell table:formula="of:=(([.AO31]/6.155714)-1)*100" office:value-type="float" office:value="5.05144759270282" calcext:value-type="float">
            <text:p>5.05</text:p>
          </table:table-cell>
          <table:table-cell table:formula="of:=(([.AP31]/18.61286)-1)*100" office:value-type="float" office:value="3.78129243257976" calcext:value-type="float">
            <text:p>3.78</text:p>
          </table:table-cell>
          <table:table-cell table:formula="of:=([.AM31]*100)/[.AP31]" office:value-type="float" office:value="0" calcext:value-type="float">
            <text:p>0.00</text:p>
          </table:table-cell>
          <table:table-cell/>
          <table:table-cell table:formula="of:=([.AO31]*100)/[.AP31]" office:value-type="float" office:value="33.4771354616048" calcext:value-type="float">
            <text:p>33.4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7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8"/>
          <table:table-cell office:value-type="float" office:value="385" calcext:value-type="float">
            <text:p>385</text:p>
          </table:table-cell>
          <table:table-cell office:value-type="float" office:value="25" calcext:value-type="float">
            <text:p>25</text:p>
          </table:table-cell>
          <table:table-cell table:formula="of:=(([.M32]*[.K32])+[.AF32])/60" office:value-type="float" office:value="24.5666666666667" calcext:value-type="float">
            <text:p>24.57</text:p>
          </table:table-cell>
          <table:table-cell table:formula="of:=(([.L32]-[.P32])*[.K32])/60" office:value-type="float" office:value="-1.1" calcext:value-type="float">
            <text:p>-1.10</text:p>
          </table:table-cell>
          <table:table-cell table:formula="of:=((([.M32]-[.P32])*[.K32])+[.AF32])/60" office:value-type="float" office:value="23.4166666666667" calcext:value-type="float">
            <text:p>23.42</text:p>
          </table:table-cell>
          <table:table-cell table:formula="of:=(([.N32]-[.P32])*[.K32])/60" office:value-type="float" office:value="-0.65" calcext:value-type="float">
            <text:p>-0.65</text:p>
          </table:table-cell>
          <table:table-cell table:formula="of:=(([.O32]-[.P32])*[.K32])/60" office:value-type="float" office:value="0.9" calcext:value-type="float">
            <text:p>0.90</text:p>
          </table:table-cell>
          <table:table-cell table:formula="of:=[.AK32]-[.AJ32]" office:value-type="float" office:value="1.55" calcext:value-type="float">
            <text:p>1.55</text:p>
          </table:table-cell>
          <table:table-cell table:formula="of:=((([.Q32]-[.P32])*[.K32])+IF([.Q32]&gt;[.O32]; [.AF32]; 0))/60" office:value-type="float" office:value="0" calcext:value-type="float">
            <text:p>0.00</text:p>
          </table:table-cell>
          <table:table-cell/>
          <table:table-cell table:formula="of:=((([.V32]-[.P32])*[.K32])+[.AF32])/60" office:value-type="float" office:value="6.01666666666667" calcext:value-type="float">
            <text:p>6.02</text:p>
          </table:table-cell>
          <table:table-cell table:formula="of:=((([.AE32]-[.P32])*[.K32])+[.AF32])/60" office:value-type="float" office:value="18.5166666666667" calcext:value-type="float">
            <text:p>18.52</text:p>
          </table:table-cell>
          <table:table-cell/>
          <table:table-cell table:formula="of:=(([.AO32]/6.155714)-1)*100" office:value-type="float" office:value="-2.25883355421206" calcext:value-type="float">
            <text:p>-2.26</text:p>
          </table:table-cell>
          <table:table-cell table:formula="of:=(([.AP32]/18.61286)-1)*100" office:value-type="float" office:value="-0.516811136672901" calcext:value-type="float">
            <text:p>-0.52</text:p>
          </table:table-cell>
          <table:table-cell table:formula="of:=([.AM32]*100)/[.AP32]" office:value-type="float" office:value="0" calcext:value-type="float">
            <text:p>0.00</text:p>
          </table:table-cell>
          <table:table-cell/>
          <table:table-cell table:formula="of:=([.AO32]*100)/[.AP32]" office:value-type="float" office:value="32.4932493249324" calcext:value-type="float">
            <text:p>32.4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8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2" office:value-type="float" office:value="155" calcext:value-type="float">
            <text:p>15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33]*[.K33])+[.AF33])/60" office:value-type="float" office:value="24.5666666666667" calcext:value-type="float">
            <text:p>24.57</text:p>
          </table:table-cell>
          <table:table-cell table:formula="of:=(([.L33]-[.P33])*[.K33])/60" office:value-type="float" office:value="-1.3" calcext:value-type="float">
            <text:p>-1.30</text:p>
          </table:table-cell>
          <table:table-cell table:formula="of:=((([.M33]-[.P33])*[.K33])+[.AF33])/60" office:value-type="float" office:value="23.2166666666667" calcext:value-type="float">
            <text:p>23.22</text:p>
          </table:table-cell>
          <table:table-cell table:formula="of:=(([.N33]-[.P33])*[.K33])/60" office:value-type="float" office:value="-0.85" calcext:value-type="float">
            <text:p>-0.85</text:p>
          </table:table-cell>
          <table:table-cell table:formula="of:=(([.O33]-[.P33])*[.K33])/60" office:value-type="float" office:value="0.7" calcext:value-type="float">
            <text:p>0.70</text:p>
          </table:table-cell>
          <table:table-cell table:formula="of:=[.AK33]-[.AJ33]" office:value-type="float" office:value="1.55" calcext:value-type="float">
            <text:p>1.55</text:p>
          </table:table-cell>
          <table:table-cell table:formula="of:=((([.Q33]-[.P33])*[.K33])+IF([.Q33]&gt;[.O33]; [.AF33]; 0))/60" office:value-type="float" office:value="0.7" calcext:value-type="float">
            <text:p>0.70</text:p>
          </table:table-cell>
          <table:table-cell/>
          <table:table-cell table:formula="of:=((([.V33]-[.P33])*[.K33])+[.AF33])/60" office:value-type="float" office:value="6.81666666666667" calcext:value-type="float">
            <text:p>6.82</text:p>
          </table:table-cell>
          <table:table-cell table:number-columns-repeated="2"/>
          <table:table-cell table:formula="of:=(([.AO33]/6.155714)-1)*100" office:value-type="float" office:value="10.7372218180811" calcext:value-type="float">
            <text:p>10.74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9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38" calcext:value-type="float">
            <text:p>138</text:p>
          </table:table-cell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25" calcext:value-type="float">
            <text:p>25</text:p>
          </table:table-cell>
          <table:table-cell table:formula="of:=(([.M34]*[.K34])+[.AF34])/60" office:value-type="float" office:value="24.5666666666667" calcext:value-type="float">
            <text:p>24.57</text:p>
          </table:table-cell>
          <table:table-cell table:formula="of:=(([.L34]-[.P34])*[.K34])/60" office:value-type="float" office:value="-0.45" calcext:value-type="float">
            <text:p>-0.45</text:p>
          </table:table-cell>
          <table:table-cell table:formula="of:=((([.M34]-[.P34])*[.K34])+[.AF34])/60" office:value-type="float" office:value="24.0666666666667" calcext:value-type="float">
            <text:p>24.07</text:p>
          </table:table-cell>
          <table:table-cell table:formula="of:=(([.N34]-[.P34])*[.K34])/60" office:value-type="float" office:value="0" calcext:value-type="float">
            <text:p>0.00</text:p>
          </table:table-cell>
          <table:table-cell table:formula="of:=(([.O34]-[.P34])*[.K34])/60" office:value-type="float" office:value="1.55" calcext:value-type="float">
            <text:p>1.55</text:p>
          </table:table-cell>
          <table:table-cell table:formula="of:=[.AK34]-[.AJ34]" office:value-type="float" office:value="1.55" calcext:value-type="float">
            <text:p>1.55</text:p>
          </table:table-cell>
          <table:table-cell table:formula="of:=((([.Q34]-[.P34])*[.K34])+IF([.Q34]&gt;[.O34]; [.AF34]; 0))/60" office:value-type="float" office:value="0" calcext:value-type="float">
            <text:p>0.00</text:p>
          </table:table-cell>
          <table:table-cell/>
          <table:table-cell table:formula="of:=((([.V34]-[.P34])*[.K34])+[.AF34])/60" office:value-type="float" office:value="6.81666666666667" calcext:value-type="float">
            <text:p>6.82</text:p>
          </table:table-cell>
          <table:table-cell table:formula="of:=((([.AE34]-[.P34])*[.K34])+[.AF34])/60" office:value-type="float" office:value="19.5166666666667" calcext:value-type="float">
            <text:p>19.52</text:p>
          </table:table-cell>
          <table:table-cell/>
          <table:table-cell table:formula="of:=(([.AO34]/6.155714)-1)*100" office:value-type="float" office:value="10.7372218180811" calcext:value-type="float">
            <text:p>10.74</text:p>
          </table:table-cell>
          <table:table-cell table:formula="of:=(([.AP34]/18.61286)-1)*100" office:value-type="float" office:value="4.85581832489292" calcext:value-type="float">
            <text:p>4.86</text:p>
          </table:table-cell>
          <table:table-cell table:formula="of:=([.AM34]*100)/[.AP34]" office:value-type="float" office:value="0" calcext:value-type="float">
            <text:p>0.00</text:p>
          </table:table-cell>
          <table:table-cell/>
          <table:table-cell table:formula="of:=([.AO34]*100)/[.AP34]" office:value-type="float" office:value="34.927412467976" calcext:value-type="float">
            <text:p>34.9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0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144" calcext:value-type="float">
            <text:p>144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35]*[.K35])+[.AF35])/60" office:value-type="float" office:value="24.5666666666667" calcext:value-type="float">
            <text:p>24.57</text:p>
          </table:table-cell>
          <table:table-cell table:formula="of:=(([.L35]-[.P35])*[.K35])/60" office:value-type="float" office:value="-1" calcext:value-type="float">
            <text:p>-1.00</text:p>
          </table:table-cell>
          <table:table-cell table:formula="of:=((([.M35]-[.P35])*[.K35])+[.AF35])/60" office:value-type="float" office:value="23.5166666666667" calcext:value-type="float">
            <text:p>23.52</text:p>
          </table:table-cell>
          <table:table-cell table:formula="of:=(([.N35]-[.P35])*[.K35])/60" office:value-type="float" office:value="-0.55" calcext:value-type="float">
            <text:p>-0.55</text:p>
          </table:table-cell>
          <table:table-cell table:formula="of:=(([.O35]-[.P35])*[.K35])/60" office:value-type="float" office:value="1" calcext:value-type="float">
            <text:p>1.00</text:p>
          </table:table-cell>
          <table:table-cell table:formula="of:=[.AK35]-[.AJ35]" office:value-type="float" office:value="1.55" calcext:value-type="float">
            <text:p>1.55</text:p>
          </table:table-cell>
          <table:table-cell table:formula="of:=((([.Q35]-[.P35])*[.K35])+IF([.Q35]&gt;[.O35]; [.AF35]; 0))/60" office:value-type="float" office:value="0.95" calcext:value-type="float">
            <text:p>0.95</text:p>
          </table:table-cell>
          <table:table-cell/>
          <table:table-cell table:formula="of:=((([.V35]-[.P35])*[.K35])+[.AF35])/60" office:value-type="float" office:value="6.56666666666667" calcext:value-type="float">
            <text:p>6.57</text:p>
          </table:table-cell>
          <table:table-cell table:number-columns-repeated="2"/>
          <table:table-cell table:formula="of:=(([.AO35]/6.155714)-1)*100" office:value-type="float" office:value="6.67595451423946" calcext:value-type="float">
            <text:p>6.68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1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number-columns-repeated="2" office:value-type="float" office:value="142" calcext:value-type="float">
            <text:p>142</text:p>
          </table:table-cell>
          <table:table-cell table:number-columns-repeated="8"/>
          <table:table-cell office:value-type="float" office:value="466" calcext:value-type="float">
            <text:p>466</text:p>
          </table:table-cell>
          <table:table-cell office:value-type="float" office:value="25" calcext:value-type="float">
            <text:p>25</text:p>
          </table:table-cell>
          <table:table-cell table:formula="of:=(([.M36]*[.K36])+[.AF36])/60" office:value-type="float" office:value="24.5666666666667" calcext:value-type="float">
            <text:p>24.57</text:p>
          </table:table-cell>
          <table:table-cell table:formula="of:=(([.L36]-[.P36])*[.K36])/60" office:value-type="float" office:value="-0.85" calcext:value-type="float">
            <text:p>-0.85</text:p>
          </table:table-cell>
          <table:table-cell table:formula="of:=((([.M36]-[.P36])*[.K36])+[.AF36])/60" office:value-type="float" office:value="23.6666666666667" calcext:value-type="float">
            <text:p>23.67</text:p>
          </table:table-cell>
          <table:table-cell table:formula="of:=(([.N36]-[.P36])*[.K36])/60" office:value-type="float" office:value="-0.4" calcext:value-type="float">
            <text:p>-0.40</text:p>
          </table:table-cell>
          <table:table-cell table:formula="of:=(([.O36]-[.P36])*[.K36])/60" office:value-type="float" office:value="1.15" calcext:value-type="float">
            <text:p>1.15</text:p>
          </table:table-cell>
          <table:table-cell table:formula="of:=[.AK36]-[.AJ36]" office:value-type="float" office:value="1.55" calcext:value-type="float">
            <text:p>1.55</text:p>
          </table:table-cell>
          <table:table-cell table:formula="of:=((([.Q36]-[.P36])*[.K36])+IF([.Q36]&gt;[.O36]; [.AF36]; 0))/60" office:value-type="float" office:value="0.15" calcext:value-type="float">
            <text:p>0.15</text:p>
          </table:table-cell>
          <table:table-cell/>
          <table:table-cell table:formula="of:=((([.V36]-[.P36])*[.K36])+[.AF36])/60" office:value-type="float" office:value="6.61666666666667" calcext:value-type="float">
            <text:p>6.62</text:p>
          </table:table-cell>
          <table:table-cell table:formula="of:=((([.AE36]-[.P36])*[.K36])+[.AF36])/60" office:value-type="float" office:value="22.8166666666667" calcext:value-type="float">
            <text:p>22.82</text:p>
          </table:table-cell>
          <table:table-cell/>
          <table:table-cell table:formula="of:=(([.AO36]/6.155714)-1)*100" office:value-type="float" office:value="7.48820797500778" calcext:value-type="float">
            <text:p>7.49</text:p>
          </table:table-cell>
          <table:table-cell table:formula="of:=(([.AP36]/18.61286)-1)*100" office:value-type="float" office:value="22.5854955480601" calcext:value-type="float">
            <text:p>22.59</text:p>
          </table:table-cell>
          <table:table-cell table:formula="of:=([.AM36]*100)/[.AP36]" office:value-type="float" office:value="0.657414170927683" calcext:value-type="float">
            <text:p>0.66</text:p>
          </table:table-cell>
          <table:table-cell/>
          <table:table-cell table:formula="of:=([.AO36]*100)/[.AP36]" office:value-type="float" office:value="28.9992695398101" calcext:value-type="float">
            <text:p>29.0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2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31" calcext:value-type="float">
            <text:p>131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office:value-type="float" office:value="25" calcext:value-type="float">
            <text:p>25</text:p>
          </table:table-cell>
          <table:table-cell table:formula="of:=(([.M37]*[.K37])+[.AF37])/60" office:value-type="float" office:value="24.5666666666667" calcext:value-type="float">
            <text:p>24.57</text:p>
          </table:table-cell>
          <table:table-cell table:formula="of:=(([.L37]-[.P37])*[.K37])/60" office:value-type="float" office:value="-0.4" calcext:value-type="float">
            <text:p>-0.40</text:p>
          </table:table-cell>
          <table:table-cell table:formula="of:=((([.M37]-[.P37])*[.K37])+[.AF37])/60" office:value-type="float" office:value="24.1166666666667" calcext:value-type="float">
            <text:p>24.12</text:p>
          </table:table-cell>
          <table:table-cell table:formula="of:=(([.N37]-[.P37])*[.K37])/60" office:value-type="float" office:value="0.05" calcext:value-type="float">
            <text:p>0.05</text:p>
          </table:table-cell>
          <table:table-cell table:formula="of:=(([.O37]-[.P37])*[.K37])/60" office:value-type="float" office:value="1.6" calcext:value-type="float">
            <text:p>1.60</text:p>
          </table:table-cell>
          <table:table-cell table:formula="of:=[.AK37]-[.AJ37]" office:value-type="float" office:value="1.55" calcext:value-type="float">
            <text:p>1.55</text:p>
          </table:table-cell>
          <table:table-cell table:formula="of:=((([.Q37]-[.P37])*[.K37])+IF([.Q37]&gt;[.O37]; [.AF37]; 0))/60" office:value-type="float" office:value="-0.05" calcext:value-type="float">
            <text:p>-0.05</text:p>
          </table:table-cell>
          <table:table-cell/>
          <table:table-cell table:formula="of:=((([.V37]-[.P37])*[.K37])+[.AF37])/60" office:value-type="float" office:value="6.51666666666667" calcext:value-type="float">
            <text:p>6.52</text:p>
          </table:table-cell>
          <table:table-cell table:formula="of:=((([.AE37]-[.P37])*[.K37])+[.AF37])/60" office:value-type="float" office:value="21.9166666666667" calcext:value-type="float">
            <text:p>21.92</text:p>
          </table:table-cell>
          <table:table-cell/>
          <table:table-cell table:formula="of:=(([.AO37]/6.155714)-1)*100" office:value-type="float" office:value="5.86370105347114" calcext:value-type="float">
            <text:p>5.86</text:p>
          </table:table-cell>
          <table:table-cell table:formula="of:=(([.AP37]/18.61286)-1)*100" office:value-type="float" office:value="17.7501290326509" calcext:value-type="float">
            <text:p>17.75</text:p>
          </table:table-cell>
          <table:table-cell table:formula="of:=([.AM37]*100)/[.AP37]" office:value-type="float" office:value="-0.228136882129277" calcext:value-type="float">
            <text:p>-0.23</text:p>
          </table:table-cell>
          <table:table-cell/>
          <table:table-cell table:formula="of:=([.AO37]*100)/[.AP37]" office:value-type="float" office:value="29.7338403041825" calcext:value-type="float">
            <text:p>29.7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3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table:formula="of:=(([.M38]*[.K38])+[.AF38])/60" office:value-type="float" office:value="24.5666666666667" calcext:value-type="float">
            <text:p>24.57</text:p>
          </table:table-cell>
          <table:table-cell table:formula="of:=(([.L38]-[.P38])*[.K38])/60" office:value-type="float" office:value="0.05" calcext:value-type="float">
            <text:p>0.05</text:p>
          </table:table-cell>
          <table:table-cell table:formula="of:=((([.M38]-[.P38])*[.K38])+[.AF38])/60" office:value-type="float" office:value="24.5666666666667" calcext:value-type="float">
            <text:p>24.57</text:p>
          </table:table-cell>
          <table:table-cell table:formula="of:=(([.N38]-[.P38])*[.K38])/60" office:value-type="float" office:value="0.5" calcext:value-type="float">
            <text:p>0.50</text:p>
          </table:table-cell>
          <table:table-cell table:formula="of:=(([.O38]-[.P38])*[.K38])/60" office:value-type="float" office:value="2.05" calcext:value-type="float">
            <text:p>2.05</text:p>
          </table:table-cell>
          <table:table-cell table:formula="of:=[.AK38]-[.AJ38]" office:value-type="float" office:value="1.55" calcext:value-type="float">
            <text:p>1.55</text:p>
          </table:table-cell>
          <table:table-cell table:number-columns-repeated="10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4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table:number-columns-repeated="2" office:value-type="float" office:value="141" calcext:value-type="float">
            <text:p>141</text:p>
          </table:table-cell>
          <table:table-cell table:number-columns-repeated="8"/>
          <table:table-cell office:value-type="float" office:value="416" calcext:value-type="float">
            <text:p>416</text:p>
          </table:table-cell>
          <table:table-cell office:value-type="float" office:value="25" calcext:value-type="float">
            <text:p>25</text:p>
          </table:table-cell>
          <table:table-cell table:formula="of:=(([.M39]*[.K39])+[.AF39])/60" office:value-type="float" office:value="24.5666666666667" calcext:value-type="float">
            <text:p>24.57</text:p>
          </table:table-cell>
          <table:table-cell table:formula="of:=(([.L39]-[.P39])*[.K39])/60" office:value-type="float" office:value="-0.85" calcext:value-type="float">
            <text:p>-0.85</text:p>
          </table:table-cell>
          <table:table-cell table:formula="of:=((([.M39]-[.P39])*[.K39])+[.AF39])/60" office:value-type="float" office:value="23.6666666666667" calcext:value-type="float">
            <text:p>23.67</text:p>
          </table:table-cell>
          <table:table-cell table:formula="of:=(([.N39]-[.P39])*[.K39])/60" office:value-type="float" office:value="-0.4" calcext:value-type="float">
            <text:p>-0.40</text:p>
          </table:table-cell>
          <table:table-cell table:formula="of:=(([.O39]-[.P39])*[.K39])/60" office:value-type="float" office:value="1.15" calcext:value-type="float">
            <text:p>1.15</text:p>
          </table:table-cell>
          <table:table-cell table:formula="of:=[.AK39]-[.AJ39]" office:value-type="float" office:value="1.55" calcext:value-type="float">
            <text:p>1.55</text:p>
          </table:table-cell>
          <table:table-cell table:formula="of:=((([.Q39]-[.P39])*[.K39])+IF([.Q39]&gt;[.O39]; [.AF39]; 0))/60" office:value-type="float" office:value="0.3" calcext:value-type="float">
            <text:p>0.30</text:p>
          </table:table-cell>
          <table:table-cell/>
          <table:table-cell table:formula="of:=((([.V39]-[.P39])*[.K39])+[.AF39])/60" office:value-type="float" office:value="6.56666666666667" calcext:value-type="float">
            <text:p>6.57</text:p>
          </table:table-cell>
          <table:table-cell table:formula="of:=((([.AE39]-[.P39])*[.K39])+[.AF39])/60" office:value-type="float" office:value="20.3166666666667" calcext:value-type="float">
            <text:p>20.32</text:p>
          </table:table-cell>
          <table:table-cell/>
          <table:table-cell table:formula="of:=(([.AO39]/6.155714)-1)*100" office:value-type="float" office:value="6.67595451423946" calcext:value-type="float">
            <text:p>6.68</text:p>
          </table:table-cell>
          <table:table-cell table:formula="of:=(([.AP39]/18.61286)-1)*100" office:value-type="float" office:value="9.15392189414559" calcext:value-type="float">
            <text:p>9.15</text:p>
          </table:table-cell>
          <table:table-cell table:formula="of:=([.AM39]*100)/[.AP39]" office:value-type="float" office:value="1.4766201804758" calcext:value-type="float">
            <text:p>1.48</text:p>
          </table:table-cell>
          <table:table-cell/>
          <table:table-cell table:formula="of:=([.AO39]*100)/[.AP39]" office:value-type="float" office:value="32.3215750615258" calcext:value-type="float">
            <text:p>32.32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5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136" calcext:value-type="float">
            <text:p>136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25" calcext:value-type="float">
            <text:p>25</text:p>
          </table:table-cell>
          <table:table-cell table:formula="of:=(([.M40]*[.K40])+[.AF40])/60" office:value-type="float" office:value="24.5666666666667" calcext:value-type="float">
            <text:p>24.57</text:p>
          </table:table-cell>
          <table:table-cell table:formula="of:=(([.L40]-[.P40])*[.K40])/60" office:value-type="float" office:value="-1.1" calcext:value-type="float">
            <text:p>-1.10</text:p>
          </table:table-cell>
          <table:table-cell table:formula="of:=((([.M40]-[.P40])*[.K40])+[.AF40])/60" office:value-type="float" office:value="23.4166666666667" calcext:value-type="float">
            <text:p>23.42</text:p>
          </table:table-cell>
          <table:table-cell table:formula="of:=(([.N40]-[.P40])*[.K40])/60" office:value-type="float" office:value="-0.65" calcext:value-type="float">
            <text:p>-0.65</text:p>
          </table:table-cell>
          <table:table-cell table:formula="of:=(([.O40]-[.P40])*[.K40])/60" office:value-type="float" office:value="0.9" calcext:value-type="float">
            <text:p>0.90</text:p>
          </table:table-cell>
          <table:table-cell table:formula="of:=[.AK40]-[.AJ40]" office:value-type="float" office:value="1.55" calcext:value-type="float">
            <text:p>1.55</text:p>
          </table:table-cell>
          <table:table-cell table:formula="of:=((([.Q40]-[.P40])*[.K40])+IF([.Q40]&gt;[.O40]; [.AF40]; 0))/60" office:value-type="float" office:value="0" calcext:value-type="float">
            <text:p>0.00</text:p>
          </table:table-cell>
          <table:table-cell/>
          <table:table-cell table:formula="of:=((([.V40]-[.P40])*[.K40])+[.AF40])/60" office:value-type="float" office:value="6.06666666666667" calcext:value-type="float">
            <text:p>6.07</text:p>
          </table:table-cell>
          <table:table-cell table:formula="of:=((([.AE40]-[.P40])*[.K40])+[.AF40])/60" office:value-type="float" office:value="17.7666666666667" calcext:value-type="float">
            <text:p>17.77</text:p>
          </table:table-cell>
          <table:table-cell/>
          <table:table-cell table:formula="of:=(([.AO40]/6.155714)-1)*100" office:value-type="float" office:value="-1.44658009344375" calcext:value-type="float">
            <text:p>-1.45</text:p>
          </table:table-cell>
          <table:table-cell table:formula="of:=(([.AP40]/18.61286)-1)*100" office:value-type="float" office:value="-4.54628323284727" calcext:value-type="float">
            <text:p>-4.55</text:p>
          </table:table-cell>
          <table:table-cell table:formula="of:=([.AM40]*100)/[.AP40]" office:value-type="float" office:value="0" calcext:value-type="float">
            <text:p>0.00</text:p>
          </table:table-cell>
          <table:table-cell/>
          <table:table-cell table:formula="of:=([.AO40]*100)/[.AP40]" office:value-type="float" office:value="34.1463414634146" calcext:value-type="float">
            <text:p>34.1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6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38" calcext:value-type="float">
            <text:p>138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41]*[.K41])+[.AF41])/60" office:value-type="float" office:value="24.5666666666667" calcext:value-type="float">
            <text:p>24.57</text:p>
          </table:table-cell>
          <table:table-cell table:formula="of:=(([.L41]-[.P41])*[.K41])/60" office:value-type="float" office:value="-0.65" calcext:value-type="float">
            <text:p>-0.65</text:p>
          </table:table-cell>
          <table:table-cell table:formula="of:=((([.M41]-[.P41])*[.K41])+[.AF41])/60" office:value-type="float" office:value="23.8666666666667" calcext:value-type="float">
            <text:p>23.87</text:p>
          </table:table-cell>
          <table:table-cell table:formula="of:=(([.N41]-[.P41])*[.K41])/60" office:value-type="float" office:value="-0.2" calcext:value-type="float">
            <text:p>-0.20</text:p>
          </table:table-cell>
          <table:table-cell table:formula="of:=(([.O41]-[.P41])*[.K41])/60" office:value-type="float" office:value="1.35" calcext:value-type="float">
            <text:p>1.35</text:p>
          </table:table-cell>
          <table:table-cell table:formula="of:=[.AK41]-[.AJ41]" office:value-type="float" office:value="1.55" calcext:value-type="float">
            <text:p>1.55</text:p>
          </table:table-cell>
          <table:table-cell table:formula="of:=((([.Q41]-[.P41])*[.K41])+IF([.Q41]&gt;[.O41]; [.AF41]; 0))/60" office:value-type="float" office:value="0.1" calcext:value-type="float">
            <text:p>0.10</text:p>
          </table:table-cell>
          <table:table-cell/>
          <table:table-cell table:formula="of:=((([.V41]-[.P41])*[.K41])+[.AF41])/60" office:value-type="float" office:value="6.61666666666667" calcext:value-type="float">
            <text:p>6.62</text:p>
          </table:table-cell>
          <table:table-cell table:number-columns-repeated="2"/>
          <table:table-cell table:formula="of:=(([.AO41]/6.155714)-1)*100" office:value-type="float" office:value="7.48820797500778" calcext:value-type="float">
            <text:p>7.49</text:p>
          </table:table-cell>
          <table:table-cell table:number-columns-repeated="4"/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7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2" office:value-type="float" office:value="145" calcext:value-type="float">
            <text:p>145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42]*[.K42])+[.AF42])/60" office:value-type="float" office:value="24.5666666666667" calcext:value-type="float">
            <text:p>24.57</text:p>
          </table:table-cell>
          <table:table-cell table:formula="of:=(([.L42]-[.P42])*[.K42])/60" office:value-type="float" office:value="-1.25" calcext:value-type="float">
            <text:p>-1.25</text:p>
          </table:table-cell>
          <table:table-cell table:formula="of:=((([.M42]-[.P42])*[.K42])+[.AF42])/60" office:value-type="float" office:value="23.2666666666667" calcext:value-type="float">
            <text:p>23.27</text:p>
          </table:table-cell>
          <table:table-cell table:formula="of:=(([.N42]-[.P42])*[.K42])/60" office:value-type="float" office:value="-0.8" calcext:value-type="float">
            <text:p>-0.80</text:p>
          </table:table-cell>
          <table:table-cell table:formula="of:=(([.O42]-[.P42])*[.K42])/60" office:value-type="float" office:value="0.75" calcext:value-type="float">
            <text:p>0.75</text:p>
          </table:table-cell>
          <table:table-cell table:formula="of:=[.AK42]-[.AJ42]" office:value-type="float" office:value="1.55" calcext:value-type="float">
            <text:p>1.55</text:p>
          </table:table-cell>
          <table:table-cell table:formula="of:=((([.Q42]-[.P42])*[.K42])+IF([.Q42]&gt;[.O42]; [.AF42]; 0))/60" office:value-type="float" office:value="0.75" calcext:value-type="float">
            <text:p>0.75</text:p>
          </table:table-cell>
          <table:table-cell/>
          <table:table-cell table:formula="of:=((([.V42]-[.P42])*[.K42])+[.AF42])/60" office:value-type="float" office:value="6.36666666666667" calcext:value-type="float">
            <text:p>6.37</text:p>
          </table:table-cell>
          <table:table-cell table:number-columns-repeated="2"/>
          <table:table-cell table:formula="of:=(([.AO42]/6.155714)-1)*100" office:value-type="float" office:value="3.42694067116618" calcext:value-type="float">
            <text:p>3.43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8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table:formula="of:=(([.M43]*[.K43])+[.AF43])/60" office:value-type="float" office:value="24.5666666666667" calcext:value-type="float">
            <text:p>24.57</text:p>
          </table:table-cell>
          <table:table-cell table:formula="of:=(([.L43]-[.P43])*[.K43])/60" office:value-type="float" office:value="0.05" calcext:value-type="float">
            <text:p>0.05</text:p>
          </table:table-cell>
          <table:table-cell table:formula="of:=((([.M43]-[.P43])*[.K43])+[.AF43])/60" office:value-type="float" office:value="24.5666666666667" calcext:value-type="float">
            <text:p>24.57</text:p>
          </table:table-cell>
          <table:table-cell table:formula="of:=(([.N43]-[.P43])*[.K43])/60" office:value-type="float" office:value="0.5" calcext:value-type="float">
            <text:p>0.50</text:p>
          </table:table-cell>
          <table:table-cell table:formula="of:=(([.O43]-[.P43])*[.K43])/60" office:value-type="float" office:value="2.05" calcext:value-type="float">
            <text:p>2.05</text:p>
          </table:table-cell>
          <table:table-cell table:formula="of:=[.AK43]-[.AJ43]" office:value-type="float" office:value="1.55" calcext:value-type="float">
            <text:p>1.55</text:p>
          </table:table-cell>
          <table:table-cell table:number-columns-repeated="10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19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153" calcext:value-type="float">
            <text:p>153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44]*[.K44])+[.AF44])/60" office:value-type="float" office:value="24.5666666666667" calcext:value-type="float">
            <text:p>24.57</text:p>
          </table:table-cell>
          <table:table-cell table:formula="of:=(([.L44]-[.P44])*[.K44])/60" office:value-type="float" office:value="-1" calcext:value-type="float">
            <text:p>-1.00</text:p>
          </table:table-cell>
          <table:table-cell table:formula="of:=((([.M44]-[.P44])*[.K44])+[.AF44])/60" office:value-type="float" office:value="23.5166666666667" calcext:value-type="float">
            <text:p>23.52</text:p>
          </table:table-cell>
          <table:table-cell table:formula="of:=(([.N44]-[.P44])*[.K44])/60" office:value-type="float" office:value="-0.55" calcext:value-type="float">
            <text:p>-0.55</text:p>
          </table:table-cell>
          <table:table-cell table:formula="of:=(([.O44]-[.P44])*[.K44])/60" office:value-type="float" office:value="1" calcext:value-type="float">
            <text:p>1.00</text:p>
          </table:table-cell>
          <table:table-cell table:formula="of:=[.AK44]-[.AJ44]" office:value-type="float" office:value="1.55" calcext:value-type="float">
            <text:p>1.55</text:p>
          </table:table-cell>
          <table:table-cell table:formula="of:=((([.Q44]-[.P44])*[.K44])+IF([.Q44]&gt;[.O44]; [.AF44]; 0))/60" office:value-type="float" office:value="0.6" calcext:value-type="float">
            <text:p>0.60</text:p>
          </table:table-cell>
          <table:table-cell/>
          <table:table-cell table:formula="of:=((([.V44]-[.P44])*[.K44])+[.AF44])/60" office:value-type="float" office:value="7.01666666666667" calcext:value-type="float">
            <text:p>7.02</text:p>
          </table:table-cell>
          <table:table-cell table:number-columns-repeated="2"/>
          <table:table-cell table:formula="of:=(([.AO44]/6.155714)-1)*100" office:value-type="float" office:value="13.9862356611543" calcext:value-type="float">
            <text:p>13.99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0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16"/>
          <table:table-cell office:value-type="float" office:value="25" calcext:value-type="float">
            <text:p>25</text:p>
          </table:table-cell>
          <table:table-cell table:formula="of:=(([.M45]*[.K45])+[.AF45])/60" office:value-type="float" office:value="24.5666666666667" calcext:value-type="float">
            <text:p>24.57</text:p>
          </table:table-cell>
          <table:table-cell table:formula="of:=(([.L45]-[.P45])*[.K45])/60" office:value-type="float" office:value="0.05" calcext:value-type="float">
            <text:p>0.05</text:p>
          </table:table-cell>
          <table:table-cell table:formula="of:=((([.M45]-[.P45])*[.K45])+[.AF45])/60" office:value-type="float" office:value="24.5666666666667" calcext:value-type="float">
            <text:p>24.57</text:p>
          </table:table-cell>
          <table:table-cell table:formula="of:=(([.N45]-[.P45])*[.K45])/60" office:value-type="float" office:value="0.5" calcext:value-type="float">
            <text:p>0.50</text:p>
          </table:table-cell>
          <table:table-cell table:formula="of:=(([.O45]-[.P45])*[.K45])/60" office:value-type="float" office:value="2.05" calcext:value-type="float">
            <text:p>2.05</text:p>
          </table:table-cell>
          <table:table-cell table:formula="of:=[.AK45]-[.AJ45]" office:value-type="float" office:value="1.55" calcext:value-type="float">
            <text:p>1.55</text:p>
          </table:table-cell>
          <table:table-cell table:number-columns-repeated="10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1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table:number-columns-repeated="2" office:value-type="float" office:value="147" calcext:value-type="float">
            <text:p>147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25" calcext:value-type="float">
            <text:p>25</text:p>
          </table:table-cell>
          <table:table-cell table:formula="of:=(([.M46]*[.K46])+[.AF46])/60" office:value-type="float" office:value="24.5666666666667" calcext:value-type="float">
            <text:p>24.57</text:p>
          </table:table-cell>
          <table:table-cell table:formula="of:=(([.L46]-[.P46])*[.K46])/60" office:value-type="float" office:value="-1.2" calcext:value-type="float">
            <text:p>-1.20</text:p>
          </table:table-cell>
          <table:table-cell table:formula="of:=((([.M46]-[.P46])*[.K46])+[.AF46])/60" office:value-type="float" office:value="23.3166666666667" calcext:value-type="float">
            <text:p>23.32</text:p>
          </table:table-cell>
          <table:table-cell table:formula="of:=(([.N46]-[.P46])*[.K46])/60" office:value-type="float" office:value="-0.75" calcext:value-type="float">
            <text:p>-0.75</text:p>
          </table:table-cell>
          <table:table-cell table:formula="of:=(([.O46]-[.P46])*[.K46])/60" office:value-type="float" office:value="0.8" calcext:value-type="float">
            <text:p>0.80</text:p>
          </table:table-cell>
          <table:table-cell table:formula="of:=[.AK46]-[.AJ46]" office:value-type="float" office:value="1.55" calcext:value-type="float">
            <text:p>1.55</text:p>
          </table:table-cell>
          <table:table-cell table:formula="of:=((([.Q46]-[.P46])*[.K46])+IF([.Q46]&gt;[.O46]; [.AF46]; 0))/60" office:value-type="float" office:value="0.45" calcext:value-type="float">
            <text:p>0.45</text:p>
          </table:table-cell>
          <table:table-cell/>
          <table:table-cell table:formula="of:=((([.V46]-[.P46])*[.K46])+[.AF46])/60" office:value-type="float" office:value="6.51666666666667" calcext:value-type="float">
            <text:p>6.52</text:p>
          </table:table-cell>
          <table:table-cell table:formula="of:=((([.AE46]-[.P46])*[.K46])+[.AF46])/60" office:value-type="float" office:value="21.3666666666667" calcext:value-type="float">
            <text:p>21.37</text:p>
          </table:table-cell>
          <table:table-cell/>
          <table:table-cell table:formula="of:=(([.AO46]/6.155714)-1)*100" office:value-type="float" office:value="5.86370105347114" calcext:value-type="float">
            <text:p>5.86</text:p>
          </table:table-cell>
          <table:table-cell table:formula="of:=(([.AP46]/18.61286)-1)*100" office:value-type="float" office:value="14.7951828287897" calcext:value-type="float">
            <text:p>14.80</text:p>
          </table:table-cell>
          <table:table-cell table:formula="of:=([.AM46]*100)/[.AP46]" office:value-type="float" office:value="2.10608424336973" calcext:value-type="float">
            <text:p>2.11</text:p>
          </table:table-cell>
          <table:table-cell/>
          <table:table-cell table:formula="of:=([.AO46]*100)/[.AP46]" office:value-type="float" office:value="30.4992199687987" calcext:value-type="float">
            <text:p>30.5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2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number-columns-repeated="2" office:value-type="float" office:value="121" calcext:value-type="float">
            <text:p>121</text:p>
          </table:table-cell>
          <table:table-cell table:number-columns-repeated="8"/>
          <table:table-cell office:value-type="float" office:value="350" calcext:value-type="float">
            <text:p>350</text:p>
          </table:table-cell>
          <table:table-cell office:value-type="float" office:value="25" calcext:value-type="float">
            <text:p>25</text:p>
          </table:table-cell>
          <table:table-cell table:formula="of:=(([.M47]*[.K47])+[.AF47])/60" office:value-type="float" office:value="24.5666666666667" calcext:value-type="float">
            <text:p>24.57</text:p>
          </table:table-cell>
          <table:table-cell table:formula="of:=(([.L47]-[.P47])*[.K47])/60" office:value-type="float" office:value="-0.5" calcext:value-type="float">
            <text:p>-0.50</text:p>
          </table:table-cell>
          <table:table-cell table:formula="of:=((([.M47]-[.P47])*[.K47])+[.AF47])/60" office:value-type="float" office:value="24.0166666666667" calcext:value-type="float">
            <text:p>24.02</text:p>
          </table:table-cell>
          <table:table-cell table:formula="of:=(([.N47]-[.P47])*[.K47])/60" office:value-type="float" office:value="-0.05" calcext:value-type="float">
            <text:p>-0.05</text:p>
          </table:table-cell>
          <table:table-cell table:formula="of:=(([.O47]-[.P47])*[.K47])/60" office:value-type="float" office:value="1.5" calcext:value-type="float">
            <text:p>1.50</text:p>
          </table:table-cell>
          <table:table-cell table:formula="of:=[.AK47]-[.AJ47]" office:value-type="float" office:value="1.55" calcext:value-type="float">
            <text:p>1.55</text:p>
          </table:table-cell>
          <table:table-cell table:formula="of:=((([.Q47]-[.P47])*[.K47])+IF([.Q47]&gt;[.O47]; [.AF47]; 0))/60" office:value-type="float" office:value="-0.05" calcext:value-type="float">
            <text:p>-0.05</text:p>
          </table:table-cell>
          <table:table-cell/>
          <table:table-cell table:formula="of:=((([.V47]-[.P47])*[.K47])+[.AF47])/60" office:value-type="float" office:value="5.91666666666667" calcext:value-type="float">
            <text:p>5.92</text:p>
          </table:table-cell>
          <table:table-cell table:formula="of:=((([.AE47]-[.P47])*[.K47])+[.AF47])/60" office:value-type="float" office:value="17.3666666666667" calcext:value-type="float">
            <text:p>17.37</text:p>
          </table:table-cell>
          <table:table-cell/>
          <table:table-cell table:formula="of:=(([.AO47]/6.155714)-1)*100" office:value-type="float" office:value="-3.88334047574871" calcext:value-type="float">
            <text:p>-3.88</text:p>
          </table:table-cell>
          <table:table-cell table:formula="of:=(([.AP47]/18.61286)-1)*100" office:value-type="float" office:value="-6.69533501747358" calcext:value-type="float">
            <text:p>-6.70</text:p>
          </table:table-cell>
          <table:table-cell table:formula="of:=([.AM47]*100)/[.AP47]" office:value-type="float" office:value="-0.287907869481765" calcext:value-type="float">
            <text:p>-0.29</text:p>
          </table:table-cell>
          <table:table-cell/>
          <table:table-cell table:formula="of:=([.AO47]*100)/[.AP47]" office:value-type="float" office:value="34.0690978886756" calcext:value-type="float">
            <text:p>34.0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3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222" calcext:value-type="float">
            <text:p>222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48]*[.K48])+[.AF48])/60" office:value-type="float" office:value="24.5666666666667" calcext:value-type="float">
            <text:p>24.57</text:p>
          </table:table-cell>
          <table:table-cell table:formula="of:=(([.L48]-[.P48])*[.K48])/60" office:value-type="float" office:value="-0.9" calcext:value-type="float">
            <text:p>-0.90</text:p>
          </table:table-cell>
          <table:table-cell table:formula="of:=((([.M48]-[.P48])*[.K48])+[.AF48])/60" office:value-type="float" office:value="23.6166666666667" calcext:value-type="float">
            <text:p>23.62</text:p>
          </table:table-cell>
          <table:table-cell table:formula="of:=(([.N48]-[.P48])*[.K48])/60" office:value-type="float" office:value="-0.45" calcext:value-type="float">
            <text:p>-0.45</text:p>
          </table:table-cell>
          <table:table-cell table:formula="of:=(([.O48]-[.P48])*[.K48])/60" office:value-type="float" office:value="1.1" calcext:value-type="float">
            <text:p>1.10</text:p>
          </table:table-cell>
          <table:table-cell table:formula="of:=[.AK48]-[.AJ48]" office:value-type="float" office:value="1.55" calcext:value-type="float">
            <text:p>1.55</text:p>
          </table:table-cell>
          <table:table-cell table:formula="of:=((([.Q48]-[.P48])*[.K48])+IF([.Q48]&gt;[.O48]; [.AF48]; 0))/60" office:value-type="float" office:value="0.35" calcext:value-type="float">
            <text:p>0.35</text:p>
          </table:table-cell>
          <table:table-cell/>
          <table:table-cell table:formula="of:=((([.V48]-[.P48])*[.K48])+[.AF48])/60" office:value-type="float" office:value="10.5666666666667" calcext:value-type="float">
            <text:p>10.57</text:p>
          </table:table-cell>
          <table:table-cell table:number-columns-repeated="2"/>
          <table:table-cell table:formula="of:=(([.AO48]/6.155714)-1)*100" office:value-type="float" office:value="71.6562313757056" calcext:value-type="float">
            <text:p>71.66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rd to say if normal CF is happening or EF.</text:p>
          </table:table-cell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4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3"/>
          <table:table-cell table:number-columns-repeated="2" office:value-type="float" office:value="135" calcext:value-type="float">
            <text:p>135</text:p>
          </table:table-cell>
          <table:table-cell table:number-columns-repeated="8"/>
          <table:table-cell office:value-type="float" office:value="353" calcext:value-type="float">
            <text:p>353</text:p>
          </table:table-cell>
          <table:table-cell office:value-type="float" office:value="25" calcext:value-type="float">
            <text:p>25</text:p>
          </table:table-cell>
          <table:table-cell table:formula="of:=(([.M49]*[.K49])+[.AF49])/60" office:value-type="float" office:value="24.5666666666667" calcext:value-type="float">
            <text:p>24.57</text:p>
          </table:table-cell>
          <table:table-cell table:formula="of:=(([.L49]-[.P49])*[.K49])/60" office:value-type="float" office:value="-1.05" calcext:value-type="float">
            <text:p>-1.05</text:p>
          </table:table-cell>
          <table:table-cell table:formula="of:=((([.M49]-[.P49])*[.K49])+[.AF49])/60" office:value-type="float" office:value="23.4666666666667" calcext:value-type="float">
            <text:p>23.47</text:p>
          </table:table-cell>
          <table:table-cell table:formula="of:=(([.N49]-[.P49])*[.K49])/60" office:value-type="float" office:value="-0.6" calcext:value-type="float">
            <text:p>-0.60</text:p>
          </table:table-cell>
          <table:table-cell table:formula="of:=(([.O49]-[.P49])*[.K49])/60" office:value-type="float" office:value="0.95" calcext:value-type="float">
            <text:p>0.95</text:p>
          </table:table-cell>
          <table:table-cell table:formula="of:=[.AK49]-[.AJ49]" office:value-type="float" office:value="1.55" calcext:value-type="float">
            <text:p>1.55</text:p>
          </table:table-cell>
          <table:table-cell table:formula="of:=((([.Q49]-[.P49])*[.K49])+IF([.Q49]&gt;[.O49]; [.AF49]; 0))/60" office:value-type="float" office:value="0" calcext:value-type="float">
            <text:p>0.00</text:p>
          </table:table-cell>
          <table:table-cell/>
          <table:table-cell table:formula="of:=((([.V49]-[.P49])*[.K49])+[.AF49])/60" office:value-type="float" office:value="6.06666666666667" calcext:value-type="float">
            <text:p>6.07</text:p>
          </table:table-cell>
          <table:table-cell table:formula="of:=((([.AE49]-[.P49])*[.K49])+[.AF49])/60" office:value-type="float" office:value="16.9666666666667" calcext:value-type="float">
            <text:p>16.97</text:p>
          </table:table-cell>
          <table:table-cell/>
          <table:table-cell table:formula="of:=(([.AO49]/6.155714)-1)*100" office:value-type="float" office:value="-1.44658009344375" calcext:value-type="float">
            <text:p>-1.45</text:p>
          </table:table-cell>
          <table:table-cell table:formula="of:=(([.AP49]/18.61286)-1)*100" office:value-type="float" office:value="-8.84438680209992" calcext:value-type="float">
            <text:p>-8.84</text:p>
          </table:table-cell>
          <table:table-cell table:formula="of:=([.AM49]*100)/[.AP49]" office:value-type="float" office:value="0" calcext:value-type="float">
            <text:p>0.00</text:p>
          </table:table-cell>
          <table:table-cell/>
          <table:table-cell table:formula="of:=([.AO49]*100)/[.AP49]" office:value-type="float" office:value="35.7563850687622" calcext:value-type="float">
            <text:p>35.7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2_L2_RGap_H200_10pct_oxygen_t3min_evil_twins_pluck</text:p>
          </table:table-cell>
          <table:table-cell office:value-type="string" calcext:value-type="string">
            <text:p>CROP_2024-07-22_L2_RGap_H200_10pct_oxygen_t3min_evil_twins_pluck_1_2_Pos25_RGB.tif</text:p>
          </table:table-cell>
          <table:table-cell table:style-name="ce7" office:value-type="date" office:date-value="2024-07-22" calcext:value-type="date">
            <text:p>2024-07-22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Pos2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83" calcext:value-type="float">
            <text:p>483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table:number-columns-repeated="2" office:value-type="float" office:value="146" calcext:value-type="float">
            <text:p>146</text:p>
          </table:table-cell>
          <table:table-cell table:number-columns-repeated="9"/>
          <table:table-cell office:value-type="float" office:value="25" calcext:value-type="float">
            <text:p>25</text:p>
          </table:table-cell>
          <table:table-cell table:formula="of:=(([.M50]*[.K50])+[.AF50])/60" office:value-type="float" office:value="24.5666666666667" calcext:value-type="float">
            <text:p>24.57</text:p>
          </table:table-cell>
          <table:table-cell table:formula="of:=(([.L50]-[.P50])*[.K50])/60" office:value-type="float" office:value="-1.2" calcext:value-type="float">
            <text:p>-1.20</text:p>
          </table:table-cell>
          <table:table-cell table:formula="of:=((([.M50]-[.P50])*[.K50])+[.AF50])/60" office:value-type="float" office:value="23.3166666666667" calcext:value-type="float">
            <text:p>23.32</text:p>
          </table:table-cell>
          <table:table-cell table:formula="of:=(([.N50]-[.P50])*[.K50])/60" office:value-type="float" office:value="-0.75" calcext:value-type="float">
            <text:p>-0.75</text:p>
          </table:table-cell>
          <table:table-cell table:formula="of:=(([.O50]-[.P50])*[.K50])/60" office:value-type="float" office:value="0.8" calcext:value-type="float">
            <text:p>0.80</text:p>
          </table:table-cell>
          <table:table-cell table:formula="of:=[.AK50]-[.AJ50]" office:value-type="float" office:value="1.55" calcext:value-type="float">
            <text:p>1.55</text:p>
          </table:table-cell>
          <table:table-cell table:formula="of:=((([.Q50]-[.P50])*[.K50])+IF([.Q50]&gt;[.O50]; [.AF50]; 0))/60" office:value-type="float" office:value="0.5" calcext:value-type="float">
            <text:p>0.50</text:p>
          </table:table-cell>
          <table:table-cell/>
          <table:table-cell table:formula="of:=((([.V50]-[.P50])*[.K50])+[.AF50])/60" office:value-type="float" office:value="6.46666666666667" calcext:value-type="float">
            <text:p>6.47</text:p>
          </table:table-cell>
          <table:table-cell table:number-columns-repeated="2"/>
          <table:table-cell table:formula="of:=(([.AO50]/6.155714)-1)*100" office:value-type="float" office:value="5.05144759270282" calcext:value-type="float">
            <text:p>5.05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number-columns-repeated="2" office:value-type="float" office:value="170" calcext:value-type="float">
            <text:p>170</text:p>
          </table:table-cell>
          <table:table-cell table:number-columns-repeated="8"/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formula="of:=(([.M51]*[.K51])+[.AF51])/60" office:value-type="float" office:value="22.5833333333333" calcext:value-type="float">
            <text:p>22.58</text:p>
          </table:table-cell>
          <table:table-cell table:formula="of:=(([.L51]-[.P51])*[.K51])/60" office:value-type="float" office:value="-1.65" calcext:value-type="float">
            <text:p>-1.65</text:p>
          </table:table-cell>
          <table:table-cell table:formula="of:=((([.M51]-[.P51])*[.K51])+[.AF51])/60" office:value-type="float" office:value="20.8833333333333" calcext:value-type="float">
            <text:p>20.88</text:p>
          </table:table-cell>
          <table:table-cell table:formula="of:=(([.N51]-[.P51])*[.K51])/60" office:value-type="float" office:value="-1.45" calcext:value-type="float">
            <text:p>-1.45</text:p>
          </table:table-cell>
          <table:table-cell table:formula="of:=(([.O51]-[.P51])*[.K51])/60" office:value-type="float" office:value="0.55" calcext:value-type="float">
            <text:p>0.55</text:p>
          </table:table-cell>
          <table:table-cell table:formula="of:=[.AK51]-[.AJ51]" office:value-type="float" office:value="2" calcext:value-type="float">
            <text:p>2.00</text:p>
          </table:table-cell>
          <table:table-cell table:formula="of:=((([.Q51]-[.P51])*[.K51])+IF([.Q51]&gt;[.O51]; [.AF51]; 0))/60" office:value-type="float" office:value="0.933333333333333" calcext:value-type="float">
            <text:p>0.93</text:p>
          </table:table-cell>
          <table:table-cell/>
          <table:table-cell table:formula="of:=((([.V51]-[.P51])*[.K51])+[.AF51])/60" office:value-type="float" office:value="7.13333333333333" calcext:value-type="float">
            <text:p>7.13</text:p>
          </table:table-cell>
          <table:table-cell table:formula="of:=((([.AE51]-[.P51])*[.K51])+[.AF51])/60" office:value-type="float" office:value="18.9833333333333" calcext:value-type="float">
            <text:p>18.98</text:p>
          </table:table-cell>
          <table:table-cell/>
          <table:table-cell table:formula="of:=(([.AO51]/6.91125)-1)*100" office:value-type="float" office:value="3.21335986013138" calcext:value-type="float">
            <text:p>3.21</text:p>
          </table:table-cell>
          <table:table-cell table:formula="of:=(([.AP51]/18.2175)-1)*100" office:value-type="float" office:value="4.20383331046155" calcext:value-type="float">
            <text:p>4.20</text:p>
          </table:table-cell>
          <table:table-cell table:formula="of:=([.AM51]*100)/[.AP51]" office:value-type="float" office:value="4.91659350307288" calcext:value-type="float">
            <text:p>4.92</text:p>
          </table:table-cell>
          <table:table-cell/>
          <table:table-cell table:formula="of:=([.AO51]*100)/[.AP51]" office:value-type="float" office:value="37.5768217734856" calcext:value-type="float">
            <text:p>37.5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Apparently no CF, but during plucking time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40" calcext:value-type="float">
            <text:p>40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(([.M52]*[.K52])+[.AF52])/60" office:value-type="float" office:value="22.5833333333333" calcext:value-type="float">
            <text:p>22.58</text:p>
          </table:table-cell>
          <table:table-cell table:formula="of:=(([.L52]-[.P52])*[.K52])/60" office:value-type="float" office:value="-1.95" calcext:value-type="float">
            <text:p>-1.95</text:p>
          </table:table-cell>
          <table:table-cell table:formula="of:=((([.M52]-[.P52])*[.K52])+[.AF52])/60" office:value-type="float" office:value="20.5833333333333" calcext:value-type="float">
            <text:p>20.58</text:p>
          </table:table-cell>
          <table:table-cell table:formula="of:=(([.N52]-[.P52])*[.K52])/60" office:value-type="float" office:value="-1.75" calcext:value-type="float">
            <text:p>-1.75</text:p>
          </table:table-cell>
          <table:table-cell table:formula="of:=(([.O52]-[.P52])*[.K52])/60" office:value-type="float" office:value="0.25" calcext:value-type="float">
            <text:p>0.25</text:p>
          </table:table-cell>
          <table:table-cell table:formula="of:=[.AK52]-[.AJ52]" office:value-type="float" office:value="2" calcext:value-type="float">
            <text:p>2.00</text:p>
          </table:table-cell>
          <table:table-cell table:formula="of:=((([.Q52]-[.P52])*[.K52])+IF([.Q52]&gt;[.O52]; [.AF52]; 0))/60" office:value-type="float" office:value="0" calcext:value-type="float">
            <text:p>0.00</text:p>
          </table:table-cell>
          <table:table-cell table:number-columns-repeated="9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3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164" calcext:value-type="float">
            <text:p>164</text:p>
          </table:table-cell>
          <table:table-cell table:number-columns-repeated="8"/>
          <table:table-cell office:value-type="float" office:value="390" calcext:value-type="float">
            <text:p>390</text:p>
          </table:table-cell>
          <table:table-cell office:value-type="float" office:value="20" calcext:value-type="float">
            <text:p>20</text:p>
          </table:table-cell>
          <table:table-cell table:formula="of:=(([.M53]*[.K53])+[.AF53])/60" office:value-type="float" office:value="22.5833333333333" calcext:value-type="float">
            <text:p>22.58</text:p>
          </table:table-cell>
          <table:table-cell table:formula="of:=(([.L53]-[.P53])*[.K53])/60" office:value-type="float" office:value="-1.15" calcext:value-type="float">
            <text:p>-1.15</text:p>
          </table:table-cell>
          <table:table-cell table:formula="of:=((([.M53]-[.P53])*[.K53])+[.AF53])/60" office:value-type="float" office:value="21.3833333333333" calcext:value-type="float">
            <text:p>21.38</text:p>
          </table:table-cell>
          <table:table-cell table:formula="of:=(([.N53]-[.P53])*[.K53])/60" office:value-type="float" office:value="-0.95" calcext:value-type="float">
            <text:p>-0.95</text:p>
          </table:table-cell>
          <table:table-cell table:formula="of:=(([.O53]-[.P53])*[.K53])/60" office:value-type="float" office:value="1.05" calcext:value-type="float">
            <text:p>1.05</text:p>
          </table:table-cell>
          <table:table-cell table:formula="of:=[.AK53]-[.AJ53]" office:value-type="float" office:value="2" calcext:value-type="float">
            <text:p>2.00</text:p>
          </table:table-cell>
          <table:table-cell table:formula="of:=((([.Q53]-[.P53])*[.K53])+IF([.Q53]&gt;[.O53]; [.AF53]; 0))/60" office:value-type="float" office:value="0.3" calcext:value-type="float">
            <text:p>0.30</text:p>
          </table:table-cell>
          <table:table-cell/>
          <table:table-cell table:formula="of:=((([.V53]-[.P53])*[.K53])+[.AF53])/60" office:value-type="float" office:value="7.33333333333333" calcext:value-type="float">
            <text:p>7.33</text:p>
          </table:table-cell>
          <table:table-cell table:formula="of:=((([.AE53]-[.P53])*[.K53])+[.AF53])/60" office:value-type="float" office:value="18.6333333333333" calcext:value-type="float">
            <text:p>18.63</text:p>
          </table:table-cell>
          <table:table-cell/>
          <table:table-cell table:formula="of:=(([.AO53]/6.91125)-1)*100" office:value-type="float" office:value="6.10719237957433" calcext:value-type="float">
            <text:p>6.11</text:p>
          </table:table-cell>
          <table:table-cell table:formula="of:=(([.AP53]/18.2175)-1)*100" office:value-type="float" office:value="2.28260372352591" calcext:value-type="float">
            <text:p>2.28</text:p>
          </table:table-cell>
          <table:table-cell table:formula="of:=([.AM53]*100)/[.AP53]" office:value-type="float" office:value="1.61001788908766" calcext:value-type="float">
            <text:p>1.61</text:p>
          </table:table-cell>
          <table:table-cell/>
          <table:table-cell table:formula="of:=([.AO53]*100)/[.AP53]" office:value-type="float" office:value="39.355992844365" calcext:value-type="float">
            <text:p>39.36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Right side twin was unffertilized and CF formed almost normally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4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table:number-columns-repeated="2" office:value-type="float" office:value="169" calcext:value-type="float">
            <text:p>169</text:p>
          </table:table-cell>
          <table:table-cell table:number-columns-repeated="8"/>
          <table:table-cell office:value-type="float" office:value="408" calcext:value-type="float">
            <text:p>408</text:p>
          </table:table-cell>
          <table:table-cell office:value-type="float" office:value="20" calcext:value-type="float">
            <text:p>20</text:p>
          </table:table-cell>
          <table:table-cell table:formula="of:=(([.M54]*[.K54])+[.AF54])/60" office:value-type="float" office:value="22.5833333333333" calcext:value-type="float">
            <text:p>22.58</text:p>
          </table:table-cell>
          <table:table-cell table:formula="of:=(([.L54]-[.P54])*[.K54])/60" office:value-type="float" office:value="-1.6" calcext:value-type="float">
            <text:p>-1.60</text:p>
          </table:table-cell>
          <table:table-cell table:formula="of:=((([.M54]-[.P54])*[.K54])+[.AF54])/60" office:value-type="float" office:value="20.9333333333333" calcext:value-type="float">
            <text:p>20.93</text:p>
          </table:table-cell>
          <table:table-cell table:formula="of:=(([.N54]-[.P54])*[.K54])/60" office:value-type="float" office:value="-1.4" calcext:value-type="float">
            <text:p>-1.40</text:p>
          </table:table-cell>
          <table:table-cell table:formula="of:=(([.O54]-[.P54])*[.K54])/60" office:value-type="float" office:value="0.6" calcext:value-type="float">
            <text:p>0.60</text:p>
          </table:table-cell>
          <table:table-cell table:formula="of:=[.AK54]-[.AJ54]" office:value-type="float" office:value="2" calcext:value-type="float">
            <text:p>2.00</text:p>
          </table:table-cell>
          <table:table-cell table:formula="of:=((([.Q54]-[.P54])*[.K54])+IF([.Q54]&gt;[.O54]; [.AF54]; 0))/60" office:value-type="float" office:value="-0.05" calcext:value-type="float">
            <text:p>-0.05</text:p>
          </table:table-cell>
          <table:table-cell/>
          <table:table-cell table:formula="of:=((([.V54]-[.P54])*[.K54])+[.AF54])/60" office:value-type="float" office:value="7.13333333333333" calcext:value-type="float">
            <text:p>7.13</text:p>
          </table:table-cell>
          <table:table-cell table:formula="of:=((([.AE54]-[.P54])*[.K54])+[.AF54])/60" office:value-type="float" office:value="19.0833333333333" calcext:value-type="float">
            <text:p>19.08</text:p>
          </table:table-cell>
          <table:table-cell/>
          <table:table-cell table:formula="of:=(([.AO54]/6.91125)-1)*100" office:value-type="float" office:value="3.21335986013138" calcext:value-type="float">
            <text:p>3.21</text:p>
          </table:table-cell>
          <table:table-cell table:formula="of:=(([.AP54]/18.2175)-1)*100" office:value-type="float" office:value="4.752756049586" calcext:value-type="float">
            <text:p>4.75</text:p>
          </table:table-cell>
          <table:table-cell table:formula="of:=([.AM54]*100)/[.AP54]" office:value-type="float" office:value="-0.262008733624455" calcext:value-type="float">
            <text:p>-0.26</text:p>
          </table:table-cell>
          <table:table-cell/>
          <table:table-cell table:formula="of:=([.AO54]*100)/[.AP54]" office:value-type="float" office:value="37.3799126637555" calcext:value-type="float">
            <text:p>37.38</text:p>
          </table:table-cell>
          <table:table-cell table:style-name="ce9" office:value-type="boolean" office:boolean-value="false" calcext:value-type="boolean">
            <text:p>FALSE</text:p>
          </table:table-cell>
          <table:table-cell table:number-columns-repeated="3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Right side twin was dead and CF formed normally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5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table:number-columns-repeated="2" office:value-type="float" office:value="153" calcext:value-type="float">
            <text:p>153</text:p>
          </table:table-cell>
          <table:table-cell table:number-columns-repeated="8"/>
          <table:table-cell office:value-type="float" office:value="380" calcext:value-type="float">
            <text:p>380</text:p>
          </table:table-cell>
          <table:table-cell office:value-type="float" office:value="20" calcext:value-type="float">
            <text:p>20</text:p>
          </table:table-cell>
          <table:table-cell table:formula="of:=(([.M55]*[.K55])+[.AF55])/60" office:value-type="float" office:value="22.5833333333333" calcext:value-type="float">
            <text:p>22.58</text:p>
          </table:table-cell>
          <table:table-cell table:formula="of:=(([.L55]-[.P55])*[.K55])/60" office:value-type="float" office:value="-1.3" calcext:value-type="float">
            <text:p>-1.30</text:p>
          </table:table-cell>
          <table:table-cell table:formula="of:=((([.M55]-[.P55])*[.K55])+[.AF55])/60" office:value-type="float" office:value="21.2333333333333" calcext:value-type="float">
            <text:p>21.23</text:p>
          </table:table-cell>
          <table:table-cell table:formula="of:=(([.N55]-[.P55])*[.K55])/60" office:value-type="float" office:value="-1.1" calcext:value-type="float">
            <text:p>-1.10</text:p>
          </table:table-cell>
          <table:table-cell table:formula="of:=(([.O55]-[.P55])*[.K55])/60" office:value-type="float" office:value="0.9" calcext:value-type="float">
            <text:p>0.90</text:p>
          </table:table-cell>
          <table:table-cell table:formula="of:=[.AK55]-[.AJ55]" office:value-type="float" office:value="2" calcext:value-type="float">
            <text:p>2.00</text:p>
          </table:table-cell>
          <table:table-cell table:formula="of:=((([.Q55]-[.P55])*[.K55])+IF([.Q55]&gt;[.O55]; [.AF55]; 0))/60" office:value-type="float" office:value="-0.05" calcext:value-type="float">
            <text:p>-0.05</text:p>
          </table:table-cell>
          <table:table-cell/>
          <table:table-cell table:formula="of:=((([.V55]-[.P55])*[.K55])+[.AF55])/60" office:value-type="float" office:value="6.63333333333333" calcext:value-type="float">
            <text:p>6.63</text:p>
          </table:table-cell>
          <table:table-cell table:formula="of:=((([.AE55]-[.P55])*[.K55])+[.AF55])/60" office:value-type="float" office:value="17.9833333333333" calcext:value-type="float">
            <text:p>17.98</text:p>
          </table:table-cell>
          <table:table-cell/>
          <table:table-cell table:formula="of:=(([.AO55]/6.91125)-1)*100" office:value-type="float" office:value="-4.02122143847596" calcext:value-type="float">
            <text:p>-4.02</text:p>
          </table:table-cell>
          <table:table-cell table:formula="of:=(([.AP55]/18.2175)-1)*100" office:value-type="float" office:value="-1.28539408078313" calcext:value-type="float">
            <text:p>-1.29</text:p>
          </table:table-cell>
          <table:table-cell table:formula="of:=([.AM55]*100)/[.AP55]" office:value-type="float" office:value="-0.278035217794254" calcext:value-type="float">
            <text:p>-0.28</text:p>
          </table:table-cell>
          <table:table-cell/>
          <table:table-cell table:formula="of:=([.AO55]*100)/[.AP55]" office:value-type="float" office:value="36.8860055607044" calcext:value-type="float">
            <text:p>36.8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6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163" calcext:value-type="float">
            <text:p>163</text:p>
          </table:table-cell>
          <table:table-cell table:number-columns-repeated="8"/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table:formula="of:=(([.M56]*[.K56])+[.AF56])/60" office:value-type="float" office:value="22.5833333333333" calcext:value-type="float">
            <text:p>22.58</text:p>
          </table:table-cell>
          <table:table-cell table:formula="of:=(([.L56]-[.P56])*[.K56])/60" office:value-type="float" office:value="-1.3" calcext:value-type="float">
            <text:p>-1.30</text:p>
          </table:table-cell>
          <table:table-cell table:formula="of:=((([.M56]-[.P56])*[.K56])+[.AF56])/60" office:value-type="float" office:value="21.2333333333333" calcext:value-type="float">
            <text:p>21.23</text:p>
          </table:table-cell>
          <table:table-cell table:formula="of:=(([.N56]-[.P56])*[.K56])/60" office:value-type="float" office:value="-1.1" calcext:value-type="float">
            <text:p>-1.10</text:p>
          </table:table-cell>
          <table:table-cell table:formula="of:=(([.O56]-[.P56])*[.K56])/60" office:value-type="float" office:value="0.9" calcext:value-type="float">
            <text:p>0.90</text:p>
          </table:table-cell>
          <table:table-cell table:formula="of:=[.AK56]-[.AJ56]" office:value-type="float" office:value="2" calcext:value-type="float">
            <text:p>2.00</text:p>
          </table:table-cell>
          <table:table-cell table:formula="of:=((([.Q56]-[.P56])*[.K56])+IF([.Q56]&gt;[.O56]; [.AF56]; 0))/60" office:value-type="float" office:value="0.65" calcext:value-type="float">
            <text:p>0.65</text:p>
          </table:table-cell>
          <table:table-cell/>
          <table:table-cell table:formula="of:=((([.V56]-[.P56])*[.K56])+[.AF56])/60" office:value-type="float" office:value="7.13333333333333" calcext:value-type="float">
            <text:p>7.13</text:p>
          </table:table-cell>
          <table:table-cell table:formula="of:=((([.AE56]-[.P56])*[.K56])+[.AF56])/60" office:value-type="float" office:value="18.8833333333333" calcext:value-type="float">
            <text:p>18.88</text:p>
          </table:table-cell>
          <table:table-cell/>
          <table:table-cell table:formula="of:=(([.AO56]/6.91125)-1)*100" office:value-type="float" office:value="3.21335986013138" calcext:value-type="float">
            <text:p>3.21</text:p>
          </table:table-cell>
          <table:table-cell table:formula="of:=(([.AP56]/18.2175)-1)*100" office:value-type="float" office:value="3.65491057133707" calcext:value-type="float">
            <text:p>3.65</text:p>
          </table:table-cell>
          <table:table-cell table:formula="of:=([.AM56]*100)/[.AP56]" office:value-type="float" office:value="3.44218887908209" calcext:value-type="float">
            <text:p>3.44</text:p>
          </table:table-cell>
          <table:table-cell/>
          <table:table-cell table:formula="of:=([.AO56]*100)/[.AP56]" office:value-type="float" office:value="37.7758164165932" calcext:value-type="float">
            <text:p>37.7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7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-5" calcext:value-type="float">
            <text:p>-5</text:p>
          </table:table-cell>
          <table:table-cell table:number-columns-repeated="3"/>
          <table:table-cell table:number-columns-repeated="2" office:value-type="float" office:value="133" calcext:value-type="float">
            <text:p>133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20" calcext:value-type="float">
            <text:p>20</text:p>
          </table:table-cell>
          <table:table-cell table:formula="of:=(([.M57]*[.K57])+[.AF57])/60" office:value-type="float" office:value="22.5833333333333" calcext:value-type="float">
            <text:p>22.58</text:p>
          </table:table-cell>
          <table:table-cell table:formula="of:=(([.L57]-[.P57])*[.K57])/60" office:value-type="float" office:value="0.3" calcext:value-type="float">
            <text:p>0.30</text:p>
          </table:table-cell>
          <table:table-cell table:formula="of:=((([.M57]-[.P57])*[.K57])+[.AF57])/60" office:value-type="float" office:value="22.8333333333333" calcext:value-type="float">
            <text:p>22.83</text:p>
          </table:table-cell>
          <table:table-cell table:formula="of:=(([.N57]-[.P57])*[.K57])/60" office:value-type="float" office:value="0.5" calcext:value-type="float">
            <text:p>0.50</text:p>
          </table:table-cell>
          <table:table-cell table:formula="of:=(([.O57]-[.P57])*[.K57])/60" office:value-type="float" office:value="2.5" calcext:value-type="float">
            <text:p>2.50</text:p>
          </table:table-cell>
          <table:table-cell table:formula="of:=[.AK57]-[.AJ57]" office:value-type="float" office:value="2" calcext:value-type="float">
            <text:p>2.00</text:p>
          </table:table-cell>
          <table:table-cell table:formula="of:=((([.Q57]-[.P57])*[.K57])+IF([.Q57]&gt;[.O57]; [.AF57]; 0))/60" office:value-type="float" office:value="0" calcext:value-type="float">
            <text:p>0.00</text:p>
          </table:table-cell>
          <table:table-cell/>
          <table:table-cell table:formula="of:=((([.V57]-[.P57])*[.K57])+[.AF57])/60" office:value-type="float" office:value="7.23333333333333" calcext:value-type="float">
            <text:p>7.23</text:p>
          </table:table-cell>
          <table:table-cell table:formula="of:=((([.AE57]-[.P57])*[.K57])+[.AF57])/60" office:value-type="float" office:value="18.6833333333333" calcext:value-type="float">
            <text:p>18.68</text:p>
          </table:table-cell>
          <table:table-cell/>
          <table:table-cell table:formula="of:=(([.AO57]/6.91125)-1)*100" office:value-type="float" office:value="4.66027611985285" calcext:value-type="float">
            <text:p>4.66</text:p>
          </table:table-cell>
          <table:table-cell table:formula="of:=(([.AP57]/18.2175)-1)*100" office:value-type="float" office:value="2.55706509308815" calcext:value-type="float">
            <text:p>2.56</text:p>
          </table:table-cell>
          <table:table-cell table:formula="of:=([.AM57]*100)/[.AP57]" office:value-type="float" office:value="0" calcext:value-type="float">
            <text:p>0.00</text:p>
          </table:table-cell>
          <table:table-cell/>
          <table:table-cell table:formula="of:=([.AO57]*100)/[.AP57]" office:value-type="float" office:value="38.7154326494202" calcext:value-type="float">
            <text:p>38.7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and gastrulation frames were estimated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8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table:number-columns-repeated="2" office:value-type="float" office:value="170" calcext:value-type="float">
            <text:p>170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table:formula="of:=(([.M58]*[.K58])+[.AF58])/60" office:value-type="float" office:value="22.5833333333333" calcext:value-type="float">
            <text:p>22.58</text:p>
          </table:table-cell>
          <table:table-cell table:formula="of:=(([.L58]-[.P58])*[.K58])/60" office:value-type="float" office:value="-1.9" calcext:value-type="float">
            <text:p>-1.90</text:p>
          </table:table-cell>
          <table:table-cell table:formula="of:=((([.M58]-[.P58])*[.K58])+[.AF58])/60" office:value-type="float" office:value="20.6333333333333" calcext:value-type="float">
            <text:p>20.63</text:p>
          </table:table-cell>
          <table:table-cell table:formula="of:=(([.N58]-[.P58])*[.K58])/60" office:value-type="float" office:value="-1.7" calcext:value-type="float">
            <text:p>-1.70</text:p>
          </table:table-cell>
          <table:table-cell table:formula="of:=(([.O58]-[.P58])*[.K58])/60" office:value-type="float" office:value="0.3" calcext:value-type="float">
            <text:p>0.30</text:p>
          </table:table-cell>
          <table:table-cell table:formula="of:=[.AK58]-[.AJ58]" office:value-type="float" office:value="2" calcext:value-type="float">
            <text:p>2.00</text:p>
          </table:table-cell>
          <table:table-cell table:formula="of:=((([.Q58]-[.P58])*[.K58])+IF([.Q58]&gt;[.O58]; [.AF58]; 0))/60" office:value-type="float" office:value="0.733333333333333" calcext:value-type="float">
            <text:p>0.73</text:p>
          </table:table-cell>
          <table:table-cell/>
          <table:table-cell table:formula="of:=((([.V58]-[.P58])*[.K58])+[.AF58])/60" office:value-type="float" office:value="6.88333333333333" calcext:value-type="float">
            <text:p>6.88</text:p>
          </table:table-cell>
          <table:table-cell table:formula="of:=((([.AE58]-[.P58])*[.K58])+[.AF58])/60" office:value-type="float" office:value="18.6833333333333" calcext:value-type="float">
            <text:p>18.68</text:p>
          </table:table-cell>
          <table:table-cell/>
          <table:table-cell table:formula="of:=(([.AO58]/6.91125)-1)*100" office:value-type="float" office:value="-0.403930789172291" calcext:value-type="float">
            <text:p>-0.40</text:p>
          </table:table-cell>
          <table:table-cell table:formula="of:=(([.AP58]/18.2175)-1)*100" office:value-type="float" office:value="2.55706509308815" calcext:value-type="float">
            <text:p>2.56</text:p>
          </table:table-cell>
          <table:table-cell table:formula="of:=([.AM58]*100)/[.AP58]" office:value-type="float" office:value="3.92506690454952" calcext:value-type="float">
            <text:p>3.93</text:p>
          </table:table-cell>
          <table:table-cell/>
          <table:table-cell table:formula="of:=([.AO58]*100)/[.AP58]" office:value-type="float" office:value="36.8421052631579" calcext:value-type="float">
            <text:p>36.8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during plucking, but apparently no CF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9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number-columns-repeated="2" office:value-type="float" office:value="179" calcext:value-type="float">
            <text:p>179</text:p>
          </table:table-cell>
          <table:table-cell table:number-columns-repeated="8"/>
          <table:table-cell office:value-type="float" office:value="413" calcext:value-type="float">
            <text:p>413</text:p>
          </table:table-cell>
          <table:table-cell office:value-type="float" office:value="20" calcext:value-type="float">
            <text:p>20</text:p>
          </table:table-cell>
          <table:table-cell table:formula="of:=(([.M59]*[.K59])+[.AF59])/60" office:value-type="float" office:value="22.5833333333333" calcext:value-type="float">
            <text:p>22.58</text:p>
          </table:table-cell>
          <table:table-cell table:formula="of:=(([.L59]-[.P59])*[.K59])/60" office:value-type="float" office:value="-2" calcext:value-type="float">
            <text:p>-2.00</text:p>
          </table:table-cell>
          <table:table-cell table:formula="of:=((([.M59]-[.P59])*[.K59])+[.AF59])/60" office:value-type="float" office:value="20.5333333333333" calcext:value-type="float">
            <text:p>20.53</text:p>
          </table:table-cell>
          <table:table-cell table:formula="of:=(([.N59]-[.P59])*[.K59])/60" office:value-type="float" office:value="-1.8" calcext:value-type="float">
            <text:p>-1.80</text:p>
          </table:table-cell>
          <table:table-cell table:formula="of:=(([.O59]-[.P59])*[.K59])/60" office:value-type="float" office:value="0.2" calcext:value-type="float">
            <text:p>0.20</text:p>
          </table:table-cell>
          <table:table-cell table:formula="of:=[.AK59]-[.AJ59]" office:value-type="float" office:value="2" calcext:value-type="float">
            <text:p>2.00</text:p>
          </table:table-cell>
          <table:table-cell table:formula="of:=((([.Q59]-[.P59])*[.K59])+IF([.Q59]&gt;[.O59]; [.AF59]; 0))/60" office:value-type="float" office:value="0.583333333333333" calcext:value-type="float">
            <text:p>0.58</text:p>
          </table:table-cell>
          <table:table-cell/>
          <table:table-cell table:formula="of:=((([.V59]-[.P59])*[.K59])+[.AF59])/60" office:value-type="float" office:value="7.23333333333333" calcext:value-type="float">
            <text:p>7.23</text:p>
          </table:table-cell>
          <table:table-cell table:formula="of:=((([.AE59]-[.P59])*[.K59])+[.AF59])/60" office:value-type="float" office:value="18.9333333333333" calcext:value-type="float">
            <text:p>18.93</text:p>
          </table:table-cell>
          <table:table-cell/>
          <table:table-cell table:formula="of:=(([.AO59]/6.91125)-1)*100" office:value-type="float" office:value="4.66027611985285" calcext:value-type="float">
            <text:p>4.66</text:p>
          </table:table-cell>
          <table:table-cell table:formula="of:=(([.AP59]/18.2175)-1)*100" office:value-type="float" office:value="3.92937194089931" calcext:value-type="float">
            <text:p>3.93</text:p>
          </table:table-cell>
          <table:table-cell table:formula="of:=([.AM59]*100)/[.AP59]" office:value-type="float" office:value="3.08098591549296" calcext:value-type="float">
            <text:p>3.08</text:p>
          </table:table-cell>
          <table:table-cell/>
          <table:table-cell table:formula="of:=([.AO59]*100)/[.AP59]" office:value-type="float" office:value="38.2042253521127" calcext:value-type="float">
            <text:p>38.2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0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0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number-columns-repeated="2" office:value-type="float" office:value="156" calcext:value-type="float">
            <text:p>156</text:p>
          </table:table-cell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table:formula="of:=(([.M60]*[.K60])+[.AF60])/60" office:value-type="float" office:value="22.5833333333333" calcext:value-type="float">
            <text:p>22.58</text:p>
          </table:table-cell>
          <table:table-cell table:formula="of:=(([.L60]-[.P60])*[.K60])/60" office:value-type="float" office:value="-1.15" calcext:value-type="float">
            <text:p>-1.15</text:p>
          </table:table-cell>
          <table:table-cell table:formula="of:=((([.M60]-[.P60])*[.K60])+[.AF60])/60" office:value-type="float" office:value="21.3833333333333" calcext:value-type="float">
            <text:p>21.38</text:p>
          </table:table-cell>
          <table:table-cell table:formula="of:=(([.N60]-[.P60])*[.K60])/60" office:value-type="float" office:value="-0.95" calcext:value-type="float">
            <text:p>-0.95</text:p>
          </table:table-cell>
          <table:table-cell table:formula="of:=(([.O60]-[.P60])*[.K60])/60" office:value-type="float" office:value="1.05" calcext:value-type="float">
            <text:p>1.05</text:p>
          </table:table-cell>
          <table:table-cell table:formula="of:=[.AK60]-[.AJ60]" office:value-type="float" office:value="2" calcext:value-type="float">
            <text:p>2.00</text:p>
          </table:table-cell>
          <table:table-cell table:formula="of:=((([.Q60]-[.P60])*[.K60])+IF([.Q60]&gt;[.O60]; [.AF60]; 0))/60" office:value-type="float" office:value="-0.05" calcext:value-type="float">
            <text:p>-0.05</text:p>
          </table:table-cell>
          <table:table-cell/>
          <table:table-cell table:formula="of:=((([.V60]-[.P60])*[.K60])+[.AF60])/60" office:value-type="float" office:value="6.93333333333333" calcext:value-type="float">
            <text:p>6.93</text:p>
          </table:table-cell>
          <table:table-cell table:formula="of:=((([.AE60]-[.P60])*[.K60])+[.AF60])/60" office:value-type="float" office:value="18.4333333333333" calcext:value-type="float">
            <text:p>18.43</text:p>
          </table:table-cell>
          <table:table-cell/>
          <table:table-cell table:formula="of:=(([.AO60]/6.91125)-1)*100" office:value-type="float" office:value="0.319527340688452" calcext:value-type="float">
            <text:p>0.32</text:p>
          </table:table-cell>
          <table:table-cell table:formula="of:=(([.AP60]/18.2175)-1)*100" office:value-type="float" office:value="1.18475824527697" calcext:value-type="float">
            <text:p>1.18</text:p>
          </table:table-cell>
          <table:table-cell table:formula="of:=([.AM60]*100)/[.AP60]" office:value-type="float" office:value="-0.27124773960217" calcext:value-type="float">
            <text:p>-0.27</text:p>
          </table:table-cell>
          <table:table-cell/>
          <table:table-cell table:formula="of:=([.AO60]*100)/[.AP60]" office:value-type="float" office:value="37.613019891501" calcext:value-type="float">
            <text:p>37.6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1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table:number-columns-repeated="2" office:value-type="float" office:value="174" calcext:value-type="float">
            <text:p>174</text:p>
          </table:table-cell>
          <table:table-cell table:number-columns-repeated="8"/>
          <table:table-cell office:value-type="float" office:value="407" calcext:value-type="float">
            <text:p>407</text:p>
          </table:table-cell>
          <table:table-cell office:value-type="float" office:value="20" calcext:value-type="float">
            <text:p>20</text:p>
          </table:table-cell>
          <table:table-cell table:formula="of:=(([.M61]*[.K61])+[.AF61])/60" office:value-type="float" office:value="22.5833333333333" calcext:value-type="float">
            <text:p>22.58</text:p>
          </table:table-cell>
          <table:table-cell table:formula="of:=(([.L61]-[.P61])*[.K61])/60" office:value-type="float" office:value="-1.8" calcext:value-type="float">
            <text:p>-1.80</text:p>
          </table:table-cell>
          <table:table-cell table:formula="of:=((([.M61]-[.P61])*[.K61])+[.AF61])/60" office:value-type="float" office:value="20.7333333333333" calcext:value-type="float">
            <text:p>20.73</text:p>
          </table:table-cell>
          <table:table-cell table:formula="of:=(([.N61]-[.P61])*[.K61])/60" office:value-type="float" office:value="-1.6" calcext:value-type="float">
            <text:p>-1.60</text:p>
          </table:table-cell>
          <table:table-cell table:formula="of:=(([.O61]-[.P61])*[.K61])/60" office:value-type="float" office:value="0.4" calcext:value-type="float">
            <text:p>0.40</text:p>
          </table:table-cell>
          <table:table-cell table:formula="of:=[.AK61]-[.AJ61]" office:value-type="float" office:value="2" calcext:value-type="float">
            <text:p>2.00</text:p>
          </table:table-cell>
          <table:table-cell table:formula="of:=((([.Q61]-[.P61])*[.K61])+IF([.Q61]&gt;[.O61]; [.AF61]; 0))/60" office:value-type="float" office:value="0.783333333333333" calcext:value-type="float">
            <text:p>0.78</text:p>
          </table:table-cell>
          <table:table-cell/>
          <table:table-cell table:formula="of:=((([.V61]-[.P61])*[.K61])+[.AF61])/60" office:value-type="float" office:value="7.18333333333333" calcext:value-type="float">
            <text:p>7.18</text:p>
          </table:table-cell>
          <table:table-cell table:formula="of:=((([.AE61]-[.P61])*[.K61])+[.AF61])/60" office:value-type="float" office:value="18.8333333333333" calcext:value-type="float">
            <text:p>18.83</text:p>
          </table:table-cell>
          <table:table-cell/>
          <table:table-cell table:formula="of:=(([.AO61]/6.91125)-1)*100" office:value-type="float" office:value="3.93681798999213" calcext:value-type="float">
            <text:p>3.94</text:p>
          </table:table-cell>
          <table:table-cell table:formula="of:=(([.AP61]/18.2175)-1)*100" office:value-type="float" office:value="3.38044920177483" calcext:value-type="float">
            <text:p>3.38</text:p>
          </table:table-cell>
          <table:table-cell table:formula="of:=([.AM61]*100)/[.AP61]" office:value-type="float" office:value="4.15929203539824" calcext:value-type="float">
            <text:p>4.16</text:p>
          </table:table-cell>
          <table:table-cell/>
          <table:table-cell table:formula="of:=([.AO61]*100)/[.AP61]" office:value-type="float" office:value="38.141592920354" calcext:value-type="float">
            <text:p>38.1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Apparently no CF, but during plucking time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2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table:number-columns-repeated="2" office:value-type="float" office:value="167" calcext:value-type="float">
            <text:p>167</text:p>
          </table:table-cell>
          <table:table-cell table:number-columns-repeated="8"/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table:formula="of:=(([.M62]*[.K62])+[.AF62])/60" office:value-type="float" office:value="22.5833333333333" calcext:value-type="float">
            <text:p>22.58</text:p>
          </table:table-cell>
          <table:table-cell table:formula="of:=(([.L62]-[.P62])*[.K62])/60" office:value-type="float" office:value="-1.4" calcext:value-type="float">
            <text:p>-1.40</text:p>
          </table:table-cell>
          <table:table-cell table:formula="of:=((([.M62]-[.P62])*[.K62])+[.AF62])/60" office:value-type="float" office:value="21.1333333333333" calcext:value-type="float">
            <text:p>21.13</text:p>
          </table:table-cell>
          <table:table-cell table:formula="of:=(([.N62]-[.P62])*[.K62])/60" office:value-type="float" office:value="-1.2" calcext:value-type="float">
            <text:p>-1.20</text:p>
          </table:table-cell>
          <table:table-cell table:formula="of:=(([.O62]-[.P62])*[.K62])/60" office:value-type="float" office:value="0.8" calcext:value-type="float">
            <text:p>0.80</text:p>
          </table:table-cell>
          <table:table-cell table:formula="of:=[.AK62]-[.AJ62]" office:value-type="float" office:value="2" calcext:value-type="float">
            <text:p>2.00</text:p>
          </table:table-cell>
          <table:table-cell table:formula="of:=((([.Q62]-[.P62])*[.K62])+IF([.Q62]&gt;[.O62]; [.AF62]; 0))/60" office:value-type="float" office:value="0.55" calcext:value-type="float">
            <text:p>0.55</text:p>
          </table:table-cell>
          <table:table-cell/>
          <table:table-cell table:formula="of:=((([.V62]-[.P62])*[.K62])+[.AF62])/60" office:value-type="float" office:value="7.23333333333333" calcext:value-type="float">
            <text:p>7.23</text:p>
          </table:table-cell>
          <table:table-cell table:formula="of:=((([.AE62]-[.P62])*[.K62])+[.AF62])/60" office:value-type="float" office:value="18.4833333333333" calcext:value-type="float">
            <text:p>18.48</text:p>
          </table:table-cell>
          <table:table-cell/>
          <table:table-cell table:formula="of:=(([.AO62]/6.91125)-1)*100" office:value-type="float" office:value="4.66027611985285" calcext:value-type="float">
            <text:p>4.66</text:p>
          </table:table-cell>
          <table:table-cell table:formula="of:=(([.AP62]/18.2175)-1)*100" office:value-type="float" office:value="1.45921961483921" calcext:value-type="float">
            <text:p>1.46</text:p>
          </table:table-cell>
          <table:table-cell table:formula="of:=([.AM62]*100)/[.AP62]" office:value-type="float" office:value="2.97565374211001" calcext:value-type="float">
            <text:p>2.98</text:p>
          </table:table-cell>
          <table:table-cell/>
          <table:table-cell table:formula="of:=([.AO62]*100)/[.AP62]" office:value-type="float" office:value="39.1343552750226" calcext:value-type="float">
            <text:p>39.13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3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51" calcext:value-type="float">
            <text:p>151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20" calcext:value-type="float">
            <text:p>20</text:p>
          </table:table-cell>
          <table:table-cell table:formula="of:=(([.M63]*[.K63])+[.AF63])/60" office:value-type="float" office:value="22.5833333333333" calcext:value-type="float">
            <text:p>22.58</text:p>
          </table:table-cell>
          <table:table-cell table:formula="of:=(([.L63]-[.P63])*[.K63])/60" office:value-type="float" office:value="-0.75" calcext:value-type="float">
            <text:p>-0.75</text:p>
          </table:table-cell>
          <table:table-cell table:formula="of:=((([.M63]-[.P63])*[.K63])+[.AF63])/60" office:value-type="float" office:value="21.7833333333333" calcext:value-type="float">
            <text:p>21.78</text:p>
          </table:table-cell>
          <table:table-cell table:formula="of:=(([.N63]-[.P63])*[.K63])/60" office:value-type="float" office:value="-0.55" calcext:value-type="float">
            <text:p>-0.55</text:p>
          </table:table-cell>
          <table:table-cell table:formula="of:=(([.O63]-[.P63])*[.K63])/60" office:value-type="float" office:value="1.45" calcext:value-type="float">
            <text:p>1.45</text:p>
          </table:table-cell>
          <table:table-cell table:formula="of:=[.AK63]-[.AJ63]" office:value-type="float" office:value="2" calcext:value-type="float">
            <text:p>2.00</text:p>
          </table:table-cell>
          <table:table-cell table:formula="of:=((([.Q63]-[.P63])*[.K63])+IF([.Q63]&gt;[.O63]; [.AF63]; 0))/60" office:value-type="float" office:value="0" calcext:value-type="float">
            <text:p>0.00</text:p>
          </table:table-cell>
          <table:table-cell/>
          <table:table-cell table:formula="of:=((([.V63]-[.P63])*[.K63])+[.AF63])/60" office:value-type="float" office:value="7.08333333333333" calcext:value-type="float">
            <text:p>7.08</text:p>
          </table:table-cell>
          <table:table-cell table:formula="of:=((([.AE63]-[.P63])*[.K63])+[.AF63])/60" office:value-type="float" office:value="18.3833333333333" calcext:value-type="float">
            <text:p>18.38</text:p>
          </table:table-cell>
          <table:table-cell/>
          <table:table-cell table:formula="of:=(([.AO63]/6.91125)-1)*100" office:value-type="float" office:value="2.48990173027066" calcext:value-type="float">
            <text:p>2.49</text:p>
          </table:table-cell>
          <table:table-cell table:formula="of:=(([.AP63]/18.2175)-1)*100" office:value-type="float" office:value="0.910296875714733" calcext:value-type="float">
            <text:p>0.91</text:p>
          </table:table-cell>
          <table:table-cell table:formula="of:=([.AM63]*100)/[.AP63]" office:value-type="float" office:value="0" calcext:value-type="float">
            <text:p>0.00</text:p>
          </table:table-cell>
          <table:table-cell/>
          <table:table-cell table:formula="of:=([.AO63]*100)/[.AP63]" office:value-type="float" office:value="38.5312783318224" calcext:value-type="float">
            <text:p>38.53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4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3"/>
          <table:table-cell table:number-columns-repeated="2" office:value-type="float" office:value="164" calcext:value-type="float">
            <text:p>164</text:p>
          </table:table-cell>
          <table:table-cell table:number-columns-repeated="8"/>
          <table:table-cell office:value-type="float" office:value="401" calcext:value-type="float">
            <text:p>401</text:p>
          </table:table-cell>
          <table:table-cell office:value-type="float" office:value="20" calcext:value-type="float">
            <text:p>20</text:p>
          </table:table-cell>
          <table:table-cell table:formula="of:=(([.M64]*[.K64])+[.AF64])/60" office:value-type="float" office:value="22.5833333333333" calcext:value-type="float">
            <text:p>22.58</text:p>
          </table:table-cell>
          <table:table-cell table:formula="of:=(([.L64]-[.P64])*[.K64])/60" office:value-type="float" office:value="-0.6" calcext:value-type="float">
            <text:p>-0.60</text:p>
          </table:table-cell>
          <table:table-cell table:formula="of:=((([.M64]-[.P64])*[.K64])+[.AF64])/60" office:value-type="float" office:value="21.9333333333333" calcext:value-type="float">
            <text:p>21.93</text:p>
          </table:table-cell>
          <table:table-cell table:formula="of:=(([.N64]-[.P64])*[.K64])/60" office:value-type="float" office:value="-0.4" calcext:value-type="float">
            <text:p>-0.40</text:p>
          </table:table-cell>
          <table:table-cell table:formula="of:=(([.O64]-[.P64])*[.K64])/60" office:value-type="float" office:value="1.6" calcext:value-type="float">
            <text:p>1.60</text:p>
          </table:table-cell>
          <table:table-cell table:formula="of:=[.AK64]-[.AJ64]" office:value-type="float" office:value="2" calcext:value-type="float">
            <text:p>2.00</text:p>
          </table:table-cell>
          <table:table-cell table:formula="of:=((([.Q64]-[.P64])*[.K64])+IF([.Q64]&gt;[.O64]; [.AF64]; 0))/60" office:value-type="float" office:value="0" calcext:value-type="float">
            <text:p>0.00</text:p>
          </table:table-cell>
          <table:table-cell/>
          <table:table-cell table:formula="of:=((([.V64]-[.P64])*[.K64])+[.AF64])/60" office:value-type="float" office:value="7.88333333333333" calcext:value-type="float">
            <text:p>7.88</text:p>
          </table:table-cell>
          <table:table-cell table:formula="of:=((([.AE64]-[.P64])*[.K64])+[.AF64])/60" office:value-type="float" office:value="19.7333333333333" calcext:value-type="float">
            <text:p>19.73</text:p>
          </table:table-cell>
          <table:table-cell/>
          <table:table-cell table:formula="of:=(([.AO64]/6.91125)-1)*100" office:value-type="float" office:value="14.0652318080424" calcext:value-type="float">
            <text:p>14.07</text:p>
          </table:table-cell>
          <table:table-cell table:formula="of:=(([.AP64]/18.2175)-1)*100" office:value-type="float" office:value="8.32075385389506" calcext:value-type="float">
            <text:p>8.32</text:p>
          </table:table-cell>
          <table:table-cell table:formula="of:=([.AM64]*100)/[.AP64]" office:value-type="float" office:value="0" calcext:value-type="float">
            <text:p>0.00</text:p>
          </table:table-cell>
          <table:table-cell/>
          <table:table-cell table:formula="of:=([.AO64]*100)/[.AP64]" office:value-type="float" office:value="39.9493243243244" calcext:value-type="float">
            <text:p>39.9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tching frame is not clear because embryo moved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5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table:number-columns-repeated="2" office:value-type="float" office:value="171" calcext:value-type="float">
            <text:p>171</text:p>
          </table:table-cell>
          <table:table-cell table:number-columns-repeated="8"/>
          <table:table-cell office:value-type="float" office:value="434" calcext:value-type="float">
            <text:p>434</text:p>
          </table:table-cell>
          <table:table-cell office:value-type="float" office:value="20" calcext:value-type="float">
            <text:p>20</text:p>
          </table:table-cell>
          <table:table-cell table:formula="of:=(([.M65]*[.K65])+[.AF65])/60" office:value-type="float" office:value="22.5833333333333" calcext:value-type="float">
            <text:p>22.58</text:p>
          </table:table-cell>
          <table:table-cell table:formula="of:=(([.L65]-[.P65])*[.K65])/60" office:value-type="float" office:value="-1.4" calcext:value-type="float">
            <text:p>-1.40</text:p>
          </table:table-cell>
          <table:table-cell table:formula="of:=((([.M65]-[.P65])*[.K65])+[.AF65])/60" office:value-type="float" office:value="21.1333333333333" calcext:value-type="float">
            <text:p>21.13</text:p>
          </table:table-cell>
          <table:table-cell table:formula="of:=(([.N65]-[.P65])*[.K65])/60" office:value-type="float" office:value="-1.2" calcext:value-type="float">
            <text:p>-1.20</text:p>
          </table:table-cell>
          <table:table-cell table:formula="of:=(([.O65]-[.P65])*[.K65])/60" office:value-type="float" office:value="0.8" calcext:value-type="float">
            <text:p>0.80</text:p>
          </table:table-cell>
          <table:table-cell table:formula="of:=[.AK65]-[.AJ65]" office:value-type="float" office:value="2" calcext:value-type="float">
            <text:p>2.00</text:p>
          </table:table-cell>
          <table:table-cell table:formula="of:=((([.Q65]-[.P65])*[.K65])+IF([.Q65]&gt;[.O65]; [.AF65]; 0))/60" office:value-type="float" office:value="0.7" calcext:value-type="float">
            <text:p>0.70</text:p>
          </table:table-cell>
          <table:table-cell/>
          <table:table-cell table:formula="of:=((([.V65]-[.P65])*[.K65])+[.AF65])/60" office:value-type="float" office:value="7.43333333333333" calcext:value-type="float">
            <text:p>7.43</text:p>
          </table:table-cell>
          <table:table-cell table:formula="of:=((([.AE65]-[.P65])*[.K65])+[.AF65])/60" office:value-type="float" office:value="20.5833333333333" calcext:value-type="float">
            <text:p>20.58</text:p>
          </table:table-cell>
          <table:table-cell/>
          <table:table-cell table:formula="of:=(([.AO65]/6.91125)-1)*100" office:value-type="float" office:value="7.5541086392958" calcext:value-type="float">
            <text:p>7.55</text:p>
          </table:table-cell>
          <table:table-cell table:formula="of:=(([.AP65]/18.2175)-1)*100" office:value-type="float" office:value="12.986597136453" calcext:value-type="float">
            <text:p>12.99</text:p>
          </table:table-cell>
          <table:table-cell table:formula="of:=([.AM65]*100)/[.AP65]" office:value-type="float" office:value="3.4008097165992" calcext:value-type="float">
            <text:p>3.40</text:p>
          </table:table-cell>
          <table:table-cell/>
          <table:table-cell table:formula="of:=([.AO65]*100)/[.AP65]" office:value-type="float" office:value="36.1133603238867" calcext:value-type="float">
            <text:p>36.11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6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table:number-columns-repeated="2" office:value-type="float" office:value="170" calcext:value-type="float">
            <text:p>170</text:p>
          </table:table-cell>
          <table:table-cell table:number-columns-repeated="8"/>
          <table:table-cell office:value-type="float" office:value="394" calcext:value-type="float">
            <text:p>394</text:p>
          </table:table-cell>
          <table:table-cell office:value-type="float" office:value="20" calcext:value-type="float">
            <text:p>20</text:p>
          </table:table-cell>
          <table:table-cell table:formula="of:=(([.M66]*[.K66])+[.AF66])/60" office:value-type="float" office:value="22.5833333333333" calcext:value-type="float">
            <text:p>22.58</text:p>
          </table:table-cell>
          <table:table-cell table:formula="of:=(([.L66]-[.P66])*[.K66])/60" office:value-type="float" office:value="-1.4" calcext:value-type="float">
            <text:p>-1.40</text:p>
          </table:table-cell>
          <table:table-cell table:formula="of:=((([.M66]-[.P66])*[.K66])+[.AF66])/60" office:value-type="float" office:value="21.1333333333333" calcext:value-type="float">
            <text:p>21.13</text:p>
          </table:table-cell>
          <table:table-cell table:formula="of:=(([.N66]-[.P66])*[.K66])/60" office:value-type="float" office:value="-1.2" calcext:value-type="float">
            <text:p>-1.20</text:p>
          </table:table-cell>
          <table:table-cell table:formula="of:=(([.O66]-[.P66])*[.K66])/60" office:value-type="float" office:value="0.8" calcext:value-type="float">
            <text:p>0.80</text:p>
          </table:table-cell>
          <table:table-cell table:formula="of:=[.AK66]-[.AJ66]" office:value-type="float" office:value="2" calcext:value-type="float">
            <text:p>2.00</text:p>
          </table:table-cell>
          <table:table-cell table:formula="of:=((([.Q66]-[.P66])*[.K66])+IF([.Q66]&gt;[.O66]; [.AF66]; 0))/60" office:value-type="float" office:value="0.6" calcext:value-type="float">
            <text:p>0.60</text:p>
          </table:table-cell>
          <table:table-cell/>
          <table:table-cell table:formula="of:=((([.V66]-[.P66])*[.K66])+[.AF66])/60" office:value-type="float" office:value="7.38333333333333" calcext:value-type="float">
            <text:p>7.38</text:p>
          </table:table-cell>
          <table:table-cell table:formula="of:=((([.AE66]-[.P66])*[.K66])+[.AF66])/60" office:value-type="float" office:value="18.5833333333333" calcext:value-type="float">
            <text:p>18.58</text:p>
          </table:table-cell>
          <table:table-cell/>
          <table:table-cell table:formula="of:=(([.AO66]/6.91125)-1)*100" office:value-type="float" office:value="6.83065050943505" calcext:value-type="float">
            <text:p>6.83</text:p>
          </table:table-cell>
          <table:table-cell table:formula="of:=(([.AP66]/18.2175)-1)*100" office:value-type="float" office:value="2.00814235396367" calcext:value-type="float">
            <text:p>2.01</text:p>
          </table:table-cell>
          <table:table-cell table:formula="of:=([.AM66]*100)/[.AP66]" office:value-type="float" office:value="3.22869955156951" calcext:value-type="float">
            <text:p>3.23</text:p>
          </table:table-cell>
          <table:table-cell/>
          <table:table-cell table:formula="of:=([.AO66]*100)/[.AP66]" office:value-type="float" office:value="39.7309417040359" calcext:value-type="float">
            <text:p>39.73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Left side twin is unfertilized (CF was inhibited, though)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7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3"/>
          <table:table-cell table:number-columns-repeated="2" office:value-type="float" office:value="159" calcext:value-type="float">
            <text:p>159</text:p>
          </table:table-cell>
          <table:table-cell table:number-columns-repeated="8"/>
          <table:table-cell office:value-type="float" office:value="383" calcext:value-type="float">
            <text:p>383</text:p>
          </table:table-cell>
          <table:table-cell office:value-type="float" office:value="20" calcext:value-type="float">
            <text:p>20</text:p>
          </table:table-cell>
          <table:table-cell table:formula="of:=(([.M67]*[.K67])+[.AF67])/60" office:value-type="float" office:value="22.5833333333333" calcext:value-type="float">
            <text:p>22.58</text:p>
          </table:table-cell>
          <table:table-cell table:formula="of:=(([.L67]-[.P67])*[.K67])/60" office:value-type="float" office:value="-1.6" calcext:value-type="float">
            <text:p>-1.60</text:p>
          </table:table-cell>
          <table:table-cell table:formula="of:=((([.M67]-[.P67])*[.K67])+[.AF67])/60" office:value-type="float" office:value="20.9333333333333" calcext:value-type="float">
            <text:p>20.93</text:p>
          </table:table-cell>
          <table:table-cell table:formula="of:=(([.N67]-[.P67])*[.K67])/60" office:value-type="float" office:value="-1.4" calcext:value-type="float">
            <text:p>-1.40</text:p>
          </table:table-cell>
          <table:table-cell table:formula="of:=(([.O67]-[.P67])*[.K67])/60" office:value-type="float" office:value="0.6" calcext:value-type="float">
            <text:p>0.60</text:p>
          </table:table-cell>
          <table:table-cell table:formula="of:=[.AK67]-[.AJ67]" office:value-type="float" office:value="2" calcext:value-type="float">
            <text:p>2.00</text:p>
          </table:table-cell>
          <table:table-cell table:formula="of:=((([.Q67]-[.P67])*[.K67])+IF([.Q67]&gt;[.O67]; [.AF67]; 0))/60" office:value-type="float" office:value="0" calcext:value-type="float">
            <text:p>0.00</text:p>
          </table:table-cell>
          <table:table-cell/>
          <table:table-cell table:formula="of:=((([.V67]-[.P67])*[.K67])+[.AF67])/60" office:value-type="float" office:value="6.63333333333333" calcext:value-type="float">
            <text:p>6.63</text:p>
          </table:table-cell>
          <table:table-cell table:formula="of:=((([.AE67]-[.P67])*[.K67])+[.AF67])/60" office:value-type="float" office:value="17.8333333333333" calcext:value-type="float">
            <text:p>17.83</text:p>
          </table:table-cell>
          <table:table-cell/>
          <table:table-cell table:formula="of:=(([.AO67]/6.91125)-1)*100" office:value-type="float" office:value="-4.02122143847596" calcext:value-type="float">
            <text:p>-4.02</text:p>
          </table:table-cell>
          <table:table-cell table:formula="of:=(([.AP67]/18.2175)-1)*100" office:value-type="float" office:value="-2.10877818946984" calcext:value-type="float">
            <text:p>-2.11</text:p>
          </table:table-cell>
          <table:table-cell table:formula="of:=([.AM67]*100)/[.AP67]" office:value-type="float" office:value="0" calcext:value-type="float">
            <text:p>0.00</text:p>
          </table:table-cell>
          <table:table-cell/>
          <table:table-cell table:formula="of:=([.AO67]*100)/[.AP67]" office:value-type="float" office:value="37.196261682243" calcext:value-type="float">
            <text:p>37.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8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table:number-columns-repeated="2" office:value-type="float" office:value="163" calcext:value-type="float">
            <text:p>163</text:p>
          </table:table-cell>
          <table:table-cell table:number-columns-repeated="8"/>
          <table:table-cell office:value-type="float" office:value="396" calcext:value-type="float">
            <text:p>396</text:p>
          </table:table-cell>
          <table:table-cell office:value-type="float" office:value="20" calcext:value-type="float">
            <text:p>20</text:p>
          </table:table-cell>
          <table:table-cell table:formula="of:=(([.M68]*[.K68])+[.AF68])/60" office:value-type="float" office:value="22.5833333333333" calcext:value-type="float">
            <text:p>22.58</text:p>
          </table:table-cell>
          <table:table-cell table:formula="of:=(([.L68]-[.P68])*[.K68])/60" office:value-type="float" office:value="-1.35" calcext:value-type="float">
            <text:p>-1.35</text:p>
          </table:table-cell>
          <table:table-cell table:formula="of:=((([.M68]-[.P68])*[.K68])+[.AF68])/60" office:value-type="float" office:value="21.1833333333333" calcext:value-type="float">
            <text:p>21.18</text:p>
          </table:table-cell>
          <table:table-cell table:formula="of:=(([.N68]-[.P68])*[.K68])/60" office:value-type="float" office:value="-1.15" calcext:value-type="float">
            <text:p>-1.15</text:p>
          </table:table-cell>
          <table:table-cell table:formula="of:=(([.O68]-[.P68])*[.K68])/60" office:value-type="float" office:value="0.85" calcext:value-type="float">
            <text:p>0.85</text:p>
          </table:table-cell>
          <table:table-cell table:formula="of:=[.AK68]-[.AJ68]" office:value-type="float" office:value="2" calcext:value-type="float">
            <text:p>2.00</text:p>
          </table:table-cell>
          <table:table-cell table:formula="of:=((([.Q68]-[.P68])*[.K68])+IF([.Q68]&gt;[.O68]; [.AF68]; 0))/60" office:value-type="float" office:value="0.45" calcext:value-type="float">
            <text:p>0.45</text:p>
          </table:table-cell>
          <table:table-cell/>
          <table:table-cell table:formula="of:=((([.V68]-[.P68])*[.K68])+[.AF68])/60" office:value-type="float" office:value="7.08333333333333" calcext:value-type="float">
            <text:p>7.08</text:p>
          </table:table-cell>
          <table:table-cell table:formula="of:=((([.AE68]-[.P68])*[.K68])+[.AF68])/60" office:value-type="float" office:value="18.7333333333333" calcext:value-type="float">
            <text:p>18.73</text:p>
          </table:table-cell>
          <table:table-cell/>
          <table:table-cell table:formula="of:=(([.AO68]/6.91125)-1)*100" office:value-type="float" office:value="2.48990173027066" calcext:value-type="float">
            <text:p>2.49</text:p>
          </table:table-cell>
          <table:table-cell table:formula="of:=(([.AP68]/18.2175)-1)*100" office:value-type="float" office:value="2.83152646265039" calcext:value-type="float">
            <text:p>2.83</text:p>
          </table:table-cell>
          <table:table-cell table:formula="of:=([.AM68]*100)/[.AP68]" office:value-type="float" office:value="2.40213523131673" calcext:value-type="float">
            <text:p>2.40</text:p>
          </table:table-cell>
          <table:table-cell/>
          <table:table-cell table:formula="of:=([.AO68]*100)/[.AP68]" office:value-type="float" office:value="37.8113879003559" calcext:value-type="float">
            <text:p>37.81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Right side twin is unfertilized (CF was inhibited, though)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19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1" calcext:value-type="float">
            <text:p>31</text:p>
          </table:table-cell>
          <table:table-cell table:number-columns-repeated="3"/>
          <table:table-cell table:number-columns-repeated="2" office:value-type="float" office:value="165" calcext:value-type="float">
            <text:p>165</text:p>
          </table:table-cell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table:formula="of:=(([.M69]*[.K69])+[.AF69])/60" office:value-type="float" office:value="22.5833333333333" calcext:value-type="float">
            <text:p>22.58</text:p>
          </table:table-cell>
          <table:table-cell table:formula="of:=(([.L69]-[.P69])*[.K69])/60" office:value-type="float" office:value="-1.5" calcext:value-type="float">
            <text:p>-1.50</text:p>
          </table:table-cell>
          <table:table-cell table:formula="of:=((([.M69]-[.P69])*[.K69])+[.AF69])/60" office:value-type="float" office:value="21.0333333333333" calcext:value-type="float">
            <text:p>21.03</text:p>
          </table:table-cell>
          <table:table-cell table:formula="of:=(([.N69]-[.P69])*[.K69])/60" office:value-type="float" office:value="-1.3" calcext:value-type="float">
            <text:p>-1.30</text:p>
          </table:table-cell>
          <table:table-cell table:formula="of:=(([.O69]-[.P69])*[.K69])/60" office:value-type="float" office:value="0.7" calcext:value-type="float">
            <text:p>0.70</text:p>
          </table:table-cell>
          <table:table-cell table:formula="of:=[.AK69]-[.AJ69]" office:value-type="float" office:value="2" calcext:value-type="float">
            <text:p>2.00</text:p>
          </table:table-cell>
          <table:table-cell table:formula="of:=((([.Q69]-[.P69])*[.K69])+IF([.Q69]&gt;[.O69]; [.AF69]; 0))/60" office:value-type="float" office:value="0" calcext:value-type="float">
            <text:p>0.00</text:p>
          </table:table-cell>
          <table:table-cell/>
          <table:table-cell table:formula="of:=((([.V69]-[.P69])*[.K69])+[.AF69])/60" office:value-type="float" office:value="7.03333333333333" calcext:value-type="float">
            <text:p>7.03</text:p>
          </table:table-cell>
          <table:table-cell table:formula="of:=((([.AE69]-[.P69])*[.K69])+[.AF69])/60" office:value-type="float" office:value="18.0833333333333" calcext:value-type="float">
            <text:p>18.08</text:p>
          </table:table-cell>
          <table:table-cell/>
          <table:table-cell table:formula="of:=(([.AO69]/6.91125)-1)*100" office:value-type="float" office:value="1.76644360040992" calcext:value-type="float">
            <text:p>1.77</text:p>
          </table:table-cell>
          <table:table-cell table:formula="of:=(([.AP69]/18.2175)-1)*100" office:value-type="float" office:value="-0.736471341658673" calcext:value-type="float">
            <text:p>-0.74</text:p>
          </table:table-cell>
          <table:table-cell table:formula="of:=([.AM69]*100)/[.AP69]" office:value-type="float" office:value="0" calcext:value-type="float">
            <text:p>0.00</text:p>
          </table:table-cell>
          <table:table-cell/>
          <table:table-cell table:formula="of:=([.AO69]*100)/[.AP69]" office:value-type="float" office:value="38.8940092165899" calcext:value-type="float">
            <text:p>38.8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0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table:number-columns-repeated="14"/>
          <table:table-cell office:value-type="float" office:value="20" calcext:value-type="float">
            <text:p>20</text:p>
          </table:table-cell>
          <table:table-cell table:formula="of:=(([.M70]*[.K70])+[.AF70])/60" office:value-type="float" office:value="22.5833333333333" calcext:value-type="float">
            <text:p>22.58</text:p>
          </table:table-cell>
          <table:table-cell table:formula="of:=(([.L70]-[.P70])*[.K70])/60" office:value-type="float" office:value="-2.25" calcext:value-type="float">
            <text:p>-2.25</text:p>
          </table:table-cell>
          <table:table-cell table:formula="of:=((([.M70]-[.P70])*[.K70])+[.AF70])/60" office:value-type="float" office:value="20.2833333333333" calcext:value-type="float">
            <text:p>20.28</text:p>
          </table:table-cell>
          <table:table-cell table:formula="of:=(([.N70]-[.P70])*[.K70])/60" office:value-type="float" office:value="-2.05" calcext:value-type="float">
            <text:p>-2.05</text:p>
          </table:table-cell>
          <table:table-cell table:formula="of:=(([.O70]-[.P70])*[.K70])/60" office:value-type="float" office:value="-0.05" calcext:value-type="float">
            <text:p>-0.05</text:p>
          </table:table-cell>
          <table:table-cell table:formula="of:=[.AK70]-[.AJ70]" office:value-type="float" office:value="2" calcext:value-type="float">
            <text:p>2.00</text:p>
          </table:table-cell>
          <table:table-cell table:formula="of:=((([.Q70]-[.P70])*[.K70])+IF([.Q70]&gt;[.O70]; [.AF70]; 0))/60" office:value-type="float" office:value="0.733333333333333" calcext:value-type="float">
            <text:p>0.73</text:p>
          </table:table-cell>
          <table:table-cell table:number-columns-repeated="9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 Gastrulation was during plucking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1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table:number-columns-repeated="2" office:value-type="float" office:value="144" calcext:value-type="float">
            <text:p>144</text:p>
          </table:table-cell>
          <table:table-cell table:number-columns-repeated="8"/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table:formula="of:=(([.M71]*[.K71])+[.AF71])/60" office:value-type="float" office:value="22.5833333333333" calcext:value-type="float">
            <text:p>22.58</text:p>
          </table:table-cell>
          <table:table-cell table:formula="of:=(([.L71]-[.P71])*[.K71])/60" office:value-type="float" office:value="-0.8" calcext:value-type="float">
            <text:p>-0.80</text:p>
          </table:table-cell>
          <table:table-cell table:formula="of:=((([.M71]-[.P71])*[.K71])+[.AF71])/60" office:value-type="float" office:value="21.7333333333333" calcext:value-type="float">
            <text:p>21.73</text:p>
          </table:table-cell>
          <table:table-cell table:formula="of:=(([.N71]-[.P71])*[.K71])/60" office:value-type="float" office:value="-0.6" calcext:value-type="float">
            <text:p>-0.60</text:p>
          </table:table-cell>
          <table:table-cell table:formula="of:=(([.O71]-[.P71])*[.K71])/60" office:value-type="float" office:value="1.4" calcext:value-type="float">
            <text:p>1.40</text:p>
          </table:table-cell>
          <table:table-cell table:formula="of:=[.AK71]-[.AJ71]" office:value-type="float" office:value="2" calcext:value-type="float">
            <text:p>2.00</text:p>
          </table:table-cell>
          <table:table-cell table:formula="of:=((([.Q71]-[.P71])*[.K71])+IF([.Q71]&gt;[.O71]; [.AF71]; 0))/60" office:value-type="float" office:value="-0.05" calcext:value-type="float">
            <text:p>-0.05</text:p>
          </table:table-cell>
          <table:table-cell/>
          <table:table-cell table:formula="of:=((([.V71]-[.P71])*[.K71])+[.AF71])/60" office:value-type="float" office:value="6.68333333333333" calcext:value-type="float">
            <text:p>6.68</text:p>
          </table:table-cell>
          <table:table-cell table:formula="of:=((([.AE71]-[.P71])*[.K71])+[.AF71])/60" office:value-type="float" office:value="18.1333333333333" calcext:value-type="float">
            <text:p>18.13</text:p>
          </table:table-cell>
          <table:table-cell/>
          <table:table-cell table:formula="of:=(([.AO71]/6.91125)-1)*100" office:value-type="float" office:value="-3.29776330861523" calcext:value-type="float">
            <text:p>-3.30</text:p>
          </table:table-cell>
          <table:table-cell table:formula="of:=(([.AP71]/18.2175)-1)*100" office:value-type="float" office:value="-0.462009972096433" calcext:value-type="float">
            <text:p>-0.46</text:p>
          </table:table-cell>
          <table:table-cell table:formula="of:=([.AM71]*100)/[.AP71]" office:value-type="float" office:value="-0.275735294117648" calcext:value-type="float">
            <text:p>-0.28</text:p>
          </table:table-cell>
          <table:table-cell/>
          <table:table-cell table:formula="of:=([.AO71]*100)/[.AP71]" office:value-type="float" office:value="36.8566176470589" calcext:value-type="float">
            <text:p>36.8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2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table:number-columns-repeated="2" office:value-type="float" office:value="163" calcext:value-type="float">
            <text:p>163</text:p>
          </table:table-cell>
          <table:table-cell table:number-columns-repeated="8"/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table:formula="of:=(([.M72]*[.K72])+[.AF72])/60" office:value-type="float" office:value="22.5833333333333" calcext:value-type="float">
            <text:p>22.58</text:p>
          </table:table-cell>
          <table:table-cell table:formula="of:=(([.L72]-[.P72])*[.K72])/60" office:value-type="float" office:value="-0.95" calcext:value-type="float">
            <text:p>-0.95</text:p>
          </table:table-cell>
          <table:table-cell table:formula="of:=((([.M72]-[.P72])*[.K72])+[.AF72])/60" office:value-type="float" office:value="21.5833333333333" calcext:value-type="float">
            <text:p>21.58</text:p>
          </table:table-cell>
          <table:table-cell table:formula="of:=(([.N72]-[.P72])*[.K72])/60" office:value-type="float" office:value="-0.75" calcext:value-type="float">
            <text:p>-0.75</text:p>
          </table:table-cell>
          <table:table-cell table:formula="of:=(([.O72]-[.P72])*[.K72])/60" office:value-type="float" office:value="1.25" calcext:value-type="float">
            <text:p>1.25</text:p>
          </table:table-cell>
          <table:table-cell table:formula="of:=[.AK72]-[.AJ72]" office:value-type="float" office:value="2" calcext:value-type="float">
            <text:p>2.00</text:p>
          </table:table-cell>
          <table:table-cell table:formula="of:=((([.Q72]-[.P72])*[.K72])+IF([.Q72]&gt;[.O72]; [.AF72]; 0))/60" office:value-type="float" office:value="0.5" calcext:value-type="float">
            <text:p>0.50</text:p>
          </table:table-cell>
          <table:table-cell/>
          <table:table-cell table:formula="of:=((([.V72]-[.P72])*[.K72])+[.AF72])/60" office:value-type="float" office:value="7.48333333333333" calcext:value-type="float">
            <text:p>7.48</text:p>
          </table:table-cell>
          <table:table-cell table:formula="of:=((([.AE72]-[.P72])*[.K72])+[.AF72])/60" office:value-type="float" office:value="18.2833333333333" calcext:value-type="float">
            <text:p>18.28</text:p>
          </table:table-cell>
          <table:table-cell/>
          <table:table-cell table:formula="of:=(([.AO72]/6.91125)-1)*100" office:value-type="float" office:value="8.27756676915652" calcext:value-type="float">
            <text:p>8.28</text:p>
          </table:table-cell>
          <table:table-cell table:formula="of:=(([.AP72]/18.2175)-1)*100" office:value-type="float" office:value="0.361374136590276" calcext:value-type="float">
            <text:p>0.36</text:p>
          </table:table-cell>
          <table:table-cell table:formula="of:=([.AM72]*100)/[.AP72]" office:value-type="float" office:value="2.73473108477667" calcext:value-type="float">
            <text:p>2.73</text:p>
          </table:table-cell>
          <table:table-cell/>
          <table:table-cell table:formula="of:=([.AO72]*100)/[.AP72]" office:value-type="float" office:value="40.9298085688241" calcext:value-type="float">
            <text:p>40.93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3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3"/>
          <table:table-cell table:number-columns-repeated="2" office:value-type="float" office:value="150" calcext:value-type="float">
            <text:p>150</text:p>
          </table:table-cell>
          <table:table-cell table:number-columns-repeated="8"/>
          <table:table-cell office:value-type="float" office:value="373" calcext:value-type="float">
            <text:p>373</text:p>
          </table:table-cell>
          <table:table-cell office:value-type="float" office:value="20" calcext:value-type="float">
            <text:p>20</text:p>
          </table:table-cell>
          <table:table-cell table:formula="of:=(([.M73]*[.K73])+[.AF73])/60" office:value-type="float" office:value="22.5833333333333" calcext:value-type="float">
            <text:p>22.58</text:p>
          </table:table-cell>
          <table:table-cell table:formula="of:=(([.L73]-[.P73])*[.K73])/60" office:value-type="float" office:value="-0.7" calcext:value-type="float">
            <text:p>-0.70</text:p>
          </table:table-cell>
          <table:table-cell table:formula="of:=((([.M73]-[.P73])*[.K73])+[.AF73])/60" office:value-type="float" office:value="21.8333333333333" calcext:value-type="float">
            <text:p>21.83</text:p>
          </table:table-cell>
          <table:table-cell table:formula="of:=(([.N73]-[.P73])*[.K73])/60" office:value-type="float" office:value="-0.5" calcext:value-type="float">
            <text:p>-0.50</text:p>
          </table:table-cell>
          <table:table-cell table:formula="of:=(([.O73]-[.P73])*[.K73])/60" office:value-type="float" office:value="1.5" calcext:value-type="float">
            <text:p>1.50</text:p>
          </table:table-cell>
          <table:table-cell table:formula="of:=[.AK73]-[.AJ73]" office:value-type="float" office:value="2" calcext:value-type="float">
            <text:p>2.00</text:p>
          </table:table-cell>
          <table:table-cell table:formula="of:=((([.Q73]-[.P73])*[.K73])+IF([.Q73]&gt;[.O73]; [.AF73]; 0))/60" office:value-type="float" office:value="0" calcext:value-type="float">
            <text:p>0.00</text:p>
          </table:table-cell>
          <table:table-cell/>
          <table:table-cell table:formula="of:=((([.V73]-[.P73])*[.K73])+[.AF73])/60" office:value-type="float" office:value="7.08333333333333" calcext:value-type="float">
            <text:p>7.08</text:p>
          </table:table-cell>
          <table:table-cell table:formula="of:=((([.AE73]-[.P73])*[.K73])+[.AF73])/60" office:value-type="float" office:value="18.2333333333333" calcext:value-type="float">
            <text:p>18.23</text:p>
          </table:table-cell>
          <table:table-cell/>
          <table:table-cell table:formula="of:=(([.AO73]/6.91125)-1)*100" office:value-type="float" office:value="2.48990173027066" calcext:value-type="float">
            <text:p>2.49</text:p>
          </table:table-cell>
          <table:table-cell table:formula="of:=(([.AP73]/18.2175)-1)*100" office:value-type="float" office:value="0.0869127670280356" calcext:value-type="float">
            <text:p>0.09</text:p>
          </table:table-cell>
          <table:table-cell table:formula="of:=([.AM73]*100)/[.AP73]" office:value-type="float" office:value="0" calcext:value-type="float">
            <text:p>0.00</text:p>
          </table:table-cell>
          <table:table-cell/>
          <table:table-cell table:formula="of:=([.AO73]*100)/[.AP73]" office:value-type="float" office:value="38.8482632541134" calcext:value-type="float">
            <text:p>38.8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4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table:number-columns-repeated="2" office:value-type="float" office:value="168" calcext:value-type="float">
            <text:p>168</text:p>
          </table:table-cell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table:formula="of:=(([.M74]*[.K74])+[.AF74])/60" office:value-type="float" office:value="22.5833333333333" calcext:value-type="float">
            <text:p>22.58</text:p>
          </table:table-cell>
          <table:table-cell table:formula="of:=(([.L74]-[.P74])*[.K74])/60" office:value-type="float" office:value="-1.7" calcext:value-type="float">
            <text:p>-1.70</text:p>
          </table:table-cell>
          <table:table-cell table:formula="of:=((([.M74]-[.P74])*[.K74])+[.AF74])/60" office:value-type="float" office:value="20.8333333333333" calcext:value-type="float">
            <text:p>20.83</text:p>
          </table:table-cell>
          <table:table-cell table:formula="of:=(([.N74]-[.P74])*[.K74])/60" office:value-type="float" office:value="-1.5" calcext:value-type="float">
            <text:p>-1.50</text:p>
          </table:table-cell>
          <table:table-cell table:formula="of:=(([.O74]-[.P74])*[.K74])/60" office:value-type="float" office:value="0.5" calcext:value-type="float">
            <text:p>0.50</text:p>
          </table:table-cell>
          <table:table-cell table:formula="of:=[.AK74]-[.AJ74]" office:value-type="float" office:value="2" calcext:value-type="float">
            <text:p>2.00</text:p>
          </table:table-cell>
          <table:table-cell table:formula="of:=((([.Q74]-[.P74])*[.K74])+IF([.Q74]&gt;[.O74]; [.AF74]; 0))/60" office:value-type="float" office:value="0.5" calcext:value-type="float">
            <text:p>0.50</text:p>
          </table:table-cell>
          <table:table-cell/>
          <table:table-cell table:formula="of:=((([.V74]-[.P74])*[.K74])+[.AF74])/60" office:value-type="float" office:value="6.98333333333333" calcext:value-type="float">
            <text:p>6.98</text:p>
          </table:table-cell>
          <table:table-cell table:formula="of:=((([.AE74]-[.P74])*[.K74])+[.AF74])/60" office:value-type="float" office:value="18.3333333333333" calcext:value-type="float">
            <text:p>18.33</text:p>
          </table:table-cell>
          <table:table-cell/>
          <table:table-cell table:formula="of:=(([.AO74]/6.91125)-1)*100" office:value-type="float" office:value="1.04298547054917" calcext:value-type="float">
            <text:p>1.04</text:p>
          </table:table-cell>
          <table:table-cell table:formula="of:=(([.AP74]/18.2175)-1)*100" office:value-type="float" office:value="0.635835506152493" calcext:value-type="float">
            <text:p>0.64</text:p>
          </table:table-cell>
          <table:table-cell table:formula="of:=([.AM74]*100)/[.AP74]" office:value-type="float" office:value="2.72727272727273" calcext:value-type="float">
            <text:p>2.73</text:p>
          </table:table-cell>
          <table:table-cell/>
          <table:table-cell table:formula="of:=([.AO74]*100)/[.AP74]" office:value-type="float" office:value="38.0909090909091" calcext:value-type="float">
            <text:p>38.09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Apparently no CF, but it was during plucking time and the left twin is unfertilized.</text:p>
          </table:table-cell>
        </table:table-row>
        <table:table-row table:style-name="ro1">
          <table:table-cell office:value-type="string" calcext:value-type="string">
            <text:p>2024-07-25_L2_RGap_H200_10pct_oxygen_t3min_evil_twins_pluck</text:p>
          </table:table-cell>
          <table:table-cell office:value-type="string" calcext:value-type="string">
            <text:p>CROP_2024-07-25_L2_RGap_H200_10pct_oxygen_t3min_evil_twins_pluck_1_2_Pos25_RGB.tif</text:p>
          </table:table-cell>
          <table:table-cell table:style-name="ce7" office:value-type="date" office:date-value="2024-07-25" calcext:value-type="date">
            <text:p>2024-07-2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5" calcext:value-type="float">
            <text:p>44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table:number-columns-repeated="2" office:value-type="float" office:value="167" calcext:value-type="float">
            <text:p>167</text:p>
          </table:table-cell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table:formula="of:=(([.M75]*[.K75])+[.AF75])/60" office:value-type="float" office:value="22.5833333333333" calcext:value-type="float">
            <text:p>22.58</text:p>
          </table:table-cell>
          <table:table-cell table:formula="of:=(([.L75]-[.P75])*[.K75])/60" office:value-type="float" office:value="-1.45" calcext:value-type="float">
            <text:p>-1.45</text:p>
          </table:table-cell>
          <table:table-cell table:formula="of:=((([.M75]-[.P75])*[.K75])+[.AF75])/60" office:value-type="float" office:value="21.0833333333333" calcext:value-type="float">
            <text:p>21.08</text:p>
          </table:table-cell>
          <table:table-cell table:formula="of:=(([.N75]-[.P75])*[.K75])/60" office:value-type="float" office:value="-1.25" calcext:value-type="float">
            <text:p>-1.25</text:p>
          </table:table-cell>
          <table:table-cell table:formula="of:=(([.O75]-[.P75])*[.K75])/60" office:value-type="float" office:value="0.75" calcext:value-type="float">
            <text:p>0.75</text:p>
          </table:table-cell>
          <table:table-cell table:formula="of:=[.AK75]-[.AJ75]" office:value-type="float" office:value="2" calcext:value-type="float">
            <text:p>2.00</text:p>
          </table:table-cell>
          <table:table-cell table:formula="of:=((([.Q75]-[.P75])*[.K75])+IF([.Q75]&gt;[.O75]; [.AF75]; 0))/60" office:value-type="float" office:value="0.6" calcext:value-type="float">
            <text:p>0.60</text:p>
          </table:table-cell>
          <table:table-cell/>
          <table:table-cell table:formula="of:=((([.V75]-[.P75])*[.K75])+[.AF75])/60" office:value-type="float" office:value="7.18333333333333" calcext:value-type="float">
            <text:p>7.18</text:p>
          </table:table-cell>
          <table:table-cell table:formula="of:=((([.AE75]-[.P75])*[.K75])+[.AF75])/60" office:value-type="float" office:value="18.6833333333333" calcext:value-type="float">
            <text:p>18.68</text:p>
          </table:table-cell>
          <table:table-cell/>
          <table:table-cell table:formula="of:=(([.AO75]/6.91125)-1)*100" office:value-type="float" office:value="3.93681798999213" calcext:value-type="float">
            <text:p>3.94</text:p>
          </table:table-cell>
          <table:table-cell table:formula="of:=(([.AP75]/18.2175)-1)*100" office:value-type="float" office:value="2.55706509308815" calcext:value-type="float">
            <text:p>2.56</text:p>
          </table:table-cell>
          <table:table-cell table:formula="of:=([.AM75]*100)/[.AP75]" office:value-type="float" office:value="3.2114183764496" calcext:value-type="float">
            <text:p>3.21</text:p>
          </table:table-cell>
          <table:table-cell/>
          <table:table-cell table:formula="of:=([.AO75]*100)/[.AP75]" office:value-type="float" office:value="38.4478144513827" calcext:value-type="float">
            <text:p>38.4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71" calcext:value-type="float">
            <text:p>171</text:p>
          </table:table-cell>
          <table:table-cell table:number-columns-repeated="8"/>
          <table:table-cell office:value-type="float" office:value="416" calcext:value-type="float">
            <text:p>416</text:p>
          </table:table-cell>
          <table:table-cell office:value-type="float" office:value="20" calcext:value-type="float">
            <text:p>20</text:p>
          </table:table-cell>
          <table:table-cell table:formula="of:=(([.M76]*[.K76])+[.AF76])/60" office:value-type="float" office:value="26.5333333333333" calcext:value-type="float">
            <text:p>26.53</text:p>
          </table:table-cell>
          <table:table-cell table:formula="of:=(([.L76]-[.P76])*[.K76])/60" office:value-type="float" office:value="-1.3" calcext:value-type="float">
            <text:p>-1.30</text:p>
          </table:table-cell>
          <table:table-cell table:formula="of:=((([.M76]-[.P76])*[.K76])+[.AF76])/60" office:value-type="float" office:value="25.1833333333333" calcext:value-type="float">
            <text:p>25.18</text:p>
          </table:table-cell>
          <table:table-cell table:formula="of:=(([.N76]-[.P76])*[.K76])/60" office:value-type="float" office:value="-1.4" calcext:value-type="float">
            <text:p>-1.40</text:p>
          </table:table-cell>
          <table:table-cell table:formula="of:=(([.O76]-[.P76])*[.K76])/60" office:value-type="float" office:value="0.9" calcext:value-type="float">
            <text:p>0.90</text:p>
          </table:table-cell>
          <table:table-cell table:formula="of:=[.AK76]-[.AJ76]" office:value-type="float" office:value="2.3" calcext:value-type="float">
            <text:p>2.30</text:p>
          </table:table-cell>
          <table:table-cell table:formula="of:=((([.Q76]-[.P76])*[.K76])+IF([.Q76]&gt;[.O76]; [.AF76]; 0))/60" office:value-type="float" office:value="-0.05" calcext:value-type="float">
            <text:p>-0.05</text:p>
          </table:table-cell>
          <table:table-cell table:formula="of:=((([.R76]-[.P76])*[.K76])+[.AF76])/60" office:value-type="float" office:value="0.583333333333333" calcext:value-type="float">
            <text:p>0.58</text:p>
          </table:table-cell>
          <table:table-cell table:formula="of:=((([.V76]-[.P76])*[.K76])+[.AF76])/60" office:value-type="float" office:value="7.53333333333333" calcext:value-type="float">
            <text:p>7.53</text:p>
          </table:table-cell>
          <table:table-cell table:formula="of:=((([.AE76]-[.P76])*[.K76])+[.AF76])/60" office:value-type="float" office:value="19.7833333333333" calcext:value-type="float">
            <text:p>19.78</text:p>
          </table:table-cell>
          <table:table-cell/>
          <table:table-cell table:formula="of:=(([.AO76]/7.215714)-1)*100" office:value-type="float" office:value="4.4017727605796" calcext:value-type="float">
            <text:p>4.40</text:p>
          </table:table-cell>
          <table:table-cell table:formula="of:=(([.AP76]/19.01571)-1)*100" office:value-type="float" office:value="4.03678502319049" calcext:value-type="float">
            <text:p>4.04</text:p>
          </table:table-cell>
          <table:table-cell table:formula="of:=([.AM76]*100)/[.AP76]" office:value-type="float" office:value="-0.25273799494524" calcext:value-type="float">
            <text:p>-0.25</text:p>
          </table:table-cell>
          <table:table-cell/>
          <table:table-cell table:formula="of:=([.AO76]*100)/[.AP76]" office:value-type="float" office:value="38.0791912384162" calcext:value-type="float">
            <text:p>38.08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68" calcext:value-type="float">
            <text:p>168</text:p>
          </table:table-cell>
          <table:table-cell table:number-columns-repeated="8"/>
          <table:table-cell office:value-type="float" office:value="414" calcext:value-type="float">
            <text:p>414</text:p>
          </table:table-cell>
          <table:table-cell office:value-type="float" office:value="20" calcext:value-type="float">
            <text:p>20</text:p>
          </table:table-cell>
          <table:table-cell table:formula="of:=(([.M77]*[.K77])+[.AF77])/60" office:value-type="float" office:value="26.5333333333333" calcext:value-type="float">
            <text:p>26.53</text:p>
          </table:table-cell>
          <table:table-cell table:formula="of:=(([.L77]-[.P77])*[.K77])/60" office:value-type="float" office:value="-0.65" calcext:value-type="float">
            <text:p>-0.65</text:p>
          </table:table-cell>
          <table:table-cell table:formula="of:=((([.M77]-[.P77])*[.K77])+[.AF77])/60" office:value-type="float" office:value="25.8333333333333" calcext:value-type="float">
            <text:p>25.83</text:p>
          </table:table-cell>
          <table:table-cell table:formula="of:=(([.N77]-[.P77])*[.K77])/60" office:value-type="float" office:value="-0.75" calcext:value-type="float">
            <text:p>-0.75</text:p>
          </table:table-cell>
          <table:table-cell table:formula="of:=(([.O77]-[.P77])*[.K77])/60" office:value-type="float" office:value="1.55" calcext:value-type="float">
            <text:p>1.55</text:p>
          </table:table-cell>
          <table:table-cell table:formula="of:=[.AK77]-[.AJ77]" office:value-type="float" office:value="2.3" calcext:value-type="float">
            <text:p>2.30</text:p>
          </table:table-cell>
          <table:table-cell table:formula="of:=((([.Q77]-[.P77])*[.K77])+IF([.Q77]&gt;[.O77]; [.AF77]; 0))/60" office:value-type="float" office:value="0.35" calcext:value-type="float">
            <text:p>0.35</text:p>
          </table:table-cell>
          <table:table-cell table:formula="of:=((([.R77]-[.P77])*[.K77])+[.AF77])/60" office:value-type="float" office:value="0.583333333333333" calcext:value-type="float">
            <text:p>0.58</text:p>
          </table:table-cell>
          <table:table-cell table:formula="of:=((([.V77]-[.P77])*[.K77])+[.AF77])/60" office:value-type="float" office:value="8.03333333333333" calcext:value-type="float">
            <text:p>8.03</text:p>
          </table:table-cell>
          <table:table-cell table:formula="of:=((([.AE77]-[.P77])*[.K77])+[.AF77])/60" office:value-type="float" office:value="20.3333333333333" calcext:value-type="float">
            <text:p>20.33</text:p>
          </table:table-cell>
          <table:table-cell/>
          <table:table-cell table:formula="of:=(([.AO77]/7.215714)-1)*100" office:value-type="float" office:value="11.331093961503" calcext:value-type="float">
            <text:p>11.33</text:p>
          </table:table-cell>
          <table:table-cell table:formula="of:=(([.AP77]/19.01571)-1)*100" office:value-type="float" office:value="6.9291303523946" calcext:value-type="float">
            <text:p>6.93</text:p>
          </table:table-cell>
          <table:table-cell table:formula="of:=([.AM77]*100)/[.AP77]" office:value-type="float" office:value="1.72131147540984" calcext:value-type="float">
            <text:p>1.72</text:p>
          </table:table-cell>
          <table:table-cell/>
          <table:table-cell table:formula="of:=([.AO77]*100)/[.AP77]" office:value-type="float" office:value="39.5081967213115" calcext:value-type="float">
            <text:p>39.51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3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(([.M78]*[.K78])+[.AF78])/60" office:value-type="float" office:value="26.5333333333333" calcext:value-type="float">
            <text:p>26.53</text:p>
          </table:table-cell>
          <table:table-cell table:formula="of:=(([.L78]-[.P78])*[.K78])/60" office:value-type="float" office:value="-0.25" calcext:value-type="float">
            <text:p>-0.25</text:p>
          </table:table-cell>
          <table:table-cell table:formula="of:=((([.M78]-[.P78])*[.K78])+[.AF78])/60" office:value-type="float" office:value="26.2333333333333" calcext:value-type="float">
            <text:p>26.23</text:p>
          </table:table-cell>
          <table:table-cell table:formula="of:=(([.N78]-[.P78])*[.K78])/60" office:value-type="float" office:value="-0.35" calcext:value-type="float">
            <text:p>-0.35</text:p>
          </table:table-cell>
          <table:table-cell table:formula="of:=(([.O78]-[.P78])*[.K78])/60" office:value-type="float" office:value="1.95" calcext:value-type="float">
            <text:p>1.95</text:p>
          </table:table-cell>
          <table:table-cell table:formula="of:=[.AK78]-[.AJ78]" office:value-type="float" office:value="2.3" calcext:value-type="float">
            <text:p>2.30</text:p>
          </table:table-cell>
          <table:table-cell table:formula="of:=((([.Q78]-[.P78])*[.K78])+IF([.Q78]&gt;[.O78]; [.AF78]; 0))/60" office:value-type="float" office:value="0.05" calcext:value-type="float">
            <text:p>0.05</text:p>
          </table:table-cell>
          <table:table-cell table:formula="of:=((([.R78]-[.P78])*[.K78])+[.AF78])/60" office:value-type="float" office:value="0.683333333333333" calcext:value-type="float">
            <text:p>0.68</text:p>
          </table:table-cell>
          <table:table-cell table:formula="of:=((([.V78]-[.P78])*[.K78])+[.AF78])/60" office:value-type="float" office:value="8.38333333333333" calcext:value-type="float">
            <text:p>8.38</text:p>
          </table:table-cell>
          <table:table-cell table:number-columns-repeated="2"/>
          <table:table-cell table:formula="of:=(([.AO78]/7.215714)-1)*100" office:value-type="float" office:value="16.1816188021494" calcext:value-type="float">
            <text:p>16.18</text:p>
          </table:table-cell>
          <table:table-cell table:number-columns-repeated="4"/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4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8"/>
          <table:table-cell office:value-type="float" office:value="446" calcext:value-type="float">
            <text:p>446</text:p>
          </table:table-cell>
          <table:table-cell office:value-type="float" office:value="20" calcext:value-type="float">
            <text:p>20</text:p>
          </table:table-cell>
          <table:table-cell table:formula="of:=(([.M79]*[.K79])+[.AF79])/60" office:value-type="float" office:value="26.5333333333333" calcext:value-type="float">
            <text:p>26.53</text:p>
          </table:table-cell>
          <table:table-cell table:formula="of:=(([.L79]-[.P79])*[.K79])/60" office:value-type="float" office:value="-1.55" calcext:value-type="float">
            <text:p>-1.55</text:p>
          </table:table-cell>
          <table:table-cell table:formula="of:=((([.M79]-[.P79])*[.K79])+[.AF79])/60" office:value-type="float" office:value="24.9333333333333" calcext:value-type="float">
            <text:p>24.93</text:p>
          </table:table-cell>
          <table:table-cell table:formula="of:=(([.N79]-[.P79])*[.K79])/60" office:value-type="float" office:value="-1.65" calcext:value-type="float">
            <text:p>-1.65</text:p>
          </table:table-cell>
          <table:table-cell table:formula="of:=(([.O79]-[.P79])*[.K79])/60" office:value-type="float" office:value="0.65" calcext:value-type="float">
            <text:p>0.65</text:p>
          </table:table-cell>
          <table:table-cell table:formula="of:=[.AK79]-[.AJ79]" office:value-type="float" office:value="2.3" calcext:value-type="float">
            <text:p>2.30</text:p>
          </table:table-cell>
          <table:table-cell table:formula="of:=((([.Q79]-[.P79])*[.K79])+IF([.Q79]&gt;[.O79]; [.AF79]; 0))/60" office:value-type="float" office:value="1.03333333333333" calcext:value-type="float">
            <text:p>1.03</text:p>
          </table:table-cell>
          <table:table-cell table:formula="of:=((([.R79]-[.P79])*[.K79])+[.AF79])/60" office:value-type="float" office:value="0.633333333333333" calcext:value-type="float">
            <text:p>0.63</text:p>
          </table:table-cell>
          <table:table-cell table:formula="of:=((([.V79]-[.P79])*[.K79])+[.AF79])/60" office:value-type="float" office:value="7.88333333333333" calcext:value-type="float">
            <text:p>7.88</text:p>
          </table:table-cell>
          <table:table-cell table:formula="of:=((([.AE79]-[.P79])*[.K79])+[.AF79])/60" office:value-type="float" office:value="21.0333333333333" calcext:value-type="float">
            <text:p>21.03</text:p>
          </table:table-cell>
          <table:table-cell/>
          <table:table-cell table:formula="of:=(([.AO79]/7.215714)-1)*100" office:value-type="float" office:value="9.25229760122601" calcext:value-type="float">
            <text:p>9.25</text:p>
          </table:table-cell>
          <table:table-cell table:formula="of:=(([.AP79]/19.01571)-1)*100" office:value-type="float" office:value="10.610297135018" calcext:value-type="float">
            <text:p>10.61</text:p>
          </table:table-cell>
          <table:table-cell table:formula="of:=([.AM79]*100)/[.AP79]" office:value-type="float" office:value="4.91283676703646" calcext:value-type="float">
            <text:p>4.91</text:p>
          </table:table-cell>
          <table:table-cell/>
          <table:table-cell table:formula="of:=([.AO79]*100)/[.AP79]" office:value-type="float" office:value="37.4801901743265" calcext:value-type="float">
            <text:p>37.4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5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 table:number-columns-repeated="8"/>
          <table:table-cell office:value-type="float" office:value="415" calcext:value-type="float">
            <text:p>415</text:p>
          </table:table-cell>
          <table:table-cell office:value-type="float" office:value="20" calcext:value-type="float">
            <text:p>20</text:p>
          </table:table-cell>
          <table:table-cell table:formula="of:=(([.M80]*[.K80])+[.AF80])/60" office:value-type="float" office:value="26.5333333333333" calcext:value-type="float">
            <text:p>26.53</text:p>
          </table:table-cell>
          <table:table-cell table:formula="of:=(([.L80]-[.P80])*[.K80])/60" office:value-type="float" office:value="-0.2" calcext:value-type="float">
            <text:p>-0.20</text:p>
          </table:table-cell>
          <table:table-cell table:formula="of:=((([.M80]-[.P80])*[.K80])+[.AF80])/60" office:value-type="float" office:value="26.2833333333333" calcext:value-type="float">
            <text:p>26.28</text:p>
          </table:table-cell>
          <table:table-cell table:formula="of:=(([.N80]-[.P80])*[.K80])/60" office:value-type="float" office:value="-0.3" calcext:value-type="float">
            <text:p>-0.30</text:p>
          </table:table-cell>
          <table:table-cell table:formula="of:=(([.O80]-[.P80])*[.K80])/60" office:value-type="float" office:value="2" calcext:value-type="float">
            <text:p>2.00</text:p>
          </table:table-cell>
          <table:table-cell table:formula="of:=[.AK80]-[.AJ80]" office:value-type="float" office:value="2.3" calcext:value-type="float">
            <text:p>2.30</text:p>
          </table:table-cell>
          <table:table-cell table:formula="of:=((([.Q80]-[.P80])*[.K80])+IF([.Q80]&gt;[.O80]; [.AF80]; 0))/60" office:value-type="float" office:value="0.05" calcext:value-type="float">
            <text:p>0.05</text:p>
          </table:table-cell>
          <table:table-cell table:formula="of:=((([.R80]-[.P80])*[.K80])+[.AF80])/60" office:value-type="float" office:value="0.583333333333333" calcext:value-type="float">
            <text:p>0.58</text:p>
          </table:table-cell>
          <table:table-cell table:formula="of:=((([.V80]-[.P80])*[.K80])+[.AF80])/60" office:value-type="float" office:value="8.38333333333333" calcext:value-type="float">
            <text:p>8.38</text:p>
          </table:table-cell>
          <table:table-cell table:formula="of:=((([.AE80]-[.P80])*[.K80])+[.AF80])/60" office:value-type="float" office:value="20.8333333333333" calcext:value-type="float">
            <text:p>20.83</text:p>
          </table:table-cell>
          <table:table-cell/>
          <table:table-cell table:formula="of:=(([.AO80]/7.215714)-1)*100" office:value-type="float" office:value="16.1816188021494" calcext:value-type="float">
            <text:p>16.18</text:p>
          </table:table-cell>
          <table:table-cell table:formula="of:=(([.AP80]/19.01571)-1)*100" office:value-type="float" office:value="9.55853519712562" calcext:value-type="float">
            <text:p>9.56</text:p>
          </table:table-cell>
          <table:table-cell table:formula="of:=([.AM80]*100)/[.AP80]" office:value-type="float" office:value="0.24" calcext:value-type="float">
            <text:p>0.24</text:p>
          </table:table-cell>
          <table:table-cell/>
          <table:table-cell table:formula="of:=([.AO80]*100)/[.AP80]" office:value-type="float" office:value="40.24" calcext:value-type="float">
            <text:p>40.2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6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191" calcext:value-type="float">
            <text:p>191</text:p>
          </table:table-cell>
          <table:table-cell table:number-columns-repeated="8"/>
          <table:table-cell office:value-type="float" office:value="423" calcext:value-type="float">
            <text:p>423</text:p>
          </table:table-cell>
          <table:table-cell office:value-type="float" office:value="20" calcext:value-type="float">
            <text:p>20</text:p>
          </table:table-cell>
          <table:table-cell table:formula="of:=(([.M81]*[.K81])+[.AF81])/60" office:value-type="float" office:value="26.5333333333333" calcext:value-type="float">
            <text:p>26.53</text:p>
          </table:table-cell>
          <table:table-cell table:formula="of:=(([.L81]-[.P81])*[.K81])/60" office:value-type="float" office:value="-1.2" calcext:value-type="float">
            <text:p>-1.20</text:p>
          </table:table-cell>
          <table:table-cell table:formula="of:=((([.M81]-[.P81])*[.K81])+[.AF81])/60" office:value-type="float" office:value="25.2833333333333" calcext:value-type="float">
            <text:p>25.28</text:p>
          </table:table-cell>
          <table:table-cell table:formula="of:=(([.N81]-[.P81])*[.K81])/60" office:value-type="float" office:value="-1.3" calcext:value-type="float">
            <text:p>-1.30</text:p>
          </table:table-cell>
          <table:table-cell table:formula="of:=(([.O81]-[.P81])*[.K81])/60" office:value-type="float" office:value="1" calcext:value-type="float">
            <text:p>1.00</text:p>
          </table:table-cell>
          <table:table-cell table:formula="of:=[.AK81]-[.AJ81]" office:value-type="float" office:value="2.3" calcext:value-type="float">
            <text:p>2.30</text:p>
          </table:table-cell>
          <table:table-cell table:formula="of:=((([.Q81]-[.P81])*[.K81])+IF([.Q81]&gt;[.O81]; [.AF81]; 0))/60" office:value-type="float" office:value="0.65" calcext:value-type="float">
            <text:p>0.65</text:p>
          </table:table-cell>
          <table:table-cell table:formula="of:=((([.R81]-[.P81])*[.K81])+[.AF81])/60" office:value-type="float" office:value="0.483333333333333" calcext:value-type="float">
            <text:p>0.48</text:p>
          </table:table-cell>
          <table:table-cell table:formula="of:=((([.V81]-[.P81])*[.K81])+[.AF81])/60" office:value-type="float" office:value="8.63333333333333" calcext:value-type="float">
            <text:p>8.63</text:p>
          </table:table-cell>
          <table:table-cell table:formula="of:=((([.AE81]-[.P81])*[.K81])+[.AF81])/60" office:value-type="float" office:value="20.2333333333333" calcext:value-type="float">
            <text:p>20.23</text:p>
          </table:table-cell>
          <table:table-cell/>
          <table:table-cell table:formula="of:=(([.AO81]/7.215714)-1)*100" office:value-type="float" office:value="19.6462794026111" calcext:value-type="float">
            <text:p>19.65</text:p>
          </table:table-cell>
          <table:table-cell table:formula="of:=(([.AP81]/19.01571)-1)*100" office:value-type="float" office:value="6.40324938344841" calcext:value-type="float">
            <text:p>6.40</text:p>
          </table:table-cell>
          <table:table-cell table:formula="of:=([.AM81]*100)/[.AP81]" office:value-type="float" office:value="3.21252059308073" calcext:value-type="float">
            <text:p>3.21</text:p>
          </table:table-cell>
          <table:table-cell/>
          <table:table-cell table:formula="of:=([.AO81]*100)/[.AP81]" office:value-type="float" office:value="42.668863261944" calcext:value-type="float">
            <text:p>42.6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7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 table:number-columns-repeated="8"/>
          <table:table-cell office:value-type="float" office:value="393" calcext:value-type="float">
            <text:p>393</text:p>
          </table:table-cell>
          <table:table-cell office:value-type="float" office:value="20" calcext:value-type="float">
            <text:p>20</text:p>
          </table:table-cell>
          <table:table-cell table:formula="of:=(([.M82]*[.K82])+[.AF82])/60" office:value-type="float" office:value="26.5333333333333" calcext:value-type="float">
            <text:p>26.53</text:p>
          </table:table-cell>
          <table:table-cell table:formula="of:=(([.L82]-[.P82])*[.K82])/60" office:value-type="float" office:value="-1.1" calcext:value-type="float">
            <text:p>-1.10</text:p>
          </table:table-cell>
          <table:table-cell table:formula="of:=((([.M82]-[.P82])*[.K82])+[.AF82])/60" office:value-type="float" office:value="25.3833333333333" calcext:value-type="float">
            <text:p>25.38</text:p>
          </table:table-cell>
          <table:table-cell table:formula="of:=(([.N82]-[.P82])*[.K82])/60" office:value-type="float" office:value="-1.2" calcext:value-type="float">
            <text:p>-1.20</text:p>
          </table:table-cell>
          <table:table-cell table:formula="of:=(([.O82]-[.P82])*[.K82])/60" office:value-type="float" office:value="1.1" calcext:value-type="float">
            <text:p>1.10</text:p>
          </table:table-cell>
          <table:table-cell table:formula="of:=[.AK82]-[.AJ82]" office:value-type="float" office:value="2.3" calcext:value-type="float">
            <text:p>2.30</text:p>
          </table:table-cell>
          <table:table-cell table:formula="of:=((([.Q82]-[.P82])*[.K82])+IF([.Q82]&gt;[.O82]; [.AF82]; 0))/60" office:value-type="float" office:value="-0.1" calcext:value-type="float">
            <text:p>-0.10</text:p>
          </table:table-cell>
          <table:table-cell table:formula="of:=((([.R82]-[.P82])*[.K82])+[.AF82])/60" office:value-type="float" office:value="0.533333333333333" calcext:value-type="float">
            <text:p>0.53</text:p>
          </table:table-cell>
          <table:table-cell table:formula="of:=((([.V82]-[.P82])*[.K82])+[.AF82])/60" office:value-type="float" office:value="6.88333333333333" calcext:value-type="float">
            <text:p>6.88</text:p>
          </table:table-cell>
          <table:table-cell table:formula="of:=((([.AE82]-[.P82])*[.K82])+[.AF82])/60" office:value-type="float" office:value="18.8333333333333" calcext:value-type="float">
            <text:p>18.83</text:p>
          </table:table-cell>
          <table:table-cell/>
          <table:table-cell table:formula="of:=(([.AO82]/7.215714)-1)*100" office:value-type="float" office:value="-4.60634480062084" calcext:value-type="float">
            <text:p>-4.61</text:p>
          </table:table-cell>
          <table:table-cell table:formula="of:=(([.AP82]/19.01571)-1)*100" office:value-type="float" office:value="-0.959084181798453" calcext:value-type="float">
            <text:p>-0.96</text:p>
          </table:table-cell>
          <table:table-cell table:formula="of:=([.AM82]*100)/[.AP82]" office:value-type="float" office:value="-0.530973451327435" calcext:value-type="float">
            <text:p>-0.53</text:p>
          </table:table-cell>
          <table:table-cell/>
          <table:table-cell table:formula="of:=([.AO82]*100)/[.AP82]" office:value-type="float" office:value="36.5486725663717" calcext:value-type="float">
            <text:p>36.5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8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formula="of:=(([.M83]*[.K83])+[.AF83])/60" office:value-type="float" office:value="26.5333333333333" calcext:value-type="float">
            <text:p>26.53</text:p>
          </table:table-cell>
          <table:table-cell table:formula="of:=(([.L83]-[.P83])*[.K83])/60" office:value-type="float" office:value="-1.25" calcext:value-type="float">
            <text:p>-1.25</text:p>
          </table:table-cell>
          <table:table-cell table:formula="of:=((([.M83]-[.P83])*[.K83])+[.AF83])/60" office:value-type="float" office:value="25.2333333333333" calcext:value-type="float">
            <text:p>25.23</text:p>
          </table:table-cell>
          <table:table-cell table:formula="of:=(([.N83]-[.P83])*[.K83])/60" office:value-type="float" office:value="-1.35" calcext:value-type="float">
            <text:p>-1.35</text:p>
          </table:table-cell>
          <table:table-cell table:formula="of:=(([.O83]-[.P83])*[.K83])/60" office:value-type="float" office:value="0.95" calcext:value-type="float">
            <text:p>0.95</text:p>
          </table:table-cell>
          <table:table-cell table:formula="of:=[.AK83]-[.AJ83]" office:value-type="float" office:value="2.3" calcext:value-type="float">
            <text:p>2.30</text:p>
          </table:table-cell>
          <table:table-cell table:formula="of:=((([.Q83]-[.P83])*[.K83])+IF([.Q83]&gt;[.O83]; [.AF83]; 0))/60" office:value-type="float" office:value="0.65" calcext:value-type="float">
            <text:p>0.65</text:p>
          </table:table-cell>
          <table:table-cell table:formula="of:=((([.R83]-[.P83])*[.K83])+[.AF83])/60" office:value-type="float" office:value="0.533333333333333" calcext:value-type="float">
            <text:p>0.53</text:p>
          </table:table-cell>
          <table:table-cell table:formula="of:=((([.V83]-[.P83])*[.K83])+[.AF83])/60" office:value-type="float" office:value="7.73333333333333" calcext:value-type="float">
            <text:p>7.73</text:p>
          </table:table-cell>
          <table:table-cell table:formula="of:=((([.AE83]-[.P83])*[.K83])+[.AF83])/60" office:value-type="float" office:value="20.6333333333333" calcext:value-type="float">
            <text:p>20.63</text:p>
          </table:table-cell>
          <table:table-cell/>
          <table:table-cell table:formula="of:=(([.AO83]/7.215714)-1)*100" office:value-type="float" office:value="7.17350124094898" calcext:value-type="float">
            <text:p>7.17</text:p>
          </table:table-cell>
          <table:table-cell table:formula="of:=(([.AP83]/19.01571)-1)*100" office:value-type="float" office:value="8.50677325923321" calcext:value-type="float">
            <text:p>8.51</text:p>
          </table:table-cell>
          <table:table-cell table:formula="of:=([.AM83]*100)/[.AP83]" office:value-type="float" office:value="3.1502423263328" calcext:value-type="float">
            <text:p>3.15</text:p>
          </table:table-cell>
          <table:table-cell/>
          <table:table-cell table:formula="of:=([.AO83]*100)/[.AP83]" office:value-type="float" office:value="37.4798061389338" calcext:value-type="float">
            <text:p>37.4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9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20" calcext:value-type="float">
            <text:p>20</text:p>
          </table:table-cell>
          <table:table-cell table:formula="of:=(([.M84]*[.K84])+[.AF84])/60" office:value-type="float" office:value="26.5333333333333" calcext:value-type="float">
            <text:p>26.53</text:p>
          </table:table-cell>
          <table:table-cell table:formula="of:=(([.L84]-[.P84])*[.K84])/60" office:value-type="float" office:value="-0.95" calcext:value-type="float">
            <text:p>-0.95</text:p>
          </table:table-cell>
          <table:table-cell table:formula="of:=((([.M84]-[.P84])*[.K84])+[.AF84])/60" office:value-type="float" office:value="25.5333333333333" calcext:value-type="float">
            <text:p>25.53</text:p>
          </table:table-cell>
          <table:table-cell table:formula="of:=(([.N84]-[.P84])*[.K84])/60" office:value-type="float" office:value="-1.05" calcext:value-type="float">
            <text:p>-1.05</text:p>
          </table:table-cell>
          <table:table-cell table:formula="of:=(([.O84]-[.P84])*[.K84])/60" office:value-type="float" office:value="1.25" calcext:value-type="float">
            <text:p>1.25</text:p>
          </table:table-cell>
          <table:table-cell table:formula="of:=[.AK84]-[.AJ84]" office:value-type="float" office:value="2.3" calcext:value-type="float">
            <text:p>2.30</text:p>
          </table:table-cell>
          <table:table-cell table:formula="of:=((([.Q84]-[.P84])*[.K84])+IF([.Q84]&gt;[.O84]; [.AF84]; 0))/60" office:value-type="float" office:value="0.05" calcext:value-type="float">
            <text:p>0.05</text:p>
          </table:table-cell>
          <table:table-cell table:formula="of:=((([.R84]-[.P84])*[.K84])+[.AF84])/60" office:value-type="float" office:value="0.533333333333333" calcext:value-type="float">
            <text:p>0.53</text:p>
          </table:table-cell>
          <table:table-cell table:formula="of:=((([.V84]-[.P84])*[.K84])+[.AF84])/60" office:value-type="float" office:value="7.43333333333333" calcext:value-type="float">
            <text:p>7.43</text:p>
          </table:table-cell>
          <table:table-cell table:formula="of:=((([.AE84]-[.P84])*[.K84])+[.AF84])/60" office:value-type="float" office:value="19.0833333333333" calcext:value-type="float">
            <text:p>19.08</text:p>
          </table:table-cell>
          <table:table-cell/>
          <table:table-cell table:formula="of:=(([.AO84]/7.215714)-1)*100" office:value-type="float" office:value="3.01590852039493" calcext:value-type="float">
            <text:p>3.02</text:p>
          </table:table-cell>
          <table:table-cell table:formula="of:=(([.AP84]/19.01571)-1)*100" office:value-type="float" office:value="0.355618240567046" calcext:value-type="float">
            <text:p>0.36</text:p>
          </table:table-cell>
          <table:table-cell table:formula="of:=([.AM84]*100)/[.AP84]" office:value-type="float" office:value="0.262008733624455" calcext:value-type="float">
            <text:p>0.26</text:p>
          </table:table-cell>
          <table:table-cell/>
          <table:table-cell table:formula="of:=([.AO84]*100)/[.AP84]" office:value-type="float" office:value="38.9519650655022" calcext:value-type="float">
            <text:p>38.9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0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210" calcext:value-type="float">
            <text:p>210</text:p>
          </table:table-cell>
          <table:table-cell table:number-columns-repeated="8"/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table:formula="of:=(([.M85]*[.K85])+[.AF85])/60" office:value-type="float" office:value="26.5333333333333" calcext:value-type="float">
            <text:p>26.53</text:p>
          </table:table-cell>
          <table:table-cell table:formula="of:=(([.L85]-[.P85])*[.K85])/60" office:value-type="float" office:value="-1.05" calcext:value-type="float">
            <text:p>-1.05</text:p>
          </table:table-cell>
          <table:table-cell table:formula="of:=((([.M85]-[.P85])*[.K85])+[.AF85])/60" office:value-type="float" office:value="25.4333333333333" calcext:value-type="float">
            <text:p>25.43</text:p>
          </table:table-cell>
          <table:table-cell table:formula="of:=(([.N85]-[.P85])*[.K85])/60" office:value-type="float" office:value="-1.15" calcext:value-type="float">
            <text:p>-1.15</text:p>
          </table:table-cell>
          <table:table-cell table:formula="of:=(([.O85]-[.P85])*[.K85])/60" office:value-type="float" office:value="1.15" calcext:value-type="float">
            <text:p>1.15</text:p>
          </table:table-cell>
          <table:table-cell table:formula="of:=[.AK85]-[.AJ85]" office:value-type="float" office:value="2.3" calcext:value-type="float">
            <text:p>2.30</text:p>
          </table:table-cell>
          <table:table-cell table:formula="of:=((([.Q85]-[.P85])*[.K85])+IF([.Q85]&gt;[.O85]; [.AF85]; 0))/60" office:value-type="float" office:value="0.65" calcext:value-type="float">
            <text:p>0.65</text:p>
          </table:table-cell>
          <table:table-cell table:formula="of:=((([.R85]-[.P85])*[.K85])+[.AF85])/60" office:value-type="float" office:value="0.533333333333333" calcext:value-type="float">
            <text:p>0.53</text:p>
          </table:table-cell>
          <table:table-cell table:formula="of:=((([.V85]-[.P85])*[.K85])+[.AF85])/60" office:value-type="float" office:value="9.73333333333333" calcext:value-type="float">
            <text:p>9.73</text:p>
          </table:table-cell>
          <table:table-cell table:formula="of:=((([.AE85]-[.P85])*[.K85])+[.AF85])/60" office:value-type="float" office:value="20.1333333333333" calcext:value-type="float">
            <text:p>20.13</text:p>
          </table:table-cell>
          <table:table-cell/>
          <table:table-cell table:formula="of:=(([.AO85]/7.215714)-1)*100" office:value-type="float" office:value="34.8907860446427" calcext:value-type="float">
            <text:p>34.89</text:p>
          </table:table-cell>
          <table:table-cell table:formula="of:=(([.AP85]/19.01571)-1)*100" office:value-type="float" office:value="5.87736841450219" calcext:value-type="float">
            <text:p>5.88</text:p>
          </table:table-cell>
          <table:table-cell table:formula="of:=([.AM85]*100)/[.AP85]" office:value-type="float" office:value="3.22847682119206" calcext:value-type="float">
            <text:p>3.23</text:p>
          </table:table-cell>
          <table:table-cell/>
          <table:table-cell table:formula="of:=([.AO85]*100)/[.AP85]" office:value-type="float" office:value="48.3443708609272" calcext:value-type="float">
            <text:p>48.3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1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87" calcext:value-type="float">
            <text:p>187</text:p>
          </table:table-cell>
          <table:table-cell table:number-columns-repeated="8"/>
          <table:table-cell office:value-type="float" office:value="436" calcext:value-type="float">
            <text:p>436</text:p>
          </table:table-cell>
          <table:table-cell office:value-type="float" office:value="20" calcext:value-type="float">
            <text:p>20</text:p>
          </table:table-cell>
          <table:table-cell table:formula="of:=(([.M86]*[.K86])+[.AF86])/60" office:value-type="float" office:value="26.5333333333333" calcext:value-type="float">
            <text:p>26.53</text:p>
          </table:table-cell>
          <table:table-cell table:formula="of:=(([.L86]-[.P86])*[.K86])/60" office:value-type="float" office:value="-1.75" calcext:value-type="float">
            <text:p>-1.75</text:p>
          </table:table-cell>
          <table:table-cell table:formula="of:=((([.M86]-[.P86])*[.K86])+[.AF86])/60" office:value-type="float" office:value="24.7333333333333" calcext:value-type="float">
            <text:p>24.73</text:p>
          </table:table-cell>
          <table:table-cell table:formula="of:=(([.N86]-[.P86])*[.K86])/60" office:value-type="float" office:value="-1.85" calcext:value-type="float">
            <text:p>-1.85</text:p>
          </table:table-cell>
          <table:table-cell table:formula="of:=(([.O86]-[.P86])*[.K86])/60" office:value-type="float" office:value="0.45" calcext:value-type="float">
            <text:p>0.45</text:p>
          </table:table-cell>
          <table:table-cell table:formula="of:=[.AK86]-[.AJ86]" office:value-type="float" office:value="2.3" calcext:value-type="float">
            <text:p>2.30</text:p>
          </table:table-cell>
          <table:table-cell table:formula="of:=((([.Q86]-[.P86])*[.K86])+IF([.Q86]&gt;[.O86]; [.AF86]; 0))/60" office:value-type="float" office:value="0.833333333333333" calcext:value-type="float">
            <text:p>0.83</text:p>
          </table:table-cell>
          <table:table-cell table:formula="of:=((([.R86]-[.P86])*[.K86])+[.AF86])/60" office:value-type="float" office:value="0.533333333333333" calcext:value-type="float">
            <text:p>0.53</text:p>
          </table:table-cell>
          <table:table-cell table:formula="of:=((([.V86]-[.P86])*[.K86])+[.AF86])/60" office:value-type="float" office:value="7.88333333333333" calcext:value-type="float">
            <text:p>7.88</text:p>
          </table:table-cell>
          <table:table-cell table:formula="of:=((([.AE86]-[.P86])*[.K86])+[.AF86])/60" office:value-type="float" office:value="20.3333333333333" calcext:value-type="float">
            <text:p>20.33</text:p>
          </table:table-cell>
          <table:table-cell/>
          <table:table-cell table:formula="of:=(([.AO86]/7.215714)-1)*100" office:value-type="float" office:value="9.25229760122601" calcext:value-type="float">
            <text:p>9.25</text:p>
          </table:table-cell>
          <table:table-cell table:formula="of:=(([.AP86]/19.01571)-1)*100" office:value-type="float" office:value="6.9291303523946" calcext:value-type="float">
            <text:p>6.93</text:p>
          </table:table-cell>
          <table:table-cell table:formula="of:=([.AM86]*100)/[.AP86]" office:value-type="float" office:value="4.09836065573771" calcext:value-type="float">
            <text:p>4.10</text:p>
          </table:table-cell>
          <table:table-cell/>
          <table:table-cell table:formula="of:=([.AO86]*100)/[.AP86]" office:value-type="float" office:value="38.7704918032787" calcext:value-type="float">
            <text:p>38.7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2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8"/>
          <table:table-cell office:value-type="float" office:value="486" calcext:value-type="float">
            <text:p>486</text:p>
          </table:table-cell>
          <table:table-cell office:value-type="float" office:value="20" calcext:value-type="float">
            <text:p>20</text:p>
          </table:table-cell>
          <table:table-cell table:formula="of:=(([.M87]*[.K87])+[.AF87])/60" office:value-type="float" office:value="26.5333333333333" calcext:value-type="float">
            <text:p>26.53</text:p>
          </table:table-cell>
          <table:table-cell table:formula="of:=(([.L87]-[.P87])*[.K87])/60" office:value-type="float" office:value="-1.6" calcext:value-type="float">
            <text:p>-1.60</text:p>
          </table:table-cell>
          <table:table-cell table:formula="of:=((([.M87]-[.P87])*[.K87])+[.AF87])/60" office:value-type="float" office:value="24.8833333333333" calcext:value-type="float">
            <text:p>24.88</text:p>
          </table:table-cell>
          <table:table-cell table:formula="of:=(([.N87]-[.P87])*[.K87])/60" office:value-type="float" office:value="-1.7" calcext:value-type="float">
            <text:p>-1.70</text:p>
          </table:table-cell>
          <table:table-cell table:formula="of:=(([.O87]-[.P87])*[.K87])/60" office:value-type="float" office:value="0.6" calcext:value-type="float">
            <text:p>0.60</text:p>
          </table:table-cell>
          <table:table-cell table:formula="of:=[.AK87]-[.AJ87]" office:value-type="float" office:value="2.3" calcext:value-type="float">
            <text:p>2.30</text:p>
          </table:table-cell>
          <table:table-cell table:formula="of:=((([.Q87]-[.P87])*[.K87])+IF([.Q87]&gt;[.O87]; [.AF87]; 0))/60" office:value-type="float" office:value="0.6" calcext:value-type="float">
            <text:p>0.60</text:p>
          </table:table-cell>
          <table:table-cell table:formula="of:=((([.R87]-[.P87])*[.K87])+[.AF87])/60" office:value-type="float" office:value="0.633333333333333" calcext:value-type="float">
            <text:p>0.63</text:p>
          </table:table-cell>
          <table:table-cell table:formula="of:=((([.V87]-[.P87])*[.K87])+[.AF87])/60" office:value-type="float" office:value="7.93333333333333" calcext:value-type="float">
            <text:p>7.93</text:p>
          </table:table-cell>
          <table:table-cell table:formula="of:=((([.AE87]-[.P87])*[.K87])+[.AF87])/60" office:value-type="float" office:value="22.9833333333333" calcext:value-type="float">
            <text:p>22.98</text:p>
          </table:table-cell>
          <table:table-cell/>
          <table:table-cell table:formula="of:=(([.AO87]/7.215714)-1)*100" office:value-type="float" office:value="9.94522972131835" calcext:value-type="float">
            <text:p>9.95</text:p>
          </table:table-cell>
          <table:table-cell table:formula="of:=(([.AP87]/19.01571)-1)*100" office:value-type="float" office:value="20.864976029469" calcext:value-type="float">
            <text:p>20.86</text:p>
          </table:table-cell>
          <table:table-cell table:formula="of:=([.AM87]*100)/[.AP87]" office:value-type="float" office:value="2.61058738216099" calcext:value-type="float">
            <text:p>2.61</text:p>
          </table:table-cell>
          <table:table-cell/>
          <table:table-cell table:formula="of:=([.AO87]*100)/[.AP87]" office:value-type="float" office:value="34.517766497462" calcext:value-type="float">
            <text:p>34.52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3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3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20" calcext:value-type="float">
            <text:p>20</text:p>
          </table:table-cell>
          <table:table-cell table:formula="of:=(([.M88]*[.K88])+[.AF88])/60" office:value-type="float" office:value="26.5333333333333" calcext:value-type="float">
            <text:p>26.53</text:p>
          </table:table-cell>
          <table:table-cell table:formula="of:=(([.L88]-[.P88])*[.K88])/60" office:value-type="float" office:value="-0.95" calcext:value-type="float">
            <text:p>-0.95</text:p>
          </table:table-cell>
          <table:table-cell table:formula="of:=((([.M88]-[.P88])*[.K88])+[.AF88])/60" office:value-type="float" office:value="25.5333333333333" calcext:value-type="float">
            <text:p>25.53</text:p>
          </table:table-cell>
          <table:table-cell table:formula="of:=(([.N88]-[.P88])*[.K88])/60" office:value-type="float" office:value="-1.05" calcext:value-type="float">
            <text:p>-1.05</text:p>
          </table:table-cell>
          <table:table-cell table:formula="of:=(([.O88]-[.P88])*[.K88])/60" office:value-type="float" office:value="1.25" calcext:value-type="float">
            <text:p>1.25</text:p>
          </table:table-cell>
          <table:table-cell table:formula="of:=[.AK88]-[.AJ88]" office:value-type="float" office:value="2.3" calcext:value-type="float">
            <text:p>2.30</text:p>
          </table:table-cell>
          <table:table-cell table:formula="of:=((([.Q88]-[.P88])*[.K88])+IF([.Q88]&gt;[.O88]; [.AF88]; 0))/60" office:value-type="float" office:value="-0.05" calcext:value-type="float">
            <text:p>-0.05</text:p>
          </table:table-cell>
          <table:table-cell table:formula="of:=((([.R88]-[.P88])*[.K88])+[.AF88])/60" office:value-type="float" office:value="0.533333333333333" calcext:value-type="float">
            <text:p>0.53</text:p>
          </table:table-cell>
          <table:table-cell table:formula="of:=((([.V88]-[.P88])*[.K88])+[.AF88])/60" office:value-type="float" office:value="7.38333333333333" calcext:value-type="float">
            <text:p>7.38</text:p>
          </table:table-cell>
          <table:table-cell table:formula="of:=((([.AE88]-[.P88])*[.K88])+[.AF88])/60" office:value-type="float" office:value="19.1833333333333" calcext:value-type="float">
            <text:p>19.18</text:p>
          </table:table-cell>
          <table:table-cell/>
          <table:table-cell table:formula="of:=(([.AO88]/7.215714)-1)*100" office:value-type="float" office:value="2.32297640030259" calcext:value-type="float">
            <text:p>2.32</text:p>
          </table:table-cell>
          <table:table-cell table:formula="of:=(([.AP88]/19.01571)-1)*100" office:value-type="float" office:value="0.881499209513259" calcext:value-type="float">
            <text:p>0.88</text:p>
          </table:table-cell>
          <table:table-cell table:formula="of:=([.AM88]*100)/[.AP88]" office:value-type="float" office:value="-0.260642919200695" calcext:value-type="float">
            <text:p>-0.26</text:p>
          </table:table-cell>
          <table:table-cell/>
          <table:table-cell table:formula="of:=([.AO88]*100)/[.AP88]" office:value-type="float" office:value="38.488271068636" calcext:value-type="float">
            <text:p>38.4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4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75" calcext:value-type="float">
            <text:p>175</text:p>
          </table:table-cell>
          <table:table-cell table:number-columns-repeated="8"/>
          <table:table-cell office:value-type="float" office:value="411" calcext:value-type="float">
            <text:p>411</text:p>
          </table:table-cell>
          <table:table-cell office:value-type="float" office:value="20" calcext:value-type="float">
            <text:p>20</text:p>
          </table:table-cell>
          <table:table-cell table:formula="of:=(([.M89]*[.K89])+[.AF89])/60" office:value-type="float" office:value="26.5333333333333" calcext:value-type="float">
            <text:p>26.53</text:p>
          </table:table-cell>
          <table:table-cell table:formula="of:=(([.L89]-[.P89])*[.K89])/60" office:value-type="float" office:value="-1.3" calcext:value-type="float">
            <text:p>-1.30</text:p>
          </table:table-cell>
          <table:table-cell table:formula="of:=((([.M89]-[.P89])*[.K89])+[.AF89])/60" office:value-type="float" office:value="25.1833333333333" calcext:value-type="float">
            <text:p>25.18</text:p>
          </table:table-cell>
          <table:table-cell table:formula="of:=(([.N89]-[.P89])*[.K89])/60" office:value-type="float" office:value="-1.4" calcext:value-type="float">
            <text:p>-1.40</text:p>
          </table:table-cell>
          <table:table-cell table:formula="of:=(([.O89]-[.P89])*[.K89])/60" office:value-type="float" office:value="0.9" calcext:value-type="float">
            <text:p>0.90</text:p>
          </table:table-cell>
          <table:table-cell table:formula="of:=[.AK89]-[.AJ89]" office:value-type="float" office:value="2.3" calcext:value-type="float">
            <text:p>2.30</text:p>
          </table:table-cell>
          <table:table-cell table:formula="of:=((([.Q89]-[.P89])*[.K89])+IF([.Q89]&gt;[.O89]; [.AF89]; 0))/60" office:value-type="float" office:value="0.9" calcext:value-type="float">
            <text:p>0.90</text:p>
          </table:table-cell>
          <table:table-cell table:formula="of:=((([.R89]-[.P89])*[.K89])+[.AF89])/60" office:value-type="float" office:value="0.583333333333333" calcext:value-type="float">
            <text:p>0.58</text:p>
          </table:table-cell>
          <table:table-cell table:formula="of:=((([.V89]-[.P89])*[.K89])+[.AF89])/60" office:value-type="float" office:value="7.73333333333333" calcext:value-type="float">
            <text:p>7.73</text:p>
          </table:table-cell>
          <table:table-cell table:formula="of:=((([.AE89]-[.P89])*[.K89])+[.AF89])/60" office:value-type="float" office:value="19.5333333333333" calcext:value-type="float">
            <text:p>19.53</text:p>
          </table:table-cell>
          <table:table-cell/>
          <table:table-cell table:formula="of:=(([.AO89]/7.215714)-1)*100" office:value-type="float" office:value="7.17350124094898" calcext:value-type="float">
            <text:p>7.17</text:p>
          </table:table-cell>
          <table:table-cell table:formula="of:=(([.AP89]/19.01571)-1)*100" office:value-type="float" office:value="2.72208260082498" calcext:value-type="float">
            <text:p>2.72</text:p>
          </table:table-cell>
          <table:table-cell table:formula="of:=([.AM89]*100)/[.AP89]" office:value-type="float" office:value="4.60750853242322" calcext:value-type="float">
            <text:p>4.61</text:p>
          </table:table-cell>
          <table:table-cell/>
          <table:table-cell table:formula="of:=([.AO89]*100)/[.AP89]" office:value-type="float" office:value="39.5904436860069" calcext:value-type="float">
            <text:p>39.59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5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77" calcext:value-type="float">
            <text:p>177</text:p>
          </table:table-cell>
          <table:table-cell table:number-columns-repeated="8"/>
          <table:table-cell office:value-type="float" office:value="402" calcext:value-type="float">
            <text:p>402</text:p>
          </table:table-cell>
          <table:table-cell office:value-type="float" office:value="20" calcext:value-type="float">
            <text:p>20</text:p>
          </table:table-cell>
          <table:table-cell table:formula="of:=(([.M90]*[.K90])+[.AF90])/60" office:value-type="float" office:value="26.5333333333333" calcext:value-type="float">
            <text:p>26.53</text:p>
          </table:table-cell>
          <table:table-cell table:formula="of:=(([.L90]-[.P90])*[.K90])/60" office:value-type="float" office:value="-0.95" calcext:value-type="float">
            <text:p>-0.95</text:p>
          </table:table-cell>
          <table:table-cell table:formula="of:=((([.M90]-[.P90])*[.K90])+[.AF90])/60" office:value-type="float" office:value="25.5333333333333" calcext:value-type="float">
            <text:p>25.53</text:p>
          </table:table-cell>
          <table:table-cell table:formula="of:=(([.N90]-[.P90])*[.K90])/60" office:value-type="float" office:value="-1.05" calcext:value-type="float">
            <text:p>-1.05</text:p>
          </table:table-cell>
          <table:table-cell table:formula="of:=(([.O90]-[.P90])*[.K90])/60" office:value-type="float" office:value="1.25" calcext:value-type="float">
            <text:p>1.25</text:p>
          </table:table-cell>
          <table:table-cell table:formula="of:=[.AK90]-[.AJ90]" office:value-type="float" office:value="2.3" calcext:value-type="float">
            <text:p>2.30</text:p>
          </table:table-cell>
          <table:table-cell table:formula="of:=((([.Q90]-[.P90])*[.K90])+IF([.Q90]&gt;[.O90]; [.AF90]; 0))/60" office:value-type="float" office:value="0.5" calcext:value-type="float">
            <text:p>0.50</text:p>
          </table:table-cell>
          <table:table-cell table:formula="of:=((([.R90]-[.P90])*[.K90])+[.AF90])/60" office:value-type="float" office:value="0.533333333333333" calcext:value-type="float">
            <text:p>0.53</text:p>
          </table:table-cell>
          <table:table-cell table:formula="of:=((([.V90]-[.P90])*[.K90])+[.AF90])/60" office:value-type="float" office:value="8.18333333333333" calcext:value-type="float">
            <text:p>8.18</text:p>
          </table:table-cell>
          <table:table-cell table:formula="of:=((([.AE90]-[.P90])*[.K90])+[.AF90])/60" office:value-type="float" office:value="19.4333333333333" calcext:value-type="float">
            <text:p>19.43</text:p>
          </table:table-cell>
          <table:table-cell/>
          <table:table-cell table:formula="of:=(([.AO90]/7.215714)-1)*100" office:value-type="float" office:value="13.4098903217801" calcext:value-type="float">
            <text:p>13.41</text:p>
          </table:table-cell>
          <table:table-cell table:formula="of:=(([.AP90]/19.01571)-1)*100" office:value-type="float" office:value="2.19620163187877" calcext:value-type="float">
            <text:p>2.20</text:p>
          </table:table-cell>
          <table:table-cell table:formula="of:=([.AM90]*100)/[.AP90]" office:value-type="float" office:value="2.5728987993139" calcext:value-type="float">
            <text:p>2.57</text:p>
          </table:table-cell>
          <table:table-cell/>
          <table:table-cell table:formula="of:=([.AO90]*100)/[.AP90]" office:value-type="float" office:value="42.1097770154374" calcext:value-type="float">
            <text:p>42.11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6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8"/>
          <table:table-cell office:value-type="float" office:value="421" calcext:value-type="float">
            <text:p>421</text:p>
          </table:table-cell>
          <table:table-cell office:value-type="float" office:value="20" calcext:value-type="float">
            <text:p>20</text:p>
          </table:table-cell>
          <table:table-cell table:formula="of:=(([.M91]*[.K91])+[.AF91])/60" office:value-type="float" office:value="26.5333333333333" calcext:value-type="float">
            <text:p>26.53</text:p>
          </table:table-cell>
          <table:table-cell table:formula="of:=(([.L91]-[.P91])*[.K91])/60" office:value-type="float" office:value="-1.45" calcext:value-type="float">
            <text:p>-1.45</text:p>
          </table:table-cell>
          <table:table-cell table:formula="of:=((([.M91]-[.P91])*[.K91])+[.AF91])/60" office:value-type="float" office:value="25.0333333333333" calcext:value-type="float">
            <text:p>25.03</text:p>
          </table:table-cell>
          <table:table-cell table:formula="of:=(([.N91]-[.P91])*[.K91])/60" office:value-type="float" office:value="-1.55" calcext:value-type="float">
            <text:p>-1.55</text:p>
          </table:table-cell>
          <table:table-cell table:formula="of:=(([.O91]-[.P91])*[.K91])/60" office:value-type="float" office:value="0.75" calcext:value-type="float">
            <text:p>0.75</text:p>
          </table:table-cell>
          <table:table-cell table:formula="of:=[.AK91]-[.AJ91]" office:value-type="float" office:value="2.3" calcext:value-type="float">
            <text:p>2.30</text:p>
          </table:table-cell>
          <table:table-cell table:formula="of:=((([.Q91]-[.P91])*[.K91])+IF([.Q91]&gt;[.O91]; [.AF91]; 0))/60" office:value-type="float" office:value="0.75" calcext:value-type="float">
            <text:p>0.75</text:p>
          </table:table-cell>
          <table:table-cell table:formula="of:=((([.R91]-[.P91])*[.K91])+[.AF91])/60" office:value-type="float" office:value="0.533333333333333" calcext:value-type="float">
            <text:p>0.53</text:p>
          </table:table-cell>
          <table:table-cell table:formula="of:=((([.V91]-[.P91])*[.K91])+[.AF91])/60" office:value-type="float" office:value="7.83333333333333" calcext:value-type="float">
            <text:p>7.83</text:p>
          </table:table-cell>
          <table:table-cell table:formula="of:=((([.AE91]-[.P91])*[.K91])+[.AF91])/60" office:value-type="float" office:value="19.8833333333333" calcext:value-type="float">
            <text:p>19.88</text:p>
          </table:table-cell>
          <table:table-cell/>
          <table:table-cell table:formula="of:=(([.AO91]/7.215714)-1)*100" office:value-type="float" office:value="8.55936548113368" calcext:value-type="float">
            <text:p>8.56</text:p>
          </table:table-cell>
          <table:table-cell table:formula="of:=(([.AP91]/19.01571)-1)*100" office:value-type="float" office:value="4.56266599213668" calcext:value-type="float">
            <text:p>4.56</text:p>
          </table:table-cell>
          <table:table-cell table:formula="of:=([.AM91]*100)/[.AP91]" office:value-type="float" office:value="3.77200335289188" calcext:value-type="float">
            <text:p>3.77</text:p>
          </table:table-cell>
          <table:table-cell/>
          <table:table-cell table:formula="of:=([.AO91]*100)/[.AP91]" office:value-type="float" office:value="39.3964794635373" calcext:value-type="float">
            <text:p>39.4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during plucking.</text:p>
          </table:table-cell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7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7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159" calcext:value-type="float">
            <text:p>159</text:p>
          </table:table-cell>
          <table:table-cell table:number-columns-repeated="8"/>
          <table:table-cell office:value-type="float" office:value="398" calcext:value-type="float">
            <text:p>398</text:p>
          </table:table-cell>
          <table:table-cell office:value-type="float" office:value="20" calcext:value-type="float">
            <text:p>20</text:p>
          </table:table-cell>
          <table:table-cell table:formula="of:=(([.M92]*[.K92])+[.AF92])/60" office:value-type="float" office:value="26.5333333333333" calcext:value-type="float">
            <text:p>26.53</text:p>
          </table:table-cell>
          <table:table-cell table:formula="of:=(([.L92]-[.P92])*[.K92])/60" office:value-type="float" office:value="-1.15" calcext:value-type="float">
            <text:p>-1.15</text:p>
          </table:table-cell>
          <table:table-cell table:formula="of:=((([.M92]-[.P92])*[.K92])+[.AF92])/60" office:value-type="float" office:value="25.3333333333333" calcext:value-type="float">
            <text:p>25.33</text:p>
          </table:table-cell>
          <table:table-cell table:formula="of:=(([.N92]-[.P92])*[.K92])/60" office:value-type="float" office:value="-1.25" calcext:value-type="float">
            <text:p>-1.25</text:p>
          </table:table-cell>
          <table:table-cell table:formula="of:=(([.O92]-[.P92])*[.K92])/60" office:value-type="float" office:value="1.05" calcext:value-type="float">
            <text:p>1.05</text:p>
          </table:table-cell>
          <table:table-cell table:formula="of:=[.AK92]-[.AJ92]" office:value-type="float" office:value="2.3" calcext:value-type="float">
            <text:p>2.30</text:p>
          </table:table-cell>
          <table:table-cell table:formula="of:=((([.Q92]-[.P92])*[.K92])+IF([.Q92]&gt;[.O92]; [.AF92]; 0))/60" office:value-type="float" office:value="0.05" calcext:value-type="float">
            <text:p>0.05</text:p>
          </table:table-cell>
          <table:table-cell table:formula="of:=((([.R92]-[.P92])*[.K92])+[.AF92])/60" office:value-type="float" office:value="0.533333333333333" calcext:value-type="float">
            <text:p>0.53</text:p>
          </table:table-cell>
          <table:table-cell table:formula="of:=((([.V92]-[.P92])*[.K92])+[.AF92])/60" office:value-type="float" office:value="7.08333333333333" calcext:value-type="float">
            <text:p>7.08</text:p>
          </table:table-cell>
          <table:table-cell table:formula="of:=((([.AE92]-[.P92])*[.K92])+[.AF92])/60" office:value-type="float" office:value="19.0333333333333" calcext:value-type="float">
            <text:p>19.03</text:p>
          </table:table-cell>
          <table:table-cell/>
          <table:table-cell table:formula="of:=(([.AO92]/7.215714)-1)*100" office:value-type="float" office:value="-1.83461632025147" calcext:value-type="float">
            <text:p>-1.83</text:p>
          </table:table-cell>
          <table:table-cell table:formula="of:=(([.AP92]/19.01571)-1)*100" office:value-type="float" office:value="0.0926777560939618" calcext:value-type="float">
            <text:p>0.09</text:p>
          </table:table-cell>
          <table:table-cell table:formula="of:=([.AM92]*100)/[.AP92]" office:value-type="float" office:value="0.262697022767076" calcext:value-type="float">
            <text:p>0.26</text:p>
          </table:table-cell>
          <table:table-cell/>
          <table:table-cell table:formula="of:=([.AO92]*100)/[.AP92]" office:value-type="float" office:value="37.2154115586691" calcext:value-type="float">
            <text:p>37.2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8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8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65" calcext:value-type="float">
            <text:p>165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20" calcext:value-type="float">
            <text:p>20</text:p>
          </table:table-cell>
          <table:table-cell table:formula="of:=(([.M93]*[.K93])+[.AF93])/60" office:value-type="float" office:value="26.5333333333333" calcext:value-type="float">
            <text:p>26.53</text:p>
          </table:table-cell>
          <table:table-cell table:formula="of:=(([.L93]-[.P93])*[.K93])/60" office:value-type="float" office:value="-0.9" calcext:value-type="float">
            <text:p>-0.90</text:p>
          </table:table-cell>
          <table:table-cell table:formula="of:=((([.M93]-[.P93])*[.K93])+[.AF93])/60" office:value-type="float" office:value="25.5833333333333" calcext:value-type="float">
            <text:p>25.58</text:p>
          </table:table-cell>
          <table:table-cell table:formula="of:=(([.N93]-[.P93])*[.K93])/60" office:value-type="float" office:value="-1" calcext:value-type="float">
            <text:p>-1.00</text:p>
          </table:table-cell>
          <table:table-cell table:formula="of:=(([.O93]-[.P93])*[.K93])/60" office:value-type="float" office:value="1.3" calcext:value-type="float">
            <text:p>1.30</text:p>
          </table:table-cell>
          <table:table-cell table:formula="of:=[.AK93]-[.AJ93]" office:value-type="float" office:value="2.3" calcext:value-type="float">
            <text:p>2.30</text:p>
          </table:table-cell>
          <table:table-cell table:formula="of:=((([.Q93]-[.P93])*[.K93])+IF([.Q93]&gt;[.O93]; [.AF93]; 0))/60" office:value-type="float" office:value="0.5" calcext:value-type="float">
            <text:p>0.50</text:p>
          </table:table-cell>
          <table:table-cell table:formula="of:=((([.R93]-[.P93])*[.K93])+[.AF93])/60" office:value-type="float" office:value="0.583333333333333" calcext:value-type="float">
            <text:p>0.58</text:p>
          </table:table-cell>
          <table:table-cell table:formula="of:=((([.V93]-[.P93])*[.K93])+[.AF93])/60" office:value-type="float" office:value="7.63333333333333" calcext:value-type="float">
            <text:p>7.63</text:p>
          </table:table-cell>
          <table:table-cell table:formula="of:=((([.AE93]-[.P93])*[.K93])+[.AF93])/60" office:value-type="float" office:value="20.9833333333333" calcext:value-type="float">
            <text:p>20.98</text:p>
          </table:table-cell>
          <table:table-cell/>
          <table:table-cell table:formula="of:=(([.AO93]/7.215714)-1)*100" office:value-type="float" office:value="5.7876370007643" calcext:value-type="float">
            <text:p>5.79</text:p>
          </table:table-cell>
          <table:table-cell table:formula="of:=(([.AP93]/19.01571)-1)*100" office:value-type="float" office:value="10.3473566505449" calcext:value-type="float">
            <text:p>10.35</text:p>
          </table:table-cell>
          <table:table-cell table:formula="of:=([.AM93]*100)/[.AP93]" office:value-type="float" office:value="2.38284352660842" calcext:value-type="float">
            <text:p>2.38</text:p>
          </table:table-cell>
          <table:table-cell/>
          <table:table-cell table:formula="of:=([.AO93]*100)/[.AP93]" office:value-type="float" office:value="36.3780778395552" calcext:value-type="float">
            <text:p>36.3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19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9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3" calcext:value-type="float">
            <text:p>153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20" calcext:value-type="float">
            <text:p>20</text:p>
          </table:table-cell>
          <table:table-cell table:formula="of:=(([.M94]*[.K94])+[.AF94])/60" office:value-type="float" office:value="26.5333333333333" calcext:value-type="float">
            <text:p>26.53</text:p>
          </table:table-cell>
          <table:table-cell table:formula="of:=(([.L94]-[.P94])*[.K94])/60" office:value-type="float" office:value="-0.7" calcext:value-type="float">
            <text:p>-0.70</text:p>
          </table:table-cell>
          <table:table-cell table:formula="of:=((([.M94]-[.P94])*[.K94])+[.AF94])/60" office:value-type="float" office:value="25.7833333333333" calcext:value-type="float">
            <text:p>25.78</text:p>
          </table:table-cell>
          <table:table-cell table:formula="of:=(([.N94]-[.P94])*[.K94])/60" office:value-type="float" office:value="-0.8" calcext:value-type="float">
            <text:p>-0.80</text:p>
          </table:table-cell>
          <table:table-cell table:formula="of:=(([.O94]-[.P94])*[.K94])/60" office:value-type="float" office:value="1.5" calcext:value-type="float">
            <text:p>1.50</text:p>
          </table:table-cell>
          <table:table-cell table:formula="of:=[.AK94]-[.AJ94]" office:value-type="float" office:value="2.3" calcext:value-type="float">
            <text:p>2.30</text:p>
          </table:table-cell>
          <table:table-cell table:formula="of:=((([.Q94]-[.P94])*[.K94])+IF([.Q94]&gt;[.O94]; [.AF94]; 0))/60" office:value-type="float" office:value="0" calcext:value-type="float">
            <text:p>0.00</text:p>
          </table:table-cell>
          <table:table-cell table:formula="of:=((([.R94]-[.P94])*[.K94])+[.AF94])/60" office:value-type="float" office:value="0.533333333333333" calcext:value-type="float">
            <text:p>0.53</text:p>
          </table:table-cell>
          <table:table-cell table:formula="of:=((([.V94]-[.P94])*[.K94])+[.AF94])/60" office:value-type="float" office:value="7.23333333333333" calcext:value-type="float">
            <text:p>7.23</text:p>
          </table:table-cell>
          <table:table-cell table:formula="of:=((([.AE94]-[.P94])*[.K94])+[.AF94])/60" office:value-type="float" office:value="18.9833333333333" calcext:value-type="float">
            <text:p>18.98</text:p>
          </table:table-cell>
          <table:table-cell/>
          <table:table-cell table:formula="of:=(([.AO94]/7.215714)-1)*100" office:value-type="float" office:value="0.244180040025554" calcext:value-type="float">
            <text:p>0.24</text:p>
          </table:table-cell>
          <table:table-cell table:formula="of:=(([.AP94]/19.01571)-1)*100" office:value-type="float" office:value="-0.170262728379134" calcext:value-type="float">
            <text:p>-0.17</text:p>
          </table:table-cell>
          <table:table-cell table:formula="of:=([.AM94]*100)/[.AP94]" office:value-type="float" office:value="0" calcext:value-type="float">
            <text:p>0.00</text:p>
          </table:table-cell>
          <table:table-cell/>
          <table:table-cell table:formula="of:=([.AO94]*100)/[.AP94]" office:value-type="float" office:value="38.1035996488148" calcext:value-type="float">
            <text:p>38.1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0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69" calcext:value-type="float">
            <text:p>169</text:p>
          </table:table-cell>
          <table:table-cell table:number-columns-repeated="8"/>
          <table:table-cell office:value-type="float" office:value="418" calcext:value-type="float">
            <text:p>418</text:p>
          </table:table-cell>
          <table:table-cell office:value-type="float" office:value="20" calcext:value-type="float">
            <text:p>20</text:p>
          </table:table-cell>
          <table:table-cell table:formula="of:=(([.M95]*[.K95])+[.AF95])/60" office:value-type="float" office:value="26.5333333333333" calcext:value-type="float">
            <text:p>26.53</text:p>
          </table:table-cell>
          <table:table-cell table:formula="of:=(([.L95]-[.P95])*[.K95])/60" office:value-type="float" office:value="-0.95" calcext:value-type="float">
            <text:p>-0.95</text:p>
          </table:table-cell>
          <table:table-cell table:formula="of:=((([.M95]-[.P95])*[.K95])+[.AF95])/60" office:value-type="float" office:value="25.5333333333333" calcext:value-type="float">
            <text:p>25.53</text:p>
          </table:table-cell>
          <table:table-cell table:formula="of:=(([.N95]-[.P95])*[.K95])/60" office:value-type="float" office:value="-1.05" calcext:value-type="float">
            <text:p>-1.05</text:p>
          </table:table-cell>
          <table:table-cell table:formula="of:=(([.O95]-[.P95])*[.K95])/60" office:value-type="float" office:value="1.25" calcext:value-type="float">
            <text:p>1.25</text:p>
          </table:table-cell>
          <table:table-cell table:formula="of:=[.AK95]-[.AJ95]" office:value-type="float" office:value="2.3" calcext:value-type="float">
            <text:p>2.30</text:p>
          </table:table-cell>
          <table:table-cell table:formula="of:=((([.Q95]-[.P95])*[.K95])+IF([.Q95]&gt;[.O95]; [.AF95]; 0))/60" office:value-type="float" office:value="0.65" calcext:value-type="float">
            <text:p>0.65</text:p>
          </table:table-cell>
          <table:table-cell table:formula="of:=((([.R95]-[.P95])*[.K95])+[.AF95])/60" office:value-type="float" office:value="0.583333333333333" calcext:value-type="float">
            <text:p>0.58</text:p>
          </table:table-cell>
          <table:table-cell table:formula="of:=((([.V95]-[.P95])*[.K95])+[.AF95])/60" office:value-type="float" office:value="7.78333333333333" calcext:value-type="float">
            <text:p>7.78</text:p>
          </table:table-cell>
          <table:table-cell table:formula="of:=((([.AE95]-[.P95])*[.K95])+[.AF95])/60" office:value-type="float" office:value="20.2333333333333" calcext:value-type="float">
            <text:p>20.23</text:p>
          </table:table-cell>
          <table:table-cell/>
          <table:table-cell table:formula="of:=(([.AO95]/7.215714)-1)*100" office:value-type="float" office:value="7.86643336104134" calcext:value-type="float">
            <text:p>7.87</text:p>
          </table:table-cell>
          <table:table-cell table:formula="of:=(([.AP95]/19.01571)-1)*100" office:value-type="float" office:value="6.40324938344841" calcext:value-type="float">
            <text:p>6.40</text:p>
          </table:table-cell>
          <table:table-cell table:formula="of:=([.AM95]*100)/[.AP95]" office:value-type="float" office:value="3.21252059308073" calcext:value-type="float">
            <text:p>3.21</text:p>
          </table:table-cell>
          <table:table-cell/>
          <table:table-cell table:formula="of:=([.AO95]*100)/[.AP95]" office:value-type="float" office:value="38.4678747940692" calcext:value-type="float">
            <text:p>38.4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1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72" calcext:value-type="float">
            <text:p>172</text:p>
          </table:table-cell>
          <table:table-cell table:number-columns-repeated="8"/>
          <table:table-cell office:value-type="float" office:value="406" calcext:value-type="float">
            <text:p>406</text:p>
          </table:table-cell>
          <table:table-cell office:value-type="float" office:value="20" calcext:value-type="float">
            <text:p>20</text:p>
          </table:table-cell>
          <table:table-cell table:formula="of:=(([.M96]*[.K96])+[.AF96])/60" office:value-type="float" office:value="26.5333333333333" calcext:value-type="float">
            <text:p>26.53</text:p>
          </table:table-cell>
          <table:table-cell table:formula="of:=(([.L96]-[.P96])*[.K96])/60" office:value-type="float" office:value="-1.05" calcext:value-type="float">
            <text:p>-1.05</text:p>
          </table:table-cell>
          <table:table-cell table:formula="of:=((([.M96]-[.P96])*[.K96])+[.AF96])/60" office:value-type="float" office:value="25.4333333333333" calcext:value-type="float">
            <text:p>25.43</text:p>
          </table:table-cell>
          <table:table-cell table:formula="of:=(([.N96]-[.P96])*[.K96])/60" office:value-type="float" office:value="-1.15" calcext:value-type="float">
            <text:p>-1.15</text:p>
          </table:table-cell>
          <table:table-cell table:formula="of:=(([.O96]-[.P96])*[.K96])/60" office:value-type="float" office:value="1.15" calcext:value-type="float">
            <text:p>1.15</text:p>
          </table:table-cell>
          <table:table-cell table:formula="of:=[.AK96]-[.AJ96]" office:value-type="float" office:value="2.3" calcext:value-type="float">
            <text:p>2.30</text:p>
          </table:table-cell>
          <table:table-cell table:formula="of:=((([.Q96]-[.P96])*[.K96])+IF([.Q96]&gt;[.O96]; [.AF96]; 0))/60" office:value-type="float" office:value="0.55" calcext:value-type="float">
            <text:p>0.55</text:p>
          </table:table-cell>
          <table:table-cell table:formula="of:=((([.R96]-[.P96])*[.K96])+[.AF96])/60" office:value-type="float" office:value="0.533333333333333" calcext:value-type="float">
            <text:p>0.53</text:p>
          </table:table-cell>
          <table:table-cell table:formula="of:=((([.V96]-[.P96])*[.K96])+[.AF96])/60" office:value-type="float" office:value="7.83333333333333" calcext:value-type="float">
            <text:p>7.83</text:p>
          </table:table-cell>
          <table:table-cell table:formula="of:=((([.AE96]-[.P96])*[.K96])+[.AF96])/60" office:value-type="float" office:value="19.5333333333333" calcext:value-type="float">
            <text:p>19.53</text:p>
          </table:table-cell>
          <table:table-cell/>
          <table:table-cell table:formula="of:=(([.AO96]/7.215714)-1)*100" office:value-type="float" office:value="8.55936548113368" calcext:value-type="float">
            <text:p>8.56</text:p>
          </table:table-cell>
          <table:table-cell table:formula="of:=(([.AP96]/19.01571)-1)*100" office:value-type="float" office:value="2.72208260082498" calcext:value-type="float">
            <text:p>2.72</text:p>
          </table:table-cell>
          <table:table-cell table:formula="of:=([.AM96]*100)/[.AP96]" office:value-type="float" office:value="2.81569965870308" calcext:value-type="float">
            <text:p>2.82</text:p>
          </table:table-cell>
          <table:table-cell/>
          <table:table-cell table:formula="of:=([.AO96]*100)/[.AP96]" office:value-type="float" office:value="40.1023890784983" calcext:value-type="float">
            <text:p>40.1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2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 table:number-columns-repeated="9"/>
          <table:table-cell office:value-type="float" office:value="20" calcext:value-type="float">
            <text:p>20</text:p>
          </table:table-cell>
          <table:table-cell table:formula="of:=(([.M97]*[.K97])+[.AF97])/60" office:value-type="float" office:value="26.5333333333333" calcext:value-type="float">
            <text:p>26.53</text:p>
          </table:table-cell>
          <table:table-cell table:formula="of:=(([.L97]-[.P97])*[.K97])/60" office:value-type="float" office:value="-0.45" calcext:value-type="float">
            <text:p>-0.45</text:p>
          </table:table-cell>
          <table:table-cell table:formula="of:=((([.M97]-[.P97])*[.K97])+[.AF97])/60" office:value-type="float" office:value="26.0333333333333" calcext:value-type="float">
            <text:p>26.03</text:p>
          </table:table-cell>
          <table:table-cell table:formula="of:=(([.N97]-[.P97])*[.K97])/60" office:value-type="float" office:value="-0.55" calcext:value-type="float">
            <text:p>-0.55</text:p>
          </table:table-cell>
          <table:table-cell table:formula="of:=(([.O97]-[.P97])*[.K97])/60" office:value-type="float" office:value="1.75" calcext:value-type="float">
            <text:p>1.75</text:p>
          </table:table-cell>
          <table:table-cell table:formula="of:=[.AK97]-[.AJ97]" office:value-type="float" office:value="2.3" calcext:value-type="float">
            <text:p>2.30</text:p>
          </table:table-cell>
          <table:table-cell table:formula="of:=((([.Q97]-[.P97])*[.K97])+IF([.Q97]&gt;[.O97]; [.AF97]; 0))/60" office:value-type="float" office:value="0.25" calcext:value-type="float">
            <text:p>0.25</text:p>
          </table:table-cell>
          <table:table-cell table:formula="of:=((([.R97]-[.P97])*[.K97])+[.AF97])/60" office:value-type="float" office:value="0.633333333333333" calcext:value-type="float">
            <text:p>0.63</text:p>
          </table:table-cell>
          <table:table-cell table:formula="of:=((([.V97]-[.P97])*[.K97])+[.AF97])/60" office:value-type="float" office:value="8.03333333333333" calcext:value-type="float">
            <text:p>8.03</text:p>
          </table:table-cell>
          <table:table-cell table:number-columns-repeated="2"/>
          <table:table-cell table:formula="of:=(([.AO97]/7.215714)-1)*100" office:value-type="float" office:value="11.331093961503" calcext:value-type="float">
            <text:p>11.33</text:p>
          </table:table-cell>
          <table:table-cell table:number-columns-repeated="4"/>
          <table:table-cell table:number-columns-repeated="5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3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 table:number-columns-repeated="8"/>
          <table:table-cell office:value-type="float" office:value="430" calcext:value-type="float">
            <text:p>430</text:p>
          </table:table-cell>
          <table:table-cell office:value-type="float" office:value="20" calcext:value-type="float">
            <text:p>20</text:p>
          </table:table-cell>
          <table:table-cell table:formula="of:=(([.M98]*[.K98])+[.AF98])/60" office:value-type="float" office:value="26.5333333333333" calcext:value-type="float">
            <text:p>26.53</text:p>
          </table:table-cell>
          <table:table-cell table:formula="of:=(([.L98]-[.P98])*[.K98])/60" office:value-type="float" office:value="-1.2" calcext:value-type="float">
            <text:p>-1.20</text:p>
          </table:table-cell>
          <table:table-cell table:formula="of:=((([.M98]-[.P98])*[.K98])+[.AF98])/60" office:value-type="float" office:value="25.2833333333333" calcext:value-type="float">
            <text:p>25.28</text:p>
          </table:table-cell>
          <table:table-cell table:formula="of:=(([.N98]-[.P98])*[.K98])/60" office:value-type="float" office:value="-1.3" calcext:value-type="float">
            <text:p>-1.30</text:p>
          </table:table-cell>
          <table:table-cell table:formula="of:=(([.O98]-[.P98])*[.K98])/60" office:value-type="float" office:value="1" calcext:value-type="float">
            <text:p>1.00</text:p>
          </table:table-cell>
          <table:table-cell table:formula="of:=[.AK98]-[.AJ98]" office:value-type="float" office:value="2.3" calcext:value-type="float">
            <text:p>2.30</text:p>
          </table:table-cell>
          <table:table-cell table:formula="of:=((([.Q98]-[.P98])*[.K98])+IF([.Q98]&gt;[.O98]; [.AF98]; 0))/60" office:value-type="float" office:value="0.65" calcext:value-type="float">
            <text:p>0.65</text:p>
          </table:table-cell>
          <table:table-cell table:formula="of:=((([.R98]-[.P98])*[.K98])+[.AF98])/60" office:value-type="float" office:value="0.483333333333333" calcext:value-type="float">
            <text:p>0.48</text:p>
          </table:table-cell>
          <table:table-cell table:formula="of:=((([.V98]-[.P98])*[.K98])+[.AF98])/60" office:value-type="float" office:value="7.88333333333333" calcext:value-type="float">
            <text:p>7.88</text:p>
          </table:table-cell>
          <table:table-cell table:formula="of:=((([.AE98]-[.P98])*[.K98])+[.AF98])/60" office:value-type="float" office:value="20.5833333333333" calcext:value-type="float">
            <text:p>20.58</text:p>
          </table:table-cell>
          <table:table-cell/>
          <table:table-cell table:formula="of:=(([.AO98]/7.215714)-1)*100" office:value-type="float" office:value="9.25229760122601" calcext:value-type="float">
            <text:p>9.25</text:p>
          </table:table-cell>
          <table:table-cell table:formula="of:=(([.AP98]/19.01571)-1)*100" office:value-type="float" office:value="8.24383277476011" calcext:value-type="float">
            <text:p>8.24</text:p>
          </table:table-cell>
          <table:table-cell table:formula="of:=([.AM98]*100)/[.AP98]" office:value-type="float" office:value="3.15789473684211" calcext:value-type="float">
            <text:p>3.16</text:p>
          </table:table-cell>
          <table:table-cell/>
          <table:table-cell table:formula="of:=([.AO98]*100)/[.AP98]" office:value-type="float" office:value="38.2995951417004" calcext:value-type="float">
            <text:p>38.3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4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4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 table:number-columns-repeated="8"/>
          <table:table-cell office:value-type="float" office:value="425" calcext:value-type="float">
            <text:p>425</text:p>
          </table:table-cell>
          <table:table-cell office:value-type="float" office:value="20" calcext:value-type="float">
            <text:p>20</text:p>
          </table:table-cell>
          <table:table-cell table:formula="of:=(([.M99]*[.K99])+[.AF99])/60" office:value-type="float" office:value="26.5333333333333" calcext:value-type="float">
            <text:p>26.53</text:p>
          </table:table-cell>
          <table:table-cell table:formula="of:=(([.L99]-[.P99])*[.K99])/60" office:value-type="float" office:value="0" calcext:value-type="float">
            <text:p>0.00</text:p>
          </table:table-cell>
          <table:table-cell table:formula="of:=((([.M99]-[.P99])*[.K99])+[.AF99])/60" office:value-type="float" office:value="26.4833333333333" calcext:value-type="float">
            <text:p>26.48</text:p>
          </table:table-cell>
          <table:table-cell table:formula="of:=(([.N99]-[.P99])*[.K99])/60" office:value-type="float" office:value="-0.1" calcext:value-type="float">
            <text:p>-0.10</text:p>
          </table:table-cell>
          <table:table-cell table:formula="of:=(([.O99]-[.P99])*[.K99])/60" office:value-type="float" office:value="2.2" calcext:value-type="float">
            <text:p>2.20</text:p>
          </table:table-cell>
          <table:table-cell table:formula="of:=[.AK99]-[.AJ99]" office:value-type="float" office:value="2.3" calcext:value-type="float">
            <text:p>2.30</text:p>
          </table:table-cell>
          <table:table-cell table:formula="of:=((([.Q99]-[.P99])*[.K99])+IF([.Q99]&gt;[.O99]; [.AF99]; 0))/60" office:value-type="float" office:value="0.05" calcext:value-type="float">
            <text:p>0.05</text:p>
          </table:table-cell>
          <table:table-cell table:formula="of:=((([.R99]-[.P99])*[.K99])+[.AF99])/60" office:value-type="float" office:value="0.633333333333333" calcext:value-type="float">
            <text:p>0.63</text:p>
          </table:table-cell>
          <table:table-cell table:formula="of:=((([.V99]-[.P99])*[.K99])+[.AF99])/60" office:value-type="float" office:value="7.98333333333333" calcext:value-type="float">
            <text:p>7.98</text:p>
          </table:table-cell>
          <table:table-cell table:formula="of:=((([.AE99]-[.P99])*[.K99])+[.AF99])/60" office:value-type="float" office:value="21.5333333333333" calcext:value-type="float">
            <text:p>21.53</text:p>
          </table:table-cell>
          <table:table-cell/>
          <table:table-cell table:formula="of:=(([.AO99]/7.215714)-1)*100" office:value-type="float" office:value="10.6381618414107" calcext:value-type="float">
            <text:p>10.64</text:p>
          </table:table-cell>
          <table:table-cell table:formula="of:=(([.AP99]/19.01571)-1)*100" office:value-type="float" office:value="13.239701979749" calcext:value-type="float">
            <text:p>13.24</text:p>
          </table:table-cell>
          <table:table-cell table:formula="of:=([.AM99]*100)/[.AP99]" office:value-type="float" office:value="0.232198142414861" calcext:value-type="float">
            <text:p>0.23</text:p>
          </table:table-cell>
          <table:table-cell/>
          <table:table-cell table:formula="of:=([.AO99]*100)/[.AP99]" office:value-type="float" office:value="37.0743034055728" calcext:value-type="float">
            <text:p>37.0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7-29_L2_RGap_H200_10pct_oxygen_t3min_evil_twins_pluck</text:p>
          </table:table-cell>
          <table:table-cell office:value-type="string" calcext:value-type="string">
            <text:p>CROP_2024-07-29_L2_RGap_H200_10pct_oxygen_t3min_evil_twins_pluck_1_2_Pos25_RGB.tif</text:p>
          </table:table-cell>
          <table:table-cell table:style-name="ce7" office:value-type="date" office:date-value="2024-07-29" calcext:value-type="date">
            <text:p>2024-07-29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table:style-name="ce8" office:value-type="string" calcext:value-type="string">
            <text:p>Pos25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24" calcext:value-type="float">
            <text:p>524</text:p>
          </table:table-cell>
          <table:table-cell office:value-type="float" office:value="-1" calcext:value-type="float">
            <text:p>-1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161" calcext:value-type="float">
            <text:p>161</text:p>
          </table:table-cell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20" calcext:value-type="float">
            <text:p>20</text:p>
          </table:table-cell>
          <table:table-cell table:formula="of:=(([.M100]*[.K100])+[.AF100])/60" office:value-type="float" office:value="26.5333333333333" calcext:value-type="float">
            <text:p>26.53</text:p>
          </table:table-cell>
          <table:table-cell table:formula="of:=(([.L100]-[.P100])*[.K100])/60" office:value-type="float" office:value="-1.35" calcext:value-type="float">
            <text:p>-1.35</text:p>
          </table:table-cell>
          <table:table-cell table:formula="of:=((([.M100]-[.P100])*[.K100])+[.AF100])/60" office:value-type="float" office:value="25.1333333333333" calcext:value-type="float">
            <text:p>25.13</text:p>
          </table:table-cell>
          <table:table-cell table:formula="of:=(([.N100]-[.P100])*[.K100])/60" office:value-type="float" office:value="-1.45" calcext:value-type="float">
            <text:p>-1.45</text:p>
          </table:table-cell>
          <table:table-cell table:formula="of:=(([.O100]-[.P100])*[.K100])/60" office:value-type="float" office:value="0.85" calcext:value-type="float">
            <text:p>0.85</text:p>
          </table:table-cell>
          <table:table-cell table:formula="of:=[.AK100]-[.AJ100]" office:value-type="float" office:value="2.3" calcext:value-type="float">
            <text:p>2.30</text:p>
          </table:table-cell>
          <table:table-cell table:formula="of:=((([.Q100]-[.P100])*[.K100])+IF([.Q100]&gt;[.O100]; [.AF100]; 0))/60" office:value-type="float" office:value="-0.05" calcext:value-type="float">
            <text:p>-0.05</text:p>
          </table:table-cell>
          <table:table-cell table:formula="of:=((([.R100]-[.P100])*[.K100])+[.AF100])/60" office:value-type="float" office:value="0.483333333333333" calcext:value-type="float">
            <text:p>0.48</text:p>
          </table:table-cell>
          <table:table-cell table:formula="of:=((([.V100]-[.P100])*[.K100])+[.AF100])/60" office:value-type="float" office:value="6.98333333333333" calcext:value-type="float">
            <text:p>6.98</text:p>
          </table:table-cell>
          <table:table-cell table:formula="of:=((([.AE100]-[.P100])*[.K100])+[.AF100])/60" office:value-type="float" office:value="18.2333333333333" calcext:value-type="float">
            <text:p>18.23</text:p>
          </table:table-cell>
          <table:table-cell/>
          <table:table-cell table:formula="of:=(([.AO100]/7.215714)-1)*100" office:value-type="float" office:value="-3.22048056043616" calcext:value-type="float">
            <text:p>-3.22</text:p>
          </table:table-cell>
          <table:table-cell table:formula="of:=(([.AP100]/19.01571)-1)*100" office:value-type="float" office:value="-4.11436999547565" calcext:value-type="float">
            <text:p>-4.11</text:p>
          </table:table-cell>
          <table:table-cell table:formula="of:=([.AM100]*100)/[.AP100]" office:value-type="float" office:value="-0.274223034734918" calcext:value-type="float">
            <text:p>-0.27</text:p>
          </table:table-cell>
          <table:table-cell/>
          <table:table-cell table:formula="of:=([.AO100]*100)/[.AP100]" office:value-type="float" office:value="38.2998171846436" calcext:value-type="float">
            <text:p>38.3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 table:number-columns-repeated="8"/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table:formula="of:=(([.M101]*[.K101])+[.AF101])/60" office:value-type="float" office:value="24.8" calcext:value-type="float">
            <text:p>24.80</text:p>
          </table:table-cell>
          <table:table-cell table:formula="of:=(([.L101]-[.P101])*[.K101])/60" office:value-type="float" office:value="-0.7" calcext:value-type="float">
            <text:p>-0.70</text:p>
          </table:table-cell>
          <table:table-cell table:formula="of:=((([.M101]-[.P101])*[.K101])+[.AF101])/60" office:value-type="float" office:value="24.05" calcext:value-type="float">
            <text:p>24.05</text:p>
          </table:table-cell>
          <table:table-cell table:formula="of:=(([.N101]-[.P101])*[.K101])/60" office:value-type="float" office:value="-0.85" calcext:value-type="float">
            <text:p>-0.85</text:p>
          </table:table-cell>
          <table:table-cell table:formula="of:=(([.O101]-[.P101])*[.K101])/60" office:value-type="float" office:value="1.6" calcext:value-type="float">
            <text:p>1.60</text:p>
          </table:table-cell>
          <table:table-cell table:formula="of:=[.AK101]-[.AJ101]" office:value-type="float" office:value="2.45" calcext:value-type="float">
            <text:p>2.45</text:p>
          </table:table-cell>
          <table:table-cell table:formula="of:=((([.Q101]-[.P101])*[.K101])+IF([.Q101]&gt;[.O101]; [.AF101]; 0))/60" office:value-type="float" office:value="0.4" calcext:value-type="float">
            <text:p>0.40</text:p>
          </table:table-cell>
          <table:table-cell table:formula="of:=((([.R101]-[.P101])*[.K101])+[.AF101])/60" office:value-type="float" office:value="0.5" calcext:value-type="float">
            <text:p>0.50</text:p>
          </table:table-cell>
          <table:table-cell table:formula="of:=((([.V101]-[.P101])*[.K101])+[.AF101])/60" office:value-type="float" office:value="8.2" calcext:value-type="float">
            <text:p>8.20</text:p>
          </table:table-cell>
          <table:table-cell table:formula="of:=((([.AE101]-[.P101])*[.K101])+[.AF101])/60" office:value-type="float" office:value="18.4" calcext:value-type="float">
            <text:p>18.40</text:p>
          </table:table-cell>
          <table:table-cell/>
          <table:table-cell table:formula="of:=(([.AO101]/7.14375)-1)*100" office:value-type="float" office:value="14.7856517935258" calcext:value-type="float">
            <text:p>14.79</text:p>
          </table:table-cell>
          <table:table-cell table:formula="of:=(([.AP101]/18.38125)-1)*100" office:value-type="float" office:value="0.102006120367215" calcext:value-type="float">
            <text:p>0.10</text:p>
          </table:table-cell>
          <table:table-cell table:formula="of:=([.AM101]*100)/[.AP101]" office:value-type="float" office:value="2.17391304347826" calcext:value-type="float">
            <text:p>2.17</text:p>
          </table:table-cell>
          <table:table-cell/>
          <table:table-cell table:formula="of:=([.AO101]*100)/[.AP101]" office:value-type="float" office:value="44.5652173913043" calcext:value-type="float">
            <text:p>44.5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138" calcext:value-type="float">
            <text:p>138</text:p>
          </table:table-cell>
          <table:table-cell table:number-columns-repeated="8"/>
          <table:table-cell office:value-type="float" office:value="362" calcext:value-type="float">
            <text:p>362</text:p>
          </table:table-cell>
          <table:table-cell office:value-type="float" office:value="15" calcext:value-type="float">
            <text:p>15</text:p>
          </table:table-cell>
          <table:table-cell table:formula="of:=(([.M102]*[.K102])+[.AF102])/60" office:value-type="float" office:value="24.8" calcext:value-type="float">
            <text:p>24.80</text:p>
          </table:table-cell>
          <table:table-cell table:formula="of:=(([.L102]-[.P102])*[.K102])/60" office:value-type="float" office:value="0.15" calcext:value-type="float">
            <text:p>0.15</text:p>
          </table:table-cell>
          <table:table-cell table:formula="of:=((([.M102]-[.P102])*[.K102])+[.AF102])/60" office:value-type="float" office:value="24.9" calcext:value-type="float">
            <text:p>24.90</text:p>
          </table:table-cell>
          <table:table-cell table:formula="of:=(([.N102]-[.P102])*[.K102])/60" office:value-type="float" office:value="0" calcext:value-type="float">
            <text:p>0.00</text:p>
          </table:table-cell>
          <table:table-cell table:formula="of:=(([.O102]-[.P102])*[.K102])/60" office:value-type="float" office:value="2.45" calcext:value-type="float">
            <text:p>2.45</text:p>
          </table:table-cell>
          <table:table-cell table:formula="of:=[.AK102]-[.AJ102]" office:value-type="float" office:value="2.45" calcext:value-type="float">
            <text:p>2.45</text:p>
          </table:table-cell>
          <table:table-cell table:formula="of:=((([.Q102]-[.P102])*[.K102])+IF([.Q102]&gt;[.O102]; [.AF102]; 0))/60" office:value-type="float" office:value="0" calcext:value-type="float">
            <text:p>0.00</text:p>
          </table:table-cell>
          <table:table-cell table:formula="of:=((([.R102]-[.P102])*[.K102])+[.AF102])/60" office:value-type="float" office:value="0.45" calcext:value-type="float">
            <text:p>0.45</text:p>
          </table:table-cell>
          <table:table-cell table:formula="of:=((([.V102]-[.P102])*[.K102])+[.AF102])/60" office:value-type="float" office:value="7.25" calcext:value-type="float">
            <text:p>7.25</text:p>
          </table:table-cell>
          <table:table-cell table:formula="of:=((([.AE102]-[.P102])*[.K102])+[.AF102])/60" office:value-type="float" office:value="18.45" calcext:value-type="float">
            <text:p>18.45</text:p>
          </table:table-cell>
          <table:table-cell/>
          <table:table-cell table:formula="of:=(([.AO102]/7.14375)-1)*100" office:value-type="float" office:value="1.48731408573928" calcext:value-type="float">
            <text:p>1.49</text:p>
          </table:table-cell>
          <table:table-cell table:formula="of:=(([.AP102]/18.38125)-1)*100" office:value-type="float" office:value="0.374022441346478" calcext:value-type="float">
            <text:p>0.37</text:p>
          </table:table-cell>
          <table:table-cell table:formula="of:=([.AM102]*100)/[.AP102]" office:value-type="float" office:value="0" calcext:value-type="float">
            <text:p>0.00</text:p>
          </table:table-cell>
          <table:table-cell/>
          <table:table-cell table:formula="of:=([.AO102]*100)/[.AP102]" office:value-type="float" office:value="39.2953929539295" calcext:value-type="float">
            <text:p>39.3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3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 table:number-columns-repeated="8"/>
          <table:table-cell office:value-type="float" office:value="386" calcext:value-type="float">
            <text:p>386</text:p>
          </table:table-cell>
          <table:table-cell office:value-type="float" office:value="15" calcext:value-type="float">
            <text:p>15</text:p>
          </table:table-cell>
          <table:table-cell table:formula="of:=(([.M103]*[.K103])+[.AF103])/60" office:value-type="float" office:value="24.8" calcext:value-type="float">
            <text:p>24.80</text:p>
          </table:table-cell>
          <table:table-cell table:formula="of:=(([.L103]-[.P103])*[.K103])/60" office:value-type="float" office:value="-0.75" calcext:value-type="float">
            <text:p>-0.75</text:p>
          </table:table-cell>
          <table:table-cell table:formula="of:=((([.M103]-[.P103])*[.K103])+[.AF103])/60" office:value-type="float" office:value="24" calcext:value-type="float">
            <text:p>24.00</text:p>
          </table:table-cell>
          <table:table-cell table:formula="of:=(([.N103]-[.P103])*[.K103])/60" office:value-type="float" office:value="-0.9" calcext:value-type="float">
            <text:p>-0.90</text:p>
          </table:table-cell>
          <table:table-cell table:formula="of:=(([.O103]-[.P103])*[.K103])/60" office:value-type="float" office:value="1.55" calcext:value-type="float">
            <text:p>1.55</text:p>
          </table:table-cell>
          <table:table-cell table:formula="of:=[.AK103]-[.AJ103]" office:value-type="float" office:value="2.45" calcext:value-type="float">
            <text:p>2.45</text:p>
          </table:table-cell>
          <table:table-cell table:formula="of:=((([.Q103]-[.P103])*[.K103])+IF([.Q103]&gt;[.O103]; [.AF103]; 0))/60" office:value-type="float" office:value="0.55" calcext:value-type="float">
            <text:p>0.55</text:p>
          </table:table-cell>
          <table:table-cell table:formula="of:=((([.R103]-[.P103])*[.K103])+[.AF103])/60" office:value-type="float" office:value="0.5" calcext:value-type="float">
            <text:p>0.50</text:p>
          </table:table-cell>
          <table:table-cell table:formula="of:=((([.V103]-[.P103])*[.K103])+[.AF103])/60" office:value-type="float" office:value="7.8" calcext:value-type="float">
            <text:p>7.80</text:p>
          </table:table-cell>
          <table:table-cell table:formula="of:=((([.AE103]-[.P103])*[.K103])+[.AF103])/60" office:value-type="float" office:value="18.75" calcext:value-type="float">
            <text:p>18.75</text:p>
          </table:table-cell>
          <table:table-cell/>
          <table:table-cell table:formula="of:=(([.AO103]/7.14375)-1)*100" office:value-type="float" office:value="9.18635170603674" calcext:value-type="float">
            <text:p>9.19</text:p>
          </table:table-cell>
          <table:table-cell table:formula="of:=(([.AP103]/18.38125)-1)*100" office:value-type="float" office:value="2.00612036722203" calcext:value-type="float">
            <text:p>2.01</text:p>
          </table:table-cell>
          <table:table-cell table:formula="of:=([.AM103]*100)/[.AP103]" office:value-type="float" office:value="2.93333333333333" calcext:value-type="float">
            <text:p>2.93</text:p>
          </table:table-cell>
          <table:table-cell/>
          <table:table-cell table:formula="of:=([.AO103]*100)/[.AP103]" office:value-type="float" office:value="41.6" calcext:value-type="float">
            <text:p>41.6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4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151" calcext:value-type="float">
            <text:p>151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table:formula="of:=(([.M104]*[.K104])+[.AF104])/60" office:value-type="float" office:value="24.8" calcext:value-type="float">
            <text:p>24.80</text:p>
          </table:table-cell>
          <table:table-cell table:formula="of:=(([.L104]-[.P104])*[.K104])/60" office:value-type="float" office:value="-1.05" calcext:value-type="float">
            <text:p>-1.05</text:p>
          </table:table-cell>
          <table:table-cell table:formula="of:=((([.M104]-[.P104])*[.K104])+[.AF104])/60" office:value-type="float" office:value="23.7" calcext:value-type="float">
            <text:p>23.70</text:p>
          </table:table-cell>
          <table:table-cell table:formula="of:=(([.N104]-[.P104])*[.K104])/60" office:value-type="float" office:value="-1.2" calcext:value-type="float">
            <text:p>-1.20</text:p>
          </table:table-cell>
          <table:table-cell table:formula="of:=(([.O104]-[.P104])*[.K104])/60" office:value-type="float" office:value="1.25" calcext:value-type="float">
            <text:p>1.25</text:p>
          </table:table-cell>
          <table:table-cell table:formula="of:=[.AK104]-[.AJ104]" office:value-type="float" office:value="2.45" calcext:value-type="float">
            <text:p>2.45</text:p>
          </table:table-cell>
          <table:table-cell table:formula="of:=((([.Q104]-[.P104])*[.K104])+IF([.Q104]&gt;[.O104]; [.AF104]; 0))/60" office:value-type="float" office:value="-0.05" calcext:value-type="float">
            <text:p>-0.05</text:p>
          </table:table-cell>
          <table:table-cell table:formula="of:=((([.R104]-[.P104])*[.K104])+[.AF104])/60" office:value-type="float" office:value="0.55" calcext:value-type="float">
            <text:p>0.55</text:p>
          </table:table-cell>
          <table:table-cell table:formula="of:=((([.V104]-[.P104])*[.K104])+[.AF104])/60" office:value-type="float" office:value="6.7" calcext:value-type="float">
            <text:p>6.70</text:p>
          </table:table-cell>
          <table:table-cell table:formula="of:=((([.AE104]-[.P104])*[.K104])+[.AF104])/60" office:value-type="float" office:value="18.2" calcext:value-type="float">
            <text:p>18.20</text:p>
          </table:table-cell>
          <table:table-cell/>
          <table:table-cell table:formula="of:=(([.AO104]/7.14375)-1)*100" office:value-type="float" office:value="-6.21172353455818" calcext:value-type="float">
            <text:p>-6.21</text:p>
          </table:table-cell>
          <table:table-cell table:formula="of:=(([.AP104]/18.38125)-1)*100" office:value-type="float" office:value="-0.986059163549824" calcext:value-type="float">
            <text:p>-0.99</text:p>
          </table:table-cell>
          <table:table-cell table:formula="of:=([.AM104]*100)/[.AP104]" office:value-type="float" office:value="-0.274725274725275" calcext:value-type="float">
            <text:p>-0.27</text:p>
          </table:table-cell>
          <table:table-cell/>
          <table:table-cell table:formula="of:=([.AO104]*100)/[.AP104]" office:value-type="float" office:value="36.8131868131868" calcext:value-type="float">
            <text:p>36.8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5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 table:number-columns-repeated="8"/>
          <table:table-cell office:value-type="float" office:value="397" calcext:value-type="float">
            <text:p>397</text:p>
          </table:table-cell>
          <table:table-cell office:value-type="float" office:value="15" calcext:value-type="float">
            <text:p>15</text:p>
          </table:table-cell>
          <table:table-cell table:formula="of:=(([.M105]*[.K105])+[.AF105])/60" office:value-type="float" office:value="24.8" calcext:value-type="float">
            <text:p>24.80</text:p>
          </table:table-cell>
          <table:table-cell table:formula="of:=(([.L105]-[.P105])*[.K105])/60" office:value-type="float" office:value="-1.2" calcext:value-type="float">
            <text:p>-1.20</text:p>
          </table:table-cell>
          <table:table-cell table:formula="of:=((([.M105]-[.P105])*[.K105])+[.AF105])/60" office:value-type="float" office:value="23.55" calcext:value-type="float">
            <text:p>23.55</text:p>
          </table:table-cell>
          <table:table-cell table:formula="of:=(([.N105]-[.P105])*[.K105])/60" office:value-type="float" office:value="-1.35" calcext:value-type="float">
            <text:p>-1.35</text:p>
          </table:table-cell>
          <table:table-cell table:formula="of:=(([.O105]-[.P105])*[.K105])/60" office:value-type="float" office:value="1.1" calcext:value-type="float">
            <text:p>1.10</text:p>
          </table:table-cell>
          <table:table-cell table:formula="of:=[.AK105]-[.AJ105]" office:value-type="float" office:value="2.45" calcext:value-type="float">
            <text:p>2.45</text:p>
          </table:table-cell>
          <table:table-cell table:formula="of:=((([.Q105]-[.P105])*[.K105])+IF([.Q105]&gt;[.O105]; [.AF105]; 0))/60" office:value-type="float" office:value="0.6" calcext:value-type="float">
            <text:p>0.60</text:p>
          </table:table-cell>
          <table:table-cell table:formula="of:=((([.R105]-[.P105])*[.K105])+[.AF105])/60" office:value-type="float" office:value="0.5" calcext:value-type="float">
            <text:p>0.50</text:p>
          </table:table-cell>
          <table:table-cell table:formula="of:=((([.V105]-[.P105])*[.K105])+[.AF105])/60" office:value-type="float" office:value="7.7" calcext:value-type="float">
            <text:p>7.70</text:p>
          </table:table-cell>
          <table:table-cell table:formula="of:=((([.AE105]-[.P105])*[.K105])+[.AF105])/60" office:value-type="float" office:value="18.85" calcext:value-type="float">
            <text:p>18.85</text:p>
          </table:table-cell>
          <table:table-cell/>
          <table:table-cell table:formula="of:=(([.AO105]/7.14375)-1)*100" office:value-type="float" office:value="7.78652668416449" calcext:value-type="float">
            <text:p>7.79</text:p>
          </table:table-cell>
          <table:table-cell table:formula="of:=(([.AP105]/18.38125)-1)*100" office:value-type="float" office:value="2.55015300918056" calcext:value-type="float">
            <text:p>2.55</text:p>
          </table:table-cell>
          <table:table-cell table:formula="of:=([.AM105]*100)/[.AP105]" office:value-type="float" office:value="3.18302387267904" calcext:value-type="float">
            <text:p>3.18</text:p>
          </table:table-cell>
          <table:table-cell/>
          <table:table-cell table:formula="of:=([.AO105]*100)/[.AP105]" office:value-type="float" office:value="40.8488063660477" calcext:value-type="float">
            <text:p>40.8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6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 table:number-columns-repeated="8"/>
          <table:table-cell office:value-type="float" office:value="441" calcext:value-type="float">
            <text:p>441</text:p>
          </table:table-cell>
          <table:table-cell office:value-type="float" office:value="15" calcext:value-type="float">
            <text:p>15</text:p>
          </table:table-cell>
          <table:table-cell table:formula="of:=(([.M106]*[.K106])+[.AF106])/60" office:value-type="float" office:value="24.8" calcext:value-type="float">
            <text:p>24.80</text:p>
          </table:table-cell>
          <table:table-cell table:formula="of:=(([.L106]-[.P106])*[.K106])/60" office:value-type="float" office:value="-1.25" calcext:value-type="float">
            <text:p>-1.25</text:p>
          </table:table-cell>
          <table:table-cell table:formula="of:=((([.M106]-[.P106])*[.K106])+[.AF106])/60" office:value-type="float" office:value="23.5" calcext:value-type="float">
            <text:p>23.50</text:p>
          </table:table-cell>
          <table:table-cell table:formula="of:=(([.N106]-[.P106])*[.K106])/60" office:value-type="float" office:value="-1.4" calcext:value-type="float">
            <text:p>-1.40</text:p>
          </table:table-cell>
          <table:table-cell table:formula="of:=(([.O106]-[.P106])*[.K106])/60" office:value-type="float" office:value="1.05" calcext:value-type="float">
            <text:p>1.05</text:p>
          </table:table-cell>
          <table:table-cell table:formula="of:=[.AK106]-[.AJ106]" office:value-type="float" office:value="2.45" calcext:value-type="float">
            <text:p>2.45</text:p>
          </table:table-cell>
          <table:table-cell table:formula="of:=((([.Q106]-[.P106])*[.K106])+IF([.Q106]&gt;[.O106]; [.AF106]; 0))/60" office:value-type="float" office:value="0.75" calcext:value-type="float">
            <text:p>0.75</text:p>
          </table:table-cell>
          <table:table-cell table:formula="of:=((([.R106]-[.P106])*[.K106])+[.AF106])/60" office:value-type="float" office:value="0.5" calcext:value-type="float">
            <text:p>0.50</text:p>
          </table:table-cell>
          <table:table-cell table:formula="of:=((([.V106]-[.P106])*[.K106])+[.AF106])/60" office:value-type="float" office:value="7.75" calcext:value-type="float">
            <text:p>7.75</text:p>
          </table:table-cell>
          <table:table-cell table:formula="of:=((([.AE106]-[.P106])*[.K106])+[.AF106])/60" office:value-type="float" office:value="21" calcext:value-type="float">
            <text:p>21.00</text:p>
          </table:table-cell>
          <table:table-cell/>
          <table:table-cell table:formula="of:=(([.AO106]/7.14375)-1)*100" office:value-type="float" office:value="8.48643919510062" calcext:value-type="float">
            <text:p>8.49</text:p>
          </table:table-cell>
          <table:table-cell table:formula="of:=(([.AP106]/18.38125)-1)*100" office:value-type="float" office:value="14.2468548112887" calcext:value-type="float">
            <text:p>14.25</text:p>
          </table:table-cell>
          <table:table-cell table:formula="of:=([.AM106]*100)/[.AP106]" office:value-type="float" office:value="3.57142857142857" calcext:value-type="float">
            <text:p>3.57</text:p>
          </table:table-cell>
          <table:table-cell/>
          <table:table-cell table:formula="of:=([.AO106]*100)/[.AP106]" office:value-type="float" office:value="36.9047619047619" calcext:value-type="float">
            <text:p>36.9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7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 table:number-columns-repeated="8"/>
          <table:table-cell office:value-type="float" office:value="388" calcext:value-type="float">
            <text:p>388</text:p>
          </table:table-cell>
          <table:table-cell office:value-type="float" office:value="15" calcext:value-type="float">
            <text:p>15</text:p>
          </table:table-cell>
          <table:table-cell table:formula="of:=(([.M107]*[.K107])+[.AF107])/60" office:value-type="float" office:value="24.8" calcext:value-type="float">
            <text:p>24.80</text:p>
          </table:table-cell>
          <table:table-cell table:formula="of:=(([.L107]-[.P107])*[.K107])/60" office:value-type="float" office:value="-0.7" calcext:value-type="float">
            <text:p>-0.70</text:p>
          </table:table-cell>
          <table:table-cell table:formula="of:=((([.M107]-[.P107])*[.K107])+[.AF107])/60" office:value-type="float" office:value="24.05" calcext:value-type="float">
            <text:p>24.05</text:p>
          </table:table-cell>
          <table:table-cell table:formula="of:=(([.N107]-[.P107])*[.K107])/60" office:value-type="float" office:value="-0.85" calcext:value-type="float">
            <text:p>-0.85</text:p>
          </table:table-cell>
          <table:table-cell table:formula="of:=(([.O107]-[.P107])*[.K107])/60" office:value-type="float" office:value="1.6" calcext:value-type="float">
            <text:p>1.60</text:p>
          </table:table-cell>
          <table:table-cell table:formula="of:=[.AK107]-[.AJ107]" office:value-type="float" office:value="2.45" calcext:value-type="float">
            <text:p>2.45</text:p>
          </table:table-cell>
          <table:table-cell table:formula="of:=((([.Q107]-[.P107])*[.K107])+IF([.Q107]&gt;[.O107]; [.AF107]; 0))/60" office:value-type="float" office:value="0.35" calcext:value-type="float">
            <text:p>0.35</text:p>
          </table:table-cell>
          <table:table-cell table:formula="of:=((([.R107]-[.P107])*[.K107])+[.AF107])/60" office:value-type="float" office:value="0.5" calcext:value-type="float">
            <text:p>0.50</text:p>
          </table:table-cell>
          <table:table-cell table:formula="of:=((([.V107]-[.P107])*[.K107])+[.AF107])/60" office:value-type="float" office:value="7.65" calcext:value-type="float">
            <text:p>7.65</text:p>
          </table:table-cell>
          <table:table-cell table:formula="of:=((([.AE107]-[.P107])*[.K107])+[.AF107])/60" office:value-type="float" office:value="18.9" calcext:value-type="float">
            <text:p>18.90</text:p>
          </table:table-cell>
          <table:table-cell/>
          <table:table-cell table:formula="of:=(([.AO107]/7.14375)-1)*100" office:value-type="float" office:value="7.08661417322836" calcext:value-type="float">
            <text:p>7.09</text:p>
          </table:table-cell>
          <table:table-cell table:formula="of:=(([.AP107]/18.38125)-1)*100" office:value-type="float" office:value="2.8221693301598" calcext:value-type="float">
            <text:p>2.82</text:p>
          </table:table-cell>
          <table:table-cell table:formula="of:=([.AM107]*100)/[.AP107]" office:value-type="float" office:value="1.85185185185185" calcext:value-type="float">
            <text:p>1.85</text:p>
          </table:table-cell>
          <table:table-cell/>
          <table:table-cell table:formula="of:=([.AO107]*100)/[.AP107]" office:value-type="float" office:value="40.4761904761905" calcext:value-type="float">
            <text:p>40.4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8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4" calcext:value-type="float">
            <text:p>154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formula="of:=(([.M108]*[.K108])+[.AF108])/60" office:value-type="float" office:value="24.8" calcext:value-type="float">
            <text:p>24.80</text:p>
          </table:table-cell>
          <table:table-cell table:formula="of:=(([.L108]-[.P108])*[.K108])/60" office:value-type="float" office:value="-0.5" calcext:value-type="float">
            <text:p>-0.50</text:p>
          </table:table-cell>
          <table:table-cell table:formula="of:=((([.M108]-[.P108])*[.K108])+[.AF108])/60" office:value-type="float" office:value="24.25" calcext:value-type="float">
            <text:p>24.25</text:p>
          </table:table-cell>
          <table:table-cell table:formula="of:=(([.N108]-[.P108])*[.K108])/60" office:value-type="float" office:value="-0.65" calcext:value-type="float">
            <text:p>-0.65</text:p>
          </table:table-cell>
          <table:table-cell table:formula="of:=(([.O108]-[.P108])*[.K108])/60" office:value-type="float" office:value="1.8" calcext:value-type="float">
            <text:p>1.80</text:p>
          </table:table-cell>
          <table:table-cell table:formula="of:=[.AK108]-[.AJ108]" office:value-type="float" office:value="2.45" calcext:value-type="float">
            <text:p>2.45</text:p>
          </table:table-cell>
          <table:table-cell table:formula="of:=((([.Q108]-[.P108])*[.K108])+IF([.Q108]&gt;[.O108]; [.AF108]; 0))/60" office:value-type="float" office:value="0" calcext:value-type="float">
            <text:p>0.00</text:p>
          </table:table-cell>
          <table:table-cell table:formula="of:=((([.R108]-[.P108])*[.K108])+[.AF108])/60" office:value-type="float" office:value="0.55" calcext:value-type="float">
            <text:p>0.55</text:p>
          </table:table-cell>
          <table:table-cell table:formula="of:=((([.V108]-[.P108])*[.K108])+[.AF108])/60" office:value-type="float" office:value="7.4" calcext:value-type="float">
            <text:p>7.40</text:p>
          </table:table-cell>
          <table:table-cell table:formula="of:=((([.AE108]-[.P108])*[.K108])+[.AF108])/60" office:value-type="float" office:value="18.55" calcext:value-type="float">
            <text:p>18.55</text:p>
          </table:table-cell>
          <table:table-cell/>
          <table:table-cell table:formula="of:=(([.AO108]/7.14375)-1)*100" office:value-type="float" office:value="3.58705161854769" calcext:value-type="float">
            <text:p>3.59</text:p>
          </table:table-cell>
          <table:table-cell table:formula="of:=(([.AP108]/18.38125)-1)*100" office:value-type="float" office:value="0.918055083305003" calcext:value-type="float">
            <text:p>0.92</text:p>
          </table:table-cell>
          <table:table-cell table:formula="of:=([.AM108]*100)/[.AP108]" office:value-type="float" office:value="0" calcext:value-type="float">
            <text:p>0.00</text:p>
          </table:table-cell>
          <table:table-cell/>
          <table:table-cell table:formula="of:=([.AO108]*100)/[.AP108]" office:value-type="float" office:value="39.8921832884097" calcext:value-type="float">
            <text:p>39.8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9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 table:number-columns-repeated="8"/>
          <table:table-cell office:value-type="float" office:value="389" calcext:value-type="float">
            <text:p>389</text:p>
          </table:table-cell>
          <table:table-cell office:value-type="float" office:value="15" calcext:value-type="float">
            <text:p>15</text:p>
          </table:table-cell>
          <table:table-cell table:formula="of:=(([.M109]*[.K109])+[.AF109])/60" office:value-type="float" office:value="24.8" calcext:value-type="float">
            <text:p>24.80</text:p>
          </table:table-cell>
          <table:table-cell table:formula="of:=(([.L109]-[.P109])*[.K109])/60" office:value-type="float" office:value="-0.65" calcext:value-type="float">
            <text:p>-0.65</text:p>
          </table:table-cell>
          <table:table-cell table:formula="of:=((([.M109]-[.P109])*[.K109])+[.AF109])/60" office:value-type="float" office:value="24.1" calcext:value-type="float">
            <text:p>24.10</text:p>
          </table:table-cell>
          <table:table-cell table:formula="of:=(([.N109]-[.P109])*[.K109])/60" office:value-type="float" office:value="-0.8" calcext:value-type="float">
            <text:p>-0.80</text:p>
          </table:table-cell>
          <table:table-cell table:formula="of:=(([.O109]-[.P109])*[.K109])/60" office:value-type="float" office:value="1.65" calcext:value-type="float">
            <text:p>1.65</text:p>
          </table:table-cell>
          <table:table-cell table:formula="of:=[.AK109]-[.AJ109]" office:value-type="float" office:value="2.45" calcext:value-type="float">
            <text:p>2.45</text:p>
          </table:table-cell>
          <table:table-cell table:formula="of:=((([.Q109]-[.P109])*[.K109])+IF([.Q109]&gt;[.O109]; [.AF109]; 0))/60" office:value-type="float" office:value="0.3" calcext:value-type="float">
            <text:p>0.30</text:p>
          </table:table-cell>
          <table:table-cell table:formula="of:=((([.R109]-[.P109])*[.K109])+[.AF109])/60" office:value-type="float" office:value="0.55" calcext:value-type="float">
            <text:p>0.55</text:p>
          </table:table-cell>
          <table:table-cell table:formula="of:=((([.V109]-[.P109])*[.K109])+[.AF109])/60" office:value-type="float" office:value="7.55" calcext:value-type="float">
            <text:p>7.55</text:p>
          </table:table-cell>
          <table:table-cell table:formula="of:=((([.AE109]-[.P109])*[.K109])+[.AF109])/60" office:value-type="float" office:value="19" calcext:value-type="float">
            <text:p>19.00</text:p>
          </table:table-cell>
          <table:table-cell/>
          <table:table-cell table:formula="of:=(([.AO109]/7.14375)-1)*100" office:value-type="float" office:value="5.68678915135608" calcext:value-type="float">
            <text:p>5.69</text:p>
          </table:table-cell>
          <table:table-cell table:formula="of:=(([.AP109]/18.38125)-1)*100" office:value-type="float" office:value="3.36620197211832" calcext:value-type="float">
            <text:p>3.37</text:p>
          </table:table-cell>
          <table:table-cell table:formula="of:=([.AM109]*100)/[.AP109]" office:value-type="float" office:value="1.57894736842105" calcext:value-type="float">
            <text:p>1.58</text:p>
          </table:table-cell>
          <table:table-cell/>
          <table:table-cell table:formula="of:=([.AO109]*100)/[.AP109]" office:value-type="float" office:value="39.7368421052632" calcext:value-type="float">
            <text:p>39.7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0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63" calcext:value-type="float">
            <text:p>163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table:formula="of:=(([.M110]*[.K110])+[.AF110])/60" office:value-type="float" office:value="24.8" calcext:value-type="float">
            <text:p>24.80</text:p>
          </table:table-cell>
          <table:table-cell table:formula="of:=(([.L110]-[.P110])*[.K110])/60" office:value-type="float" office:value="-0.85" calcext:value-type="float">
            <text:p>-0.85</text:p>
          </table:table-cell>
          <table:table-cell table:formula="of:=((([.M110]-[.P110])*[.K110])+[.AF110])/60" office:value-type="float" office:value="23.9" calcext:value-type="float">
            <text:p>23.90</text:p>
          </table:table-cell>
          <table:table-cell table:formula="of:=(([.N110]-[.P110])*[.K110])/60" office:value-type="float" office:value="-1" calcext:value-type="float">
            <text:p>-1.00</text:p>
          </table:table-cell>
          <table:table-cell table:formula="of:=(([.O110]-[.P110])*[.K110])/60" office:value-type="float" office:value="1.45" calcext:value-type="float">
            <text:p>1.45</text:p>
          </table:table-cell>
          <table:table-cell table:formula="of:=[.AK110]-[.AJ110]" office:value-type="float" office:value="2.45" calcext:value-type="float">
            <text:p>2.45</text:p>
          </table:table-cell>
          <table:table-cell table:formula="of:=((([.Q110]-[.P110])*[.K110])+IF([.Q110]&gt;[.O110]; [.AF110]; 0))/60" office:value-type="float" office:value="0.35" calcext:value-type="float">
            <text:p>0.35</text:p>
          </table:table-cell>
          <table:table-cell table:formula="of:=((([.R110]-[.P110])*[.K110])+[.AF110])/60" office:value-type="float" office:value="0.45" calcext:value-type="float">
            <text:p>0.45</text:p>
          </table:table-cell>
          <table:table-cell table:formula="of:=((([.V110]-[.P110])*[.K110])+[.AF110])/60" office:value-type="float" office:value="7.5" calcext:value-type="float">
            <text:p>7.50</text:p>
          </table:table-cell>
          <table:table-cell table:formula="of:=((([.AE110]-[.P110])*[.K110])+[.AF110])/60" office:value-type="float" office:value="18.4" calcext:value-type="float">
            <text:p>18.40</text:p>
          </table:table-cell>
          <table:table-cell/>
          <table:table-cell table:formula="of:=(([.AO110]/7.14375)-1)*100" office:value-type="float" office:value="4.98687664041995" calcext:value-type="float">
            <text:p>4.99</text:p>
          </table:table-cell>
          <table:table-cell table:formula="of:=(([.AP110]/18.38125)-1)*100" office:value-type="float" office:value="0.102006120367215" calcext:value-type="float">
            <text:p>0.10</text:p>
          </table:table-cell>
          <table:table-cell table:formula="of:=([.AM110]*100)/[.AP110]" office:value-type="float" office:value="1.90217391304348" calcext:value-type="float">
            <text:p>1.90</text:p>
          </table:table-cell>
          <table:table-cell/>
          <table:table-cell table:formula="of:=([.AO110]*100)/[.AP110]" office:value-type="float" office:value="40.7608695652174" calcext:value-type="float">
            <text:p>40.7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1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 table:number-columns-repeated="8"/>
          <table:table-cell office:value-type="float" office:value="395" calcext:value-type="float">
            <text:p>395</text:p>
          </table:table-cell>
          <table:table-cell office:value-type="float" office:value="15" calcext:value-type="float">
            <text:p>15</text:p>
          </table:table-cell>
          <table:table-cell table:formula="of:=(([.M111]*[.K111])+[.AF111])/60" office:value-type="float" office:value="24.8" calcext:value-type="float">
            <text:p>24.80</text:p>
          </table:table-cell>
          <table:table-cell table:formula="of:=(([.L111]-[.P111])*[.K111])/60" office:value-type="float" office:value="-1" calcext:value-type="float">
            <text:p>-1.00</text:p>
          </table:table-cell>
          <table:table-cell table:formula="of:=((([.M111]-[.P111])*[.K111])+[.AF111])/60" office:value-type="float" office:value="23.75" calcext:value-type="float">
            <text:p>23.75</text:p>
          </table:table-cell>
          <table:table-cell table:formula="of:=(([.N111]-[.P111])*[.K111])/60" office:value-type="float" office:value="-1.15" calcext:value-type="float">
            <text:p>-1.15</text:p>
          </table:table-cell>
          <table:table-cell table:formula="of:=(([.O111]-[.P111])*[.K111])/60" office:value-type="float" office:value="1.3" calcext:value-type="float">
            <text:p>1.30</text:p>
          </table:table-cell>
          <table:table-cell table:formula="of:=[.AK111]-[.AJ111]" office:value-type="float" office:value="2.45" calcext:value-type="float">
            <text:p>2.45</text:p>
          </table:table-cell>
          <table:table-cell table:formula="of:=((([.Q111]-[.P111])*[.K111])+IF([.Q111]&gt;[.O111]; [.AF111]; 0))/60" office:value-type="float" office:value="0.75" calcext:value-type="float">
            <text:p>0.75</text:p>
          </table:table-cell>
          <table:table-cell table:formula="of:=((([.R111]-[.P111])*[.K111])+[.AF111])/60" office:value-type="float" office:value="0.5" calcext:value-type="float">
            <text:p>0.50</text:p>
          </table:table-cell>
          <table:table-cell table:formula="of:=((([.V111]-[.P111])*[.K111])+[.AF111])/60" office:value-type="float" office:value="7.5" calcext:value-type="float">
            <text:p>7.50</text:p>
          </table:table-cell>
          <table:table-cell table:formula="of:=((([.AE111]-[.P111])*[.K111])+[.AF111])/60" office:value-type="float" office:value="18.95" calcext:value-type="float">
            <text:p>18.95</text:p>
          </table:table-cell>
          <table:table-cell/>
          <table:table-cell table:formula="of:=(([.AO111]/7.14375)-1)*100" office:value-type="float" office:value="4.98687664041995" calcext:value-type="float">
            <text:p>4.99</text:p>
          </table:table-cell>
          <table:table-cell table:formula="of:=(([.AP111]/18.38125)-1)*100" office:value-type="float" office:value="3.09418565113906" calcext:value-type="float">
            <text:p>3.09</text:p>
          </table:table-cell>
          <table:table-cell table:formula="of:=([.AM111]*100)/[.AP111]" office:value-type="float" office:value="3.95778364116095" calcext:value-type="float">
            <text:p>3.96</text:p>
          </table:table-cell>
          <table:table-cell/>
          <table:table-cell table:formula="of:=([.AO111]*100)/[.AP111]" office:value-type="float" office:value="39.5778364116095" calcext:value-type="float">
            <text:p>39.5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2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table:number-columns-repeated="8"/>
          <table:table-cell office:value-type="float" office:value="367" calcext:value-type="float">
            <text:p>367</text:p>
          </table:table-cell>
          <table:table-cell office:value-type="float" office:value="15" calcext:value-type="float">
            <text:p>15</text:p>
          </table:table-cell>
          <table:table-cell table:formula="of:=(([.M112]*[.K112])+[.AF112])/60" office:value-type="float" office:value="24.8" calcext:value-type="float">
            <text:p>24.80</text:p>
          </table:table-cell>
          <table:table-cell table:formula="of:=(([.L112]-[.P112])*[.K112])/60" office:value-type="float" office:value="-0.6" calcext:value-type="float">
            <text:p>-0.60</text:p>
          </table:table-cell>
          <table:table-cell table:formula="of:=((([.M112]-[.P112])*[.K112])+[.AF112])/60" office:value-type="float" office:value="24.15" calcext:value-type="float">
            <text:p>24.15</text:p>
          </table:table-cell>
          <table:table-cell table:formula="of:=(([.N112]-[.P112])*[.K112])/60" office:value-type="float" office:value="-0.75" calcext:value-type="float">
            <text:p>-0.75</text:p>
          </table:table-cell>
          <table:table-cell table:formula="of:=(([.O112]-[.P112])*[.K112])/60" office:value-type="float" office:value="1.7" calcext:value-type="float">
            <text:p>1.70</text:p>
          </table:table-cell>
          <table:table-cell table:formula="of:=[.AK112]-[.AJ112]" office:value-type="float" office:value="2.45" calcext:value-type="float">
            <text:p>2.45</text:p>
          </table:table-cell>
          <table:table-cell table:formula="of:=((([.Q112]-[.P112])*[.K112])+IF([.Q112]&gt;[.O112]; [.AF112]; 0))/60" office:value-type="float" office:value="-0.05" calcext:value-type="float">
            <text:p>-0.05</text:p>
          </table:table-cell>
          <table:table-cell table:formula="of:=((([.R112]-[.P112])*[.K112])+[.AF112])/60" office:value-type="float" office:value="0.45" calcext:value-type="float">
            <text:p>0.45</text:p>
          </table:table-cell>
          <table:table-cell table:formula="of:=((([.V112]-[.P112])*[.K112])+[.AF112])/60" office:value-type="float" office:value="7.1" calcext:value-type="float">
            <text:p>7.10</text:p>
          </table:table-cell>
          <table:table-cell table:formula="of:=((([.AE112]-[.P112])*[.K112])+[.AF112])/60" office:value-type="float" office:value="17.95" calcext:value-type="float">
            <text:p>17.95</text:p>
          </table:table-cell>
          <table:table-cell/>
          <table:table-cell table:formula="of:=(([.AO112]/7.14375)-1)*100" office:value-type="float" office:value="-0.612423447069121" calcext:value-type="float">
            <text:p>-0.61</text:p>
          </table:table-cell>
          <table:table-cell table:formula="of:=(([.AP112]/18.38125)-1)*100" office:value-type="float" office:value="-2.34614076844611" calcext:value-type="float">
            <text:p>-2.35</text:p>
          </table:table-cell>
          <table:table-cell table:formula="of:=([.AM112]*100)/[.AP112]" office:value-type="float" office:value="-0.278551532033426" calcext:value-type="float">
            <text:p>-0.28</text:p>
          </table:table-cell>
          <table:table-cell/>
          <table:table-cell table:formula="of:=([.AO112]*100)/[.AP112]" office:value-type="float" office:value="39.5543175487465" calcext:value-type="float">
            <text:p>39.5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3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16"/>
          <table:table-cell office:value-type="float" office:value="15" calcext:value-type="float">
            <text:p>15</text:p>
          </table:table-cell>
          <table:table-cell table:formula="of:=(([.M113]*[.K113])+[.AF113])/60" office:value-type="float" office:value="24.8" calcext:value-type="float">
            <text:p>24.80</text:p>
          </table:table-cell>
          <table:table-cell table:formula="of:=(([.L113]-[.P113])*[.K113])/60" office:value-type="float" office:value="0.05" calcext:value-type="float">
            <text:p>0.05</text:p>
          </table:table-cell>
          <table:table-cell table:formula="of:=((([.M113]-[.P113])*[.K113])+[.AF113])/60" office:value-type="float" office:value="24.8" calcext:value-type="float">
            <text:p>24.80</text:p>
          </table:table-cell>
          <table:table-cell table:formula="of:=(([.N113]-[.P113])*[.K113])/60" office:value-type="float" office:value="-0.1" calcext:value-type="float">
            <text:p>-0.10</text:p>
          </table:table-cell>
          <table:table-cell table:formula="of:=(([.O113]-[.P113])*[.K113])/60" office:value-type="float" office:value="2.35" calcext:value-type="float">
            <text:p>2.35</text:p>
          </table:table-cell>
          <table:table-cell table:formula="of:=[.AK113]-[.AJ113]" office:value-type="float" office:value="2.45" calcext:value-type="float">
            <text:p>2.45</text:p>
          </table:table-cell>
          <table:table-cell/>
          <table:table-cell table:formula="of:=((([.R113]-[.P113])*[.K113])+[.AF113])/60" office:value-type="float" office:value="0.25" calcext:value-type="float">
            <text:p>0.25</text:p>
          </table:table-cell>
          <table:table-cell table:number-columns-repeated="8"/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9"/>
          <table:table-cell table:number-columns-repeated="2"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Bad embryo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4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2" calcext:value-type="float">
            <text:p>152</text:p>
          </table:table-cell>
          <table:table-cell table:number-columns-repeated="8"/>
          <table:table-cell office:value-type="float" office:value="370" calcext:value-type="float">
            <text:p>370</text:p>
          </table:table-cell>
          <table:table-cell office:value-type="float" office:value="15" calcext:value-type="float">
            <text:p>15</text:p>
          </table:table-cell>
          <table:table-cell table:formula="of:=(([.M114]*[.K114])+[.AF114])/60" office:value-type="float" office:value="24.8" calcext:value-type="float">
            <text:p>24.80</text:p>
          </table:table-cell>
          <table:table-cell table:formula="of:=(([.L114]-[.P114])*[.K114])/60" office:value-type="float" office:value="-0.5" calcext:value-type="float">
            <text:p>-0.50</text:p>
          </table:table-cell>
          <table:table-cell table:formula="of:=((([.M114]-[.P114])*[.K114])+[.AF114])/60" office:value-type="float" office:value="24.25" calcext:value-type="float">
            <text:p>24.25</text:p>
          </table:table-cell>
          <table:table-cell table:formula="of:=(([.N114]-[.P114])*[.K114])/60" office:value-type="float" office:value="-0.65" calcext:value-type="float">
            <text:p>-0.65</text:p>
          </table:table-cell>
          <table:table-cell table:formula="of:=(([.O114]-[.P114])*[.K114])/60" office:value-type="float" office:value="1.8" calcext:value-type="float">
            <text:p>1.80</text:p>
          </table:table-cell>
          <table:table-cell table:formula="of:=[.AK114]-[.AJ114]" office:value-type="float" office:value="2.45" calcext:value-type="float">
            <text:p>2.45</text:p>
          </table:table-cell>
          <table:table-cell table:formula="of:=((([.Q114]-[.P114])*[.K114])+IF([.Q114]&gt;[.O114]; [.AF114]; 0))/60" office:value-type="float" office:value="-0.05" calcext:value-type="float">
            <text:p>-0.05</text:p>
          </table:table-cell>
          <table:table-cell table:formula="of:=((([.R114]-[.P114])*[.K114])+[.AF114])/60" office:value-type="float" office:value="0.45" calcext:value-type="float">
            <text:p>0.45</text:p>
          </table:table-cell>
          <table:table-cell table:formula="of:=((([.V114]-[.P114])*[.K114])+[.AF114])/60" office:value-type="float" office:value="7.3" calcext:value-type="float">
            <text:p>7.30</text:p>
          </table:table-cell>
          <table:table-cell table:formula="of:=((([.AE114]-[.P114])*[.K114])+[.AF114])/60" office:value-type="float" office:value="18.2" calcext:value-type="float">
            <text:p>18.20</text:p>
          </table:table-cell>
          <table:table-cell/>
          <table:table-cell table:formula="of:=(([.AO114]/7.14375)-1)*100" office:value-type="float" office:value="2.18722659667541" calcext:value-type="float">
            <text:p>2.19</text:p>
          </table:table-cell>
          <table:table-cell table:formula="of:=(([.AP114]/18.38125)-1)*100" office:value-type="float" office:value="-0.986059163549824" calcext:value-type="float">
            <text:p>-0.99</text:p>
          </table:table-cell>
          <table:table-cell table:formula="of:=([.AM114]*100)/[.AP114]" office:value-type="float" office:value="-0.274725274725275" calcext:value-type="float">
            <text:p>-0.27</text:p>
          </table:table-cell>
          <table:table-cell/>
          <table:table-cell table:formula="of:=([.AO114]*100)/[.AP114]" office:value-type="float" office:value="40.1098901098901" calcext:value-type="float">
            <text:p>40.1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5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64" calcext:value-type="float">
            <text:p>164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15" calcext:value-type="float">
            <text:p>15</text:p>
          </table:table-cell>
          <table:table-cell table:formula="of:=(([.M115]*[.K115])+[.AF115])/60" office:value-type="float" office:value="24.8" calcext:value-type="float">
            <text:p>24.80</text:p>
          </table:table-cell>
          <table:table-cell table:formula="of:=(([.L115]-[.P115])*[.K115])/60" office:value-type="float" office:value="-0.8" calcext:value-type="float">
            <text:p>-0.80</text:p>
          </table:table-cell>
          <table:table-cell table:formula="of:=((([.M115]-[.P115])*[.K115])+[.AF115])/60" office:value-type="float" office:value="23.95" calcext:value-type="float">
            <text:p>23.95</text:p>
          </table:table-cell>
          <table:table-cell table:formula="of:=(([.N115]-[.P115])*[.K115])/60" office:value-type="float" office:value="-0.95" calcext:value-type="float">
            <text:p>-0.95</text:p>
          </table:table-cell>
          <table:table-cell table:formula="of:=(([.O115]-[.P115])*[.K115])/60" office:value-type="float" office:value="1.5" calcext:value-type="float">
            <text:p>1.50</text:p>
          </table:table-cell>
          <table:table-cell table:formula="of:=[.AK115]-[.AJ115]" office:value-type="float" office:value="2.45" calcext:value-type="float">
            <text:p>2.45</text:p>
          </table:table-cell>
          <table:table-cell table:formula="of:=((([.Q115]-[.P115])*[.K115])+IF([.Q115]&gt;[.O115]; [.AF115]; 0))/60" office:value-type="float" office:value="0.6" calcext:value-type="float">
            <text:p>0.60</text:p>
          </table:table-cell>
          <table:table-cell table:formula="of:=((([.R115]-[.P115])*[.K115])+[.AF115])/60" office:value-type="float" office:value="0.55" calcext:value-type="float">
            <text:p>0.55</text:p>
          </table:table-cell>
          <table:table-cell table:formula="of:=((([.V115]-[.P115])*[.K115])+[.AF115])/60" office:value-type="float" office:value="7.6" calcext:value-type="float">
            <text:p>7.60</text:p>
          </table:table-cell>
          <table:table-cell table:formula="of:=((([.AE115]-[.P115])*[.K115])+[.AF115])/60" office:value-type="float" office:value="20.95" calcext:value-type="float">
            <text:p>20.95</text:p>
          </table:table-cell>
          <table:table-cell/>
          <table:table-cell table:formula="of:=(([.AO115]/7.14375)-1)*100" office:value-type="float" office:value="6.3867016622922" calcext:value-type="float">
            <text:p>6.39</text:p>
          </table:table-cell>
          <table:table-cell table:formula="of:=(([.AP115]/18.38125)-1)*100" office:value-type="float" office:value="13.9748384903094" calcext:value-type="float">
            <text:p>13.97</text:p>
          </table:table-cell>
          <table:table-cell table:formula="of:=([.AM115]*100)/[.AP115]" office:value-type="float" office:value="2.86396181384248" calcext:value-type="float">
            <text:p>2.86</text:p>
          </table:table-cell>
          <table:table-cell/>
          <table:table-cell table:formula="of:=([.AO115]*100)/[.AP115]" office:value-type="float" office:value="36.2768496420048" calcext:value-type="float">
            <text:p>36.2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6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6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 table:number-columns-repeated="8"/>
          <table:table-cell office:value-type="float" office:value="427" calcext:value-type="float">
            <text:p>427</text:p>
          </table:table-cell>
          <table:table-cell office:value-type="float" office:value="15" calcext:value-type="float">
            <text:p>15</text:p>
          </table:table-cell>
          <table:table-cell table:formula="of:=(([.M116]*[.K116])+[.AF116])/60" office:value-type="float" office:value="24.8" calcext:value-type="float">
            <text:p>24.80</text:p>
          </table:table-cell>
          <table:table-cell table:formula="of:=(([.L116]-[.P116])*[.K116])/60" office:value-type="float" office:value="-0.75" calcext:value-type="float">
            <text:p>-0.75</text:p>
          </table:table-cell>
          <table:table-cell table:formula="of:=((([.M116]-[.P116])*[.K116])+[.AF116])/60" office:value-type="float" office:value="24" calcext:value-type="float">
            <text:p>24.00</text:p>
          </table:table-cell>
          <table:table-cell table:formula="of:=(([.N116]-[.P116])*[.K116])/60" office:value-type="float" office:value="-0.9" calcext:value-type="float">
            <text:p>-0.90</text:p>
          </table:table-cell>
          <table:table-cell table:formula="of:=(([.O116]-[.P116])*[.K116])/60" office:value-type="float" office:value="1.55" calcext:value-type="float">
            <text:p>1.55</text:p>
          </table:table-cell>
          <table:table-cell table:formula="of:=[.AK116]-[.AJ116]" office:value-type="float" office:value="2.45" calcext:value-type="float">
            <text:p>2.45</text:p>
          </table:table-cell>
          <table:table-cell table:formula="of:=((([.Q116]-[.P116])*[.K116])+IF([.Q116]&gt;[.O116]; [.AF116]; 0))/60" office:value-type="float" office:value="0.55" calcext:value-type="float">
            <text:p>0.55</text:p>
          </table:table-cell>
          <table:table-cell table:formula="of:=((([.R116]-[.P116])*[.K116])+[.AF116])/60" office:value-type="float" office:value="0.5" calcext:value-type="float">
            <text:p>0.50</text:p>
          </table:table-cell>
          <table:table-cell table:formula="of:=((([.V116]-[.P116])*[.K116])+[.AF116])/60" office:value-type="float" office:value="7.75" calcext:value-type="float">
            <text:p>7.75</text:p>
          </table:table-cell>
          <table:table-cell table:formula="of:=((([.AE116]-[.P116])*[.K116])+[.AF116])/60" office:value-type="float" office:value="20.8" calcext:value-type="float">
            <text:p>20.80</text:p>
          </table:table-cell>
          <table:table-cell/>
          <table:table-cell table:formula="of:=(([.AO116]/7.14375)-1)*100" office:value-type="float" office:value="8.48643919510062" calcext:value-type="float">
            <text:p>8.49</text:p>
          </table:table-cell>
          <table:table-cell table:formula="of:=(([.AP116]/18.38125)-1)*100" office:value-type="float" office:value="13.1587895273716" calcext:value-type="float">
            <text:p>13.16</text:p>
          </table:table-cell>
          <table:table-cell table:formula="of:=([.AM116]*100)/[.AP116]" office:value-type="float" office:value="2.64423076923077" calcext:value-type="float">
            <text:p>2.64</text:p>
          </table:table-cell>
          <table:table-cell/>
          <table:table-cell table:formula="of:=([.AO116]*100)/[.AP116]" office:value-type="float" office:value="37.2596153846154" calcext:value-type="float">
            <text:p>37.2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7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 table:number-columns-repeated="8"/>
          <table:table-cell office:value-type="float" office:value="382" calcext:value-type="float">
            <text:p>382</text:p>
          </table:table-cell>
          <table:table-cell office:value-type="float" office:value="15" calcext:value-type="float">
            <text:p>15</text:p>
          </table:table-cell>
          <table:table-cell table:formula="of:=(([.M117]*[.K117])+[.AF117])/60" office:value-type="float" office:value="24.8" calcext:value-type="float">
            <text:p>24.80</text:p>
          </table:table-cell>
          <table:table-cell table:formula="of:=(([.L117]-[.P117])*[.K117])/60" office:value-type="float" office:value="-0.95" calcext:value-type="float">
            <text:p>-0.95</text:p>
          </table:table-cell>
          <table:table-cell table:formula="of:=((([.M117]-[.P117])*[.K117])+[.AF117])/60" office:value-type="float" office:value="23.8" calcext:value-type="float">
            <text:p>23.80</text:p>
          </table:table-cell>
          <table:table-cell table:formula="of:=(([.N117]-[.P117])*[.K117])/60" office:value-type="float" office:value="-1.1" calcext:value-type="float">
            <text:p>-1.10</text:p>
          </table:table-cell>
          <table:table-cell table:formula="of:=(([.O117]-[.P117])*[.K117])/60" office:value-type="float" office:value="1.35" calcext:value-type="float">
            <text:p>1.35</text:p>
          </table:table-cell>
          <table:table-cell table:formula="of:=[.AK117]-[.AJ117]" office:value-type="float" office:value="2.45" calcext:value-type="float">
            <text:p>2.45</text:p>
          </table:table-cell>
          <table:table-cell table:formula="of:=((([.Q117]-[.P117])*[.K117])+IF([.Q117]&gt;[.O117]; [.AF117]; 0))/60" office:value-type="float" office:value="0.9" calcext:value-type="float">
            <text:p>0.90</text:p>
          </table:table-cell>
          <table:table-cell table:formula="of:=((([.R117]-[.P117])*[.K117])+[.AF117])/60" office:value-type="float" office:value="0.55" calcext:value-type="float">
            <text:p>0.55</text:p>
          </table:table-cell>
          <table:table-cell table:formula="of:=((([.V117]-[.P117])*[.K117])+[.AF117])/60" office:value-type="float" office:value="7.55" calcext:value-type="float">
            <text:p>7.55</text:p>
          </table:table-cell>
          <table:table-cell table:formula="of:=((([.AE117]-[.P117])*[.K117])+[.AF117])/60" office:value-type="float" office:value="18.35" calcext:value-type="float">
            <text:p>18.35</text:p>
          </table:table-cell>
          <table:table-cell/>
          <table:table-cell table:formula="of:=(([.AO117]/7.14375)-1)*100" office:value-type="float" office:value="5.68678915135608" calcext:value-type="float">
            <text:p>5.69</text:p>
          </table:table-cell>
          <table:table-cell table:formula="of:=(([.AP117]/18.38125)-1)*100" office:value-type="float" office:value="-0.170010200612036" calcext:value-type="float">
            <text:p>-0.17</text:p>
          </table:table-cell>
          <table:table-cell table:formula="of:=([.AM117]*100)/[.AP117]" office:value-type="float" office:value="4.90463215258856" calcext:value-type="float">
            <text:p>4.90</text:p>
          </table:table-cell>
          <table:table-cell/>
          <table:table-cell table:formula="of:=([.AO117]*100)/[.AP117]" office:value-type="float" office:value="41.1444141689373" calcext:value-type="float">
            <text:p>41.14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8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formula="of:=(([.M118]*[.K118])+[.AF118])/60" office:value-type="float" office:value="24.8" calcext:value-type="float">
            <text:p>24.80</text:p>
          </table:table-cell>
          <table:table-cell table:formula="of:=(([.L118]-[.P118])*[.K118])/60" office:value-type="float" office:value="-0.55" calcext:value-type="float">
            <text:p>-0.55</text:p>
          </table:table-cell>
          <table:table-cell table:formula="of:=((([.M118]-[.P118])*[.K118])+[.AF118])/60" office:value-type="float" office:value="24.2" calcext:value-type="float">
            <text:p>24.20</text:p>
          </table:table-cell>
          <table:table-cell table:formula="of:=(([.N118]-[.P118])*[.K118])/60" office:value-type="float" office:value="-0.7" calcext:value-type="float">
            <text:p>-0.70</text:p>
          </table:table-cell>
          <table:table-cell table:formula="of:=(([.O118]-[.P118])*[.K118])/60" office:value-type="float" office:value="1.75" calcext:value-type="float">
            <text:p>1.75</text:p>
          </table:table-cell>
          <table:table-cell table:formula="of:=[.AK118]-[.AJ118]" office:value-type="float" office:value="2.45" calcext:value-type="float">
            <text:p>2.45</text:p>
          </table:table-cell>
          <table:table-cell table:formula="of:=((([.Q118]-[.P118])*[.K118])+IF([.Q118]&gt;[.O118]; [.AF118]; 0))/60" office:value-type="float" office:value="0.05" calcext:value-type="float">
            <text:p>0.05</text:p>
          </table:table-cell>
          <table:table-cell table:formula="of:=((([.R118]-[.P118])*[.K118])+[.AF118])/60" office:value-type="float" office:value="0.5" calcext:value-type="float">
            <text:p>0.50</text:p>
          </table:table-cell>
          <table:table-cell table:formula="of:=((([.V118]-[.P118])*[.K118])+[.AF118])/60" office:value-type="float" office:value="7.15" calcext:value-type="float">
            <text:p>7.15</text:p>
          </table:table-cell>
          <table:table-cell table:formula="of:=((([.AE118]-[.P118])*[.K118])+[.AF118])/60" office:value-type="float" office:value="18.5" calcext:value-type="float">
            <text:p>18.50</text:p>
          </table:table-cell>
          <table:table-cell/>
          <table:table-cell table:formula="of:=(([.AO118]/7.14375)-1)*100" office:value-type="float" office:value="0.0874890638670189" calcext:value-type="float">
            <text:p>0.09</text:p>
          </table:table-cell>
          <table:table-cell table:formula="of:=(([.AP118]/18.38125)-1)*100" office:value-type="float" office:value="0.64603876232574" calcext:value-type="float">
            <text:p>0.65</text:p>
          </table:table-cell>
          <table:table-cell table:formula="of:=([.AM118]*100)/[.AP118]" office:value-type="float" office:value="0.27027027027027" calcext:value-type="float">
            <text:p>0.27</text:p>
          </table:table-cell>
          <table:table-cell/>
          <table:table-cell table:formula="of:=([.AO118]*100)/[.AP118]" office:value-type="float" office:value="38.6486486486486" calcext:value-type="float">
            <text:p>38.6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Embryo til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19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66" calcext:value-type="float">
            <text:p>166</text:p>
          </table:table-cell>
          <table:table-cell table:number-columns-repeated="8"/>
          <table:table-cell office:value-type="float" office:value="446" calcext:value-type="float">
            <text:p>446</text:p>
          </table:table-cell>
          <table:table-cell office:value-type="float" office:value="15" calcext:value-type="float">
            <text:p>15</text:p>
          </table:table-cell>
          <table:table-cell table:formula="of:=(([.M119]*[.K119])+[.AF119])/60" office:value-type="float" office:value="24.8" calcext:value-type="float">
            <text:p>24.80</text:p>
          </table:table-cell>
          <table:table-cell table:formula="of:=(([.L119]-[.P119])*[.K119])/60" office:value-type="float" office:value="-0.95" calcext:value-type="float">
            <text:p>-0.95</text:p>
          </table:table-cell>
          <table:table-cell table:formula="of:=((([.M119]-[.P119])*[.K119])+[.AF119])/60" office:value-type="float" office:value="23.8" calcext:value-type="float">
            <text:p>23.80</text:p>
          </table:table-cell>
          <table:table-cell table:formula="of:=(([.N119]-[.P119])*[.K119])/60" office:value-type="float" office:value="-1.1" calcext:value-type="float">
            <text:p>-1.10</text:p>
          </table:table-cell>
          <table:table-cell table:formula="of:=(([.O119]-[.P119])*[.K119])/60" office:value-type="float" office:value="1.35" calcext:value-type="float">
            <text:p>1.35</text:p>
          </table:table-cell>
          <table:table-cell table:formula="of:=[.AK119]-[.AJ119]" office:value-type="float" office:value="2.45" calcext:value-type="float">
            <text:p>2.45</text:p>
          </table:table-cell>
          <table:table-cell table:formula="of:=((([.Q119]-[.P119])*[.K119])+IF([.Q119]&gt;[.O119]; [.AF119]; 0))/60" office:value-type="float" office:value="0.55" calcext:value-type="float">
            <text:p>0.55</text:p>
          </table:table-cell>
          <table:table-cell table:formula="of:=((([.R119]-[.P119])*[.K119])+[.AF119])/60" office:value-type="float" office:value="0.55" calcext:value-type="float">
            <text:p>0.55</text:p>
          </table:table-cell>
          <table:table-cell table:formula="of:=((([.V119]-[.P119])*[.K119])+[.AF119])/60" office:value-type="float" office:value="7.55" calcext:value-type="float">
            <text:p>7.55</text:p>
          </table:table-cell>
          <table:table-cell table:formula="of:=((([.AE119]-[.P119])*[.K119])+[.AF119])/60" office:value-type="float" office:value="21.55" calcext:value-type="float">
            <text:p>21.55</text:p>
          </table:table-cell>
          <table:table-cell/>
          <table:table-cell table:formula="of:=(([.AO119]/7.14375)-1)*100" office:value-type="float" office:value="5.68678915135608" calcext:value-type="float">
            <text:p>5.69</text:p>
          </table:table-cell>
          <table:table-cell table:formula="of:=(([.AP119]/18.38125)-1)*100" office:value-type="float" office:value="17.2390343420605" calcext:value-type="float">
            <text:p>17.24</text:p>
          </table:table-cell>
          <table:table-cell table:formula="of:=([.AM119]*100)/[.AP119]" office:value-type="float" office:value="2.55220417633411" calcext:value-type="float">
            <text:p>2.55</text:p>
          </table:table-cell>
          <table:table-cell/>
          <table:table-cell table:formula="of:=([.AO119]*100)/[.AP119]" office:value-type="float" office:value="35.0348027842227" calcext:value-type="float">
            <text:p>35.03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0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20" calcext:value-type="float">
            <text:p>-20</text:p>
          </table:table-cell>
          <table:table-cell table:number-columns-repeated="3"/>
          <table:table-cell table:number-columns-repeated="2" office:value-type="float" office:value="147" calcext:value-type="float">
            <text:p>147</text:p>
          </table:table-cell>
          <table:table-cell table:number-columns-repeated="8"/>
          <table:table-cell office:value-type="float" office:value="368" calcext:value-type="float">
            <text:p>368</text:p>
          </table:table-cell>
          <table:table-cell office:value-type="float" office:value="15" calcext:value-type="float">
            <text:p>15</text:p>
          </table:table-cell>
          <table:table-cell table:formula="of:=(([.M120]*[.K120])+[.AF120])/60" office:value-type="float" office:value="24.8" calcext:value-type="float">
            <text:p>24.80</text:p>
          </table:table-cell>
          <table:table-cell table:formula="of:=(([.L120]-[.P120])*[.K120])/60" office:value-type="float" office:value="1.05" calcext:value-type="float">
            <text:p>1.05</text:p>
          </table:table-cell>
          <table:table-cell table:formula="of:=((([.M120]-[.P120])*[.K120])+[.AF120])/60" office:value-type="float" office:value="25.8" calcext:value-type="float">
            <text:p>25.80</text:p>
          </table:table-cell>
          <table:table-cell table:formula="of:=(([.N120]-[.P120])*[.K120])/60" office:value-type="float" office:value="0.9" calcext:value-type="float">
            <text:p>0.90</text:p>
          </table:table-cell>
          <table:table-cell table:formula="of:=(([.O120]-[.P120])*[.K120])/60" office:value-type="float" office:value="3.35" calcext:value-type="float">
            <text:p>3.35</text:p>
          </table:table-cell>
          <table:table-cell table:formula="of:=[.AK120]-[.AJ120]" office:value-type="float" office:value="2.45" calcext:value-type="float">
            <text:p>2.45</text:p>
          </table:table-cell>
          <table:table-cell table:formula="of:=((([.Q120]-[.P120])*[.K120])+IF([.Q120]&gt;[.O120]; [.AF120]; 0))/60" office:value-type="float" office:value="0" calcext:value-type="float">
            <text:p>0.00</text:p>
          </table:table-cell>
          <table:table-cell table:formula="of:=((([.R120]-[.P120])*[.K120])+[.AF120])/60" office:value-type="float" office:value="1.25" calcext:value-type="float">
            <text:p>1.25</text:p>
          </table:table-cell>
          <table:table-cell table:formula="of:=((([.V120]-[.P120])*[.K120])+[.AF120])/60" office:value-type="float" office:value="8.6" calcext:value-type="float">
            <text:p>8.60</text:p>
          </table:table-cell>
          <table:table-cell table:formula="of:=((([.AE120]-[.P120])*[.K120])+[.AF120])/60" office:value-type="float" office:value="19.65" calcext:value-type="float">
            <text:p>19.65</text:p>
          </table:table-cell>
          <table:table-cell/>
          <table:table-cell table:formula="of:=(([.AO120]/7.14375)-1)*100" office:value-type="float" office:value="20.3849518810149" calcext:value-type="float">
            <text:p>20.38</text:p>
          </table:table-cell>
          <table:table-cell table:formula="of:=(([.AP120]/18.38125)-1)*100" office:value-type="float" office:value="6.90241414484867" calcext:value-type="float">
            <text:p>6.90</text:p>
          </table:table-cell>
          <table:table-cell table:formula="of:=([.AM120]*100)/[.AP120]" office:value-type="float" office:value="0" calcext:value-type="float">
            <text:p>0.00</text:p>
          </table:table-cell>
          <table:table-cell/>
          <table:table-cell table:formula="of:=([.AO120]*100)/[.AP120]" office:value-type="float" office:value="43.765903307888" calcext:value-type="float">
            <text:p>43.7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1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67" calcext:value-type="float">
            <text:p>167</text:p>
          </table:table-cell>
          <table:table-cell table:number-columns-repeated="8"/>
          <table:table-cell office:value-type="float" office:value="381" calcext:value-type="float">
            <text:p>381</text:p>
          </table:table-cell>
          <table:table-cell office:value-type="float" office:value="15" calcext:value-type="float">
            <text:p>15</text:p>
          </table:table-cell>
          <table:table-cell table:formula="of:=(([.M121]*[.K121])+[.AF121])/60" office:value-type="float" office:value="24.8" calcext:value-type="float">
            <text:p>24.80</text:p>
          </table:table-cell>
          <table:table-cell table:formula="of:=(([.L121]-[.P121])*[.K121])/60" office:value-type="float" office:value="-0.55" calcext:value-type="float">
            <text:p>-0.55</text:p>
          </table:table-cell>
          <table:table-cell table:formula="of:=((([.M121]-[.P121])*[.K121])+[.AF121])/60" office:value-type="float" office:value="24.2" calcext:value-type="float">
            <text:p>24.20</text:p>
          </table:table-cell>
          <table:table-cell table:formula="of:=(([.N121]-[.P121])*[.K121])/60" office:value-type="float" office:value="-0.7" calcext:value-type="float">
            <text:p>-0.70</text:p>
          </table:table-cell>
          <table:table-cell table:formula="of:=(([.O121]-[.P121])*[.K121])/60" office:value-type="float" office:value="1.75" calcext:value-type="float">
            <text:p>1.75</text:p>
          </table:table-cell>
          <table:table-cell table:formula="of:=[.AK121]-[.AJ121]" office:value-type="float" office:value="2.45" calcext:value-type="float">
            <text:p>2.45</text:p>
          </table:table-cell>
          <table:table-cell table:formula="of:=((([.Q121]-[.P121])*[.K121])+IF([.Q121]&gt;[.O121]; [.AF121]; 0))/60" office:value-type="float" office:value="0.8" calcext:value-type="float">
            <text:p>0.80</text:p>
          </table:table-cell>
          <table:table-cell table:formula="of:=((([.R121]-[.P121])*[.K121])+[.AF121])/60" office:value-type="float" office:value="0.6" calcext:value-type="float">
            <text:p>0.60</text:p>
          </table:table-cell>
          <table:table-cell table:formula="of:=((([.V121]-[.P121])*[.K121])+[.AF121])/60" office:value-type="float" office:value="8" calcext:value-type="float">
            <text:p>8.00</text:p>
          </table:table-cell>
          <table:table-cell table:formula="of:=((([.AE121]-[.P121])*[.K121])+[.AF121])/60" office:value-type="float" office:value="18.7" calcext:value-type="float">
            <text:p>18.70</text:p>
          </table:table-cell>
          <table:table-cell/>
          <table:table-cell table:formula="of:=(([.AO121]/7.14375)-1)*100" office:value-type="float" office:value="11.9860017497813" calcext:value-type="float">
            <text:p>11.99</text:p>
          </table:table-cell>
          <table:table-cell table:formula="of:=(([.AP121]/18.38125)-1)*100" office:value-type="float" office:value="1.73410404624277" calcext:value-type="float">
            <text:p>1.73</text:p>
          </table:table-cell>
          <table:table-cell table:formula="of:=([.AM121]*100)/[.AP121]" office:value-type="float" office:value="4.27807486631016" calcext:value-type="float">
            <text:p>4.28</text:p>
          </table:table-cell>
          <table:table-cell/>
          <table:table-cell table:formula="of:=([.AO121]*100)/[.AP121]" office:value-type="float" office:value="42.7807486631016" calcext:value-type="float">
            <text:p>42.78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2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49" calcext:value-type="float">
            <text:p>149</text:p>
          </table:table-cell>
          <table:table-cell table:number-columns-repeated="8"/>
          <table:table-cell office:value-type="float" office:value="377" calcext:value-type="float">
            <text:p>377</text:p>
          </table:table-cell>
          <table:table-cell office:value-type="float" office:value="15" calcext:value-type="float">
            <text:p>15</text:p>
          </table:table-cell>
          <table:table-cell table:formula="of:=(([.M122]*[.K122])+[.AF122])/60" office:value-type="float" office:value="24.8" calcext:value-type="float">
            <text:p>24.80</text:p>
          </table:table-cell>
          <table:table-cell table:formula="of:=(([.L122]-[.P122])*[.K122])/60" office:value-type="float" office:value="-0.6" calcext:value-type="float">
            <text:p>-0.60</text:p>
          </table:table-cell>
          <table:table-cell table:formula="of:=((([.M122]-[.P122])*[.K122])+[.AF122])/60" office:value-type="float" office:value="24.15" calcext:value-type="float">
            <text:p>24.15</text:p>
          </table:table-cell>
          <table:table-cell table:formula="of:=(([.N122]-[.P122])*[.K122])/60" office:value-type="float" office:value="-0.75" calcext:value-type="float">
            <text:p>-0.75</text:p>
          </table:table-cell>
          <table:table-cell table:formula="of:=(([.O122]-[.P122])*[.K122])/60" office:value-type="float" office:value="1.7" calcext:value-type="float">
            <text:p>1.70</text:p>
          </table:table-cell>
          <table:table-cell table:formula="of:=[.AK122]-[.AJ122]" office:value-type="float" office:value="2.45" calcext:value-type="float">
            <text:p>2.45</text:p>
          </table:table-cell>
          <table:table-cell table:formula="of:=((([.Q122]-[.P122])*[.K122])+IF([.Q122]&gt;[.O122]; [.AF122]; 0))/60" office:value-type="float" office:value="0" calcext:value-type="float">
            <text:p>0.00</text:p>
          </table:table-cell>
          <table:table-cell table:formula="of:=((([.R122]-[.P122])*[.K122])+[.AF122])/60" office:value-type="float" office:value="0.55" calcext:value-type="float">
            <text:p>0.55</text:p>
          </table:table-cell>
          <table:table-cell table:formula="of:=((([.V122]-[.P122])*[.K122])+[.AF122])/60" office:value-type="float" office:value="7.05" calcext:value-type="float">
            <text:p>7.05</text:p>
          </table:table-cell>
          <table:table-cell table:formula="of:=((([.AE122]-[.P122])*[.K122])+[.AF122])/60" office:value-type="float" office:value="18.45" calcext:value-type="float">
            <text:p>18.45</text:p>
          </table:table-cell>
          <table:table-cell/>
          <table:table-cell table:formula="of:=(([.AO122]/7.14375)-1)*100" office:value-type="float" office:value="-1.31233595800525" calcext:value-type="float">
            <text:p>-1.31</text:p>
          </table:table-cell>
          <table:table-cell table:formula="of:=(([.AP122]/18.38125)-1)*100" office:value-type="float" office:value="0.374022441346478" calcext:value-type="float">
            <text:p>0.37</text:p>
          </table:table-cell>
          <table:table-cell table:formula="of:=([.AM122]*100)/[.AP122]" office:value-type="float" office:value="0" calcext:value-type="float">
            <text:p>0.00</text:p>
          </table:table-cell>
          <table:table-cell/>
          <table:table-cell table:formula="of:=([.AO122]*100)/[.AP122]" office:value-type="float" office:value="38.2113821138211" calcext:value-type="float">
            <text:p>38.2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3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-1" calcext:value-type="float">
            <text:p>-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 table:number-columns-repeated="8"/>
          <table:table-cell office:value-type="float" office:value="469" calcext:value-type="float">
            <text:p>469</text:p>
          </table:table-cell>
          <table:table-cell office:value-type="float" office:value="15" calcext:value-type="float">
            <text:p>15</text:p>
          </table:table-cell>
          <table:table-cell table:formula="of:=(([.M123]*[.K123])+[.AF123])/60" office:value-type="float" office:value="24.8" calcext:value-type="float">
            <text:p>24.80</text:p>
          </table:table-cell>
          <table:table-cell table:formula="of:=(([.L123]-[.P123])*[.K123])/60" office:value-type="float" office:value="0.1" calcext:value-type="float">
            <text:p>0.10</text:p>
          </table:table-cell>
          <table:table-cell table:formula="of:=((([.M123]-[.P123])*[.K123])+[.AF123])/60" office:value-type="float" office:value="24.85" calcext:value-type="float">
            <text:p>24.85</text:p>
          </table:table-cell>
          <table:table-cell table:formula="of:=(([.N123]-[.P123])*[.K123])/60" office:value-type="float" office:value="-0.05" calcext:value-type="float">
            <text:p>-0.05</text:p>
          </table:table-cell>
          <table:table-cell table:formula="of:=(([.O123]-[.P123])*[.K123])/60" office:value-type="float" office:value="2.4" calcext:value-type="float">
            <text:p>2.40</text:p>
          </table:table-cell>
          <table:table-cell table:formula="of:=[.AK123]-[.AJ123]" office:value-type="float" office:value="2.45" calcext:value-type="float">
            <text:p>2.45</text:p>
          </table:table-cell>
          <table:table-cell table:formula="of:=((([.Q123]-[.P123])*[.K123])+IF([.Q123]&gt;[.O123]; [.AF123]; 0))/60" office:value-type="float" office:value="0" calcext:value-type="float">
            <text:p>0.00</text:p>
          </table:table-cell>
          <table:table-cell table:formula="of:=((([.R123]-[.P123])*[.K123])+[.AF123])/60" office:value-type="float" office:value="0.65" calcext:value-type="float">
            <text:p>0.65</text:p>
          </table:table-cell>
          <table:table-cell table:formula="of:=((([.V123]-[.P123])*[.K123])+[.AF123])/60" office:value-type="float" office:value="8.3" calcext:value-type="float">
            <text:p>8.30</text:p>
          </table:table-cell>
          <table:table-cell table:formula="of:=((([.AE123]-[.P123])*[.K123])+[.AF123])/60" office:value-type="float" office:value="23.75" calcext:value-type="float">
            <text:p>23.75</text:p>
          </table:table-cell>
          <table:table-cell/>
          <table:table-cell table:formula="of:=(([.AO123]/7.14375)-1)*100" office:value-type="float" office:value="16.1854768153981" calcext:value-type="float">
            <text:p>16.19</text:p>
          </table:table-cell>
          <table:table-cell table:formula="of:=(([.AP123]/18.38125)-1)*100" office:value-type="float" office:value="29.2077524651479" calcext:value-type="float">
            <text:p>29.21</text:p>
          </table:table-cell>
          <table:table-cell table:formula="of:=([.AM123]*100)/[.AP123]" office:value-type="float" office:value="0" calcext:value-type="float">
            <text:p>0.00</text:p>
          </table:table-cell>
          <table:table-cell/>
          <table:table-cell table:formula="of:=([.AO123]*100)/[.AP123]" office:value-type="float" office:value="34.9473684210526" calcext:value-type="float">
            <text:p>34.95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Gastrulation frame was estimated.</text:p>
          </table:table-cell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4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60" calcext:value-type="float">
            <text:p>160</text:p>
          </table:table-cell>
          <table:table-cell table:number-columns-repeated="8"/>
          <table:table-cell office:value-type="float" office:value="391" calcext:value-type="float">
            <text:p>391</text:p>
          </table:table-cell>
          <table:table-cell office:value-type="float" office:value="15" calcext:value-type="float">
            <text:p>15</text:p>
          </table:table-cell>
          <table:table-cell table:formula="of:=(([.M124]*[.K124])+[.AF124])/60" office:value-type="float" office:value="24.8" calcext:value-type="float">
            <text:p>24.80</text:p>
          </table:table-cell>
          <table:table-cell table:formula="of:=(([.L124]-[.P124])*[.K124])/60" office:value-type="float" office:value="-1" calcext:value-type="float">
            <text:p>-1.00</text:p>
          </table:table-cell>
          <table:table-cell table:formula="of:=((([.M124]-[.P124])*[.K124])+[.AF124])/60" office:value-type="float" office:value="23.75" calcext:value-type="float">
            <text:p>23.75</text:p>
          </table:table-cell>
          <table:table-cell table:formula="of:=(([.N124]-[.P124])*[.K124])/60" office:value-type="float" office:value="-1.15" calcext:value-type="float">
            <text:p>-1.15</text:p>
          </table:table-cell>
          <table:table-cell table:formula="of:=(([.O124]-[.P124])*[.K124])/60" office:value-type="float" office:value="1.3" calcext:value-type="float">
            <text:p>1.30</text:p>
          </table:table-cell>
          <table:table-cell table:formula="of:=[.AK124]-[.AJ124]" office:value-type="float" office:value="2.45" calcext:value-type="float">
            <text:p>2.45</text:p>
          </table:table-cell>
          <table:table-cell table:formula="of:=((([.Q124]-[.P124])*[.K124])+IF([.Q124]&gt;[.O124]; [.AF124]; 0))/60" office:value-type="float" office:value="0.05" calcext:value-type="float">
            <text:p>0.05</text:p>
          </table:table-cell>
          <table:table-cell table:formula="of:=((([.R124]-[.P124])*[.K124])+[.AF124])/60" office:value-type="float" office:value="0.55" calcext:value-type="float">
            <text:p>0.55</text:p>
          </table:table-cell>
          <table:table-cell table:formula="of:=((([.V124]-[.P124])*[.K124])+[.AF124])/60" office:value-type="float" office:value="7.2" calcext:value-type="float">
            <text:p>7.20</text:p>
          </table:table-cell>
          <table:table-cell table:formula="of:=((([.AE124]-[.P124])*[.K124])+[.AF124])/60" office:value-type="float" office:value="18.75" calcext:value-type="float">
            <text:p>18.75</text:p>
          </table:table-cell>
          <table:table-cell/>
          <table:table-cell table:formula="of:=(([.AO124]/7.14375)-1)*100" office:value-type="float" office:value="0.787401574803148" calcext:value-type="float">
            <text:p>0.79</text:p>
          </table:table-cell>
          <table:table-cell table:formula="of:=(([.AP124]/18.38125)-1)*100" office:value-type="float" office:value="2.00612036722203" calcext:value-type="float">
            <text:p>2.01</text:p>
          </table:table-cell>
          <table:table-cell table:formula="of:=([.AM124]*100)/[.AP124]" office:value-type="float" office:value="0.266666666666667" calcext:value-type="float">
            <text:p>0.27</text:p>
          </table:table-cell>
          <table:table-cell/>
          <table:table-cell table:formula="of:=([.AO124]*100)/[.AP124]" office:value-type="float" office:value="38.4" calcext:value-type="float">
            <text:p>38.4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1_L2_RGap_H200_10pct_oxygen_t3min_evil_twins_pluck</text:p>
          </table:table-cell>
          <table:table-cell office:value-type="string" calcext:value-type="string">
            <text:p>CROP_2024-08-01_L2_RGap_H200_10pct_oxygen_t3min_evil_twins_pluck_1_2_Pos25_RGB.tif</text:p>
          </table:table-cell>
          <table:table-cell table:style-name="ce7" office:value-type="date" office:date-value="2024-08-01" calcext:value-type="date">
            <text:p>2024-08-0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Pos2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91" calcext:value-type="float">
            <text:p>491</text:p>
          </table:table-cell>
          <table:table-cell office:value-type="float" office:value="-2" calcext:value-type="float">
            <text:p>-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50" calcext:value-type="float">
            <text:p>150</text:p>
          </table:table-cell>
          <table:table-cell table:number-columns-repeated="8"/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table:formula="of:=(([.M125]*[.K125])+[.AF125])/60" office:value-type="float" office:value="24.8" calcext:value-type="float">
            <text:p>24.80</text:p>
          </table:table-cell>
          <table:table-cell table:formula="of:=(([.L125]-[.P125])*[.K125])/60" office:value-type="float" office:value="0" calcext:value-type="float">
            <text:p>0.00</text:p>
          </table:table-cell>
          <table:table-cell table:formula="of:=((([.M125]-[.P125])*[.K125])+[.AF125])/60" office:value-type="float" office:value="24.75" calcext:value-type="float">
            <text:p>24.75</text:p>
          </table:table-cell>
          <table:table-cell table:formula="of:=(([.N125]-[.P125])*[.K125])/60" office:value-type="float" office:value="-0.15" calcext:value-type="float">
            <text:p>-0.15</text:p>
          </table:table-cell>
          <table:table-cell table:formula="of:=(([.O125]-[.P125])*[.K125])/60" office:value-type="float" office:value="2.3" calcext:value-type="float">
            <text:p>2.30</text:p>
          </table:table-cell>
          <table:table-cell table:formula="of:=[.AK125]-[.AJ125]" office:value-type="float" office:value="2.45" calcext:value-type="float">
            <text:p>2.45</text:p>
          </table:table-cell>
          <table:table-cell table:formula="of:=((([.Q125]-[.P125])*[.K125])+IF([.Q125]&gt;[.O125]; [.AF125]; 0))/60" office:value-type="float" office:value="0" calcext:value-type="float">
            <text:p>0.00</text:p>
          </table:table-cell>
          <table:table-cell table:formula="of:=((([.R125]-[.P125])*[.K125])+[.AF125])/60" office:value-type="float" office:value="0.5" calcext:value-type="float">
            <text:p>0.50</text:p>
          </table:table-cell>
          <table:table-cell table:formula="of:=((([.V125]-[.P125])*[.K125])+[.AF125])/60" office:value-type="float" office:value="7.7" calcext:value-type="float">
            <text:p>7.70</text:p>
          </table:table-cell>
          <table:table-cell table:formula="of:=((([.AE125]-[.P125])*[.K125])+[.AF125])/60" office:value-type="float" office:value="19.4" calcext:value-type="float">
            <text:p>19.40</text:p>
          </table:table-cell>
          <table:table-cell/>
          <table:table-cell table:formula="of:=(([.AO125]/7.14375)-1)*100" office:value-type="float" office:value="7.78652668416449" calcext:value-type="float">
            <text:p>7.79</text:p>
          </table:table-cell>
          <table:table-cell table:formula="of:=(([.AP125]/18.38125)-1)*100" office:value-type="float" office:value="5.54233253995238" calcext:value-type="float">
            <text:p>5.54</text:p>
          </table:table-cell>
          <table:table-cell table:formula="of:=([.AM125]*100)/[.AP125]" office:value-type="float" office:value="0" calcext:value-type="float">
            <text:p>0.00</text:p>
          </table:table-cell>
          <table:table-cell/>
          <table:table-cell table:formula="of:=([.AO125]*100)/[.AP125]" office:value-type="float" office:value="39.6907216494845" calcext:value-type="float">
            <text:p>39.6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179" calcext:value-type="float">
            <text:p>179</text:p>
          </table:table-cell>
          <table:table-cell table:number-columns-repeated="8"/>
          <table:table-cell office:value-type="float" office:value="419" calcext:value-type="float">
            <text:p>419</text:p>
          </table:table-cell>
          <table:table-cell office:value-type="float" office:value="16" calcext:value-type="float">
            <text:p>16</text:p>
          </table:table-cell>
          <table:table-cell table:formula="of:=(([.M126]*[.K126])+[.AF126])/60" office:value-type="float" office:value="26.0166666666667" calcext:value-type="float">
            <text:p>26.02</text:p>
          </table:table-cell>
          <table:table-cell table:formula="of:=(([.L126]-[.P126])*[.K126])/60" office:value-type="float" office:value="-1.45" calcext:value-type="float">
            <text:p>-1.45</text:p>
          </table:table-cell>
          <table:table-cell table:formula="of:=((([.M126]-[.P126])*[.K126])+[.AF126])/60" office:value-type="float" office:value="24.5166666666667" calcext:value-type="float">
            <text:p>24.52</text:p>
          </table:table-cell>
          <table:table-cell table:formula="of:=(([.N126]-[.P126])*[.K126])/60" office:value-type="float" office:value="-1.35" calcext:value-type="float">
            <text:p>-1.35</text:p>
          </table:table-cell>
          <table:table-cell table:formula="of:=(([.O126]-[.P126])*[.K126])/60" office:value-type="float" office:value="1.25" calcext:value-type="float">
            <text:p>1.25</text:p>
          </table:table-cell>
          <table:table-cell table:formula="of:=[.AK126]-[.AJ126]" office:value-type="float" office:value="2.6" calcext:value-type="float">
            <text:p>2.60</text:p>
          </table:table-cell>
          <table:table-cell table:formula="of:=((([.Q126]-[.P126])*[.K126])+IF([.Q126]&gt;[.O126]; [.AF126]; 0))/60" office:value-type="float" office:value="-0.05" calcext:value-type="float">
            <text:p>-0.05</text:p>
          </table:table-cell>
          <table:table-cell table:formula="of:=((([.R126]-[.P126])*[.K126])+[.AF126])/60" office:value-type="float" office:value="0.516666666666667" calcext:value-type="float">
            <text:p>0.52</text:p>
          </table:table-cell>
          <table:table-cell table:formula="of:=((([.V126]-[.P126])*[.K126])+[.AF126])/60" office:value-type="float" office:value="7.71666666666667" calcext:value-type="float">
            <text:p>7.72</text:p>
          </table:table-cell>
          <table:table-cell table:formula="of:=((([.AE126]-[.P126])*[.K126])+[.AF126])/60" office:value-type="float" office:value="19.7166666666667" calcext:value-type="float">
            <text:p>19.72</text:p>
          </table:table-cell>
          <table:table-cell/>
          <table:table-cell table:formula="of:=(([.AO126]/7.945)-1)*100" office:value-type="float" office:value="-2.87392490035657" calcext:value-type="float">
            <text:p>-2.87</text:p>
          </table:table-cell>
          <table:table-cell table:formula="of:=(([.AP126]/20.095)-1)*100" office:value-type="float" office:value="-1.88272372895414" calcext:value-type="float">
            <text:p>-1.88</text:p>
          </table:table-cell>
          <table:table-cell table:formula="of:=([.AM126]*100)/[.AP126]" office:value-type="float" office:value="-0.253592561284869" calcext:value-type="float">
            <text:p>-0.25</text:p>
          </table:table-cell>
          <table:table-cell table:formula="of:=([.AN126]*100)/[.AP126]" office:value-type="float" office:value="2.62045646661031" calcext:value-type="float">
            <text:p>2.62</text:p>
          </table:table-cell>
          <table:table-cell table:formula="of:=([.AO126]*100)/[.AP126]" office:value-type="float" office:value="39.1377852916314" calcext:value-type="float">
            <text:p>39.1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8"/>
          <table:table-cell office:value-type="float" office:value="439" calcext:value-type="float">
            <text:p>439</text:p>
          </table:table-cell>
          <table:table-cell office:value-type="float" office:value="16" calcext:value-type="float">
            <text:p>16</text:p>
          </table:table-cell>
          <table:table-cell table:formula="of:=(([.M127]*[.K127])+[.AF127])/60" office:value-type="float" office:value="26.0166666666667" calcext:value-type="float">
            <text:p>26.02</text:p>
          </table:table-cell>
          <table:table-cell table:formula="of:=(([.L127]-[.P127])*[.K127])/60" office:value-type="float" office:value="-1.55" calcext:value-type="float">
            <text:p>-1.55</text:p>
          </table:table-cell>
          <table:table-cell table:formula="of:=((([.M127]-[.P127])*[.K127])+[.AF127])/60" office:value-type="float" office:value="24.4166666666667" calcext:value-type="float">
            <text:p>24.42</text:p>
          </table:table-cell>
          <table:table-cell table:formula="of:=(([.N127]-[.P127])*[.K127])/60" office:value-type="float" office:value="-1.45" calcext:value-type="float">
            <text:p>-1.45</text:p>
          </table:table-cell>
          <table:table-cell table:formula="of:=(([.O127]-[.P127])*[.K127])/60" office:value-type="float" office:value="1.15" calcext:value-type="float">
            <text:p>1.15</text:p>
          </table:table-cell>
          <table:table-cell table:formula="of:=[.AK127]-[.AJ127]" office:value-type="float" office:value="2.6" calcext:value-type="float">
            <text:p>2.60</text:p>
          </table:table-cell>
          <table:table-cell table:formula="of:=((([.Q127]-[.P127])*[.K127])+IF([.Q127]&gt;[.O127]; [.AF127]; 0))/60" office:value-type="float" office:value="0.9" calcext:value-type="float">
            <text:p>0.90</text:p>
          </table:table-cell>
          <table:table-cell table:formula="of:=((([.R127]-[.P127])*[.K127])+[.AF127])/60" office:value-type="float" office:value="0.566666666666667" calcext:value-type="float">
            <text:p>0.57</text:p>
          </table:table-cell>
          <table:table-cell table:formula="of:=((([.V127]-[.P127])*[.K127])+[.AF127])/60" office:value-type="float" office:value="8.46666666666667" calcext:value-type="float">
            <text:p>8.47</text:p>
          </table:table-cell>
          <table:table-cell table:formula="of:=((([.AE127]-[.P127])*[.K127])+[.AF127])/60" office:value-type="float" office:value="20.6166666666667" calcext:value-type="float">
            <text:p>20.62</text:p>
          </table:table-cell>
          <table:table-cell/>
          <table:table-cell table:formula="of:=(([.AO127]/7.945)-1)*100" office:value-type="float" office:value="6.56597440738413" calcext:value-type="float">
            <text:p>6.57</text:p>
          </table:table-cell>
          <table:table-cell table:formula="of:=(([.AP127]/20.095)-1)*100" office:value-type="float" office:value="2.59600232230242" calcext:value-type="float">
            <text:p>2.60</text:p>
          </table:table-cell>
          <table:table-cell table:formula="of:=([.AM127]*100)/[.AP127]" office:value-type="float" office:value="4.36540016168148" calcext:value-type="float">
            <text:p>4.37</text:p>
          </table:table-cell>
          <table:table-cell table:formula="of:=([.AN127]*100)/[.AP127]" office:value-type="float" office:value="2.74858528698464" calcext:value-type="float">
            <text:p>2.75</text:p>
          </table:table-cell>
          <table:table-cell table:formula="of:=([.AO127]*100)/[.AP127]" office:value-type="float" office:value="41.0670978172999" calcext:value-type="float">
            <text:p>41.0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3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00" calcext:value-type="float">
            <text:p>200</text:p>
          </table:table-cell>
          <table:table-cell table:number-columns-repeated="8"/>
          <table:table-cell office:value-type="float" office:value="444" calcext:value-type="float">
            <text:p>444</text:p>
          </table:table-cell>
          <table:table-cell office:value-type="float" office:value="16" calcext:value-type="float">
            <text:p>16</text:p>
          </table:table-cell>
          <table:table-cell table:formula="of:=(([.M128]*[.K128])+[.AF128])/60" office:value-type="float" office:value="26.0166666666667" calcext:value-type="float">
            <text:p>26.02</text:p>
          </table:table-cell>
          <table:table-cell table:formula="of:=(([.L128]-[.P128])*[.K128])/60" office:value-type="float" office:value="-1.3" calcext:value-type="float">
            <text:p>-1.30</text:p>
          </table:table-cell>
          <table:table-cell table:formula="of:=((([.M128]-[.P128])*[.K128])+[.AF128])/60" office:value-type="float" office:value="24.6666666666667" calcext:value-type="float">
            <text:p>24.67</text:p>
          </table:table-cell>
          <table:table-cell table:formula="of:=(([.N128]-[.P128])*[.K128])/60" office:value-type="float" office:value="-1.2" calcext:value-type="float">
            <text:p>-1.20</text:p>
          </table:table-cell>
          <table:table-cell table:formula="of:=(([.O128]-[.P128])*[.K128])/60" office:value-type="float" office:value="1.4" calcext:value-type="float">
            <text:p>1.40</text:p>
          </table:table-cell>
          <table:table-cell table:formula="of:=[.AK128]-[.AJ128]" office:value-type="float" office:value="2.6" calcext:value-type="float">
            <text:p>2.60</text:p>
          </table:table-cell>
          <table:table-cell table:formula="of:=((([.Q128]-[.P128])*[.K128])+IF([.Q128]&gt;[.O128]; [.AF128]; 0))/60" office:value-type="float" office:value="0.6" calcext:value-type="float">
            <text:p>0.60</text:p>
          </table:table-cell>
          <table:table-cell table:formula="of:=((([.R128]-[.P128])*[.K128])+[.AF128])/60" office:value-type="float" office:value="0.616666666666667" calcext:value-type="float">
            <text:p>0.62</text:p>
          </table:table-cell>
          <table:table-cell table:formula="of:=((([.V128]-[.P128])*[.K128])+[.AF128])/60" office:value-type="float" office:value="8.91666666666667" calcext:value-type="float">
            <text:p>8.92</text:p>
          </table:table-cell>
          <table:table-cell table:formula="of:=((([.AE128]-[.P128])*[.K128])+[.AF128])/60" office:value-type="float" office:value="21.1166666666667" calcext:value-type="float">
            <text:p>21.12</text:p>
          </table:table-cell>
          <table:table-cell/>
          <table:table-cell table:formula="of:=(([.AO128]/7.945)-1)*100" office:value-type="float" office:value="12.2299139920286" calcext:value-type="float">
            <text:p>12.23</text:p>
          </table:table-cell>
          <table:table-cell table:formula="of:=(([.AP128]/20.095)-1)*100" office:value-type="float" office:value="5.08418346188937" calcext:value-type="float">
            <text:p>5.08</text:p>
          </table:table-cell>
          <table:table-cell table:formula="of:=([.AM128]*100)/[.AP128]" office:value-type="float" office:value="2.84135753749013" calcext:value-type="float">
            <text:p>2.84</text:p>
          </table:table-cell>
          <table:table-cell table:formula="of:=([.AN128]*100)/[.AP128]" office:value-type="float" office:value="2.92028413575374" calcext:value-type="float">
            <text:p>2.92</text:p>
          </table:table-cell>
          <table:table-cell table:formula="of:=([.AO128]*100)/[.AP128]" office:value-type="float" office:value="42.2257300710339" calcext:value-type="float">
            <text:p>42.23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4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176" calcext:value-type="float">
            <text:p>176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table:formula="of:=(([.M129]*[.K129])+[.AF129])/60" office:value-type="float" office:value="26.0166666666667" calcext:value-type="float">
            <text:p>26.02</text:p>
          </table:table-cell>
          <table:table-cell table:formula="of:=(([.L129]-[.P129])*[.K129])/60" office:value-type="float" office:value="-1.35" calcext:value-type="float">
            <text:p>-1.35</text:p>
          </table:table-cell>
          <table:table-cell table:formula="of:=((([.M129]-[.P129])*[.K129])+[.AF129])/60" office:value-type="float" office:value="24.6166666666667" calcext:value-type="float">
            <text:p>24.62</text:p>
          </table:table-cell>
          <table:table-cell table:formula="of:=(([.N129]-[.P129])*[.K129])/60" office:value-type="float" office:value="-1.25" calcext:value-type="float">
            <text:p>-1.25</text:p>
          </table:table-cell>
          <table:table-cell table:formula="of:=(([.O129]-[.P129])*[.K129])/60" office:value-type="float" office:value="1.35" calcext:value-type="float">
            <text:p>1.35</text:p>
          </table:table-cell>
          <table:table-cell table:formula="of:=[.AK129]-[.AJ129]" office:value-type="float" office:value="2.6" calcext:value-type="float">
            <text:p>2.60</text:p>
          </table:table-cell>
          <table:table-cell table:formula="of:=((([.Q129]-[.P129])*[.K129])+IF([.Q129]&gt;[.O129]; [.AF129]; 0))/60" office:value-type="float" office:value="-0.05" calcext:value-type="float">
            <text:p>-0.05</text:p>
          </table:table-cell>
          <table:table-cell table:formula="of:=((([.R129]-[.P129])*[.K129])+[.AF129])/60" office:value-type="float" office:value="0.516666666666667" calcext:value-type="float">
            <text:p>0.52</text:p>
          </table:table-cell>
          <table:table-cell table:formula="of:=((([.V129]-[.P129])*[.K129])+[.AF129])/60" office:value-type="float" office:value="7.66666666666667" calcext:value-type="float">
            <text:p>7.67</text:p>
          </table:table-cell>
          <table:table-cell table:formula="of:=((([.AE129]-[.P129])*[.K129])+[.AF129])/60" office:value-type="float" office:value="21.4166666666667" calcext:value-type="float">
            <text:p>21.42</text:p>
          </table:table-cell>
          <table:table-cell/>
          <table:table-cell table:formula="of:=(([.AO129]/7.945)-1)*100" office:value-type="float" office:value="-3.50325152087263" calcext:value-type="float">
            <text:p>-3.50</text:p>
          </table:table-cell>
          <table:table-cell table:formula="of:=(([.AP129]/20.095)-1)*100" office:value-type="float" office:value="6.57709214564155" calcext:value-type="float">
            <text:p>6.58</text:p>
          </table:table-cell>
          <table:table-cell table:formula="of:=([.AM129]*100)/[.AP129]" office:value-type="float" office:value="-0.233463035019455" calcext:value-type="float">
            <text:p>-0.23</text:p>
          </table:table-cell>
          <table:table-cell table:formula="of:=([.AN129]*100)/[.AP129]" office:value-type="float" office:value="2.4124513618677" calcext:value-type="float">
            <text:p>2.41</text:p>
          </table:table-cell>
          <table:table-cell table:formula="of:=([.AO129]*100)/[.AP129]" office:value-type="float" office:value="35.7976653696498" calcext:value-type="float">
            <text:p>35.8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Hatching frame is not clear because embryo moved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5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193" calcext:value-type="float">
            <text:p>193</text:p>
          </table:table-cell>
          <table:table-cell table:number-columns-repeated="8"/>
          <table:table-cell office:value-type="float" office:value="430" calcext:value-type="float">
            <text:p>430</text:p>
          </table:table-cell>
          <table:table-cell office:value-type="float" office:value="16" calcext:value-type="float">
            <text:p>16</text:p>
          </table:table-cell>
          <table:table-cell table:formula="of:=(([.M130]*[.K130])+[.AF130])/60" office:value-type="float" office:value="26.0166666666667" calcext:value-type="float">
            <text:p>26.02</text:p>
          </table:table-cell>
          <table:table-cell table:formula="of:=(([.L130]-[.P130])*[.K130])/60" office:value-type="float" office:value="-1.35" calcext:value-type="float">
            <text:p>-1.35</text:p>
          </table:table-cell>
          <table:table-cell table:formula="of:=((([.M130]-[.P130])*[.K130])+[.AF130])/60" office:value-type="float" office:value="24.6166666666667" calcext:value-type="float">
            <text:p>24.62</text:p>
          </table:table-cell>
          <table:table-cell table:formula="of:=(([.N130]-[.P130])*[.K130])/60" office:value-type="float" office:value="-1.25" calcext:value-type="float">
            <text:p>-1.25</text:p>
          </table:table-cell>
          <table:table-cell table:formula="of:=(([.O130]-[.P130])*[.K130])/60" office:value-type="float" office:value="1.35" calcext:value-type="float">
            <text:p>1.35</text:p>
          </table:table-cell>
          <table:table-cell table:formula="of:=[.AK130]-[.AJ130]" office:value-type="float" office:value="2.6" calcext:value-type="float">
            <text:p>2.60</text:p>
          </table:table-cell>
          <table:table-cell table:formula="of:=((([.Q130]-[.P130])*[.K130])+IF([.Q130]&gt;[.O130]; [.AF130]; 0))/60" office:value-type="float" office:value="1.05" calcext:value-type="float">
            <text:p>1.05</text:p>
          </table:table-cell>
          <table:table-cell table:formula="of:=((([.R130]-[.P130])*[.K130])+[.AF130])/60" office:value-type="float" office:value="0.616666666666667" calcext:value-type="float">
            <text:p>0.62</text:p>
          </table:table-cell>
          <table:table-cell table:formula="of:=((([.V130]-[.P130])*[.K130])+[.AF130])/60" office:value-type="float" office:value="8.51666666666667" calcext:value-type="float">
            <text:p>8.52</text:p>
          </table:table-cell>
          <table:table-cell table:formula="of:=((([.AE130]-[.P130])*[.K130])+[.AF130])/60" office:value-type="float" office:value="20.3666666666667" calcext:value-type="float">
            <text:p>20.37</text:p>
          </table:table-cell>
          <table:table-cell/>
          <table:table-cell table:formula="of:=(([.AO130]/7.945)-1)*100" office:value-type="float" office:value="7.19530102790018" calcext:value-type="float">
            <text:p>7.20</text:p>
          </table:table-cell>
          <table:table-cell table:formula="of:=(([.AP130]/20.095)-1)*100" office:value-type="float" office:value="1.35191175250893" calcext:value-type="float">
            <text:p>1.35</text:p>
          </table:table-cell>
          <table:table-cell table:formula="of:=([.AM130]*100)/[.AP130]" office:value-type="float" office:value="5.15548281505728" calcext:value-type="float">
            <text:p>5.16</text:p>
          </table:table-cell>
          <table:table-cell table:formula="of:=([.AN130]*100)/[.AP130]" office:value-type="float" office:value="3.02782324058919" calcext:value-type="float">
            <text:p>3.03</text:p>
          </table:table-cell>
          <table:table-cell table:formula="of:=([.AO130]*100)/[.AP130]" office:value-type="float" office:value="41.8166939443535" calcext:value-type="float">
            <text:p>41.82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6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(([.M131]*[.K131])+[.AF131])/60" office:value-type="float" office:value="26.0166666666667" calcext:value-type="float">
            <text:p>26.02</text:p>
          </table:table-cell>
          <table:table-cell table:formula="of:=(([.L131]-[.P131])*[.K131])/60" office:value-type="float" office:value="-1.1" calcext:value-type="float">
            <text:p>-1.10</text:p>
          </table:table-cell>
          <table:table-cell table:formula="of:=((([.M131]-[.P131])*[.K131])+[.AF131])/60" office:value-type="float" office:value="24.8666666666667" calcext:value-type="float">
            <text:p>24.87</text:p>
          </table:table-cell>
          <table:table-cell table:formula="of:=(([.N131]-[.P131])*[.K131])/60" office:value-type="float" office:value="-1" calcext:value-type="float">
            <text:p>-1.00</text:p>
          </table:table-cell>
          <table:table-cell table:formula="of:=(([.O131]-[.P131])*[.K131])/60" office:value-type="float" office:value="1.6" calcext:value-type="float">
            <text:p>1.60</text:p>
          </table:table-cell>
          <table:table-cell table:formula="of:=[.AK131]-[.AJ131]" office:value-type="float" office:value="2.6" calcext:value-type="float">
            <text:p>2.60</text:p>
          </table:table-cell>
          <table:table-cell table:formula="of:=((([.Q131]-[.P131])*[.K131])+IF([.Q131]&gt;[.O131]; [.AF131]; 0))/60" office:value-type="float" office:value="0" calcext:value-type="float">
            <text:p>0.00</text:p>
          </table:table-cell>
          <table:table-cell table:formula="of:=((([.R131]-[.P131])*[.K131])+[.AF131])/60" office:value-type="float" office:value="0.616666666666667" calcext:value-type="float">
            <text:p>0.62</text:p>
          </table:table-cell>
          <table:table-cell table:formula="of:=((([.V131]-[.P131])*[.K131])+[.AF131])/60" office:value-type="float" office:value="8.11666666666667" calcext:value-type="float">
            <text:p>8.12</text:p>
          </table:table-cell>
          <table:table-cell table:number-columns-repeated="2"/>
          <table:table-cell table:formula="of:=(([.AO131]/7.945)-1)*100" office:value-type="float" office:value="2.16068806377181" calcext:value-type="float">
            <text:p>2.16</text:p>
          </table:table-cell>
          <table:table-cell table:number-columns-repeated="4"/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7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86" calcext:value-type="float">
            <text:p>186</text:p>
          </table:table-cell>
          <table:table-cell table:number-columns-repeated="8"/>
          <table:table-cell office:value-type="float" office:value="429" calcext:value-type="float">
            <text:p>429</text:p>
          </table:table-cell>
          <table:table-cell office:value-type="float" office:value="16" calcext:value-type="float">
            <text:p>16</text:p>
          </table:table-cell>
          <table:table-cell table:formula="of:=(([.M132]*[.K132])+[.AF132])/60" office:value-type="float" office:value="26.0166666666667" calcext:value-type="float">
            <text:p>26.02</text:p>
          </table:table-cell>
          <table:table-cell table:formula="of:=(([.L132]-[.P132])*[.K132])/60" office:value-type="float" office:value="-1" calcext:value-type="float">
            <text:p>-1.00</text:p>
          </table:table-cell>
          <table:table-cell table:formula="of:=((([.M132]-[.P132])*[.K132])+[.AF132])/60" office:value-type="float" office:value="24.9666666666667" calcext:value-type="float">
            <text:p>24.97</text:p>
          </table:table-cell>
          <table:table-cell table:formula="of:=(([.N132]-[.P132])*[.K132])/60" office:value-type="float" office:value="-0.9" calcext:value-type="float">
            <text:p>-0.90</text:p>
          </table:table-cell>
          <table:table-cell table:formula="of:=(([.O132]-[.P132])*[.K132])/60" office:value-type="float" office:value="1.7" calcext:value-type="float">
            <text:p>1.70</text:p>
          </table:table-cell>
          <table:table-cell table:formula="of:=[.AK132]-[.AJ132]" office:value-type="float" office:value="2.6" calcext:value-type="float">
            <text:p>2.60</text:p>
          </table:table-cell>
          <table:table-cell table:formula="of:=((([.Q132]-[.P132])*[.K132])+IF([.Q132]&gt;[.O132]; [.AF132]; 0))/60" office:value-type="float" office:value="0.45" calcext:value-type="float">
            <text:p>0.45</text:p>
          </table:table-cell>
          <table:table-cell table:formula="of:=((([.R132]-[.P132])*[.K132])+[.AF132])/60" office:value-type="float" office:value="0.566666666666667" calcext:value-type="float">
            <text:p>0.57</text:p>
          </table:table-cell>
          <table:table-cell table:formula="of:=((([.V132]-[.P132])*[.K132])+[.AF132])/60" office:value-type="float" office:value="8.51666666666667" calcext:value-type="float">
            <text:p>8.52</text:p>
          </table:table-cell>
          <table:table-cell table:formula="of:=((([.AE132]-[.P132])*[.K132])+[.AF132])/60" office:value-type="float" office:value="20.6666666666667" calcext:value-type="float">
            <text:p>20.67</text:p>
          </table:table-cell>
          <table:table-cell/>
          <table:table-cell table:formula="of:=(([.AO132]/7.945)-1)*100" office:value-type="float" office:value="7.19530102790018" calcext:value-type="float">
            <text:p>7.20</text:p>
          </table:table-cell>
          <table:table-cell table:formula="of:=(([.AP132]/20.095)-1)*100" office:value-type="float" office:value="2.84482043626111" calcext:value-type="float">
            <text:p>2.84</text:p>
          </table:table-cell>
          <table:table-cell table:formula="of:=([.AM132]*100)/[.AP132]" office:value-type="float" office:value="2.17741935483871" calcext:value-type="float">
            <text:p>2.18</text:p>
          </table:table-cell>
          <table:table-cell table:formula="of:=([.AN132]*100)/[.AP132]" office:value-type="float" office:value="2.74193548387096" calcext:value-type="float">
            <text:p>2.74</text:p>
          </table:table-cell>
          <table:table-cell table:formula="of:=([.AO132]*100)/[.AP132]" office:value-type="float" office:value="41.2096774193548" calcext:value-type="float">
            <text:p>41.21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F delayed but almost forming normally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8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  <table:table-cell table:formula="of:=(([.M133]*[.K133])+[.AF133])/60" office:value-type="float" office:value="26.0166666666667" calcext:value-type="float">
            <text:p>26.02</text:p>
          </table:table-cell>
          <table:table-cell table:formula="of:=(([.L133]-[.P133])*[.K133])/60" office:value-type="float" office:value="-1.1" calcext:value-type="float">
            <text:p>-1.10</text:p>
          </table:table-cell>
          <table:table-cell table:formula="of:=((([.M133]-[.P133])*[.K133])+[.AF133])/60" office:value-type="float" office:value="24.8666666666667" calcext:value-type="float">
            <text:p>24.87</text:p>
          </table:table-cell>
          <table:table-cell table:formula="of:=(([.N133]-[.P133])*[.K133])/60" office:value-type="float" office:value="-1" calcext:value-type="float">
            <text:p>-1.00</text:p>
          </table:table-cell>
          <table:table-cell table:formula="of:=(([.O133]-[.P133])*[.K133])/60" office:value-type="float" office:value="1.6" calcext:value-type="float">
            <text:p>1.60</text:p>
          </table:table-cell>
          <table:table-cell table:formula="of:=[.AK133]-[.AJ133]" office:value-type="float" office:value="2.6" calcext:value-type="float">
            <text:p>2.60</text:p>
          </table:table-cell>
          <table:table-cell table:formula="of:=((([.Q133]-[.P133])*[.K133])+IF([.Q133]&gt;[.O133]; [.AF133]; 0))/60" office:value-type="float" office:value="-0.1" calcext:value-type="float">
            <text:p>-0.10</text:p>
          </table:table-cell>
          <table:table-cell table:formula="of:=((([.R133]-[.P133])*[.K133])+[.AF133])/60" office:value-type="float" office:value="0.566666666666667" calcext:value-type="float">
            <text:p>0.57</text:p>
          </table:table-cell>
          <table:table-cell table:formula="of:=((([.V133]-[.P133])*[.K133])+[.AF133])/60" office:value-type="float" office:value="8.26666666666667" calcext:value-type="float">
            <text:p>8.27</text:p>
          </table:table-cell>
          <table:table-cell table:formula="of:=((([.AE133]-[.P133])*[.K133])+[.AF133])/60" office:value-type="float" office:value="20.6666666666667" calcext:value-type="float">
            <text:p>20.67</text:p>
          </table:table-cell>
          <table:table-cell/>
          <table:table-cell table:formula="of:=(([.AO133]/7.945)-1)*100" office:value-type="float" office:value="4.04866792531993" calcext:value-type="float">
            <text:p>4.05</text:p>
          </table:table-cell>
          <table:table-cell table:formula="of:=(([.AP133]/20.095)-1)*100" office:value-type="float" office:value="2.84482043626111" calcext:value-type="float">
            <text:p>2.84</text:p>
          </table:table-cell>
          <table:table-cell table:formula="of:=([.AM133]*100)/[.AP133]" office:value-type="float" office:value="-0.483870967741935" calcext:value-type="float">
            <text:p>-0.48</text:p>
          </table:table-cell>
          <table:table-cell table:formula="of:=([.AN133]*100)/[.AP133]" office:value-type="float" office:value="2.74193548387096" calcext:value-type="float">
            <text:p>2.74</text:p>
          </table:table-cell>
          <table:table-cell table:formula="of:=([.AO133]*100)/[.AP133]" office:value-type="float" office:value="40" calcext:value-type="float">
            <text:p>40.0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9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197" calcext:value-type="float">
            <text:p>197</text:p>
          </table:table-cell>
          <table:table-cell table:number-columns-repeated="8"/>
          <table:table-cell office:value-type="float" office:value="443" calcext:value-type="float">
            <text:p>443</text:p>
          </table:table-cell>
          <table:table-cell office:value-type="float" office:value="16" calcext:value-type="float">
            <text:p>16</text:p>
          </table:table-cell>
          <table:table-cell table:formula="of:=(([.M134]*[.K134])+[.AF134])/60" office:value-type="float" office:value="26.0166666666667" calcext:value-type="float">
            <text:p>26.02</text:p>
          </table:table-cell>
          <table:table-cell table:formula="of:=(([.L134]-[.P134])*[.K134])/60" office:value-type="float" office:value="-1.2" calcext:value-type="float">
            <text:p>-1.20</text:p>
          </table:table-cell>
          <table:table-cell table:formula="of:=((([.M134]-[.P134])*[.K134])+[.AF134])/60" office:value-type="float" office:value="24.7666666666667" calcext:value-type="float">
            <text:p>24.77</text:p>
          </table:table-cell>
          <table:table-cell table:formula="of:=(([.N134]-[.P134])*[.K134])/60" office:value-type="float" office:value="-1.1" calcext:value-type="float">
            <text:p>-1.10</text:p>
          </table:table-cell>
          <table:table-cell table:formula="of:=(([.O134]-[.P134])*[.K134])/60" office:value-type="float" office:value="1.5" calcext:value-type="float">
            <text:p>1.50</text:p>
          </table:table-cell>
          <table:table-cell table:formula="of:=[.AK134]-[.AJ134]" office:value-type="float" office:value="2.6" calcext:value-type="float">
            <text:p>2.60</text:p>
          </table:table-cell>
          <table:table-cell table:formula="of:=((([.Q134]-[.P134])*[.K134])+IF([.Q134]&gt;[.O134]; [.AF134]; 0))/60" office:value-type="float" office:value="0.55" calcext:value-type="float">
            <text:p>0.55</text:p>
          </table:table-cell>
          <table:table-cell table:formula="of:=((([.R134]-[.P134])*[.K134])+[.AF134])/60" office:value-type="float" office:value="0.566666666666667" calcext:value-type="float">
            <text:p>0.57</text:p>
          </table:table-cell>
          <table:table-cell table:formula="of:=((([.V134]-[.P134])*[.K134])+[.AF134])/60" office:value-type="float" office:value="8.86666666666667" calcext:value-type="float">
            <text:p>8.87</text:p>
          </table:table-cell>
          <table:table-cell table:formula="of:=((([.AE134]-[.P134])*[.K134])+[.AF134])/60" office:value-type="float" office:value="21.1666666666667" calcext:value-type="float">
            <text:p>21.17</text:p>
          </table:table-cell>
          <table:table-cell/>
          <table:table-cell table:formula="of:=(([.AO134]/7.945)-1)*100" office:value-type="float" office:value="11.6005873715125" calcext:value-type="float">
            <text:p>11.60</text:p>
          </table:table-cell>
          <table:table-cell table:formula="of:=(([.AP134]/20.095)-1)*100" office:value-type="float" office:value="5.33300157584806" calcext:value-type="float">
            <text:p>5.33</text:p>
          </table:table-cell>
          <table:table-cell table:formula="of:=([.AM134]*100)/[.AP134]" office:value-type="float" office:value="2.59842519685039" calcext:value-type="float">
            <text:p>2.60</text:p>
          </table:table-cell>
          <table:table-cell table:formula="of:=([.AN134]*100)/[.AP134]" office:value-type="float" office:value="2.6771653543307" calcext:value-type="float">
            <text:p>2.68</text:p>
          </table:table-cell>
          <table:table-cell table:formula="of:=([.AO134]*100)/[.AP134]" office:value-type="float" office:value="41.8897637795275" calcext:value-type="float">
            <text:p>41.89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F delayed but almost forming normally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0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95" calcext:value-type="float">
            <text:p>195</text:p>
          </table:table-cell>
          <table:table-cell table:number-columns-repeated="8"/>
          <table:table-cell office:value-type="float" office:value="432" calcext:value-type="float">
            <text:p>432</text:p>
          </table:table-cell>
          <table:table-cell office:value-type="float" office:value="16" calcext:value-type="float">
            <text:p>16</text:p>
          </table:table-cell>
          <table:table-cell table:formula="of:=(([.M135]*[.K135])+[.AF135])/60" office:value-type="float" office:value="26.0166666666667" calcext:value-type="float">
            <text:p>26.02</text:p>
          </table:table-cell>
          <table:table-cell table:formula="of:=(([.L135]-[.P135])*[.K135])/60" office:value-type="float" office:value="-1" calcext:value-type="float">
            <text:p>-1.00</text:p>
          </table:table-cell>
          <table:table-cell table:formula="of:=((([.M135]-[.P135])*[.K135])+[.AF135])/60" office:value-type="float" office:value="24.9666666666667" calcext:value-type="float">
            <text:p>24.97</text:p>
          </table:table-cell>
          <table:table-cell table:formula="of:=(([.N135]-[.P135])*[.K135])/60" office:value-type="float" office:value="-0.9" calcext:value-type="float">
            <text:p>-0.90</text:p>
          </table:table-cell>
          <table:table-cell table:formula="of:=(([.O135]-[.P135])*[.K135])/60" office:value-type="float" office:value="1.7" calcext:value-type="float">
            <text:p>1.70</text:p>
          </table:table-cell>
          <table:table-cell table:formula="of:=[.AK135]-[.AJ135]" office:value-type="float" office:value="2.6" calcext:value-type="float">
            <text:p>2.60</text:p>
          </table:table-cell>
          <table:table-cell table:formula="of:=((([.Q135]-[.P135])*[.K135])+IF([.Q135]&gt;[.O135]; [.AF135]; 0))/60" office:value-type="float" office:value="0.35" calcext:value-type="float">
            <text:p>0.35</text:p>
          </table:table-cell>
          <table:table-cell table:formula="of:=((([.R135]-[.P135])*[.K135])+[.AF135])/60" office:value-type="float" office:value="0.566666666666667" calcext:value-type="float">
            <text:p>0.57</text:p>
          </table:table-cell>
          <table:table-cell table:formula="of:=((([.V135]-[.P135])*[.K135])+[.AF135])/60" office:value-type="float" office:value="8.96666666666667" calcext:value-type="float">
            <text:p>8.97</text:p>
          </table:table-cell>
          <table:table-cell table:formula="of:=((([.AE135]-[.P135])*[.K135])+[.AF135])/60" office:value-type="float" office:value="20.8166666666667" calcext:value-type="float">
            <text:p>20.82</text:p>
          </table:table-cell>
          <table:table-cell/>
          <table:table-cell table:formula="of:=(([.AO135]/7.945)-1)*100" office:value-type="float" office:value="12.8592406125446" calcext:value-type="float">
            <text:p>12.86</text:p>
          </table:table-cell>
          <table:table-cell table:formula="of:=(([.AP135]/20.095)-1)*100" office:value-type="float" office:value="3.59127477813719" calcext:value-type="float">
            <text:p>3.59</text:p>
          </table:table-cell>
          <table:table-cell table:formula="of:=([.AM135]*100)/[.AP135]" office:value-type="float" office:value="1.68134507606085" calcext:value-type="float">
            <text:p>1.68</text:p>
          </table:table-cell>
          <table:table-cell table:formula="of:=([.AN135]*100)/[.AP135]" office:value-type="float" office:value="2.72217774219375" calcext:value-type="float">
            <text:p>2.72</text:p>
          </table:table-cell>
          <table:table-cell table:formula="of:=([.AO135]*100)/[.AP135]" office:value-type="float" office:value="43.0744595676541" calcext:value-type="float">
            <text:p>43.0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CF delayed but almost forming normally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1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1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 table:number-columns-repeated="8"/>
          <table:table-cell office:value-type="float" office:value="407" calcext:value-type="float">
            <text:p>407</text:p>
          </table:table-cell>
          <table:table-cell office:value-type="float" office:value="16" calcext:value-type="float">
            <text:p>16</text:p>
          </table:table-cell>
          <table:table-cell table:formula="of:=(([.M136]*[.K136])+[.AF136])/60" office:value-type="float" office:value="26.0166666666667" calcext:value-type="float">
            <text:p>26.02</text:p>
          </table:table-cell>
          <table:table-cell table:formula="of:=(([.L136]-[.P136])*[.K136])/60" office:value-type="float" office:value="-1.1" calcext:value-type="float">
            <text:p>-1.10</text:p>
          </table:table-cell>
          <table:table-cell table:formula="of:=((([.M136]-[.P136])*[.K136])+[.AF136])/60" office:value-type="float" office:value="24.8666666666667" calcext:value-type="float">
            <text:p>24.87</text:p>
          </table:table-cell>
          <table:table-cell table:formula="of:=(([.N136]-[.P136])*[.K136])/60" office:value-type="float" office:value="-1" calcext:value-type="float">
            <text:p>-1.00</text:p>
          </table:table-cell>
          <table:table-cell table:formula="of:=(([.O136]-[.P136])*[.K136])/60" office:value-type="float" office:value="1.6" calcext:value-type="float">
            <text:p>1.60</text:p>
          </table:table-cell>
          <table:table-cell table:formula="of:=[.AK136]-[.AJ136]" office:value-type="float" office:value="2.6" calcext:value-type="float">
            <text:p>2.60</text:p>
          </table:table-cell>
          <table:table-cell table:formula="of:=((([.Q136]-[.P136])*[.K136])+IF([.Q136]&gt;[.O136]; [.AF136]; 0))/60" office:value-type="float" office:value="0" calcext:value-type="float">
            <text:p>0.00</text:p>
          </table:table-cell>
          <table:table-cell table:formula="of:=((([.R136]-[.P136])*[.K136])+[.AF136])/60" office:value-type="float" office:value="0.466666666666667" calcext:value-type="float">
            <text:p>0.47</text:p>
          </table:table-cell>
          <table:table-cell table:formula="of:=((([.V136]-[.P136])*[.K136])+[.AF136])/60" office:value-type="float" office:value="7.76666666666667" calcext:value-type="float">
            <text:p>7.77</text:p>
          </table:table-cell>
          <table:table-cell table:formula="of:=((([.AE136]-[.P136])*[.K136])+[.AF136])/60" office:value-type="float" office:value="19.4666666666667" calcext:value-type="float">
            <text:p>19.47</text:p>
          </table:table-cell>
          <table:table-cell/>
          <table:table-cell table:formula="of:=(([.AO136]/7.945)-1)*100" office:value-type="float" office:value="-2.24459827984053" calcext:value-type="float">
            <text:p>-2.24</text:p>
          </table:table-cell>
          <table:table-cell table:formula="of:=(([.AP136]/20.095)-1)*100" office:value-type="float" office:value="-3.12681429874762" calcext:value-type="float">
            <text:p>-3.13</text:p>
          </table:table-cell>
          <table:table-cell table:formula="of:=([.AM136]*100)/[.AP136]" office:value-type="float" office:value="0" calcext:value-type="float">
            <text:p>0.00</text:p>
          </table:table-cell>
          <table:table-cell table:formula="of:=([.AN136]*100)/[.AP136]" office:value-type="float" office:value="2.3972602739726" calcext:value-type="float">
            <text:p>2.40</text:p>
          </table:table-cell>
          <table:table-cell table:formula="of:=([.AO136]*100)/[.AP136]" office:value-type="float" office:value="39.8972602739725" calcext:value-type="float">
            <text:p>39.9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2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2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  <table:table-cell table:formula="of:=(([.M137]*[.K137])+[.AF137])/60" office:value-type="float" office:value="26.0166666666667" calcext:value-type="float">
            <text:p>26.02</text:p>
          </table:table-cell>
          <table:table-cell table:formula="of:=(([.L137]-[.P137])*[.K137])/60" office:value-type="float" office:value="-1.1" calcext:value-type="float">
            <text:p>-1.10</text:p>
          </table:table-cell>
          <table:table-cell table:formula="of:=((([.M137]-[.P137])*[.K137])+[.AF137])/60" office:value-type="float" office:value="24.8666666666667" calcext:value-type="float">
            <text:p>24.87</text:p>
          </table:table-cell>
          <table:table-cell table:formula="of:=(([.N137]-[.P137])*[.K137])/60" office:value-type="float" office:value="-1" calcext:value-type="float">
            <text:p>-1.00</text:p>
          </table:table-cell>
          <table:table-cell table:formula="of:=(([.O137]-[.P137])*[.K137])/60" office:value-type="float" office:value="1.6" calcext:value-type="float">
            <text:p>1.60</text:p>
          </table:table-cell>
          <table:table-cell table:formula="of:=[.AK137]-[.AJ137]" office:value-type="float" office:value="2.6" calcext:value-type="float">
            <text:p>2.60</text:p>
          </table:table-cell>
          <table:table-cell table:formula="of:=((([.Q137]-[.P137])*[.K137])+IF([.Q137]&gt;[.O137]; [.AF137]; 0))/60" office:value-type="float" office:value="0.75" calcext:value-type="float">
            <text:p>0.75</text:p>
          </table:table-cell>
          <table:table-cell table:formula="of:=((([.R137]-[.P137])*[.K137])+[.AF137])/60" office:value-type="float" office:value="0.566666666666667" calcext:value-type="float">
            <text:p>0.57</text:p>
          </table:table-cell>
          <table:table-cell table:formula="of:=((([.V137]-[.P137])*[.K137])+[.AF137])/60" office:value-type="float" office:value="8.71666666666667" calcext:value-type="float">
            <text:p>8.72</text:p>
          </table:table-cell>
          <table:table-cell table:formula="of:=((([.AE137]-[.P137])*[.K137])+[.AF137])/60" office:value-type="float" office:value="20.9666666666667" calcext:value-type="float">
            <text:p>20.97</text:p>
          </table:table-cell>
          <table:table-cell/>
          <table:table-cell table:formula="of:=(([.AO137]/7.945)-1)*100" office:value-type="float" office:value="9.71260750996439" calcext:value-type="float">
            <text:p>9.71</text:p>
          </table:table-cell>
          <table:table-cell table:formula="of:=(([.AP137]/20.095)-1)*100" office:value-type="float" office:value="4.33772912001327" calcext:value-type="float">
            <text:p>4.34</text:p>
          </table:table-cell>
          <table:table-cell table:formula="of:=([.AM137]*100)/[.AP137]" office:value-type="float" office:value="3.57710651828298" calcext:value-type="float">
            <text:p>3.58</text:p>
          </table:table-cell>
          <table:table-cell table:formula="of:=([.AN137]*100)/[.AP137]" office:value-type="float" office:value="2.7027027027027" calcext:value-type="float">
            <text:p>2.70</text:p>
          </table:table-cell>
          <table:table-cell table:formula="of:=([.AO137]*100)/[.AP137]" office:value-type="float" office:value="41.5739268680445" calcext:value-type="float">
            <text:p>41.57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3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96" calcext:value-type="float">
            <text:p>196</text:p>
          </table:table-cell>
          <table:table-cell table:number-columns-repeated="8"/>
          <table:table-cell office:value-type="float" office:value="451" calcext:value-type="float">
            <text:p>451</text:p>
          </table:table-cell>
          <table:table-cell office:value-type="float" office:value="16" calcext:value-type="float">
            <text:p>16</text:p>
          </table:table-cell>
          <table:table-cell table:formula="of:=(([.M138]*[.K138])+[.AF138])/60" office:value-type="float" office:value="26.0166666666667" calcext:value-type="float">
            <text:p>26.02</text:p>
          </table:table-cell>
          <table:table-cell table:formula="of:=(([.L138]-[.P138])*[.K138])/60" office:value-type="float" office:value="-1.55" calcext:value-type="float">
            <text:p>-1.55</text:p>
          </table:table-cell>
          <table:table-cell table:formula="of:=((([.M138]-[.P138])*[.K138])+[.AF138])/60" office:value-type="float" office:value="24.4166666666667" calcext:value-type="float">
            <text:p>24.42</text:p>
          </table:table-cell>
          <table:table-cell table:formula="of:=(([.N138]-[.P138])*[.K138])/60" office:value-type="float" office:value="-1.45" calcext:value-type="float">
            <text:p>-1.45</text:p>
          </table:table-cell>
          <table:table-cell table:formula="of:=(([.O138]-[.P138])*[.K138])/60" office:value-type="float" office:value="1.15" calcext:value-type="float">
            <text:p>1.15</text:p>
          </table:table-cell>
          <table:table-cell table:formula="of:=[.AK138]-[.AJ138]" office:value-type="float" office:value="2.6" calcext:value-type="float">
            <text:p>2.60</text:p>
          </table:table-cell>
          <table:table-cell table:formula="of:=((([.Q138]-[.P138])*[.K138])+IF([.Q138]&gt;[.O138]; [.AF138]; 0))/60" office:value-type="float" office:value="0.85" calcext:value-type="float">
            <text:p>0.85</text:p>
          </table:table-cell>
          <table:table-cell table:formula="of:=((([.R138]-[.P138])*[.K138])+[.AF138])/60" office:value-type="float" office:value="0.666666666666667" calcext:value-type="float">
            <text:p>0.67</text:p>
          </table:table-cell>
          <table:table-cell table:formula="of:=((([.V138]-[.P138])*[.K138])+[.AF138])/60" office:value-type="float" office:value="8.46666666666667" calcext:value-type="float">
            <text:p>8.47</text:p>
          </table:table-cell>
          <table:table-cell table:formula="of:=((([.AE138]-[.P138])*[.K138])+[.AF138])/60" office:value-type="float" office:value="21.2166666666667" calcext:value-type="float">
            <text:p>21.22</text:p>
          </table:table-cell>
          <table:table-cell/>
          <table:table-cell table:formula="of:=(([.AO138]/7.945)-1)*100" office:value-type="float" office:value="6.56597440738413" calcext:value-type="float">
            <text:p>6.57</text:p>
          </table:table-cell>
          <table:table-cell table:formula="of:=(([.AP138]/20.095)-1)*100" office:value-type="float" office:value="5.58181968980676" calcext:value-type="float">
            <text:p>5.58</text:p>
          </table:table-cell>
          <table:table-cell table:formula="of:=([.AM138]*100)/[.AP138]" office:value-type="float" office:value="4.0062843676355" calcext:value-type="float">
            <text:p>4.01</text:p>
          </table:table-cell>
          <table:table-cell table:formula="of:=([.AN138]*100)/[.AP138]" office:value-type="float" office:value="3.14218381775333" calcext:value-type="float">
            <text:p>3.14</text:p>
          </table:table-cell>
          <table:table-cell table:formula="of:=([.AO138]*100)/[.AP138]" office:value-type="float" office:value="39.9057344854674" calcext:value-type="float">
            <text:p>39.91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4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73" calcext:value-type="float">
            <text:p>173</text:p>
          </table:table-cell>
          <table:table-cell table:number-columns-repeated="8"/>
          <table:table-cell office:value-type="float" office:value="405" calcext:value-type="float">
            <text:p>405</text:p>
          </table:table-cell>
          <table:table-cell office:value-type="float" office:value="16" calcext:value-type="float">
            <text:p>16</text:p>
          </table:table-cell>
          <table:table-cell table:formula="of:=(([.M139]*[.K139])+[.AF139])/60" office:value-type="float" office:value="26.0166666666667" calcext:value-type="float">
            <text:p>26.02</text:p>
          </table:table-cell>
          <table:table-cell table:formula="of:=(([.L139]-[.P139])*[.K139])/60" office:value-type="float" office:value="-0.8" calcext:value-type="float">
            <text:p>-0.80</text:p>
          </table:table-cell>
          <table:table-cell table:formula="of:=((([.M139]-[.P139])*[.K139])+[.AF139])/60" office:value-type="float" office:value="25.1666666666667" calcext:value-type="float">
            <text:p>25.17</text:p>
          </table:table-cell>
          <table:table-cell table:formula="of:=(([.N139]-[.P139])*[.K139])/60" office:value-type="float" office:value="-0.7" calcext:value-type="float">
            <text:p>-0.70</text:p>
          </table:table-cell>
          <table:table-cell table:formula="of:=(([.O139]-[.P139])*[.K139])/60" office:value-type="float" office:value="1.9" calcext:value-type="float">
            <text:p>1.90</text:p>
          </table:table-cell>
          <table:table-cell table:formula="of:=[.AK139]-[.AJ139]" office:value-type="float" office:value="2.6" calcext:value-type="float">
            <text:p>2.60</text:p>
          </table:table-cell>
          <table:table-cell table:formula="of:=((([.Q139]-[.P139])*[.K139])+IF([.Q139]&gt;[.O139]; [.AF139]; 0))/60" office:value-type="float" office:value="0.05" calcext:value-type="float">
            <text:p>0.05</text:p>
          </table:table-cell>
          <table:table-cell table:formula="of:=((([.R139]-[.P139])*[.K139])+[.AF139])/60" office:value-type="float" office:value="0.616666666666667" calcext:value-type="float">
            <text:p>0.62</text:p>
          </table:table-cell>
          <table:table-cell table:formula="of:=((([.V139]-[.P139])*[.K139])+[.AF139])/60" office:value-type="float" office:value="8.06666666666667" calcext:value-type="float">
            <text:p>8.07</text:p>
          </table:table-cell>
          <table:table-cell table:formula="of:=((([.AE139]-[.P139])*[.K139])+[.AF139])/60" office:value-type="float" office:value="19.6666666666667" calcext:value-type="float">
            <text:p>19.67</text:p>
          </table:table-cell>
          <table:table-cell/>
          <table:table-cell table:formula="of:=(([.AO139]/7.945)-1)*100" office:value-type="float" office:value="1.53136144325576" calcext:value-type="float">
            <text:p>1.53</text:p>
          </table:table-cell>
          <table:table-cell table:formula="of:=(([.AP139]/20.095)-1)*100" office:value-type="float" office:value="-2.13154184291282" calcext:value-type="float">
            <text:p>-2.13</text:p>
          </table:table-cell>
          <table:table-cell table:formula="of:=([.AM139]*100)/[.AP139]" office:value-type="float" office:value="0.254237288135593" calcext:value-type="float">
            <text:p>0.25</text:p>
          </table:table-cell>
          <table:table-cell table:formula="of:=([.AN139]*100)/[.AP139]" office:value-type="float" office:value="3.13559322033898" calcext:value-type="float">
            <text:p>3.14</text:p>
          </table:table-cell>
          <table:table-cell table:formula="of:=([.AO139]*100)/[.AP139]" office:value-type="float" office:value="41.0169491525423" calcext:value-type="float">
            <text:p>41.02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5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5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table:number-columns-repeated="2" office:value-type="float" office:value="192" calcext:value-type="float">
            <text:p>192</text:p>
          </table:table-cell>
          <table:table-cell table:number-columns-repeated="8"/>
          <table:table-cell office:value-type="float" office:value="442" calcext:value-type="float">
            <text:p>442</text:p>
          </table:table-cell>
          <table:table-cell office:value-type="float" office:value="16" calcext:value-type="float">
            <text:p>16</text:p>
          </table:table-cell>
          <table:table-cell table:formula="of:=(([.M140]*[.K140])+[.AF140])/60" office:value-type="float" office:value="26.0166666666667" calcext:value-type="float">
            <text:p>26.02</text:p>
          </table:table-cell>
          <table:table-cell table:formula="of:=(([.L140]-[.P140])*[.K140])/60" office:value-type="float" office:value="-1.75" calcext:value-type="float">
            <text:p>-1.75</text:p>
          </table:table-cell>
          <table:table-cell table:formula="of:=((([.M140]-[.P140])*[.K140])+[.AF140])/60" office:value-type="float" office:value="24.2166666666667" calcext:value-type="float">
            <text:p>24.22</text:p>
          </table:table-cell>
          <table:table-cell table:formula="of:=(([.N140]-[.P140])*[.K140])/60" office:value-type="float" office:value="-1.65" calcext:value-type="float">
            <text:p>-1.65</text:p>
          </table:table-cell>
          <table:table-cell table:formula="of:=(([.O140]-[.P140])*[.K140])/60" office:value-type="float" office:value="0.95" calcext:value-type="float">
            <text:p>0.95</text:p>
          </table:table-cell>
          <table:table-cell table:formula="of:=[.AK140]-[.AJ140]" office:value-type="float" office:value="2.6" calcext:value-type="float">
            <text:p>2.60</text:p>
          </table:table-cell>
          <table:table-cell table:formula="of:=((([.Q140]-[.P140])*[.K140])+IF([.Q140]&gt;[.O140]; [.AF140]; 0))/60" office:value-type="float" office:value="1.26666666666667" calcext:value-type="float">
            <text:p>1.27</text:p>
          </table:table-cell>
          <table:table-cell table:formula="of:=((([.R140]-[.P140])*[.K140])+[.AF140])/60" office:value-type="float" office:value="0.566666666666667" calcext:value-type="float">
            <text:p>0.57</text:p>
          </table:table-cell>
          <table:table-cell table:formula="of:=((([.V140]-[.P140])*[.K140])+[.AF140])/60" office:value-type="float" office:value="8.06666666666667" calcext:value-type="float">
            <text:p>8.07</text:p>
          </table:table-cell>
          <table:table-cell table:formula="of:=((([.AE140]-[.P140])*[.K140])+[.AF140])/60" office:value-type="float" office:value="20.5666666666667" calcext:value-type="float">
            <text:p>20.57</text:p>
          </table:table-cell>
          <table:table-cell/>
          <table:table-cell table:formula="of:=(([.AO140]/7.945)-1)*100" office:value-type="float" office:value="1.53136144325576" calcext:value-type="float">
            <text:p>1.53</text:p>
          </table:table-cell>
          <table:table-cell table:formula="of:=(([.AP140]/20.095)-1)*100" office:value-type="float" office:value="2.3471842083437" calcext:value-type="float">
            <text:p>2.35</text:p>
          </table:table-cell>
          <table:table-cell table:formula="of:=([.AM140]*100)/[.AP140]" office:value-type="float" office:value="6.15883306320907" calcext:value-type="float">
            <text:p>6.16</text:p>
          </table:table-cell>
          <table:table-cell table:formula="of:=([.AN140]*100)/[.AP140]" office:value-type="float" office:value="2.75526742301458" calcext:value-type="float">
            <text:p>2.76</text:p>
          </table:table-cell>
          <table:table-cell table:formula="of:=([.AO140]*100)/[.AP140]" office:value-type="float" office:value="39.2220421393841" calcext:value-type="float">
            <text:p>39.22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 office:value-type="string" calcext:value-type="string">
            <text:p>Folding frame was estimated.</text:p>
          </table:table-cell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6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6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62" calcext:value-type="float">
            <text:p>162</text:p>
          </table:table-cell>
          <table:table-cell table:number-columns-repeated="8"/>
          <table:table-cell office:value-type="float" office:value="409" calcext:value-type="float">
            <text:p>409</text:p>
          </table:table-cell>
          <table:table-cell office:value-type="float" office:value="16" calcext:value-type="float">
            <text:p>16</text:p>
          </table:table-cell>
          <table:table-cell table:formula="of:=(([.M141]*[.K141])+[.AF141])/60" office:value-type="float" office:value="26.0166666666667" calcext:value-type="float">
            <text:p>26.02</text:p>
          </table:table-cell>
          <table:table-cell table:formula="of:=(([.L141]-[.P141])*[.K141])/60" office:value-type="float" office:value="-0.3" calcext:value-type="float">
            <text:p>-0.30</text:p>
          </table:table-cell>
          <table:table-cell table:formula="of:=((([.M141]-[.P141])*[.K141])+[.AF141])/60" office:value-type="float" office:value="25.6666666666667" calcext:value-type="float">
            <text:p>25.67</text:p>
          </table:table-cell>
          <table:table-cell table:formula="of:=(([.N141]-[.P141])*[.K141])/60" office:value-type="float" office:value="-0.2" calcext:value-type="float">
            <text:p>-0.20</text:p>
          </table:table-cell>
          <table:table-cell table:formula="of:=(([.O141]-[.P141])*[.K141])/60" office:value-type="float" office:value="2.4" calcext:value-type="float">
            <text:p>2.40</text:p>
          </table:table-cell>
          <table:table-cell table:formula="of:=[.AK141]-[.AJ141]" office:value-type="float" office:value="2.6" calcext:value-type="float">
            <text:p>2.60</text:p>
          </table:table-cell>
          <table:table-cell table:formula="of:=((([.Q141]-[.P141])*[.K141])+IF([.Q141]&gt;[.O141]; [.AF141]; 0))/60" office:value-type="float" office:value="0.1" calcext:value-type="float">
            <text:p>0.10</text:p>
          </table:table-cell>
          <table:table-cell table:formula="of:=((([.R141]-[.P141])*[.K141])+[.AF141])/60" office:value-type="float" office:value="0.616666666666667" calcext:value-type="float">
            <text:p>0.62</text:p>
          </table:table-cell>
          <table:table-cell table:formula="of:=((([.V141]-[.P141])*[.K141])+[.AF141])/60" office:value-type="float" office:value="8.01666666666667" calcext:value-type="float">
            <text:p>8.02</text:p>
          </table:table-cell>
          <table:table-cell table:formula="of:=((([.AE141]-[.P141])*[.K141])+[.AF141])/60" office:value-type="float" office:value="20.3666666666667" calcext:value-type="float">
            <text:p>20.37</text:p>
          </table:table-cell>
          <table:table-cell/>
          <table:table-cell table:formula="of:=(([.AO141]/7.945)-1)*100" office:value-type="float" office:value="0.902034822739695" calcext:value-type="float">
            <text:p>0.90</text:p>
          </table:table-cell>
          <table:table-cell table:formula="of:=(([.AP141]/20.095)-1)*100" office:value-type="float" office:value="1.35191175250893" calcext:value-type="float">
            <text:p>1.35</text:p>
          </table:table-cell>
          <table:table-cell table:formula="of:=([.AM141]*100)/[.AP141]" office:value-type="float" office:value="0.490998363338788" calcext:value-type="float">
            <text:p>0.49</text:p>
          </table:table-cell>
          <table:table-cell table:formula="of:=([.AN141]*100)/[.AP141]" office:value-type="float" office:value="3.02782324058919" calcext:value-type="float">
            <text:p>3.03</text:p>
          </table:table-cell>
          <table:table-cell table:formula="of:=([.AO141]*100)/[.AP141]" office:value-type="float" office:value="39.3617021276595" calcext:value-type="float">
            <text:p>39.36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7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7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8"/>
          <table:table-cell office:value-type="float" office:value="429" calcext:value-type="float">
            <text:p>429</text:p>
          </table:table-cell>
          <table:table-cell office:value-type="float" office:value="16" calcext:value-type="float">
            <text:p>16</text:p>
          </table:table-cell>
          <table:table-cell table:formula="of:=(([.M142]*[.K142])+[.AF142])/60" office:value-type="float" office:value="26.0166666666667" calcext:value-type="float">
            <text:p>26.02</text:p>
          </table:table-cell>
          <table:table-cell table:formula="of:=(([.L142]-[.P142])*[.K142])/60" office:value-type="float" office:value="-1.3" calcext:value-type="float">
            <text:p>-1.30</text:p>
          </table:table-cell>
          <table:table-cell table:formula="of:=((([.M142]-[.P142])*[.K142])+[.AF142])/60" office:value-type="float" office:value="24.6666666666667" calcext:value-type="float">
            <text:p>24.67</text:p>
          </table:table-cell>
          <table:table-cell table:formula="of:=(([.N142]-[.P142])*[.K142])/60" office:value-type="float" office:value="-1.2" calcext:value-type="float">
            <text:p>-1.20</text:p>
          </table:table-cell>
          <table:table-cell table:formula="of:=(([.O142]-[.P142])*[.K142])/60" office:value-type="float" office:value="1.4" calcext:value-type="float">
            <text:p>1.40</text:p>
          </table:table-cell>
          <table:table-cell table:formula="of:=[.AK142]-[.AJ142]" office:value-type="float" office:value="2.6" calcext:value-type="float">
            <text:p>2.60</text:p>
          </table:table-cell>
          <table:table-cell table:formula="of:=((([.Q142]-[.P142])*[.K142])+IF([.Q142]&gt;[.O142]; [.AF142]; 0))/60" office:value-type="float" office:value="0.6" calcext:value-type="float">
            <text:p>0.60</text:p>
          </table:table-cell>
          <table:table-cell table:formula="of:=((([.R142]-[.P142])*[.K142])+[.AF142])/60" office:value-type="float" office:value="0.516666666666667" calcext:value-type="float">
            <text:p>0.52</text:p>
          </table:table-cell>
          <table:table-cell table:formula="of:=((([.V142]-[.P142])*[.K142])+[.AF142])/60" office:value-type="float" office:value="8.41666666666667" calcext:value-type="float">
            <text:p>8.42</text:p>
          </table:table-cell>
          <table:table-cell table:formula="of:=((([.AE142]-[.P142])*[.K142])+[.AF142])/60" office:value-type="float" office:value="20.3666666666667" calcext:value-type="float">
            <text:p>20.37</text:p>
          </table:table-cell>
          <table:table-cell/>
          <table:table-cell table:formula="of:=(([.AO142]/7.945)-1)*100" office:value-type="float" office:value="5.93664778686809" calcext:value-type="float">
            <text:p>5.94</text:p>
          </table:table-cell>
          <table:table-cell table:formula="of:=(([.AP142]/20.095)-1)*100" office:value-type="float" office:value="1.35191175250893" calcext:value-type="float">
            <text:p>1.35</text:p>
          </table:table-cell>
          <table:table-cell table:formula="of:=([.AM142]*100)/[.AP142]" office:value-type="float" office:value="2.94599018003273" calcext:value-type="float">
            <text:p>2.95</text:p>
          </table:table-cell>
          <table:table-cell table:formula="of:=([.AN142]*100)/[.AP142]" office:value-type="float" office:value="2.53682487725041" calcext:value-type="float">
            <text:p>2.54</text:p>
          </table:table-cell>
          <table:table-cell table:formula="of:=([.AO142]*100)/[.AP142]" office:value-type="float" office:value="41.3256955810147" calcext:value-type="float">
            <text:p>41.33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8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8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table:number-columns-repeated="2" office:value-type="float" office:value="185" calcext:value-type="float">
            <text:p>185</text:p>
          </table:table-cell>
          <table:table-cell table:number-columns-repeated="8"/>
          <table:table-cell office:value-type="float" office:value="413" calcext:value-type="float">
            <text:p>413</text:p>
          </table:table-cell>
          <table:table-cell office:value-type="float" office:value="16" calcext:value-type="float">
            <text:p>16</text:p>
          </table:table-cell>
          <table:table-cell table:formula="of:=(([.M143]*[.K143])+[.AF143])/60" office:value-type="float" office:value="26.0166666666667" calcext:value-type="float">
            <text:p>26.02</text:p>
          </table:table-cell>
          <table:table-cell table:formula="of:=(([.L143]-[.P143])*[.K143])/60" office:value-type="float" office:value="-1.5" calcext:value-type="float">
            <text:p>-1.50</text:p>
          </table:table-cell>
          <table:table-cell table:formula="of:=((([.M143]-[.P143])*[.K143])+[.AF143])/60" office:value-type="float" office:value="24.4666666666667" calcext:value-type="float">
            <text:p>24.47</text:p>
          </table:table-cell>
          <table:table-cell table:formula="of:=(([.N143]-[.P143])*[.K143])/60" office:value-type="float" office:value="-1.4" calcext:value-type="float">
            <text:p>-1.40</text:p>
          </table:table-cell>
          <table:table-cell table:formula="of:=(([.O143]-[.P143])*[.K143])/60" office:value-type="float" office:value="1.2" calcext:value-type="float">
            <text:p>1.20</text:p>
          </table:table-cell>
          <table:table-cell table:formula="of:=[.AK143]-[.AJ143]" office:value-type="float" office:value="2.6" calcext:value-type="float">
            <text:p>2.60</text:p>
          </table:table-cell>
          <table:table-cell table:formula="of:=((([.Q143]-[.P143])*[.K143])+IF([.Q143]&gt;[.O143]; [.AF143]; 0))/60" office:value-type="float" office:value="0.05" calcext:value-type="float">
            <text:p>0.05</text:p>
          </table:table-cell>
          <table:table-cell table:formula="of:=((([.R143]-[.P143])*[.K143])+[.AF143])/60" office:value-type="float" office:value="0.566666666666667" calcext:value-type="float">
            <text:p>0.57</text:p>
          </table:table-cell>
          <table:table-cell table:formula="of:=((([.V143]-[.P143])*[.K143])+[.AF143])/60" office:value-type="float" office:value="7.96666666666667" calcext:value-type="float">
            <text:p>7.97</text:p>
          </table:table-cell>
          <table:table-cell table:formula="of:=((([.AE143]-[.P143])*[.K143])+[.AF143])/60" office:value-type="float" office:value="19.3666666666667" calcext:value-type="float">
            <text:p>19.37</text:p>
          </table:table-cell>
          <table:table-cell/>
          <table:table-cell table:formula="of:=(([.AO143]/7.945)-1)*100" office:value-type="float" office:value="0.27270820222367" calcext:value-type="float">
            <text:p>0.27</text:p>
          </table:table-cell>
          <table:table-cell table:formula="of:=(([.AP143]/20.095)-1)*100" office:value-type="float" office:value="-3.624450526665" calcext:value-type="float">
            <text:p>-3.62</text:p>
          </table:table-cell>
          <table:table-cell table:formula="of:=([.AM143]*100)/[.AP143]" office:value-type="float" office:value="0.258175559380378" calcext:value-type="float">
            <text:p>0.26</text:p>
          </table:table-cell>
          <table:table-cell table:formula="of:=([.AN143]*100)/[.AP143]" office:value-type="float" office:value="2.92598967297762" calcext:value-type="float">
            <text:p>2.93</text:p>
          </table:table-cell>
          <table:table-cell table:formula="of:=([.AO143]*100)/[.AP143]" office:value-type="float" office:value="41.1359724612736" calcext:value-type="float">
            <text:p>41.14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19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19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229" calcext:value-type="float">
            <text:p>229</text:p>
          </table:table-cell>
          <table:table-cell table:number-columns-repeated="8"/>
          <table:table-cell office:value-type="float" office:value="431" calcext:value-type="float">
            <text:p>431</text:p>
          </table:table-cell>
          <table:table-cell office:value-type="float" office:value="16" calcext:value-type="float">
            <text:p>16</text:p>
          </table:table-cell>
          <table:table-cell table:formula="of:=(([.M144]*[.K144])+[.AF144])/60" office:value-type="float" office:value="26.0166666666667" calcext:value-type="float">
            <text:p>26.02</text:p>
          </table:table-cell>
          <table:table-cell table:formula="of:=(([.L144]-[.P144])*[.K144])/60" office:value-type="float" office:value="-1.3" calcext:value-type="float">
            <text:p>-1.30</text:p>
          </table:table-cell>
          <table:table-cell table:formula="of:=((([.M144]-[.P144])*[.K144])+[.AF144])/60" office:value-type="float" office:value="24.6666666666667" calcext:value-type="float">
            <text:p>24.67</text:p>
          </table:table-cell>
          <table:table-cell table:formula="of:=(([.N144]-[.P144])*[.K144])/60" office:value-type="float" office:value="-1.2" calcext:value-type="float">
            <text:p>-1.20</text:p>
          </table:table-cell>
          <table:table-cell table:formula="of:=(([.O144]-[.P144])*[.K144])/60" office:value-type="float" office:value="1.4" calcext:value-type="float">
            <text:p>1.40</text:p>
          </table:table-cell>
          <table:table-cell table:formula="of:=[.AK144]-[.AJ144]" office:value-type="float" office:value="2.6" calcext:value-type="float">
            <text:p>2.60</text:p>
          </table:table-cell>
          <table:table-cell table:formula="of:=((([.Q144]-[.P144])*[.K144])+IF([.Q144]&gt;[.O144]; [.AF144]; 0))/60" office:value-type="float" office:value="0.75" calcext:value-type="float">
            <text:p>0.75</text:p>
          </table:table-cell>
          <table:table-cell table:formula="of:=((([.R144]-[.P144])*[.K144])+[.AF144])/60" office:value-type="float" office:value="0.566666666666667" calcext:value-type="float">
            <text:p>0.57</text:p>
          </table:table-cell>
          <table:table-cell table:formula="of:=((([.V144]-[.P144])*[.K144])+[.AF144])/60" office:value-type="float" office:value="10.3666666666667" calcext:value-type="float">
            <text:p>10.37</text:p>
          </table:table-cell>
          <table:table-cell table:formula="of:=((([.AE144]-[.P144])*[.K144])+[.AF144])/60" office:value-type="float" office:value="20.4666666666667" calcext:value-type="float">
            <text:p>20.47</text:p>
          </table:table-cell>
          <table:table-cell/>
          <table:table-cell table:formula="of:=(([.AO144]/7.945)-1)*100" office:value-type="float" office:value="30.4803859869939" calcext:value-type="float">
            <text:p>30.48</text:p>
          </table:table-cell>
          <table:table-cell table:formula="of:=(([.AP144]/20.095)-1)*100" office:value-type="float" office:value="1.84954798042631" calcext:value-type="float">
            <text:p>1.85</text:p>
          </table:table-cell>
          <table:table-cell table:formula="of:=([.AM144]*100)/[.AP144]" office:value-type="float" office:value="3.66449511400651" calcext:value-type="float">
            <text:p>3.66</text:p>
          </table:table-cell>
          <table:table-cell table:formula="of:=([.AN144]*100)/[.AP144]" office:value-type="float" office:value="2.76872964169381" calcext:value-type="float">
            <text:p>2.77</text:p>
          </table:table-cell>
          <table:table-cell table:formula="of:=([.AO144]*100)/[.AP144]" office:value-type="float" office:value="50.6514657980457" calcext:value-type="float">
            <text:p>50.65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0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20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183" calcext:value-type="float">
            <text:p>183</text:p>
          </table:table-cell>
          <table:table-cell table:number-columns-repeated="8"/>
          <table:table-cell office:value-type="float" office:value="472" calcext:value-type="float">
            <text:p>472</text:p>
          </table:table-cell>
          <table:table-cell office:value-type="float" office:value="16" calcext:value-type="float">
            <text:p>16</text:p>
          </table:table-cell>
          <table:table-cell table:formula="of:=(([.M145]*[.K145])+[.AF145])/60" office:value-type="float" office:value="26.0166666666667" calcext:value-type="float">
            <text:p>26.02</text:p>
          </table:table-cell>
          <table:table-cell table:formula="of:=(([.L145]-[.P145])*[.K145])/60" office:value-type="float" office:value="-1.25" calcext:value-type="float">
            <text:p>-1.25</text:p>
          </table:table-cell>
          <table:table-cell table:formula="of:=((([.M145]-[.P145])*[.K145])+[.AF145])/60" office:value-type="float" office:value="24.7166666666667" calcext:value-type="float">
            <text:p>24.72</text:p>
          </table:table-cell>
          <table:table-cell table:formula="of:=(([.N145]-[.P145])*[.K145])/60" office:value-type="float" office:value="-1.15" calcext:value-type="float">
            <text:p>-1.15</text:p>
          </table:table-cell>
          <table:table-cell table:formula="of:=(([.O145]-[.P145])*[.K145])/60" office:value-type="float" office:value="1.45" calcext:value-type="float">
            <text:p>1.45</text:p>
          </table:table-cell>
          <table:table-cell table:formula="of:=[.AK145]-[.AJ145]" office:value-type="float" office:value="2.6" calcext:value-type="float">
            <text:p>2.60</text:p>
          </table:table-cell>
          <table:table-cell table:formula="of:=((([.Q145]-[.P145])*[.K145])+IF([.Q145]&gt;[.O145]; [.AF145]; 0))/60" office:value-type="float" office:value="0.45" calcext:value-type="float">
            <text:p>0.45</text:p>
          </table:table-cell>
          <table:table-cell table:formula="of:=((([.R145]-[.P145])*[.K145])+[.AF145])/60" office:value-type="float" office:value="0.616666666666667" calcext:value-type="float">
            <text:p>0.62</text:p>
          </table:table-cell>
          <table:table-cell table:formula="of:=((([.V145]-[.P145])*[.K145])+[.AF145])/60" office:value-type="float" office:value="8.11666666666667" calcext:value-type="float">
            <text:p>8.12</text:p>
          </table:table-cell>
          <table:table-cell table:formula="of:=((([.AE145]-[.P145])*[.K145])+[.AF145])/60" office:value-type="float" office:value="22.5666666666667" calcext:value-type="float">
            <text:p>22.57</text:p>
          </table:table-cell>
          <table:table-cell/>
          <table:table-cell table:formula="of:=(([.AO145]/7.945)-1)*100" office:value-type="float" office:value="2.16068806377181" calcext:value-type="float">
            <text:p>2.16</text:p>
          </table:table-cell>
          <table:table-cell table:formula="of:=(([.AP145]/20.095)-1)*100" office:value-type="float" office:value="12.2999087666916" calcext:value-type="float">
            <text:p>12.30</text:p>
          </table:table-cell>
          <table:table-cell table:formula="of:=([.AM145]*100)/[.AP145]" office:value-type="float" office:value="1.99409158050221" calcext:value-type="float">
            <text:p>1.99</text:p>
          </table:table-cell>
          <table:table-cell table:formula="of:=([.AN145]*100)/[.AP145]" office:value-type="float" office:value="2.73264401772525" calcext:value-type="float">
            <text:p>2.73</text:p>
          </table:table-cell>
          <table:table-cell table:formula="of:=([.AO145]*100)/[.AP145]" office:value-type="float" office:value="35.9675036927621" calcext:value-type="float">
            <text:p>35.97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1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21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number-columns-repeated="2" office:value-type="float" office:value="190" calcext:value-type="float">
            <text:p>190</text:p>
          </table:table-cell>
          <table:table-cell table:number-columns-repeated="8"/>
          <table:table-cell office:value-type="float" office:value="437" calcext:value-type="float">
            <text:p>437</text:p>
          </table:table-cell>
          <table:table-cell office:value-type="float" office:value="16" calcext:value-type="float">
            <text:p>16</text:p>
          </table:table-cell>
          <table:table-cell table:formula="of:=(([.M146]*[.K146])+[.AF146])/60" office:value-type="float" office:value="26.0166666666667" calcext:value-type="float">
            <text:p>26.02</text:p>
          </table:table-cell>
          <table:table-cell table:formula="of:=(([.L146]-[.P146])*[.K146])/60" office:value-type="float" office:value="-1.6" calcext:value-type="float">
            <text:p>-1.60</text:p>
          </table:table-cell>
          <table:table-cell table:formula="of:=((([.M146]-[.P146])*[.K146])+[.AF146])/60" office:value-type="float" office:value="24.3666666666667" calcext:value-type="float">
            <text:p>24.37</text:p>
          </table:table-cell>
          <table:table-cell table:formula="of:=(([.N146]-[.P146])*[.K146])/60" office:value-type="float" office:value="-1.5" calcext:value-type="float">
            <text:p>-1.50</text:p>
          </table:table-cell>
          <table:table-cell table:formula="of:=(([.O146]-[.P146])*[.K146])/60" office:value-type="float" office:value="1.1" calcext:value-type="float">
            <text:p>1.10</text:p>
          </table:table-cell>
          <table:table-cell table:formula="of:=[.AK146]-[.AJ146]" office:value-type="float" office:value="2.6" calcext:value-type="float">
            <text:p>2.60</text:p>
          </table:table-cell>
          <table:table-cell table:formula="of:=((([.Q146]-[.P146])*[.K146])+IF([.Q146]&gt;[.O146]; [.AF146]; 0))/60" office:value-type="float" office:value="0.8" calcext:value-type="float">
            <text:p>0.80</text:p>
          </table:table-cell>
          <table:table-cell table:formula="of:=((([.R146]-[.P146])*[.K146])+[.AF146])/60" office:value-type="float" office:value="0.616666666666667" calcext:value-type="float">
            <text:p>0.62</text:p>
          </table:table-cell>
          <table:table-cell table:formula="of:=((([.V146]-[.P146])*[.K146])+[.AF146])/60" office:value-type="float" office:value="8.11666666666667" calcext:value-type="float">
            <text:p>8.12</text:p>
          </table:table-cell>
          <table:table-cell table:formula="of:=((([.AE146]-[.P146])*[.K146])+[.AF146])/60" office:value-type="float" office:value="20.4666666666667" calcext:value-type="float">
            <text:p>20.47</text:p>
          </table:table-cell>
          <table:table-cell/>
          <table:table-cell table:formula="of:=(([.AO146]/7.945)-1)*100" office:value-type="float" office:value="2.16068806377181" calcext:value-type="float">
            <text:p>2.16</text:p>
          </table:table-cell>
          <table:table-cell table:formula="of:=(([.AP146]/20.095)-1)*100" office:value-type="float" office:value="1.84954798042631" calcext:value-type="float">
            <text:p>1.85</text:p>
          </table:table-cell>
          <table:table-cell table:formula="of:=([.AM146]*100)/[.AP146]" office:value-type="float" office:value="3.90879478827361" calcext:value-type="float">
            <text:p>3.91</text:p>
          </table:table-cell>
          <table:table-cell table:formula="of:=([.AN146]*100)/[.AP146]" office:value-type="float" office:value="3.01302931596091" calcext:value-type="float">
            <text:p>3.01</text:p>
          </table:table-cell>
          <table:table-cell table:formula="of:=([.AO146]*100)/[.AP146]" office:value-type="float" office:value="39.657980456026" calcext:value-type="float">
            <text:p>39.66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2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22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180" calcext:value-type="float">
            <text:p>180</text:p>
          </table:table-cell>
          <table:table-cell table:number-columns-repeated="9"/>
          <table:table-cell office:value-type="float" office:value="16" calcext:value-type="float">
            <text:p>16</text:p>
          </table:table-cell>
          <table:table-cell table:formula="of:=(([.M147]*[.K147])+[.AF147])/60" office:value-type="float" office:value="26.0166666666667" calcext:value-type="float">
            <text:p>26.02</text:p>
          </table:table-cell>
          <table:table-cell table:formula="of:=(([.L147]-[.P147])*[.K147])/60" office:value-type="float" office:value="-1.25" calcext:value-type="float">
            <text:p>-1.25</text:p>
          </table:table-cell>
          <table:table-cell table:formula="of:=((([.M147]-[.P147])*[.K147])+[.AF147])/60" office:value-type="float" office:value="24.7166666666667" calcext:value-type="float">
            <text:p>24.72</text:p>
          </table:table-cell>
          <table:table-cell table:formula="of:=(([.N147]-[.P147])*[.K147])/60" office:value-type="float" office:value="-1.15" calcext:value-type="float">
            <text:p>-1.15</text:p>
          </table:table-cell>
          <table:table-cell table:formula="of:=(([.O147]-[.P147])*[.K147])/60" office:value-type="float" office:value="1.45" calcext:value-type="float">
            <text:p>1.45</text:p>
          </table:table-cell>
          <table:table-cell table:formula="of:=[.AK147]-[.AJ147]" office:value-type="float" office:value="2.6" calcext:value-type="float">
            <text:p>2.60</text:p>
          </table:table-cell>
          <table:table-cell table:formula="of:=((([.Q147]-[.P147])*[.K147])+IF([.Q147]&gt;[.O147]; [.AF147]; 0))/60" office:value-type="float" office:value="-0.05" calcext:value-type="float">
            <text:p>-0.05</text:p>
          </table:table-cell>
          <table:table-cell table:formula="of:=((([.R147]-[.P147])*[.K147])+[.AF147])/60" office:value-type="float" office:value="0.516666666666667" calcext:value-type="float">
            <text:p>0.52</text:p>
          </table:table-cell>
          <table:table-cell table:formula="of:=((([.V147]-[.P147])*[.K147])+[.AF147])/60" office:value-type="float" office:value="7.96666666666667" calcext:value-type="float">
            <text:p>7.97</text:p>
          </table:table-cell>
          <table:table-cell table:number-columns-repeated="2"/>
          <table:table-cell table:formula="of:=(([.AO147]/7.945)-1)*100" office:value-type="float" office:value="0.27270820222367" calcext:value-type="float">
            <text:p>0.27</text:p>
          </table:table-cell>
          <table:table-cell table:number-columns-repeated="4"/>
          <table:table-cell table:number-columns-repeated="2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3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23</text:p>
          </table:table-cell>
          <table:table-cell office:value-type="string" calcext:value-type="string">
            <text:p>evil_twin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10" calcext:value-type="float">
            <text:p>210</text:p>
          </table:table-cell>
          <table:table-cell table:number-columns-repeated="8"/>
          <table:table-cell office:value-type="float" office:value="438" calcext:value-type="float">
            <text:p>438</text:p>
          </table:table-cell>
          <table:table-cell office:value-type="float" office:value="16" calcext:value-type="float">
            <text:p>16</text:p>
          </table:table-cell>
          <table:table-cell table:formula="of:=(([.M148]*[.K148])+[.AF148])/60" office:value-type="float" office:value="26.0166666666667" calcext:value-type="float">
            <text:p>26.02</text:p>
          </table:table-cell>
          <table:table-cell table:formula="of:=(([.L148]-[.P148])*[.K148])/60" office:value-type="float" office:value="-1.35" calcext:value-type="float">
            <text:p>-1.35</text:p>
          </table:table-cell>
          <table:table-cell table:formula="of:=((([.M148]-[.P148])*[.K148])+[.AF148])/60" office:value-type="float" office:value="24.6166666666667" calcext:value-type="float">
            <text:p>24.62</text:p>
          </table:table-cell>
          <table:table-cell table:formula="of:=(([.N148]-[.P148])*[.K148])/60" office:value-type="float" office:value="-1.25" calcext:value-type="float">
            <text:p>-1.25</text:p>
          </table:table-cell>
          <table:table-cell table:formula="of:=(([.O148]-[.P148])*[.K148])/60" office:value-type="float" office:value="1.35" calcext:value-type="float">
            <text:p>1.35</text:p>
          </table:table-cell>
          <table:table-cell table:formula="of:=[.AK148]-[.AJ148]" office:value-type="float" office:value="2.6" calcext:value-type="float">
            <text:p>2.60</text:p>
          </table:table-cell>
          <table:table-cell table:formula="of:=((([.Q148]-[.P148])*[.K148])+IF([.Q148]&gt;[.O148]; [.AF148]; 0))/60" office:value-type="float" office:value="0.75" calcext:value-type="float">
            <text:p>0.75</text:p>
          </table:table-cell>
          <table:table-cell table:formula="of:=((([.R148]-[.P148])*[.K148])+[.AF148])/60" office:value-type="float" office:value="0.566666666666667" calcext:value-type="float">
            <text:p>0.57</text:p>
          </table:table-cell>
          <table:table-cell table:formula="of:=((([.V148]-[.P148])*[.K148])+[.AF148])/60" office:value-type="float" office:value="9.36666666666667" calcext:value-type="float">
            <text:p>9.37</text:p>
          </table:table-cell>
          <table:table-cell table:formula="of:=((([.AE148]-[.P148])*[.K148])+[.AF148])/60" office:value-type="float" office:value="20.7666666666667" calcext:value-type="float">
            <text:p>20.77</text:p>
          </table:table-cell>
          <table:table-cell/>
          <table:table-cell table:formula="of:=(([.AO148]/7.945)-1)*100" office:value-type="float" office:value="17.893853576673" calcext:value-type="float">
            <text:p>17.89</text:p>
          </table:table-cell>
          <table:table-cell table:formula="of:=(([.AP148]/20.095)-1)*100" office:value-type="float" office:value="3.34245666417849" calcext:value-type="float">
            <text:p>3.34</text:p>
          </table:table-cell>
          <table:table-cell table:formula="of:=([.AM148]*100)/[.AP148]" office:value-type="float" office:value="3.61155698234349" calcext:value-type="float">
            <text:p>3.61</text:p>
          </table:table-cell>
          <table:table-cell table:formula="of:=([.AN148]*100)/[.AP148]" office:value-type="float" office:value="2.72873194221508" calcext:value-type="float">
            <text:p>2.73</text:p>
          </table:table-cell>
          <table:table-cell table:formula="of:=([.AO148]*100)/[.AP148]" office:value-type="float" office:value="45.1043338683788" calcext:value-type="float">
            <text:p>45.10</text:p>
          </table:table-cell>
          <table:table-cell table:number-columns-repeated="3" table:style-name="ce9" office:value-type="boolean" office:boolean-value="false" calcext:value-type="boolean">
            <text:p>FALSE</text:p>
          </table:table-cell>
          <table:table-cell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2024-08-05_L2_RGap_H200_10pct_oxygen_t3min_evil_twins_pluck</text:p>
          </table:table-cell>
          <table:table-cell office:value-type="string" calcext:value-type="string">
            <text:p>CROP_2024-08-05_L2_RGap_H200_10pct_oxygen_t3min_evil_twins_pluck_1_2_Pos24_RGB.tif</text:p>
          </table:table-cell>
          <table:table-cell table:style-name="ce7" office:value-type="date" office:date-value="2024-08-05" calcext:value-type="date">
            <text:p>2024-08-05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RGap</text:p>
          </table:table-cell>
          <table:table-cell office:value-type="string" calcext:value-type="string">
            <text:p>H200</text:p>
          </table:table-cell>
          <table:table-cell office:value-type="float" office:value="10" calcext:value-type="float">
            <text:p>1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Pos24</text:p>
          </table:table-cell>
          <table:table-cell office:value-type="string" calcext:value-type="string">
            <text:p>contro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74" calcext:value-type="float">
            <text:p>174</text:p>
          </table:table-cell>
          <table:table-cell table:number-columns-repeated="8"/>
          <table:table-cell office:value-type="float" office:value="418" calcext:value-type="float">
            <text:p>418</text:p>
          </table:table-cell>
          <table:table-cell office:value-type="float" office:value="16" calcext:value-type="float">
            <text:p>16</text:p>
          </table:table-cell>
          <table:table-cell table:formula="of:=(([.M149]*[.K149])+[.AF149])/60" office:value-type="float" office:value="26.0166666666667" calcext:value-type="float">
            <text:p>26.02</text:p>
          </table:table-cell>
          <table:table-cell table:formula="of:=(([.L149]-[.P149])*[.K149])/60" office:value-type="float" office:value="-1.05" calcext:value-type="float">
            <text:p>-1.05</text:p>
          </table:table-cell>
          <table:table-cell table:formula="of:=((([.M149]-[.P149])*[.K149])+[.AF149])/60" office:value-type="float" office:value="24.9166666666667" calcext:value-type="float">
            <text:p>24.92</text:p>
          </table:table-cell>
          <table:table-cell table:formula="of:=(([.N149]-[.P149])*[.K149])/60" office:value-type="float" office:value="-0.95" calcext:value-type="float">
            <text:p>-0.95</text:p>
          </table:table-cell>
          <table:table-cell table:formula="of:=(([.O149]-[.P149])*[.K149])/60" office:value-type="float" office:value="1.65" calcext:value-type="float">
            <text:p>1.65</text:p>
          </table:table-cell>
          <table:table-cell table:formula="of:=[.AK149]-[.AJ149]" office:value-type="float" office:value="2.6" calcext:value-type="float">
            <text:p>2.60</text:p>
          </table:table-cell>
          <table:table-cell table:formula="of:=((([.Q149]-[.P149])*[.K149])+IF([.Q149]&gt;[.O149]; [.AF149]; 0))/60" office:value-type="float" office:value="-0.05" calcext:value-type="float">
            <text:p>-0.05</text:p>
          </table:table-cell>
          <table:table-cell table:formula="of:=((([.R149]-[.P149])*[.K149])+[.AF149])/60" office:value-type="float" office:value="0.516666666666667" calcext:value-type="float">
            <text:p>0.52</text:p>
          </table:table-cell>
          <table:table-cell table:formula="of:=((([.V149]-[.P149])*[.K149])+[.AF149])/60" office:value-type="float" office:value="7.86666666666667" calcext:value-type="float">
            <text:p>7.87</text:p>
          </table:table-cell>
          <table:table-cell table:formula="of:=((([.AE149]-[.P149])*[.K149])+[.AF149])/60" office:value-type="float" office:value="20.0666666666667" calcext:value-type="float">
            <text:p>20.07</text:p>
          </table:table-cell>
          <table:table-cell/>
          <table:table-cell table:formula="of:=(([.AO149]/7.945)-1)*100" office:value-type="float" office:value="-0.985945038808433" calcext:value-type="float">
            <text:p>-0.99</text:p>
          </table:table-cell>
          <table:table-cell table:formula="of:=(([.AP149]/20.095)-1)*100" office:value-type="float" office:value="-0.140996931243254" calcext:value-type="float">
            <text:p>-0.14</text:p>
          </table:table-cell>
          <table:table-cell table:formula="of:=([.AM149]*100)/[.AP149]" office:value-type="float" office:value="-0.249169435215946" calcext:value-type="float">
            <text:p>-0.25</text:p>
          </table:table-cell>
          <table:table-cell table:formula="of:=([.AN149]*100)/[.AP149]" office:value-type="float" office:value="2.57475083056478" calcext:value-type="float">
            <text:p>2.57</text:p>
          </table:table-cell>
          <table:table-cell table:formula="of:=([.AO149]*100)/[.AP149]" office:value-type="float" office:value="39.2026578073089" calcext:value-type="float">
            <text:p>39.20</text:p>
          </table:table-cell>
          <table:table-cell table:number-columns-repeated="2" table:style-name="ce9" office:value-type="boolean" office:boolean-value="false" calcext:value-type="boolean">
            <text:p>FALSE</text:p>
          </table:table-cell>
          <table:table-cell table:number-columns-repeated="2" table:style-name="ce9" office:value-type="boolean" office:boolean-value="true" calcext:value-type="boolean">
            <text:p>TRUE</text:p>
          </table:table-cell>
          <table:table-cell table:style-name="ce9" office:value-type="boolean" office:boolean-value="false" calcext:value-type="boolean">
            <text:p>FALSE</text:p>
          </table:table-cell>
          <table:table-cell/>
        </table:table-row>
        <table:table-row table:style-name="ro1" table:number-rows-repeated="1048426">
          <table:table-cell table:number-columns-repeated="54"/>
        </table:table-row>
        <table:table-row table:style-name="ro1">
          <table:table-cell table:number-columns-repeated="5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21T17:39:33.067627962</dc:date>
    <dc:creator>Bruno Vellutini</dc:creator>
    <meta:editing-duration>P4DT8H33M12S</meta:editing-duration>
    <meta:editing-cycles>259</meta:editing-cycles>
    <meta:generator>LibreOffice/7.3.7.2$Linux_X86_64 LibreOffice_project/30$Build-2</meta:generator>
    <meta:document-statistic meta:table-count="1" meta:cell-count="5907" meta:object-count="0"/>
  </office:meta>
</office:document-meta>
</file>